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3.385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3.575cm"/>
    </style:style>
    <style:style style:name="co8" style:family="table-column">
      <style:table-column-properties fo:break-before="auto" style:column-width="1.261cm"/>
    </style:style>
    <style:style style:name="co9" style:family="table-column">
      <style:table-column-properties fo:break-before="auto" style:column-width="0.907cm"/>
    </style:style>
    <style:style style:name="co10" style:family="table-column">
      <style:table-column-properties fo:break-before="auto" style:column-width="2.432cm"/>
    </style:style>
    <style:style style:name="co11" style:family="table-column">
      <style:table-column-properties fo:break-before="auto" style:column-width="1.859cm"/>
    </style:style>
    <style:style style:name="co12" style:family="table-column">
      <style:table-column-properties fo:break-before="auto" style:column-width="2.976cm"/>
    </style:style>
    <style:style style:name="co13" style:family="table-column">
      <style:table-column-properties fo:break-before="auto" style:column-width="3.521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time (s)</text:p>
          </table:table-cell>
          <table:table-cell office:value-type="string" calcext:value-type="string">
            <text:p>dist (true)</text:p>
          </table:table-cell>
          <table:table-cell office:value-type="string" calcext:value-type="string">
            <text:p>RSSI 1</text:p>
          </table:table-cell>
          <table:table-cell office:value-type="string" calcext:value-type="string">
            <text:p>median 1</text:p>
          </table:table-cell>
          <table:table-cell office:value-type="string" calcext:value-type="string">
            <text:p>low pass 1a</text:p>
          </table:table-cell>
          <table:table-cell office:value-type="string" calcext:value-type="string">
            <text:p>low pass 1b</text:p>
          </table:table-cell>
          <table:table-cell office:value-type="string" calcext:value-type="string">
            <text:p>dist est 1</text:p>
          </table:table-cell>
          <table:table-cell office:value-type="string" calcext:value-type="string">
            <text:p>RSSI 2</text:p>
          </table:table-cell>
          <table:table-cell office:value-type="string" calcext:value-type="string">
            <text:p>median 2</text:p>
          </table:table-cell>
          <table:table-cell office:value-type="string" calcext:value-type="string">
            <text:p>low pass 2a</text:p>
          </table:table-cell>
          <table:table-cell office:value-type="string" calcext:value-type="string">
            <text:p>low pass 2b</text:p>
          </table:table-cell>
          <table:table-cell office:value-type="string" calcext:value-type="string">
            <text:p>dist est 2</text:p>
          </table:table-cell>
          <table:table-cell office:value-type="string" calcext:value-type="string">
            <text:p>RSSI 3</text:p>
          </table:table-cell>
          <table:table-cell office:value-type="string" calcext:value-type="string">
            <text:p>median 3</text:p>
          </table:table-cell>
          <table:table-cell office:value-type="string" calcext:value-type="string">
            <text:p>low pass 3a</text:p>
          </table:table-cell>
          <table:table-cell office:value-type="string" calcext:value-type="string">
            <text:p>low pass 3b</text:p>
          </table:table-cell>
          <table:table-cell office:value-type="string" calcext:value-type="string">
            <text:p>dist est 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: -49</text:p>
          </table:table-cell>
          <table:table-cell office:value-type="string" calcext:value-type="string">
            <text:p>n: 3</text:p>
          </table:table-cell>
          <table:table-cell office:value-type="string" calcext:value-type="string">
            <text:p>window len: 5</text:p>
          </table:table-cell>
          <table:table-cell office:value-type="string" calcext:value-type="string">
            <text:p>alpha: 0.3</text:p>
          </table:table-cell>
          <table:table-cell office:value-type="string" calcext:value-type="string">
            <text:p>c1 front</text:p>
          </table:table-cell>
          <table:table-cell office:value-type="string" calcext:value-type="string">
            <text:p><text:s/>rotate clockwise</text:p>
          </table:table-cell>
          <table:table-cell office:value-type="string" calcext:value-type="string">
            <text:p><text:s/>finish c1 front again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2.7733427688103" calcext:value-type="float">
            <text:p>42.7733427688103</text:p>
          </table:table-cell>
          <table:table-cell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office:value-type="float" office:value="-92" calcext:value-type="float">
            <text:p>-92</text:p>
          </table:table-cell>
          <table:table-cell office:value-type="float" office:value="-92" calcext:value-type="float">
            <text:p>-92</text:p>
          </table:table-cell>
          <table:table-cell office:value-type="float" office:value="27.1227257933203" calcext:value-type="float">
            <text:p>27.1227257933203</text:p>
          </table:table-cell>
          <table:table-cell office:value-type="float" office:value="-92" calcext:value-type="float">
            <text:p>-92</text:p>
          </table:table-cell>
          <table:table-cell table:number-columns-repeated="3" office:value-type="float" office:value="-91" calcext:value-type="float">
            <text:p>-91</text:p>
          </table:table-cell>
          <table:table-cell office:value-type="float" office:value="25.1188643150958" calcext:value-type="float">
            <text:p>25.1188643150958</text:p>
          </table:table-cell>
          <table:table-cell office:value-type="float" office:value="-91" calcext:value-type="float">
            <text:p>-91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office:value-type="float" office:value="23.2630506715363" calcext:value-type="float">
            <text:p>23.2630506715363</text:p>
          </table:table-cell>
          <table:table-cell office:value-type="float" office:value="-131.805650838993" calcext:value-type="float">
            <text:p>-131.805650838993</text:p>
          </table:table-cell>
          <table:table-cell office:value-type="float" office:value="-47.6140499906575" calcext:value-type="float">
            <text:p>-47.6140499906575</text:p>
          </table:table-cell>
          <table:table-cell office:value-type="float" office:value="-137.673432829773" calcext:value-type="float">
            <text:p>-137.673432829773</text:p>
          </table:table-cell>
          <table:table-cell table:number-columns-repeated="7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42.7665494054584" calcext:value-type="float">
            <text:p>42.7665494054584</text:p>
          </table:table-cell>
          <table:table-cell table:number-columns-repeated="2" office:value-type="float" office:value="-92" calcext:value-type="float">
            <text:p>-92</text:p>
          </table:table-cell>
          <table:table-cell office:value-type="float" office:value="-92" calcext:value-type="float">
            <text:p>-92</text:p>
          </table:table-cell>
          <table:table-cell office:value-type="float" office:value="-92" calcext:value-type="float">
            <text:p>-92</text:p>
          </table:table-cell>
          <table:table-cell office:value-type="float" office:value="27.1227257933203" calcext:value-type="float">
            <text:p>27.1227257933203</text:p>
          </table:table-cell>
          <table:table-cell table:number-columns-repeated="4" office:value-type="float" office:value="-91" calcext:value-type="float">
            <text:p>-91</text:p>
          </table:table-cell>
          <table:table-cell office:value-type="float" office:value="25.1188643150958" calcext:value-type="float">
            <text:p>25.1188643150958</text:p>
          </table:table-cell>
          <table:table-cell table:number-columns-repeated="3"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office:value-type="float" office:value="23.2630506715363" calcext:value-type="float">
            <text:p>23.2630506715363</text:p>
          </table:table-cell>
          <table:table-cell office:value-type="float" office:value="-131.805650838993" calcext:value-type="float">
            <text:p>-131.805650838993</text:p>
          </table:table-cell>
          <table:table-cell office:value-type="float" office:value="-47.6140499906575" calcext:value-type="float">
            <text:p>-47.6140499906575</text:p>
          </table:table-cell>
          <table:table-cell office:value-type="float" office:value="-137.673432829773" calcext:value-type="float">
            <text:p>-137.673432829773</text:p>
          </table:table-cell>
          <table:table-cell table:number-columns-repeated="7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2.7652629974386" calcext:value-type="float">
            <text:p>42.7652629974386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  <table:table-cell office:value-type="float" office:value="-92.3" calcext:value-type="float">
            <text:p>-92.3</text:p>
          </table:table-cell>
          <table:table-cell office:value-type="float" office:value="-92.1" calcext:value-type="float">
            <text:p>-92.1</text:p>
          </table:table-cell>
          <table:table-cell office:value-type="float" office:value="27.7544952358571" calcext:value-type="float">
            <text:p>27.7544952358571</text:p>
          </table:table-cell>
          <table:table-cell office:value-type="float" office:value="-91" calcext:value-type="float">
            <text:p>-91</text:p>
          </table:table-cell>
          <table:table-cell office:value-type="float" office:value="-93" calcext:value-type="float">
            <text:p>-93</text:p>
          </table:table-cell>
          <table:table-cell office:value-type="float" office:value="-91.6" calcext:value-type="float">
            <text:p>-91.6</text:p>
          </table:table-cell>
          <table:table-cell office:value-type="float" office:value="-91.2" calcext:value-type="float">
            <text:p>-91.2</text:p>
          </table:table-cell>
          <table:table-cell office:value-type="float" office:value="26.3026799189538" calcext:value-type="float">
            <text:p>26.3026799189538</text:p>
          </table:table-cell>
          <table:table-cell table:number-columns-repeated="3" office:value-type="float" office:value="-90" calcext:value-type="float">
            <text:p>-90</text:p>
          </table:table-cell>
          <table:table-cell office:value-type="float" office:value="-91.2" calcext:value-type="float">
            <text:p>-91.2</text:p>
          </table:table-cell>
          <table:table-cell office:value-type="float" office:value="23.2630506715363" calcext:value-type="float">
            <text:p>23.2630506715363</text:p>
          </table:table-cell>
          <table:table-cell office:value-type="float" office:value="-174.584776065388" calcext:value-type="float">
            <text:p>-174.584776065388</text:p>
          </table:table-cell>
          <table:table-cell office:value-type="float" office:value="-35.7031976719437" calcext:value-type="float">
            <text:p>-35.7031976719437</text:p>
          </table:table-cell>
          <table:table-cell office:value-type="float" office:value="-176.129645652245" calcext:value-type="float">
            <text:p>-176.129645652245</text:p>
          </table:table-cell>
          <table:table-cell table:number-columns-repeated="7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2.7702222791975" calcext:value-type="float">
            <text:p>42.7702222791975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51" calcext:value-type="float">
            <text:p>-92.51</text:p>
          </table:table-cell>
          <table:table-cell office:value-type="float" office:value="-92.19" calcext:value-type="float">
            <text:p>-92.19</text:p>
          </table:table-cell>
          <table:table-cell office:value-type="float" office:value="28.2054695047257" calcext:value-type="float">
            <text:p>28.2054695047257</text:p>
          </table:table-cell>
          <table:table-cell office:value-type="float" office:value="-91" calcext:value-type="float">
            <text:p>-91</text:p>
          </table:table-cell>
          <table:table-cell office:value-type="float" office:value="-93" calcext:value-type="float">
            <text:p>-93</text:p>
          </table:table-cell>
          <table:table-cell office:value-type="float" office:value="-92.02" calcext:value-type="float">
            <text:p>-92.02</text:p>
          </table:table-cell>
          <table:table-cell office:value-type="float" office:value="-91.38" calcext:value-type="float">
            <text:p>-91.38</text:p>
          </table:table-cell>
          <table:table-cell office:value-type="float" office:value="27.1643926883908" calcext:value-type="float">
            <text:p>27.1643926883908</text:p>
          </table:table-cell>
          <table:table-cell table:number-columns-repeated="3" office:value-type="float" office:value="-90" calcext:value-type="float">
            <text:p>-90</text:p>
          </table:table-cell>
          <table:table-cell office:value-type="float" office:value="-91.38" calcext:value-type="float">
            <text:p>-91.38</text:p>
          </table:table-cell>
          <table:table-cell office:value-type="float" office:value="23.2630506715363" calcext:value-type="float">
            <text:p>23.2630506715363</text:p>
          </table:table-cell>
          <table:table-cell office:value-type="float" office:value="-206.481691120321" calcext:value-type="float">
            <text:p>-206.481691120321</text:p>
          </table:table-cell>
          <table:table-cell office:value-type="float" office:value="-26.2319453876874" calcext:value-type="float">
            <text:p>-26.2319453876874</text:p>
          </table:table-cell>
          <table:table-cell office:value-type="float" office:value="-206.28816456586" calcext:value-type="float">
            <text:p>-206.28816456586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.7728910806748" calcext:value-type="float">
            <text:p>42.7728910806748</text:p>
          </table:table-cell>
          <table:table-cell table:number-columns-repeated="2" office:value-type="float" office:value="-92" calcext:value-type="float">
            <text:p>-92</text:p>
          </table:table-cell>
          <table:table-cell office:value-type="float" office:value="-92.357" calcext:value-type="float">
            <text:p>-92.357</text:p>
          </table:table-cell>
          <table:table-cell office:value-type="float" office:value="-92.171" calcext:value-type="float">
            <text:p>-92.171</text:p>
          </table:table-cell>
          <table:table-cell office:value-type="float" office:value="27.876184697375" calcext:value-type="float">
            <text:p>27.876184697375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314" calcext:value-type="float">
            <text:p>-92.314</text:p>
          </table:table-cell>
          <table:table-cell office:value-type="float" office:value="-91.542" calcext:value-type="float">
            <text:p>-91.542</text:p>
          </table:table-cell>
          <table:table-cell office:value-type="float" office:value="27.7843345720255" calcext:value-type="float">
            <text:p>27.7843345720255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office:value-type="float" office:value="-90.3" calcext:value-type="float">
            <text:p>-90.3</text:p>
          </table:table-cell>
          <table:table-cell office:value-type="float" office:value="-91.542" calcext:value-type="float">
            <text:p>-91.542</text:p>
          </table:table-cell>
          <table:table-cell office:value-type="float" office:value="23.8049167312551" calcext:value-type="float">
            <text:p>23.8049167312551</text:p>
          </table:table-cell>
          <table:table-cell office:value-type="float" office:value="-189.083390595698" calcext:value-type="float">
            <text:p>-189.083390595698</text:p>
          </table:table-cell>
          <table:table-cell office:value-type="float" office:value="-2.3538298508686" calcext:value-type="float">
            <text:p>-2.3538298508686</text:p>
          </table:table-cell>
          <table:table-cell office:value-type="float" office:value="-187.039316251677" calcext:value-type="float">
            <text:p>-187.039316251677</text:p>
          </table:table-cell>
          <table:table-cell table:number-columns-repeated="7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42.7678221546933" calcext:value-type="float">
            <text:p>42.7678221546933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5499" calcext:value-type="float">
            <text:p>-92.5499</text:p>
          </table:table-cell>
          <table:table-cell office:value-type="float" office:value="-92.2539" calcext:value-type="float">
            <text:p>-92.2539</text:p>
          </table:table-cell>
          <table:table-cell office:value-type="float" office:value="28.2919794092493" calcext:value-type="float">
            <text:p>28.2919794092493</text:p>
          </table:table-cell>
          <table:table-cell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office:value-type="float" office:value="-92.2198" calcext:value-type="float">
            <text:p>-92.2198</text:p>
          </table:table-cell>
          <table:table-cell office:value-type="float" office:value="-91.5878" calcext:value-type="float">
            <text:p>-91.5878</text:p>
          </table:table-cell>
          <table:table-cell office:value-type="float" office:value="27.5841750373518" calcext:value-type="float">
            <text:p>27.5841750373518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office:value-type="float" office:value="-90.51" calcext:value-type="float">
            <text:p>-90.51</text:p>
          </table:table-cell>
          <table:table-cell office:value-type="float" office:value="-91.5878" calcext:value-type="float">
            <text:p>-91.5878</text:p>
          </table:table-cell>
          <table:table-cell office:value-type="float" office:value="24.1917155120338" calcext:value-type="float">
            <text:p>24.1917155120338</text:p>
          </table:table-cell>
          <table:table-cell office:value-type="float" office:value="-178.63802355118" calcext:value-type="float">
            <text:p>-178.63802355118</text:p>
          </table:table-cell>
          <table:table-cell office:value-type="float" office:value="-18.006993819147" calcext:value-type="float">
            <text:p>-18.006993819147</text:p>
          </table:table-cell>
          <table:table-cell office:value-type="float" office:value="-177.353761897946" calcext:value-type="float">
            <text:p>-177.353761897946</text:p>
          </table:table-cell>
          <table:table-cell table:number-columns-repeated="7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42.775126263309" calcext:value-type="float">
            <text:p>42.775126263309</text:p>
          </table:table-cell>
          <table:table-cell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office:value-type="float" office:value="-92.38493" calcext:value-type="float">
            <text:p>-92.38493</text:p>
          </table:table-cell>
          <table:table-cell office:value-type="float" office:value="-92.22851" calcext:value-type="float">
            <text:p>-92.22851</text:p>
          </table:table-cell>
          <table:table-cell office:value-type="float" office:value="27.9360071598807" calcext:value-type="float">
            <text:p>27.9360071598807</text:p>
          </table:table-cell>
          <table:table-cell office:value-type="float" office:value="-93" calcext:value-type="float">
            <text:p>-93</text:p>
          </table:table-cell>
          <table:table-cell office:value-type="float" office:value="-91" calcext:value-type="float">
            <text:p>-91</text:p>
          </table:table-cell>
          <table:table-cell office:value-type="float" office:value="-91.85386" calcext:value-type="float">
            <text:p>-91.85386</text:p>
          </table:table-cell>
          <table:table-cell office:value-type="float" office:value="-91.52902" calcext:value-type="float">
            <text:p>-91.52902</text:p>
          </table:table-cell>
          <table:table-cell office:value-type="float" office:value="26.8201992533573" calcext:value-type="float">
            <text:p>26.8201992533573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657" calcext:value-type="float">
            <text:p>-90.657</text:p>
          </table:table-cell>
          <table:table-cell office:value-type="float" office:value="-91.52902" calcext:value-type="float">
            <text:p>-91.52902</text:p>
          </table:table-cell>
          <table:table-cell office:value-type="float" office:value="24.466208174015" calcext:value-type="float">
            <text:p>24.466208174015</text:p>
          </table:table-cell>
          <table:table-cell office:value-type="float" office:value="-139.03967504168" calcext:value-type="float">
            <text:p>-139.03967504168</text:p>
          </table:table-cell>
          <table:table-cell office:value-type="float" office:value="-27.8015491123274" calcext:value-type="float">
            <text:p>-27.8015491123274</text:p>
          </table:table-cell>
          <table:table-cell office:value-type="float" office:value="-139.117651230105" calcext:value-type="float">
            <text:p>-139.117651230105</text:p>
          </table:table-cell>
          <table:table-cell table:number-columns-repeated="7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42.7533753691919" calcext:value-type="float">
            <text:p>42.7533753691919</text:p>
          </table:table-cell>
          <table:table-cell table:number-columns-repeated="2" office:value-type="float" office:value="-92" calcext:value-type="float">
            <text:p>-92</text:p>
          </table:table-cell>
          <table:table-cell office:value-type="float" office:value="-92.269451" calcext:value-type="float">
            <text:p>-92.269451</text:p>
          </table:table-cell>
          <table:table-cell office:value-type="float" office:value="-92.205659" calcext:value-type="float">
            <text:p>-92.205659</text:p>
          </table:table-cell>
          <table:table-cell office:value-type="float" office:value="27.6894948828428" calcext:value-type="float">
            <text:p>27.6894948828428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office:value-type="float" office:value="-91.597702" calcext:value-type="float">
            <text:p>-91.597702</text:p>
          </table:table-cell>
          <table:table-cell office:value-type="float" office:value="-91.476118" calcext:value-type="float">
            <text:p>-91.476118</text:p>
          </table:table-cell>
          <table:table-cell office:value-type="float" office:value="26.298041113502" calcext:value-type="float">
            <text:p>26.298041113502</text:p>
          </table:table-cell>
          <table:table-cell office:value-type="float" office:value="-90" calcext:value-type="float">
            <text:p>-90</text:p>
          </table:table-cell>
          <table:table-cell office:value-type="float" office:value="-94" calcext:value-type="float">
            <text:p>-94</text:p>
          </table:table-cell>
          <table:table-cell office:value-type="float" office:value="-91.6599" calcext:value-type="float">
            <text:p>-91.6599</text:p>
          </table:table-cell>
          <table:table-cell office:value-type="float" office:value="-91.476118" calcext:value-type="float">
            <text:p>-91.476118</text:p>
          </table:table-cell>
          <table:table-cell office:value-type="float" office:value="26.4238847616306" calcext:value-type="float">
            <text:p>26.4238847616306</text:p>
          </table:table-cell>
          <table:table-cell office:value-type="float" office:value="-29.9777451480892" calcext:value-type="float">
            <text:p>-29.9777451480892</text:p>
          </table:table-cell>
          <table:table-cell office:value-type="float" office:value="-34.1759820270603" calcext:value-type="float">
            <text:p>-34.1759820270603</text:p>
          </table:table-cell>
          <table:table-cell office:value-type="float" office:value="-36.5481633754543" calcext:value-type="float">
            <text:p>-36.5481633754543</text:p>
          </table:table-cell>
          <table:table-cell table:number-columns-repeated="7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42.7739783976885" calcext:value-type="float">
            <text:p>42.7739783976885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office:value-type="float" office:value="-91.8886157" calcext:value-type="float">
            <text:p>-91.8886157</text:p>
          </table:table-cell>
          <table:table-cell office:value-type="float" office:value="-92.0850931" calcext:value-type="float">
            <text:p>-92.0850931</text:p>
          </table:table-cell>
          <table:table-cell office:value-type="float" office:value="26.8918402904699" calcext:value-type="float">
            <text:p>26.8918402904699</text:p>
          </table:table-cell>
          <table:table-cell office:value-type="float" office:value="-87" calcext:value-type="float">
            <text:p>-87</text:p>
          </table:table-cell>
          <table:table-cell office:value-type="float" office:value="-91" calcext:value-type="float">
            <text:p>-91</text:p>
          </table:table-cell>
          <table:table-cell office:value-type="float" office:value="-91.4183914" calcext:value-type="float">
            <text:p>-91.4183914</text:p>
          </table:table-cell>
          <table:table-cell office:value-type="float" office:value="-91.4285062" calcext:value-type="float">
            <text:p>-91.4285062</text:p>
          </table:table-cell>
          <table:table-cell office:value-type="float" office:value="25.9385909254001" calcext:value-type="float">
            <text:p>25.9385909254001</text:p>
          </table:table-cell>
          <table:table-cell office:value-type="float" office:value="-91" calcext:value-type="float">
            <text:p>-91</text:p>
          </table:table-cell>
          <table:table-cell office:value-type="float" office:value="-94" calcext:value-type="float">
            <text:p>-94</text:p>
          </table:table-cell>
          <table:table-cell office:value-type="float" office:value="-92.36193" calcext:value-type="float">
            <text:p>-92.36193</text:p>
          </table:table-cell>
          <table:table-cell office:value-type="float" office:value="-91.4285062" calcext:value-type="float">
            <text:p>-91.4285062</text:p>
          </table:table-cell>
          <table:table-cell office:value-type="float" office:value="27.8867348041696" calcext:value-type="float">
            <text:p>27.8867348041696</text:p>
          </table:table-cell>
          <table:table-cell office:value-type="float" office:value="71.1862010079673" calcext:value-type="float">
            <text:p>71.1862010079673</text:p>
          </table:table-cell>
          <table:table-cell office:value-type="float" office:value="-22.9211704604035" calcext:value-type="float">
            <text:p>-22.9211704604035</text:p>
          </table:table-cell>
          <table:table-cell office:value-type="float" office:value="-69.955647465321" calcext:value-type="float">
            <text:p>-69.95564746532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.7797032615976" calcext:value-type="float">
            <text:p>42.7797032615976</text:p>
          </table:table-cell>
          <table:table-cell office:value-type="float" office:value="-93" calcext:value-type="float">
            <text:p>-93</text:p>
          </table:table-cell>
          <table:table-cell office:value-type="float" office:value="-91" calcext:value-type="float">
            <text:p>-91</text:p>
          </table:table-cell>
          <table:table-cell office:value-type="float" office:value="-91.62203099" calcext:value-type="float">
            <text:p>-91.62203099</text:p>
          </table:table-cell>
          <table:table-cell office:value-type="float" office:value="-91.97658379" calcext:value-type="float">
            <text:p>-91.97658379</text:p>
          </table:table-cell>
          <table:table-cell office:value-type="float" office:value="26.3471938226856" calcext:value-type="float">
            <text:p>26.3471938226856</text:p>
          </table:table-cell>
          <table:table-cell office:value-type="float" office:value="-91" calcext:value-type="float">
            <text:p>-91</text:p>
          </table:table-cell>
          <table:table-cell office:value-type="float" office:value="-92" calcext:value-type="float">
            <text:p>-92</text:p>
          </table:table-cell>
          <table:table-cell office:value-type="float" office:value="-91.59287398" calcext:value-type="float">
            <text:p>-91.59287398</text:p>
          </table:table-cell>
          <table:table-cell office:value-type="float" office:value="-91.48565558" calcext:value-type="float">
            <text:p>-91.48565558</text:p>
          </table:table-cell>
          <table:table-cell office:value-type="float" office:value="26.2882978055354" calcext:value-type="float">
            <text:p>26.2882978055354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-92.853351" calcext:value-type="float">
            <text:p>-92.853351</text:p>
          </table:table-cell>
          <table:table-cell office:value-type="float" office:value="-91.48565558" calcext:value-type="float">
            <text:p>-91.48565558</text:p>
          </table:table-cell>
          <table:table-cell office:value-type="float" office:value="28.9586536470235" calcext:value-type="float">
            <text:p>28.9586536470235</text:p>
          </table:table-cell>
          <table:table-cell office:value-type="float" office:value="132.630511913299" calcext:value-type="float">
            <text:p>132.630511913299</text:p>
          </table:table-cell>
          <table:table-cell office:value-type="float" office:value="-1.43910037165657" calcext:value-type="float">
            <text:p>-1.43910037165657</text:p>
          </table:table-cell>
          <table:table-cell office:value-type="float" office:value="-130.001985147611" calcext:value-type="float">
            <text:p>-130.001985147611</text:p>
          </table:table-cell>
          <table:table-cell table:number-columns-repeated="7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42.7607722016062" calcext:value-type="float">
            <text:p>42.7607722016062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1.435421693" calcext:value-type="float">
            <text:p>-91.435421693</text:p>
          </table:table-cell>
          <table:table-cell office:value-type="float" office:value="-91.878925411" calcext:value-type="float">
            <text:p>-91.878925411</text:p>
          </table:table-cell>
          <table:table-cell office:value-type="float" office:value="25.9725180304113" calcext:value-type="float">
            <text:p>25.9725180304113</text:p>
          </table:table-cell>
          <table:table-cell office:value-type="float" office:value="-91" calcext:value-type="float">
            <text:p>-91</text:p>
          </table:table-cell>
          <table:table-cell office:value-type="float" office:value="-92" calcext:value-type="float">
            <text:p>-92</text:p>
          </table:table-cell>
          <table:table-cell office:value-type="float" office:value="-91.715011786" calcext:value-type="float">
            <text:p>-91.715011786</text:p>
          </table:table-cell>
          <table:table-cell office:value-type="float" office:value="-91.537090022" calcext:value-type="float">
            <text:p>-91.537090022</text:p>
          </table:table-cell>
          <table:table-cell office:value-type="float" office:value="26.5358941535611" calcext:value-type="float">
            <text:p>26.5358941535611</text:p>
          </table:table-cell>
          <table:table-cell office:value-type="float" office:value="-95" calcext:value-type="float">
            <text:p>-95</text:p>
          </table:table-cell>
          <table:table-cell office:value-type="float" office:value="-94" calcext:value-type="float">
            <text:p>-94</text:p>
          </table:table-cell>
          <table:table-cell office:value-type="float" office:value="-93.1973457" calcext:value-type="float">
            <text:p>-93.1973457</text:p>
          </table:table-cell>
          <table:table-cell office:value-type="float" office:value="-91.537090022" calcext:value-type="float">
            <text:p>-91.537090022</text:p>
          </table:table-cell>
          <table:table-cell office:value-type="float" office:value="29.733419392814" calcext:value-type="float">
            <text:p>29.733419392814</text:p>
          </table:table-cell>
          <table:table-cell office:value-type="float" office:value="177.744931393023" calcext:value-type="float">
            <text:p>177.744931393023</text:p>
          </table:table-cell>
          <table:table-cell office:value-type="float" office:value="13.4163571313447" calcext:value-type="float">
            <text:p>13.4163571313447</text:p>
          </table:table-cell>
          <table:table-cell office:value-type="float" office:value="-176.309401253392" calcext:value-type="float">
            <text:p>-176.309401253392</text:p>
          </table:table-cell>
          <table:table-cell table:number-columns-repeated="7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42.7229469719364" calcext:value-type="float">
            <text:p>42.7229469719364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1.3047951851" calcext:value-type="float">
            <text:p>-91.3047951851</text:p>
          </table:table-cell>
          <table:table-cell office:value-type="float" office:value="-91.7910328699" calcext:value-type="float">
            <text:p>-91.7910328699</text:p>
          </table:table-cell>
          <table:table-cell office:value-type="float" office:value="25.7134197577218" calcext:value-type="float">
            <text:p>25.7134197577218</text:p>
          </table:table-cell>
          <table:table-cell table:number-columns-repeated="2" office:value-type="float" office:value="-92" calcext:value-type="float">
            <text:p>-92</text:p>
          </table:table-cell>
          <table:table-cell office:value-type="float" office:value="-91.8005082502" calcext:value-type="float">
            <text:p>-91.8005082502</text:p>
          </table:table-cell>
          <table:table-cell office:value-type="float" office:value="-91.5833810198" calcext:value-type="float">
            <text:p>-91.5833810198</text:p>
          </table:table-cell>
          <table:table-cell office:value-type="float" office:value="26.7105978261913" calcext:value-type="float">
            <text:p>26.7105978261913</text:p>
          </table:table-cell>
          <table:table-cell office:value-type="float" office:value="-94" calcext:value-type="float">
            <text:p>-94</text:p>
          </table:table-cell>
          <table:table-cell office:value-type="float" office:value="-89" calcext:value-type="float">
            <text:p>-89</text:p>
          </table:table-cell>
          <table:table-cell office:value-type="float" office:value="-91.93814199" calcext:value-type="float">
            <text:p>-91.93814199</text:p>
          </table:table-cell>
          <table:table-cell office:value-type="float" office:value="-91.5833810198" calcext:value-type="float">
            <text:p>-91.5833810198</text:p>
          </table:table-cell>
          <table:table-cell office:value-type="float" office:value="26.9942583287979" calcext:value-type="float">
            <text:p>26.9942583287979</text:p>
          </table:table-cell>
          <table:table-cell office:value-type="float" office:value="38.906180069255" calcext:value-type="float">
            <text:p>38.906180069255</text:p>
          </table:table-cell>
          <table:table-cell office:value-type="float" office:value="23.731854816244" calcext:value-type="float">
            <text:p>23.731854816244</text:p>
          </table:table-cell>
          <table:table-cell office:value-type="float" office:value="-37.3001487390451" calcext:value-type="float">
            <text:p>-37.3001487390451</text:p>
          </table:table-cell>
          <table:table-cell table:number-columns-repeated="7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42.7159531382782" calcext:value-type="float">
            <text:p>42.7159531382782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1.21335662957" calcext:value-type="float">
            <text:p>-91.21335662957</text:p>
          </table:table-cell>
          <table:table-cell office:value-type="float" office:value="-91.71192958291" calcext:value-type="float">
            <text:p>-91.71192958291</text:p>
          </table:table-cell>
          <table:table-cell office:value-type="float" office:value="25.5335904196635" calcext:value-type="float">
            <text:p>25.5335904196635</text:p>
          </table:table-cell>
          <table:table-cell table:number-columns-repeated="2" office:value-type="float" office:value="-92" calcext:value-type="float">
            <text:p>-92</text:p>
          </table:table-cell>
          <table:table-cell office:value-type="float" office:value="-91.86035577514" calcext:value-type="float">
            <text:p>-91.86035577514</text:p>
          </table:table-cell>
          <table:table-cell office:value-type="float" office:value="-91.62504291782" calcext:value-type="float">
            <text:p>-91.62504291782</text:p>
          </table:table-cell>
          <table:table-cell office:value-type="float" office:value="26.8335743116719" calcext:value-type="float">
            <text:p>26.8335743116719</text:p>
          </table:table-cell>
          <table:table-cell office:value-type="float" office:value="-94" calcext:value-type="float">
            <text:p>-94</text:p>
          </table:table-cell>
          <table:table-cell office:value-type="float" office:value="-88" calcext:value-type="float">
            <text:p>-88</text:p>
          </table:table-cell>
          <table:table-cell office:value-type="float" office:value="-90.756699393" calcext:value-type="float">
            <text:p>-90.756699393</text:p>
          </table:table-cell>
          <table:table-cell office:value-type="float" office:value="-91.62504291782" calcext:value-type="float">
            <text:p>-91.62504291782</text:p>
          </table:table-cell>
          <table:table-cell office:value-type="float" office:value="24.6541469227256" calcext:value-type="float">
            <text:p>24.6541469227256</text:p>
          </table:table-cell>
          <table:table-cell office:value-type="float" office:value="-69.3816213866371" calcext:value-type="float">
            <text:p>-69.3816213866371</text:p>
          </table:table-cell>
          <table:table-cell office:value-type="float" office:value="30.9138502822224" calcext:value-type="float">
            <text:p>30.9138502822224</text:p>
          </table:table-cell>
          <table:table-cell office:value-type="float" office:value="-71.3136121753602" calcext:value-type="float">
            <text:p>-71.3136121753602</text:p>
          </table:table-cell>
          <table:table-cell table:number-columns-repeated="7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42.7275480616063" calcext:value-type="float">
            <text:p>42.7275480616063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  <table:table-cell office:value-type="float" office:value="-90.849349640699" calcext:value-type="float">
            <text:p>-90.849349640699</text:p>
          </table:table-cell>
          <table:table-cell office:value-type="float" office:value="-91.540736624619" calcext:value-type="float">
            <text:p>-91.540736624619</text:p>
          </table:table-cell>
          <table:table-cell office:value-type="float" office:value="24.8300915802995" calcext:value-type="float">
            <text:p>24.8300915802995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office:value-type="float" office:value="-91.602249042598" calcext:value-type="float">
            <text:p>-91.602249042598</text:p>
          </table:table-cell>
          <table:table-cell office:value-type="float" office:value="-91.562538626038" calcext:value-type="float">
            <text:p>-91.562538626038</text:p>
          </table:table-cell>
          <table:table-cell office:value-type="float" office:value="26.3072206899507" calcext:value-type="float">
            <text:p>26.3072206899507</text:p>
          </table:table-cell>
          <table:table-cell office:value-type="float" office:value="-89" calcext:value-type="float">
            <text:p>-89</text:p>
          </table:table-cell>
          <table:table-cell office:value-type="float" office:value="-87" calcext:value-type="float">
            <text:p>-87</text:p>
          </table:table-cell>
          <table:table-cell office:value-type="float" office:value="-89.6296895751" calcext:value-type="float">
            <text:p>-89.6296895751</text:p>
          </table:table-cell>
          <table:table-cell office:value-type="float" office:value="-91.562538626038" calcext:value-type="float">
            <text:p>-91.562538626038</text:p>
          </table:table-cell>
          <table:table-cell office:value-type="float" office:value="22.6111674295861" calcext:value-type="float">
            <text:p>22.6111674295861</text:p>
          </table:table-cell>
          <table:table-cell office:value-type="float" office:value="-128.161434227885" calcext:value-type="float">
            <text:p>-128.161434227885</text:p>
          </table:table-cell>
          <table:table-cell office:value-type="float" office:value="34.3047329744137" calcext:value-type="float">
            <text:p>34.3047329744137</text:p>
          </table:table-cell>
          <table:table-cell office:value-type="float" office:value="-130.193041125917" calcext:value-type="float">
            <text:p>-130.193041125917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.8053670743623" calcext:value-type="float">
            <text:p>42.8053670743623</text:p>
          </table:table-cell>
          <table:table-cell office:value-type="float" office:value="-90" calcext:value-type="float">
            <text:p>-90</text:p>
          </table:table-cell>
          <table:table-cell office:value-type="float" office:value="-89" calcext:value-type="float">
            <text:p>-89</text:p>
          </table:table-cell>
          <table:table-cell office:value-type="float" office:value="-90.2945447484893" calcext:value-type="float">
            <text:p>-90.2945447484893</text:p>
          </table:table-cell>
          <table:table-cell office:value-type="float" office:value="-91.2866629621571" calcext:value-type="float">
            <text:p>-91.2866629621571</text:p>
          </table:table-cell>
          <table:table-cell office:value-type="float" office:value="23.794951555535" calcext:value-type="float">
            <text:p>23.794951555535</text:p>
          </table:table-cell>
          <table:table-cell office:value-type="float" office:value="-92" calcext:value-type="float">
            <text:p>-92</text:p>
          </table:table-cell>
          <table:table-cell office:value-type="float" office:value="-87" calcext:value-type="float">
            <text:p>-87</text:p>
          </table:table-cell>
          <table:table-cell office:value-type="float" office:value="-90.2215743298186" calcext:value-type="float">
            <text:p>-90.2215743298186</text:p>
          </table:table-cell>
          <table:table-cell office:value-type="float" office:value="-91.1062847634342" calcext:value-type="float">
            <text:p>-91.1062847634342</text:p>
          </table:table-cell>
          <table:table-cell office:value-type="float" office:value="23.6620559895971" calcext:value-type="float">
            <text:p>23.6620559895971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office:value-type="float" office:value="-88.54078270257" calcext:value-type="float">
            <text:p>-88.54078270257</text:p>
          </table:table-cell>
          <table:table-cell office:value-type="float" office:value="-91.1062847634342" calcext:value-type="float">
            <text:p>-91.1062847634342</text:p>
          </table:table-cell>
          <table:table-cell office:value-type="float" office:value="20.7982162789118" calcext:value-type="float">
            <text:p>20.7982162789118</text:p>
          </table:table-cell>
          <table:table-cell office:value-type="float" office:value="-118.775827772918" calcext:value-type="float">
            <text:p>-118.775827772918</text:p>
          </table:table-cell>
          <table:table-cell office:value-type="float" office:value="-2.8967390342852" calcext:value-type="float">
            <text:p>-2.8967390342852</text:p>
          </table:table-cell>
          <table:table-cell office:value-type="float" office:value="-116.41808987112" calcext:value-type="float">
            <text:p>-116.41808987112</text:p>
          </table:table-cell>
          <table:table-cell table:number-columns-repeated="7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42.8506397498396" calcext:value-type="float">
            <text:p>42.8506397498396</text:p>
          </table:table-cell>
          <table:table-cell table:number-columns-repeated="2" office:value-type="float" office:value="-88" calcext:value-type="float">
            <text:p>-88</text:p>
          </table:table-cell>
          <table:table-cell office:value-type="float" office:value="-89.6061813239425" calcext:value-type="float">
            <text:p>-89.6061813239425</text:p>
          </table:table-cell>
          <table:table-cell office:value-type="float" office:value="-90.9579966659414" calcext:value-type="float">
            <text:p>-90.9579966659414</text:p>
          </table:table-cell>
          <table:table-cell office:value-type="float" office:value="22.5704063201124" calcext:value-type="float">
            <text:p>22.5704063201124</text:p>
          </table:table-cell>
          <table:table-cell office:value-type="float" office:value="-91" calcext:value-type="float">
            <text:p>-91</text:p>
          </table:table-cell>
          <table:table-cell office:value-type="float" office:value="-87" calcext:value-type="float">
            <text:p>-87</text:p>
          </table:table-cell>
          <table:table-cell office:value-type="float" office:value="-89.255102030873" calcext:value-type="float">
            <text:p>-89.255102030873</text:p>
          </table:table-cell>
          <table:table-cell office:value-type="float" office:value="-90.6956562870908" calcext:value-type="float">
            <text:p>-90.6956562870908</text:p>
          </table:table-cell>
          <table:table-cell office:value-type="float" office:value="21.9703377996566" calcext:value-type="float">
            <text:p>21.9703377996566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7.778547891799" calcext:value-type="float">
            <text:p>-87.778547891799</text:p>
          </table:table-cell>
          <table:table-cell office:value-type="float" office:value="-90.6956562870908" calcext:value-type="float">
            <text:p>-90.6956562870908</text:p>
          </table:table-cell>
          <table:table-cell office:value-type="float" office:value="19.6163527714299" calcext:value-type="float">
            <text:p>19.6163527714299</text:p>
          </table:table-cell>
          <table:table-cell office:value-type="float" office:value="-101.807298150006" calcext:value-type="float">
            <text:p>-101.807298150006</text:p>
          </table:table-cell>
          <table:table-cell office:value-type="float" office:value="-12.1788629199758" calcext:value-type="float">
            <text:p>-12.1788629199758</text:p>
          </table:table-cell>
          <table:table-cell office:value-type="float" office:value="-100.082784906344" calcext:value-type="float">
            <text:p>-100.082784906344</text:p>
          </table:table-cell>
          <table:table-cell table:number-columns-repeated="7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42.8924686795569" calcext:value-type="float">
            <text:p>42.8924686795569</text:p>
          </table:table-cell>
          <table:table-cell office:value-type="float" office:value="-91" calcext:value-type="float">
            <text:p>-91</text:p>
          </table:table-cell>
          <table:table-cell office:value-type="float" office:value="-88" calcext:value-type="float">
            <text:p>-88</text:p>
          </table:table-cell>
          <table:table-cell office:value-type="float" office:value="-89.1243269267597" calcext:value-type="float">
            <text:p>-89.1243269267597</text:p>
          </table:table-cell>
          <table:table-cell office:value-type="float" office:value="-90.6621969993472" calcext:value-type="float">
            <text:p>-90.6621969993472</text:p>
          </table:table-cell>
          <table:table-cell office:value-type="float" office:value="21.750916652719" calcext:value-type="float">
            <text:p>21.750916652719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8.5785714216111" calcext:value-type="float">
            <text:p>-88.5785714216111</text:p>
          </table:table-cell>
          <table:table-cell office:value-type="float" office:value="-90.3260906583817" calcext:value-type="float">
            <text:p>-90.3260906583817</text:p>
          </table:table-cell>
          <table:table-cell office:value-type="float" office:value="20.8586268106948" calcext:value-type="float">
            <text:p>20.8586268106948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7.2449835242593" calcext:value-type="float">
            <text:p>-87.2449835242593</text:p>
          </table:table-cell>
          <table:table-cell office:value-type="float" office:value="-90.3260906583817" calcext:value-type="float">
            <text:p>-90.3260906583817</text:p>
          </table:table-cell>
          <table:table-cell office:value-type="float" office:value="18.8292397005538" calcext:value-type="float">
            <text:p>18.8292397005538</text:p>
          </table:table-cell>
          <table:table-cell office:value-type="float" office:value="-91.4453517577863" calcext:value-type="float">
            <text:p>-91.4453517577863</text:p>
          </table:table-cell>
          <table:table-cell office:value-type="float" office:value="-17.3118467298608" calcext:value-type="float">
            <text:p>-17.3118467298608</text:p>
          </table:table-cell>
          <table:table-cell office:value-type="float" office:value="-90.5931826390319" calcext:value-type="float">
            <text:p>-90.5931826390319</text:p>
          </table:table-cell>
          <table:table-cell table:number-columns-repeated="7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42.9936942889312" calcext:value-type="float">
            <text:p>42.9936942889312</text:p>
          </table:table-cell>
          <table:table-cell office:value-type="float" office:value="-88" calcext:value-type="float">
            <text:p>-88</text:p>
          </table:table-cell>
          <table:table-cell office:value-type="float" office:value="-87" calcext:value-type="float">
            <text:p>-87</text:p>
          </table:table-cell>
          <table:table-cell office:value-type="float" office:value="-88.4870288487318" calcext:value-type="float">
            <text:p>-88.4870288487318</text:p>
          </table:table-cell>
          <table:table-cell office:value-type="float" office:value="-90.2959772994125" calcext:value-type="float">
            <text:p>-90.2959772994125</text:p>
          </table:table-cell>
          <table:table-cell office:value-type="float" office:value="20.7125845839024" calcext:value-type="float">
            <text:p>20.7125845839024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7.8049999951278" calcext:value-type="float">
            <text:p>-87.8049999951278</text:p>
          </table:table-cell>
          <table:table-cell office:value-type="float" office:value="-89.8934815925435" calcext:value-type="float">
            <text:p>-89.8934815925435</text:p>
          </table:table-cell>
          <table:table-cell office:value-type="float" office:value="19.6562197984531" calcext:value-type="float">
            <text:p>19.6562197984531</text:p>
          </table:table-cell>
          <table:table-cell office:value-type="float" office:value="-84" calcext:value-type="float">
            <text:p>-84</text:p>
          </table:table-cell>
          <table:table-cell office:value-type="float" office:value="-87" calcext:value-type="float">
            <text:p>-87</text:p>
          </table:table-cell>
          <table:table-cell office:value-type="float" office:value="-87.1714884669815" calcext:value-type="float">
            <text:p>-87.1714884669815</text:p>
          </table:table-cell>
          <table:table-cell office:value-type="float" office:value="-89.8934815925435" calcext:value-type="float">
            <text:p>-89.8934815925435</text:p>
          </table:table-cell>
          <table:table-cell office:value-type="float" office:value="18.7233238375968" calcext:value-type="float">
            <text:p>18.7233238375968</text:p>
          </table:table-cell>
          <table:table-cell office:value-type="float" office:value="-52.9910328279843" calcext:value-type="float">
            <text:p>-52.9910328279843</text:p>
          </table:table-cell>
          <table:table-cell office:value-type="float" office:value="-19.4137197182772" calcext:value-type="float">
            <text:p>-19.4137197182772</text:p>
          </table:table-cell>
          <table:table-cell office:value-type="float" office:value="-52.691475419066" calcext:value-type="float">
            <text:p>-52.691475419066</text:p>
          </table:table-cell>
          <table:table-cell table:number-columns-repeated="7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43.1004491745291" calcext:value-type="float">
            <text:p>43.1004491745291</text:p>
          </table:table-cell>
          <table:table-cell office:value-type="float" office:value="-89" calcext:value-type="float">
            <text:p>-89</text:p>
          </table:table-cell>
          <table:table-cell office:value-type="float" office:value="-87" calcext:value-type="float">
            <text:p>-87</text:p>
          </table:table-cell>
          <table:table-cell office:value-type="float" office:value="-88.0409201941123" calcext:value-type="float">
            <text:p>-88.0409201941123</text:p>
          </table:table-cell>
          <table:table-cell office:value-type="float" office:value="-89.9663795694713" calcext:value-type="float">
            <text:p>-89.9663795694713</text:p>
          </table:table-cell>
          <table:table-cell office:value-type="float" office:value="20.0153876825605" calcext:value-type="float">
            <text:p>20.0153876825605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6.9634999965894" calcext:value-type="float">
            <text:p>-86.9634999965894</text:p>
          </table:table-cell>
          <table:table-cell office:value-type="float" office:value="-89.4041334332892" calcext:value-type="float">
            <text:p>-89.4041334332892</text:p>
          </table:table-cell>
          <table:table-cell office:value-type="float" office:value="18.4268032986261" calcext:value-type="float">
            <text:p>18.4268032986261</text:p>
          </table:table-cell>
          <table:table-cell office:value-type="float" office:value="-85" calcext:value-type="float">
            <text:p>-85</text:p>
          </table:table-cell>
          <table:table-cell office:value-type="float" office:value="-87" calcext:value-type="float">
            <text:p>-87</text:p>
          </table:table-cell>
          <table:table-cell office:value-type="float" office:value="-87.120041926887" calcext:value-type="float">
            <text:p>-87.120041926887</text:p>
          </table:table-cell>
          <table:table-cell office:value-type="float" office:value="-89.4041334332892" calcext:value-type="float">
            <text:p>-89.4041334332892</text:p>
          </table:table-cell>
          <table:table-cell office:value-type="float" office:value="18.6495374251014" calcext:value-type="float">
            <text:p>18.6495374251014</text:p>
          </table:table-cell>
          <table:table-cell office:value-type="float" office:value="-21.7659770910911" calcext:value-type="float">
            <text:p>-21.7659770910911</text:p>
          </table:table-cell>
          <table:table-cell office:value-type="float" office:value="-27.7884837622437" calcext:value-type="float">
            <text:p>-27.7884837622437</text:p>
          </table:table-cell>
          <table:table-cell office:value-type="float" office:value="-29.572153583463" calcext:value-type="float">
            <text:p>-29.57215358346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.1389039192402" calcext:value-type="float">
            <text:p>43.1389039192402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7.7286441358786" calcext:value-type="float">
            <text:p>-87.7286441358786</text:p>
          </table:table-cell>
          <table:table-cell office:value-type="float" office:value="-89.6697416125242" calcext:value-type="float">
            <text:p>-89.6697416125242</text:p>
          </table:table-cell>
          <table:table-cell office:value-type="float" office:value="19.5413608525257" calcext:value-type="float">
            <text:p>19.5413608525257</text:p>
          </table:table-cell>
          <table:table-cell office:value-type="float" office:value="-87" calcext:value-type="float">
            <text:p>-87</text:p>
          </table:table-cell>
          <table:table-cell office:value-type="float" office:value="-85" calcext:value-type="float">
            <text:p>-85</text:p>
          </table:table-cell>
          <table:table-cell office:value-type="float" office:value="-86.3744499976126" calcext:value-type="float">
            <text:p>-86.3744499976126</text:p>
          </table:table-cell>
          <table:table-cell office:value-type="float" office:value="-88.9637200899603" calcext:value-type="float">
            <text:p>-88.9637200899603</text:p>
          </table:table-cell>
          <table:table-cell office:value-type="float" office:value="17.61225642469" calcext:value-type="float">
            <text:p>17.61225642469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7.0840293488209" calcext:value-type="float">
            <text:p>-87.0840293488209</text:p>
          </table:table-cell>
          <table:table-cell office:value-type="float" office:value="-88.9637200899603" calcext:value-type="float">
            <text:p>-88.9637200899603</text:p>
          </table:table-cell>
          <table:table-cell office:value-type="float" office:value="18.5980600208411" calcext:value-type="float">
            <text:p>18.5980600208411</text:p>
          </table:table-cell>
          <table:table-cell office:value-type="float" office:value="-1.90542497604054" calcext:value-type="float">
            <text:p>-1.90542497604054</text:p>
          </table:table-cell>
          <table:table-cell office:value-type="float" office:value="-32.6087307270854" calcext:value-type="float">
            <text:p>-32.6087307270854</text:p>
          </table:table-cell>
          <table:table-cell office:value-type="float" office:value="-26.8193709836459" calcext:value-type="float">
            <text:p>-26.8193709836459</text:p>
          </table:table-cell>
          <table:table-cell table:number-columns-repeated="7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43.1938493645307" calcext:value-type="float">
            <text:p>43.1938493645307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7.510050895115" calcext:value-type="float">
            <text:p>-87.510050895115</text:p>
          </table:table-cell>
          <table:table-cell office:value-type="float" office:value="-89.4027674512718" calcext:value-type="float">
            <text:p>-89.4027674512718</text:p>
          </table:table-cell>
          <table:table-cell office:value-type="float" office:value="19.2162377427226" calcext:value-type="float">
            <text:p>19.2162377427226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office:value-type="float" office:value="-85.6621149983288" calcext:value-type="float">
            <text:p>-85.6621149983288</text:p>
          </table:table-cell>
          <table:table-cell office:value-type="float" office:value="-88.4673480809643" calcext:value-type="float">
            <text:p>-88.4673480809643</text:p>
          </table:table-cell>
          <table:table-cell office:value-type="float" office:value="16.6751788229556" calcext:value-type="float">
            <text:p>16.6751788229556</text:p>
          </table:table-cell>
          <table:table-cell office:value-type="float" office:value="-88" calcext:value-type="float">
            <text:p>-88</text:p>
          </table:table-cell>
          <table:table-cell office:value-type="float" office:value="-87" calcext:value-type="float">
            <text:p>-87</text:p>
          </table:table-cell>
          <table:table-cell office:value-type="float" office:value="-87.0588205441746" calcext:value-type="float">
            <text:p>-87.0588205441746</text:p>
          </table:table-cell>
          <table:table-cell office:value-type="float" office:value="-88.4673480809643" calcext:value-type="float">
            <text:p>-88.4673480809643</text:p>
          </table:table-cell>
          <table:table-cell office:value-type="float" office:value="18.5621104050972" calcext:value-type="float">
            <text:p>18.5621104050972</text:p>
          </table:table-cell>
          <table:table-cell office:value-type="float" office:value="16.7281990616441" calcext:value-type="float">
            <text:p>16.7281990616441</text:p>
          </table:table-cell>
          <table:table-cell office:value-type="float" office:value="-41.4855473669504" calcext:value-type="float">
            <text:p>-41.4855473669504</text:p>
          </table:table-cell>
          <table:table-cell office:value-type="float" office:value="-40.927189745428" calcext:value-type="float">
            <text:p>-40.927189745428</text:p>
          </table:table-cell>
          <table:table-cell table:number-columns-repeated="7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43.184118624099" calcext:value-type="float">
            <text:p>43.184118624099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7.3570356265805" calcext:value-type="float">
            <text:p>-87.3570356265805</text:p>
          </table:table-cell>
          <table:table-cell office:value-type="float" office:value="-89.1624907061446" calcext:value-type="float">
            <text:p>-89.1624907061446</text:p>
          </table:table-cell>
          <table:table-cell office:value-type="float" office:value="18.9918754820105" calcext:value-type="float">
            <text:p>18.9918754820105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office:value-type="float" office:value="-85.1634804988302" calcext:value-type="float">
            <text:p>-85.1634804988302</text:p>
          </table:table-cell>
          <table:table-cell office:value-type="float" office:value="-88.0206132728678" calcext:value-type="float">
            <text:p>-88.0206132728678</text:p>
          </table:table-cell>
          <table:table-cell office:value-type="float" office:value="16.0490507348299" calcext:value-type="float">
            <text:p>16.0490507348299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7.0411743809222" calcext:value-type="float">
            <text:p>-87.0411743809222</text:p>
          </table:table-cell>
          <table:table-cell office:value-type="float" office:value="-88.0206132728678" calcext:value-type="float">
            <text:p>-88.0206132728678</text:p>
          </table:table-cell>
          <table:table-cell office:value-type="float" office:value="18.5369870284854" calcext:value-type="float">
            <text:p>18.5369870284854</text:p>
          </table:table-cell>
          <table:table-cell office:value-type="float" office:value="28.7954195547738" calcext:value-type="float">
            <text:p>28.7954195547738</text:p>
          </table:table-cell>
          <table:table-cell office:value-type="float" office:value="-46.902411288658" calcext:value-type="float">
            <text:p>-46.902411288658</text:p>
          </table:table-cell>
          <table:table-cell office:value-type="float" office:value="-52.1283986464374" calcext:value-type="float">
            <text:p>-52.1283986464374</text:p>
          </table:table-cell>
          <table:table-cell table:number-columns-repeated="7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3.1299698619297" calcext:value-type="float">
            <text:p>43.1299698619297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7.2499249386063" calcext:value-type="float">
            <text:p>-87.2499249386063</text:p>
          </table:table-cell>
          <table:table-cell office:value-type="float" office:value="-88.9462416355301" calcext:value-type="float">
            <text:p>-88.9462416355301</text:p>
          </table:table-cell>
          <table:table-cell office:value-type="float" office:value="18.8363823748926" calcext:value-type="float">
            <text:p>18.8363823748926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4.8144363491811" calcext:value-type="float">
            <text:p>-84.8144363491811</text:p>
          </table:table-cell>
          <table:table-cell office:value-type="float" office:value="-87.6185519455811" calcext:value-type="float">
            <text:p>-87.6185519455811</text:p>
          </table:table-cell>
          <table:table-cell office:value-type="float" office:value="15.6248028048561" calcext:value-type="float">
            <text:p>15.6248028048561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7.0288220666456" calcext:value-type="float">
            <text:p>-87.0288220666456</text:p>
          </table:table-cell>
          <table:table-cell office:value-type="float" office:value="-87.6185519455811" calcext:value-type="float">
            <text:p>-87.6185519455811</text:p>
          </table:table-cell>
          <table:table-cell office:value-type="float" office:value="18.5194208999143" calcext:value-type="float">
            <text:p>18.5194208999143</text:p>
          </table:table-cell>
          <table:table-cell office:value-type="float" office:value="36.7979672325889" calcext:value-type="float">
            <text:p>36.7979672325889</text:p>
          </table:table-cell>
          <table:table-cell office:value-type="float" office:value="-50.3367446738756" calcext:value-type="float">
            <text:p>-50.3367446738756</text:p>
          </table:table-cell>
          <table:table-cell office:value-type="float" office:value="-59.8806276712368" calcext:value-type="float">
            <text:p>-59.8806276712368</text:p>
          </table:table-cell>
          <table:table-cell table:number-columns-repeated="7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43.0887688112202" calcext:value-type="float">
            <text:p>43.0887688112202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7.1749474570244" calcext:value-type="float">
            <text:p>-87.1749474570244</text:p>
          </table:table-cell>
          <table:table-cell office:value-type="float" office:value="-88.7516174719771" calcext:value-type="float">
            <text:p>-88.7516174719771</text:p>
          </table:table-cell>
          <table:table-cell office:value-type="float" office:value="18.7282953021342" calcext:value-type="float">
            <text:p>18.7282953021342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4.5701054444268" calcext:value-type="float">
            <text:p>-84.5701054444268</text:p>
          </table:table-cell>
          <table:table-cell office:value-type="float" office:value="-87.256696751023" calcext:value-type="float">
            <text:p>-87.256696751023</text:p>
          </table:table-cell>
          <table:table-cell office:value-type="float" office:value="15.3345198306251" calcext:value-type="float">
            <text:p>15.3345198306251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6.7201754466519" calcext:value-type="float">
            <text:p>-86.7201754466519</text:p>
          </table:table-cell>
          <table:table-cell office:value-type="float" office:value="-87.256696751023" calcext:value-type="float">
            <text:p>-87.256696751023</text:p>
          </table:table-cell>
          <table:table-cell office:value-type="float" office:value="18.0858607015809" calcext:value-type="float">
            <text:p>18.0858607015809</text:p>
          </table:table-cell>
          <table:table-cell office:value-type="float" office:value="28.1785601703849" calcext:value-type="float">
            <text:p>28.1785601703849</text:p>
          </table:table-cell>
          <table:table-cell office:value-type="float" office:value="-52.5761574945939" calcext:value-type="float">
            <text:p>-52.5761574945939</text:p>
          </table:table-cell>
          <table:table-cell office:value-type="float" office:value="-57.1181595383008" calcext:value-type="float">
            <text:p>-57.1181595383008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.1100800189731" calcext:value-type="float">
            <text:p>43.1100800189731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7.1224632199171" calcext:value-type="float">
            <text:p>-87.1224632199171</text:p>
          </table:table-cell>
          <table:table-cell office:value-type="float" office:value="-88.5764557247794" calcext:value-type="float">
            <text:p>-88.5764557247794</text:p>
          </table:table-cell>
          <table:table-cell office:value-type="float" office:value="18.6530035978669" calcext:value-type="float">
            <text:p>18.6530035978669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4.3990738110987" calcext:value-type="float">
            <text:p>-84.3990738110987</text:p>
          </table:table-cell>
          <table:table-cell office:value-type="float" office:value="-86.9310270759207" calcext:value-type="float">
            <text:p>-86.9310270759207</text:p>
          </table:table-cell>
          <table:table-cell office:value-type="float" office:value="15.1345365678566" calcext:value-type="float">
            <text:p>15.1345365678566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6.5041228126563" calcext:value-type="float">
            <text:p>-86.5041228126563</text:p>
          </table:table-cell>
          <table:table-cell office:value-type="float" office:value="-86.9310270759207" calcext:value-type="float">
            <text:p>-86.9310270759207</text:p>
          </table:table-cell>
          <table:table-cell office:value-type="float" office:value="17.7884221348751" calcext:value-type="float">
            <text:p>17.7884221348751</text:p>
          </table:table-cell>
          <table:table-cell office:value-type="float" office:value="22.4459096530717" calcext:value-type="float">
            <text:p>22.4459096530717</text:p>
          </table:table-cell>
          <table:table-cell office:value-type="float" office:value="-54.0665209537493" calcext:value-type="float">
            <text:p>-54.0665209537493</text:p>
          </table:table-cell>
          <table:table-cell office:value-type="float" office:value="-55.9961836803718" calcext:value-type="float">
            <text:p>-55.9961836803718</text:p>
          </table:table-cell>
          <table:table-cell table:number-columns-repeated="7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43.1374428863325" calcext:value-type="float">
            <text:p>43.1374428863325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7.085724253942" calcext:value-type="float">
            <text:p>-87.085724253942</text:p>
          </table:table-cell>
          <table:table-cell office:value-type="float" office:value="-88.4188101523015" calcext:value-type="float">
            <text:p>-88.4188101523015</text:p>
          </table:table-cell>
          <table:table-cell office:value-type="float" office:value="18.6004795770715" calcext:value-type="float">
            <text:p>18.6004795770715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4.2793516677691" calcext:value-type="float">
            <text:p>-84.2793516677691</text:p>
          </table:table-cell>
          <table:table-cell office:value-type="float" office:value="-86.6379243683286" calcext:value-type="float">
            <text:p>-86.6379243683286</text:p>
          </table:table-cell>
          <table:table-cell office:value-type="float" office:value="14.9961021103559" calcext:value-type="float">
            <text:p>14.9961021103559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office:value-type="float" office:value="-86.3528859688594" calcext:value-type="float">
            <text:p>-86.3528859688594</text:p>
          </table:table-cell>
          <table:table-cell office:value-type="float" office:value="-86.6379243683286" calcext:value-type="float">
            <text:p>-86.6379243683286</text:p>
          </table:table-cell>
          <table:table-cell office:value-type="float" office:value="17.5831304823623" calcext:value-type="float">
            <text:p>17.5831304823623</text:p>
          </table:table-cell>
          <table:table-cell office:value-type="float" office:value="18.5750305828674" calcext:value-type="float">
            <text:p>18.5750305828674</text:p>
          </table:table-cell>
          <table:table-cell office:value-type="float" office:value="-55.0730736331059" calcext:value-type="float">
            <text:p>-55.0730736331059</text:p>
          </table:table-cell>
          <table:table-cell office:value-type="float" office:value="-55.5845640140618" calcext:value-type="float">
            <text:p>-55.5845640140618</text:p>
          </table:table-cell>
          <table:table-cell table:number-columns-repeated="7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43.1457248019977" calcext:value-type="float">
            <text:p>43.1457248019977</text:p>
          </table:table-cell>
          <table:table-cell office:value-type="float" office:value="-86" calcext:value-type="float">
            <text:p>-86</text:p>
          </table:table-cell>
          <table:table-cell office:value-type="float" office:value="-87" calcext:value-type="float">
            <text:p>-87</text:p>
          </table:table-cell>
          <table:table-cell office:value-type="float" office:value="-87.0600069777594" calcext:value-type="float">
            <text:p>-87.0600069777594</text:p>
          </table:table-cell>
          <table:table-cell office:value-type="float" office:value="-88.2769291370714" calcext:value-type="float">
            <text:p>-88.2769291370714</text:p>
          </table:table-cell>
          <table:table-cell office:value-type="float" office:value="18.5638007876106" calcext:value-type="float">
            <text:p>18.5638007876106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4.1955461674384" calcext:value-type="float">
            <text:p>-84.1955461674384</text:p>
          </table:table-cell>
          <table:table-cell office:value-type="float" office:value="-86.3741319314958" calcext:value-type="float">
            <text:p>-86.3741319314958</text:p>
          </table:table-cell>
          <table:table-cell office:value-type="float" office:value="14.8999520997482" calcext:value-type="float">
            <text:p>14.8999520997482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6.2470201782016" calcext:value-type="float">
            <text:p>-86.2470201782016</text:p>
          </table:table-cell>
          <table:table-cell office:value-type="float" office:value="-86.3741319314958" calcext:value-type="float">
            <text:p>-86.3741319314958</text:p>
          </table:table-cell>
          <table:table-cell office:value-type="float" office:value="17.4408376437538" calcext:value-type="float">
            <text:p>17.4408376437538</text:p>
          </table:table-cell>
          <table:table-cell office:value-type="float" office:value="15.9331619279773" calcext:value-type="float">
            <text:p>15.9331619279773</text:p>
          </table:table-cell>
          <table:table-cell office:value-type="float" office:value="-55.760057776046" calcext:value-type="float">
            <text:p>-55.760057776046</text:p>
          </table:table-cell>
          <table:table-cell office:value-type="float" office:value="-55.4679714124839" calcext:value-type="float">
            <text:p>-55.4679714124839</text:p>
          </table:table-cell>
          <table:table-cell table:number-columns-repeated="7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43.1043332523375" calcext:value-type="float">
            <text:p>43.1043332523375</text:p>
          </table:table-cell>
          <table:table-cell office:value-type="float" office:value="-88" calcext:value-type="float">
            <text:p>-88</text:p>
          </table:table-cell>
          <table:table-cell office:value-type="float" office:value="-87" calcext:value-type="float">
            <text:p>-87</text:p>
          </table:table-cell>
          <table:table-cell office:value-type="float" office:value="-87.0420048844315" calcext:value-type="float">
            <text:p>-87.0420048844315</text:p>
          </table:table-cell>
          <table:table-cell office:value-type="float" office:value="-88.1492362233642" calcext:value-type="float">
            <text:p>-88.1492362233642</text:p>
          </table:table-cell>
          <table:table-cell office:value-type="float" office:value="18.5381686785791" calcext:value-type="float">
            <text:p>18.5381686785791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4.1368823172069" calcext:value-type="float">
            <text:p>-84.1368823172069</text:p>
          </table:table-cell>
          <table:table-cell office:value-type="float" office:value="-86.1367187383462" calcext:value-type="float">
            <text:p>-86.1367187383462</text:p>
          </table:table-cell>
          <table:table-cell office:value-type="float" office:value="14.83301413469" calcext:value-type="float">
            <text:p>14.83301413469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6.1729141247411" calcext:value-type="float">
            <text:p>-86.1729141247411</text:p>
          </table:table-cell>
          <table:table-cell office:value-type="float" office:value="-86.1367187383462" calcext:value-type="float">
            <text:p>-86.1367187383462</text:p>
          </table:table-cell>
          <table:table-cell office:value-type="float" office:value="17.3419183645351" calcext:value-type="float">
            <text:p>17.3419183645351</text:p>
          </table:table-cell>
          <table:table-cell office:value-type="float" office:value="14.1164385767802" calcext:value-type="float">
            <text:p>14.1164385767802</text:p>
          </table:table-cell>
          <table:table-cell office:value-type="float" office:value="-56.2324498343345" calcext:value-type="float">
            <text:p>-56.2324498343345</text:p>
          </table:table-cell>
          <table:table-cell office:value-type="float" office:value="-55.4657615320949" calcext:value-type="float">
            <text:p>-55.4657615320949</text:p>
          </table:table-cell>
          <table:table-cell table:number-columns-repeated="7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43.0856851310939" calcext:value-type="float">
            <text:p>43.0856851310939</text:p>
          </table:table-cell>
          <table:table-cell office:value-type="float" office:value="-89" calcext:value-type="float">
            <text:p>-89</text:p>
          </table:table-cell>
          <table:table-cell office:value-type="float" office:value="-87" calcext:value-type="float">
            <text:p>-87</text:p>
          </table:table-cell>
          <table:table-cell office:value-type="float" office:value="-87.0294034191021" calcext:value-type="float">
            <text:p>-87.0294034191021</text:p>
          </table:table-cell>
          <table:table-cell office:value-type="float" office:value="-88.0343126010278" calcext:value-type="float">
            <text:p>-88.0343126010278</text:p>
          </table:table-cell>
          <table:table-cell office:value-type="float" office:value="18.5202472632449" calcext:value-type="float">
            <text:p>18.5202472632449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4.0958176220448" calcext:value-type="float">
            <text:p>-84.0958176220448</text:p>
          </table:table-cell>
          <table:table-cell office:value-type="float" office:value="-85.9230468645116" calcext:value-type="float">
            <text:p>-85.9230468645116</text:p>
          </table:table-cell>
          <table:table-cell office:value-type="float" office:value="14.7863365671544" calcext:value-type="float">
            <text:p>14.7863365671544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6.1210398873188" calcext:value-type="float">
            <text:p>-86.1210398873188</text:p>
          </table:table-cell>
          <table:table-cell office:value-type="float" office:value="-85.9230468645116" calcext:value-type="float">
            <text:p>-85.9230468645116</text:p>
          </table:table-cell>
          <table:table-cell office:value-type="float" office:value="17.2730088781188" calcext:value-type="float">
            <text:p>17.2730088781188</text:p>
          </table:table-cell>
          <table:table-cell office:value-type="float" office:value="12.8604923244613" calcext:value-type="float">
            <text:p>12.8604923244613</text:p>
          </table:table-cell>
          <table:table-cell office:value-type="float" office:value="-56.5590043702566" calcext:value-type="float">
            <text:p>-56.5590043702566</text:p>
          </table:table-cell>
          <table:table-cell office:value-type="float" office:value="-55.5014003790496" calcext:value-type="float">
            <text:p>-55.5014003790496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3.0788465583416" calcext:value-type="float">
            <text:p>43.0788465583416</text:p>
          </table:table-cell>
          <table:table-cell office:value-type="float" office:value="-86" calcext:value-type="float">
            <text:p>-86</text:p>
          </table:table-cell>
          <table:table-cell office:value-type="float" office:value="-87" calcext:value-type="float">
            <text:p>-87</text:p>
          </table:table-cell>
          <table:table-cell office:value-type="float" office:value="-87.0205823933715" calcext:value-type="float">
            <text:p>-87.0205823933715</text:p>
          </table:table-cell>
          <table:table-cell office:value-type="float" office:value="-87.930881340925" calcext:value-type="float">
            <text:p>-87.930881340925</text:p>
          </table:table-cell>
          <table:table-cell office:value-type="float" office:value="18.5077125819906" calcext:value-type="float">
            <text:p>18.5077125819906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4.0670723354313" calcext:value-type="float">
            <text:p>-84.0670723354313</text:p>
          </table:table-cell>
          <table:table-cell office:value-type="float" office:value="-85.7307421780604" calcext:value-type="float">
            <text:p>-85.7307421780604</text:p>
          </table:table-cell>
          <table:table-cell office:value-type="float" office:value="14.7537496959124" calcext:value-type="float">
            <text:p>14.7537496959124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6.0847279211231" calcext:value-type="float">
            <text:p>-86.0847279211231</text:p>
          </table:table-cell>
          <table:table-cell office:value-type="float" office:value="-85.7307421780604" calcext:value-type="float">
            <text:p>-85.7307421780604</text:p>
          </table:table-cell>
          <table:table-cell office:value-type="float" office:value="17.2249352237446" calcext:value-type="float">
            <text:p>17.2249352237446</text:p>
          </table:table-cell>
          <table:table-cell office:value-type="float" office:value="11.9889823567072" calcext:value-type="float">
            <text:p>11.9889823567072</text:p>
          </table:table-cell>
          <table:table-cell office:value-type="float" office:value="-56.7855886036081" calcext:value-type="float">
            <text:p>-56.7855886036081</text:p>
          </table:table-cell>
          <table:table-cell office:value-type="float" office:value="-55.5439533895261" calcext:value-type="float">
            <text:p>-55.5439533895261</text:p>
          </table:table-cell>
          <table:table-cell table:number-columns-repeated="7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43.0169725819672" calcext:value-type="float">
            <text:p>43.0169725819672</text:p>
          </table:table-cell>
          <table:table-cell office:value-type="float" office:value="-87" calcext:value-type="float">
            <text:p>-87</text:p>
          </table:table-cell>
          <table:table-cell office:value-type="float" office:value="-88" calcext:value-type="float">
            <text:p>-88</text:p>
          </table:table-cell>
          <table:table-cell office:value-type="float" office:value="-87.31440767536" calcext:value-type="float">
            <text:p>-87.31440767536</text:p>
          </table:table-cell>
          <table:table-cell office:value-type="float" office:value="-87.9377932068325" calcext:value-type="float">
            <text:p>-87.9377932068325</text:p>
          </table:table-cell>
          <table:table-cell office:value-type="float" office:value="18.9298390979199" calcext:value-type="float">
            <text:p>18.9298390979199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  <table:table-cell office:value-type="float" office:value="-84.346950634802" calcext:value-type="float">
            <text:p>-84.346950634802</text:p>
          </table:table-cell>
          <table:table-cell office:value-type="float" office:value="-85.6576679602544" calcext:value-type="float">
            <text:p>-85.6576679602544</text:p>
          </table:table-cell>
          <table:table-cell office:value-type="float" office:value="15.0741102676444" calcext:value-type="float">
            <text:p>15.0741102676444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6.3593095447862" calcext:value-type="float">
            <text:p>-86.3593095447862</text:p>
          </table:table-cell>
          <table:table-cell office:value-type="float" office:value="-85.6576679602544" calcext:value-type="float">
            <text:p>-85.6576679602544</text:p>
          </table:table-cell>
          <table:table-cell office:value-type="float" office:value="17.5918015896302" calcext:value-type="float">
            <text:p>17.5918015896302</text:p>
          </table:table-cell>
          <table:table-cell office:value-type="float" office:value="11.919137602988" calcext:value-type="float">
            <text:p>11.919137602988</text:p>
          </table:table-cell>
          <table:table-cell office:value-type="float" office:value="-59.6254581418336" calcext:value-type="float">
            <text:p>-59.6254581418336</text:p>
          </table:table-cell>
          <table:table-cell office:value-type="float" office:value="-58.3198351165098" calcext:value-type="float">
            <text:p>-58.3198351165098</text:p>
          </table:table-cell>
          <table:table-cell table:number-columns-repeated="7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43.0062801071826" calcext:value-type="float">
            <text:p>43.0062801071826</text:p>
          </table:table-cell>
          <table:table-cell office:value-type="float" office:value="-87" calcext:value-type="float">
            <text:p>-87</text:p>
          </table:table-cell>
          <table:table-cell office:value-type="float" office:value="-89" calcext:value-type="float">
            <text:p>-89</text:p>
          </table:table-cell>
          <table:table-cell office:value-type="float" office:value="-87.820085372752" calcext:value-type="float">
            <text:p>-87.820085372752</text:p>
          </table:table-cell>
          <table:table-cell office:value-type="float" office:value="-88.0440138861493" calcext:value-type="float">
            <text:p>-88.0440138861493</text:p>
          </table:table-cell>
          <table:table-cell office:value-type="float" office:value="19.6789918452251" calcext:value-type="float">
            <text:p>19.6789918452251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  <table:table-cell office:value-type="float" office:value="-84.5428654443614" calcext:value-type="float">
            <text:p>-84.5428654443614</text:p>
          </table:table-cell>
          <table:table-cell office:value-type="float" office:value="-85.5919011642289" calcext:value-type="float">
            <text:p>-85.5919011642289</text:p>
          </table:table-cell>
          <table:table-cell office:value-type="float" office:value="15.3024927171273" calcext:value-type="float">
            <text:p>15.3024927171273</text:p>
          </table:table-cell>
          <table:table-cell office:value-type="float" office:value="-86" calcext:value-type="float">
            <text:p>-86</text:p>
          </table:table-cell>
          <table:table-cell office:value-type="float" office:value="-87" calcext:value-type="float">
            <text:p>-87</text:p>
          </table:table-cell>
          <table:table-cell office:value-type="float" office:value="-86.5515166813503" calcext:value-type="float">
            <text:p>-86.5515166813503</text:p>
          </table:table-cell>
          <table:table-cell office:value-type="float" office:value="-85.5919011642289" calcext:value-type="float">
            <text:p>-85.5919011642289</text:p>
          </table:table-cell>
          <table:table-cell office:value-type="float" office:value="17.8532473787554" calcext:value-type="float">
            <text:p>17.8532473787554</text:p>
          </table:table-cell>
          <table:table-cell office:value-type="float" office:value="3.49789354706184" calcext:value-type="float">
            <text:p>3.49789354706184</text:p>
          </table:table-cell>
          <table:table-cell office:value-type="float" office:value="-69.6192894030458" calcext:value-type="float">
            <text:p>-69.6192894030458</text:p>
          </table:table-cell>
          <table:table-cell office:value-type="float" office:value="-67.4128508311758" calcext:value-type="float">
            <text:p>-67.4128508311758</text:p>
          </table:table-cell>
          <table:table-cell table:number-columns-repeated="7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42.968110368469" calcext:value-type="float">
            <text:p>42.968110368469</text:p>
          </table:table-cell>
          <table:table-cell office:value-type="float" office:value="-88" calcext:value-type="float">
            <text:p>-88</text:p>
          </table:table-cell>
          <table:table-cell office:value-type="float" office:value="-89" calcext:value-type="float">
            <text:p>-89</text:p>
          </table:table-cell>
          <table:table-cell office:value-type="float" office:value="-88.1740597609264" calcext:value-type="float">
            <text:p>-88.1740597609264</text:p>
          </table:table-cell>
          <table:table-cell office:value-type="float" office:value="-88.1396124975344" calcext:value-type="float">
            <text:p>-88.1396124975344</text:p>
          </table:table-cell>
          <table:table-cell office:value-type="float" office:value="20.2209703337652" calcext:value-type="float">
            <text:p>20.2209703337652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4.680005811053" calcext:value-type="float">
            <text:p>-84.680005811053</text:p>
          </table:table-cell>
          <table:table-cell office:value-type="float" office:value="-85.532711047806" calcext:value-type="float">
            <text:p>-85.532711047806</text:p>
          </table:table-cell>
          <table:table-cell office:value-type="float" office:value="15.4644161115756" calcext:value-type="float">
            <text:p>15.4644161115756</text:p>
          </table:table-cell>
          <table:table-cell office:value-type="float" office:value="-86" calcext:value-type="float">
            <text:p>-86</text:p>
          </table:table-cell>
          <table:table-cell office:value-type="float" office:value="-88" calcext:value-type="float">
            <text:p>-88</text:p>
          </table:table-cell>
          <table:table-cell office:value-type="float" office:value="-86.9860616769452" calcext:value-type="float">
            <text:p>-86.9860616769452</text:p>
          </table:table-cell>
          <table:table-cell office:value-type="float" office:value="-85.532711047806" calcext:value-type="float">
            <text:p>-85.532711047806</text:p>
          </table:table-cell>
          <table:table-cell office:value-type="float" office:value="18.4587401397759" calcext:value-type="float">
            <text:p>18.4587401397759</text:p>
          </table:table-cell>
          <table:table-cell office:value-type="float" office:value="10.9791142433928" calcext:value-type="float">
            <text:p>10.9791142433928</text:p>
          </table:table-cell>
          <table:table-cell office:value-type="float" office:value="-77.184307075933" calcext:value-type="float">
            <text:p>-77.184307075933</text:p>
          </table:table-cell>
          <table:table-cell office:value-type="float" office:value="-75.8262002640338" calcext:value-type="float">
            <text:p>-75.8262002640338</text:p>
          </table:table-cell>
          <table:table-cell table:number-columns-repeated="7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42.8891037345021" calcext:value-type="float">
            <text:p>42.8891037345021</text:p>
          </table:table-cell>
          <table:table-cell table:number-columns-repeated="2" office:value-type="float" office:value="-89" calcext:value-type="float">
            <text:p>-89</text:p>
          </table:table-cell>
          <table:table-cell office:value-type="float" office:value="-88.4218418326485" calcext:value-type="float">
            <text:p>-88.4218418326485</text:p>
          </table:table-cell>
          <table:table-cell office:value-type="float" office:value="-88.2256512477809" calcext:value-type="float">
            <text:p>-88.2256512477809</text:p>
          </table:table-cell>
          <table:table-cell office:value-type="float" office:value="20.6092123662216" calcext:value-type="float">
            <text:p>20.6092123662216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4.7760040677371" calcext:value-type="float">
            <text:p>-84.7760040677371</text:p>
          </table:table-cell>
          <table:table-cell office:value-type="float" office:value="-85.4794399430254" calcext:value-type="float">
            <text:p>-85.4794399430254</text:p>
          </table:table-cell>
          <table:table-cell office:value-type="float" office:value="15.5787808815334" calcext:value-type="float">
            <text:p>15.5787808815334</text:p>
          </table:table-cell>
          <table:table-cell table:number-columns-repeated="2" office:value-type="float" office:value="-88" calcext:value-type="float">
            <text:p>-88</text:p>
          </table:table-cell>
          <table:table-cell office:value-type="float" office:value="-87.2902431738616" calcext:value-type="float">
            <text:p>-87.2902431738616</text:p>
          </table:table-cell>
          <table:table-cell office:value-type="float" office:value="-85.4794399430254" calcext:value-type="float">
            <text:p>-85.4794399430254</text:p>
          </table:table-cell>
          <table:table-cell office:value-type="float" office:value="18.8947625764997" calcext:value-type="float">
            <text:p>18.8947625764997</text:p>
          </table:table-cell>
          <table:table-cell office:value-type="float" office:value="16.6612438227426" calcext:value-type="float">
            <text:p>16.6612438227426</text:p>
          </table:table-cell>
          <table:table-cell office:value-type="float" office:value="-82.776009364177" calcext:value-type="float">
            <text:p>-82.776009364177</text:p>
          </table:table-cell>
          <table:table-cell office:value-type="float" office:value="-82.4080250179673" calcext:value-type="float">
            <text:p>-82.4080250179673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.7523155276708" calcext:value-type="float">
            <text:p>42.7523155276708</text:p>
          </table:table-cell>
          <table:table-cell office:value-type="float" office:value="-90" calcext:value-type="float">
            <text:p>-90</text:p>
          </table:table-cell>
          <table:table-cell office:value-type="float" office:value="-88" calcext:value-type="float">
            <text:p>-88</text:p>
          </table:table-cell>
          <table:table-cell office:value-type="float" office:value="-88.2952892828539" calcext:value-type="float">
            <text:p>-88.2952892828539</text:p>
          </table:table-cell>
          <table:table-cell office:value-type="float" office:value="-88.2030861230028" calcext:value-type="float">
            <text:p>-88.2030861230028</text:p>
          </table:table-cell>
          <table:table-cell office:value-type="float" office:value="20.4099986549372" calcext:value-type="float">
            <text:p>20.4099986549372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4.8432028474159" calcext:value-type="float">
            <text:p>-84.8432028474159</text:p>
          </table:table-cell>
          <table:table-cell office:value-type="float" office:value="-85.4314959487229" calcext:value-type="float">
            <text:p>-85.4314959487229</text:p>
          </table:table-cell>
          <table:table-cell office:value-type="float" office:value="15.6593390809025" calcext:value-type="float">
            <text:p>15.6593390809025</text:p>
          </table:table-cell>
          <table:table-cell office:value-type="float" office:value="-90" calcext:value-type="float">
            <text:p>-90</text:p>
          </table:table-cell>
          <table:table-cell office:value-type="float" office:value="-87" calcext:value-type="float">
            <text:p>-87</text:p>
          </table:table-cell>
          <table:table-cell office:value-type="float" office:value="-87.2031702217032" calcext:value-type="float">
            <text:p>-87.2031702217032</text:p>
          </table:table-cell>
          <table:table-cell office:value-type="float" office:value="-85.4314959487229" calcext:value-type="float">
            <text:p>-85.4314959487229</text:p>
          </table:table-cell>
          <table:table-cell office:value-type="float" office:value="18.7689080805393" calcext:value-type="float">
            <text:p>18.7689080805393</text:p>
          </table:table-cell>
          <table:table-cell office:value-type="float" office:value="15.187518347207" calcext:value-type="float">
            <text:p>15.187518347207</text:p>
          </table:table-cell>
          <table:table-cell office:value-type="float" office:value="-77.917793019935" calcext:value-type="float">
            <text:p>-77.917793019935</text:p>
          </table:table-cell>
          <table:table-cell office:value-type="float" office:value="-77.2436407886783" calcext:value-type="float">
            <text:p>-77.2436407886783</text:p>
          </table:table-cell>
          <table:table-cell table:number-columns-repeated="7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42.5651580486406" calcext:value-type="float">
            <text:p>42.5651580486406</text:p>
          </table:table-cell>
          <table:table-cell office:value-type="float" office:value="-90" calcext:value-type="float">
            <text:p>-90</text:p>
          </table:table-cell>
          <table:table-cell office:value-type="float" office:value="-88" calcext:value-type="float">
            <text:p>-88</text:p>
          </table:table-cell>
          <table:table-cell office:value-type="float" office:value="-88.2067024979978" calcext:value-type="float">
            <text:p>-88.2067024979978</text:p>
          </table:table-cell>
          <table:table-cell office:value-type="float" office:value="-88.1827775107026" calcext:value-type="float">
            <text:p>-88.1827775107026</text:p>
          </table:table-cell>
          <table:table-cell office:value-type="float" office:value="20.2716959290233" calcext:value-type="float">
            <text:p>20.2716959290233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4.8902419931912" calcext:value-type="float">
            <text:p>-84.8902419931912</text:p>
          </table:table-cell>
          <table:table-cell office:value-type="float" office:value="-85.3883463538506" calcext:value-type="float">
            <text:p>-85.3883463538506</text:p>
          </table:table-cell>
          <table:table-cell office:value-type="float" office:value="15.7159775505401" calcext:value-type="float">
            <text:p>15.7159775505401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7.1422191551922" calcext:value-type="float">
            <text:p>-87.1422191551922</text:p>
          </table:table-cell>
          <table:table-cell office:value-type="float" office:value="-85.3883463538506" calcext:value-type="float">
            <text:p>-85.3883463538506</text:p>
          </table:table-cell>
          <table:table-cell office:value-type="float" office:value="18.6813090508733" calcext:value-type="float">
            <text:p>18.6813090508733</text:p>
          </table:table-cell>
          <table:table-cell office:value-type="float" office:value="14.1384083150838" calcext:value-type="float">
            <text:p>14.1384083150838</text:p>
          </table:table-cell>
          <table:table-cell office:value-type="float" office:value="-74.5525933953184" calcext:value-type="float">
            <text:p>-74.5525933953184</text:p>
          </table:table-cell>
          <table:table-cell office:value-type="float" office:value="-73.6535621198599" calcext:value-type="float">
            <text:p>-73.6535621198599</text:p>
          </table:table-cell>
          <table:table-cell table:number-columns-repeated="7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42.3472922960034" calcext:value-type="float">
            <text:p>42.3472922960034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office:value-type="float" office:value="-87.5446917485984" calcext:value-type="float">
            <text:p>-87.5446917485984</text:p>
          </table:table-cell>
          <table:table-cell office:value-type="float" office:value="-87.9644997596323" calcext:value-type="float">
            <text:p>-87.9644997596323</text:p>
          </table:table-cell>
          <table:table-cell office:value-type="float" office:value="19.2673975448742" calcext:value-type="float">
            <text:p>19.2673975448742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4.9231693952338" calcext:value-type="float">
            <text:p>-84.9231693952338</text:p>
          </table:table-cell>
          <table:table-cell office:value-type="float" office:value="-85.3495117184655" calcext:value-type="float">
            <text:p>-85.3495117184655</text:p>
          </table:table-cell>
          <table:table-cell office:value-type="float" office:value="15.7557463248254" calcext:value-type="float">
            <text:p>15.7557463248254</text:p>
          </table:table-cell>
          <table:table-cell office:value-type="float" office:value="-88" calcext:value-type="float">
            <text:p>-88</text:p>
          </table:table-cell>
          <table:table-cell office:value-type="float" office:value="-87" calcext:value-type="float">
            <text:p>-87</text:p>
          </table:table-cell>
          <table:table-cell office:value-type="float" office:value="-87.0995534086345" calcext:value-type="float">
            <text:p>-87.0995534086345</text:p>
          </table:table-cell>
          <table:table-cell office:value-type="float" office:value="-85.3495117184655" calcext:value-type="float">
            <text:p>-85.3495117184655</text:p>
          </table:table-cell>
          <table:table-cell office:value-type="float" office:value="18.6202331070917" calcext:value-type="float">
            <text:p>18.6202331070917</text:p>
          </table:table-cell>
          <table:table-cell office:value-type="float" office:value="30.5635077348886" calcext:value-type="float">
            <text:p>30.5635077348886</text:p>
          </table:table-cell>
          <table:table-cell office:value-type="float" office:value="-55.9341208636259" calcext:value-type="float">
            <text:p>-55.9341208636259</text:p>
          </table:table-cell>
          <table:table-cell office:value-type="float" office:value="-61.2369427665462" calcext:value-type="float">
            <text:p>-61.2369427665462</text:p>
          </table:table-cell>
          <table:table-cell table:number-columns-repeated="7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42.1026913902133" calcext:value-type="float">
            <text:p>42.1026913902133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office:value-type="float" office:value="-87.0812842240189" calcext:value-type="float">
            <text:p>-87.0812842240189</text:p>
          </table:table-cell>
          <table:table-cell office:value-type="float" office:value="-87.7680497836691" calcext:value-type="float">
            <text:p>-87.7680497836691</text:p>
          </table:table-cell>
          <table:table-cell office:value-type="float" office:value="18.5941418946312" calcext:value-type="float">
            <text:p>18.5941418946312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4.9462185766637" calcext:value-type="float">
            <text:p>-84.9462185766637</text:p>
          </table:table-cell>
          <table:table-cell office:value-type="float" office:value="-85.314560546619" calcext:value-type="float">
            <text:p>-85.314560546619</text:p>
          </table:table-cell>
          <table:table-cell office:value-type="float" office:value="15.7836443286782" calcext:value-type="float">
            <text:p>15.7836443286782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7.0696873860442" calcext:value-type="float">
            <text:p>-87.0696873860442</text:p>
          </table:table-cell>
          <table:table-cell office:value-type="float" office:value="-85.314560546619" calcext:value-type="float">
            <text:p>-85.314560546619</text:p>
          </table:table-cell>
          <table:table-cell office:value-type="float" office:value="18.5775987945185" calcext:value-type="float">
            <text:p>18.5775987945185</text:p>
          </table:table-cell>
          <table:table-cell office:value-type="float" office:value="40.9622285383963" calcext:value-type="float">
            <text:p>40.9622285383963</text:p>
          </table:table-cell>
          <table:table-cell office:value-type="float" office:value="-43.9475838652103" calcext:value-type="float">
            <text:p>-43.9475838652103</text:p>
          </table:table-cell>
          <table:table-cell office:value-type="float" office:value="-57.5284978844715" calcext:value-type="float">
            <text:p>-57.5284978844715</text:p>
          </table:table-cell>
          <table:table-cell table:number-columns-repeated="7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41.8833931732274" calcext:value-type="float">
            <text:p>41.8833931732274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6.4568989568132" calcext:value-type="float">
            <text:p>-86.4568989568132</text:p>
          </table:table-cell>
          <table:table-cell office:value-type="float" office:value="-87.4912448053022" calcext:value-type="float">
            <text:p>-87.4912448053022</text:p>
          </table:table-cell>
          <table:table-cell office:value-type="float" office:value="17.7240635510668" calcext:value-type="float">
            <text:p>17.7240635510668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4.9623530036646" calcext:value-type="float">
            <text:p>-84.9623530036646</text:p>
          </table:table-cell>
          <table:table-cell office:value-type="float" office:value="-85.2831044919571" calcext:value-type="float">
            <text:p>-85.2831044919571</text:p>
          </table:table-cell>
          <table:table-cell office:value-type="float" office:value="15.8032023178428" calcext:value-type="float">
            <text:p>15.8032023178428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7.0487811702309" calcext:value-type="float">
            <text:p>-87.0487811702309</text:p>
          </table:table-cell>
          <table:table-cell office:value-type="float" office:value="-85.2831044919571" calcext:value-type="float">
            <text:p>-85.2831044919571</text:p>
          </table:table-cell>
          <table:table-cell office:value-type="float" office:value="18.5478128722059" calcext:value-type="float">
            <text:p>18.5478128722059</text:p>
          </table:table-cell>
          <table:table-cell office:value-type="float" office:value="54.8384083266006" calcext:value-type="float">
            <text:p>54.8384083266006</text:p>
          </table:table-cell>
          <table:table-cell office:value-type="float" office:value="-29.3032842107193" calcext:value-type="float">
            <text:p>-29.3032842107193</text:p>
          </table:table-cell>
          <table:table-cell office:value-type="float" office:value="-59.8542970900675" calcext:value-type="float">
            <text:p>-59.8542970900675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.6606645738729" calcext:value-type="float">
            <text:p>41.6606645738729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6.0198292697693" calcext:value-type="float">
            <text:p>-86.0198292697693</text:p>
          </table:table-cell>
          <table:table-cell office:value-type="float" office:value="-87.2421203247719" calcext:value-type="float">
            <text:p>-87.2421203247719</text:p>
          </table:table-cell>
          <table:table-cell office:value-type="float" office:value="17.139348479085" calcext:value-type="float">
            <text:p>17.139348479085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4.9736471025652" calcext:value-type="float">
            <text:p>-84.9736471025652</text:p>
          </table:table-cell>
          <table:table-cell office:value-type="float" office:value="-85.2547940427614" calcext:value-type="float">
            <text:p>-85.2547940427614</text:p>
          </table:table-cell>
          <table:table-cell office:value-type="float" office:value="15.8169073282336" calcext:value-type="float">
            <text:p>15.8169073282336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7.0341468191616" calcext:value-type="float">
            <text:p>-87.0341468191616</text:p>
          </table:table-cell>
          <table:table-cell office:value-type="float" office:value="-85.2547940427614" calcext:value-type="float">
            <text:p>-85.2547940427614</text:p>
          </table:table-cell>
          <table:table-cell office:value-type="float" office:value="18.5269911462651" calcext:value-type="float">
            <text:p>18.5269911462651</text:p>
          </table:table-cell>
          <table:table-cell office:value-type="float" office:value="63.7217906750772" calcext:value-type="float">
            <text:p>63.7217906750772</text:p>
          </table:table-cell>
          <table:table-cell office:value-type="float" office:value="-19.8403222079931" calcext:value-type="float">
            <text:p>-19.8403222079931</text:p>
          </table:table-cell>
          <table:table-cell office:value-type="float" office:value="-64.6626017181812" calcext:value-type="float">
            <text:p>-64.6626017181812</text:p>
          </table:table-cell>
          <table:table-cell table:number-columns-repeated="7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41.3824026560098" calcext:value-type="float">
            <text:p>41.3824026560098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5.7138804888385" calcext:value-type="float">
            <text:p>-85.7138804888385</text:p>
          </table:table-cell>
          <table:table-cell office:value-type="float" office:value="-87.0179082922948" calcext:value-type="float">
            <text:p>-87.0179082922948</text:p>
          </table:table-cell>
          <table:table-cell office:value-type="float" office:value="16.7415635710071" calcext:value-type="float">
            <text:p>16.7415635710071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4.9815529717956" calcext:value-type="float">
            <text:p>-84.9815529717956</text:p>
          </table:table-cell>
          <table:table-cell office:value-type="float" office:value="-85.2293146384853" calcext:value-type="float">
            <text:p>-85.2293146384853</text:p>
          </table:table-cell>
          <table:table-cell office:value-type="float" office:value="15.8265079067043" calcext:value-type="float">
            <text:p>15.8265079067043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6.7239027734131" calcext:value-type="float">
            <text:p>-86.7239027734131</text:p>
          </table:table-cell>
          <table:table-cell office:value-type="float" office:value="-85.2293146384853" calcext:value-type="float">
            <text:p>-85.2293146384853</text:p>
          </table:table-cell>
          <table:table-cell office:value-type="float" office:value="18.0910354972568" calcext:value-type="float">
            <text:p>18.0910354972568</text:p>
          </table:table-cell>
          <table:table-cell office:value-type="float" office:value="55.5388571266089" calcext:value-type="float">
            <text:p>55.5388571266089</text:p>
          </table:table-cell>
          <table:table-cell office:value-type="float" office:value="-13.5761810368618" calcext:value-type="float">
            <text:p>-13.5761810368618</text:p>
          </table:table-cell>
          <table:table-cell office:value-type="float" office:value="-54.7995166032675" calcext:value-type="float">
            <text:p>-54.7995166032675</text:p>
          </table:table-cell>
          <table:table-cell table:number-columns-repeated="7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41.1177866531255" calcext:value-type="float">
            <text:p>41.1177866531255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5.1997163421869" calcext:value-type="float">
            <text:p>-85.1997163421869</text:p>
          </table:table-cell>
          <table:table-cell office:value-type="float" office:value="-86.7161174630653" calcext:value-type="float">
            <text:p>-86.7161174630653</text:p>
          </table:table-cell>
          <table:table-cell office:value-type="float" office:value="16.0937485430931" calcext:value-type="float">
            <text:p>16.0937485430931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4.9870870802569" calcext:value-type="float">
            <text:p>-84.9870870802569</text:p>
          </table:table-cell>
          <table:table-cell office:value-type="float" office:value="-85.2063831746367" calcext:value-type="float">
            <text:p>-85.2063831746367</text:p>
          </table:table-cell>
          <table:table-cell office:value-type="float" office:value="15.8332317787137" calcext:value-type="float">
            <text:p>15.8332317787137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6.5067319413892" calcext:value-type="float">
            <text:p>-86.5067319413892</text:p>
          </table:table-cell>
          <table:table-cell office:value-type="float" office:value="-85.2063831746367" calcext:value-type="float">
            <text:p>-85.2063831746367</text:p>
          </table:table-cell>
          <table:table-cell office:value-type="float" office:value="17.7919847659749" calcext:value-type="float">
            <text:p>17.7919847659749</text:p>
          </table:table-cell>
          <table:table-cell office:value-type="float" office:value="55.8881775172955" calcext:value-type="float">
            <text:p>55.8881775172955</text:p>
          </table:table-cell>
          <table:table-cell office:value-type="float" office:value="-3.81068800447302" calcext:value-type="float">
            <text:p>-3.81068800447302</text:p>
          </table:table-cell>
          <table:table-cell office:value-type="float" office:value="-53.69575870242" calcext:value-type="float">
            <text:p>-53.69575870242</text:p>
          </table:table-cell>
          <table:table-cell table:number-columns-repeated="7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40.7908956344395" calcext:value-type="float">
            <text:p>40.7908956344395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4.8398014395308" calcext:value-type="float">
            <text:p>-84.8398014395308</text:p>
          </table:table-cell>
          <table:table-cell office:value-type="float" office:value="-86.4445057167588" calcext:value-type="float">
            <text:p>-86.4445057167588</text:p>
          </table:table-cell>
          <table:table-cell office:value-type="float" office:value="15.6552514668126" calcext:value-type="float">
            <text:p>15.6552514668126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4.6909609561799" calcext:value-type="float">
            <text:p>-84.6909609561799</text:p>
          </table:table-cell>
          <table:table-cell office:value-type="float" office:value="-85.0857448571731" calcext:value-type="float">
            <text:p>-85.0857448571731</text:p>
          </table:table-cell>
          <table:table-cell office:value-type="float" office:value="15.4774246557107" calcext:value-type="float">
            <text:p>15.4774246557107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6.3547123589724" calcext:value-type="float">
            <text:p>-86.3547123589724</text:p>
          </table:table-cell>
          <table:table-cell office:value-type="float" office:value="-85.0857448571731" calcext:value-type="float">
            <text:p>-85.0857448571731</text:p>
          </table:table-cell>
          <table:table-cell office:value-type="float" office:value="17.5855954692908" calcext:value-type="float">
            <text:p>17.5855954692908</text:p>
          </table:table-cell>
          <table:table-cell office:value-type="float" office:value="60.7113580336612" calcext:value-type="float">
            <text:p>60.7113580336612</text:p>
          </table:table-cell>
          <table:table-cell office:value-type="float" office:value="-2.54646568906288" calcext:value-type="float">
            <text:p>-2.54646568906288</text:p>
          </table:table-cell>
          <table:table-cell office:value-type="float" office:value="-58.7382780444274" calcext:value-type="float">
            <text:p>-58.7382780444274</text:p>
          </table:table-cell>
          <table:table-cell table:number-columns-repeated="7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40.4984823949511" calcext:value-type="float">
            <text:p>40.4984823949511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4.2878610076716" calcext:value-type="float">
            <text:p>-84.2878610076716</text:p>
          </table:table-cell>
          <table:table-cell office:value-type="float" office:value="-86.1000551450829" calcext:value-type="float">
            <text:p>-86.1000551450829</text:p>
          </table:table-cell>
          <table:table-cell office:value-type="float" office:value="15.0058995032559" calcext:value-type="float">
            <text:p>15.0058995032559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4.4836726693259" calcext:value-type="float">
            <text:p>-84.4836726693259</text:p>
          </table:table-cell>
          <table:table-cell office:value-type="float" office:value="-84.9771703714558" calcext:value-type="float">
            <text:p>-84.9771703714558</text:p>
          </table:table-cell>
          <table:table-cell office:value-type="float" office:value="15.2331279163201" calcext:value-type="float">
            <text:p>15.2331279163201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6.2482986512807" calcext:value-type="float">
            <text:p>-86.2482986512807</text:p>
          </table:table-cell>
          <table:table-cell office:value-type="float" office:value="-84.9771703714558" calcext:value-type="float">
            <text:p>-84.9771703714558</text:p>
          </table:table-cell>
          <table:table-cell office:value-type="float" office:value="17.4425491349472" calcext:value-type="float">
            <text:p>17.4425491349472</text:p>
          </table:table-cell>
          <table:table-cell office:value-type="float" office:value="68.9240115989375" calcext:value-type="float">
            <text:p>68.9240115989375</text:p>
          </table:table-cell>
          <table:table-cell office:value-type="float" office:value="3.09325736961607" calcext:value-type="float">
            <text:p>3.09325736961607</text:p>
          </table:table-cell>
          <table:table-cell office:value-type="float" office:value="-67.3198634021115" calcext:value-type="float">
            <text:p>-67.3198634021115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.2358098192876" calcext:value-type="float">
            <text:p>40.2358098192876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3.9015027053701" calcext:value-type="float">
            <text:p>-83.9015027053701</text:p>
          </table:table-cell>
          <table:table-cell office:value-type="float" office:value="-85.7900496305746" calcext:value-type="float">
            <text:p>-85.7900496305746</text:p>
          </table:table-cell>
          <table:table-cell office:value-type="float" office:value="14.5674462224365" calcext:value-type="float">
            <text:p>14.5674462224365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4.3385708685281" calcext:value-type="float">
            <text:p>-84.3385708685281</text:p>
          </table:table-cell>
          <table:table-cell office:value-type="float" office:value="-84.8794533343102" calcext:value-type="float">
            <text:p>-84.8794533343102</text:p>
          </table:table-cell>
          <table:table-cell office:value-type="float" office:value="15.0644181568052" calcext:value-type="float">
            <text:p>15.0644181568052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6.1738090558965" calcext:value-type="float">
            <text:p>-86.1738090558965</text:p>
          </table:table-cell>
          <table:table-cell office:value-type="float" office:value="-84.8794533343102" calcext:value-type="float">
            <text:p>-84.8794533343102</text:p>
          </table:table-cell>
          <table:table-cell office:value-type="float" office:value="17.3431095958857" calcext:value-type="float">
            <text:p>17.3431095958857</text:p>
          </table:table-cell>
          <table:table-cell office:value-type="float" office:value="74.1914384574519" calcext:value-type="float">
            <text:p>74.1914384574519</text:p>
          </table:table-cell>
          <table:table-cell office:value-type="float" office:value="6.66372952704699" calcext:value-type="float">
            <text:p>6.66372952704699</text:p>
          </table:table-cell>
          <table:table-cell office:value-type="float" office:value="-73.0061946922575" calcext:value-type="float">
            <text:p>-73.0061946922575</text:p>
          </table:table-cell>
          <table:table-cell table:number-columns-repeated="7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39.9690004620767" calcext:value-type="float">
            <text:p>39.9690004620767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6310518937591" calcext:value-type="float">
            <text:p>-83.6310518937591</text:p>
          </table:table-cell>
          <table:table-cell office:value-type="float" office:value="-85.5110446675171" calcext:value-type="float">
            <text:p>-85.5110446675171</text:p>
          </table:table-cell>
          <table:table-cell office:value-type="float" office:value="14.2681739852304" calcext:value-type="float">
            <text:p>14.2681739852304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office:value-type="float" office:value="-84.2369996079697" calcext:value-type="float">
            <text:p>-84.2369996079697</text:p>
          </table:table-cell>
          <table:table-cell office:value-type="float" office:value="-84.7915080008792" calcext:value-type="float">
            <text:p>-84.7915080008792</text:p>
          </table:table-cell>
          <table:table-cell office:value-type="float" office:value="14.9474343138341" calcext:value-type="float">
            <text:p>14.9474343138341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6.1216663391275" calcext:value-type="float">
            <text:p>-86.1216663391275</text:p>
          </table:table-cell>
          <table:table-cell office:value-type="float" office:value="-84.7915080008792" calcext:value-type="float">
            <text:p>-84.7915080008792</text:p>
          </table:table-cell>
          <table:table-cell office:value-type="float" office:value="17.2738394180903" calcext:value-type="float">
            <text:p>17.2738394180903</text:p>
          </table:table-cell>
          <table:table-cell office:value-type="float" office:value="77.6568771780343" calcext:value-type="float">
            <text:p>77.6568771780343</text:p>
          </table:table-cell>
          <table:table-cell office:value-type="float" office:value="8.99045622435357" calcext:value-type="float">
            <text:p>8.99045622435357</text:p>
          </table:table-cell>
          <table:table-cell office:value-type="float" office:value="-76.8033750093066" calcext:value-type="float">
            <text:p>-76.8033750093066</text:p>
          </table:table-cell>
          <table:table-cell table:number-columns-repeated="7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39.6845861882544" calcext:value-type="float">
            <text:p>39.6845861882544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3.1417363256313" calcext:value-type="float">
            <text:p>-83.1417363256313</text:p>
          </table:table-cell>
          <table:table-cell office:value-type="float" office:value="-85.1599402007654" calcext:value-type="float">
            <text:p>-85.1599402007654</text:p>
          </table:table-cell>
          <table:table-cell office:value-type="float" office:value="13.7422510292691" calcext:value-type="float">
            <text:p>13.7422510292691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office:value-type="float" office:value="-84.1658997255788" calcext:value-type="float">
            <text:p>-84.1658997255788</text:p>
          </table:table-cell>
          <table:table-cell office:value-type="float" office:value="-84.7123572007913" calcext:value-type="float">
            <text:p>-84.7123572007913</text:p>
          </table:table-cell>
          <table:table-cell office:value-type="float" office:value="14.866086570296" calcext:value-type="float">
            <text:p>14.866086570296</text:p>
          </table:table-cell>
          <table:table-cell office:value-type="float" office:value="-86" calcext:value-type="float">
            <text:p>-86</text:p>
          </table:table-cell>
          <table:table-cell office:value-type="float" office:value="-87" calcext:value-type="float">
            <text:p>-87</text:p>
          </table:table-cell>
          <table:table-cell office:value-type="float" office:value="-86.3851664373893" calcext:value-type="float">
            <text:p>-86.3851664373893</text:p>
          </table:table-cell>
          <table:table-cell office:value-type="float" office:value="-84.7123572007913" calcext:value-type="float">
            <text:p>-84.7123572007913</text:p>
          </table:table-cell>
          <table:table-cell office:value-type="float" office:value="17.6267487669206" calcext:value-type="float">
            <text:p>17.6267487669206</text:p>
          </table:table-cell>
          <table:table-cell office:value-type="float" office:value="96.9574752077942" calcext:value-type="float">
            <text:p>96.9574752077942</text:p>
          </table:table-cell>
          <table:table-cell office:value-type="float" office:value="14.5841211654955" calcext:value-type="float">
            <text:p>14.5841211654955</text:p>
          </table:table-cell>
          <table:table-cell office:value-type="float" office:value="-97.0036186926876" calcext:value-type="float">
            <text:p>-97.0036186926876</text:p>
          </table:table-cell>
          <table:table-cell table:number-columns-repeated="7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39.4259076236888" calcext:value-type="float">
            <text:p>39.4259076236888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2.7992154279419" calcext:value-type="float">
            <text:p>-82.7992154279419</text:p>
          </table:table-cell>
          <table:table-cell office:value-type="float" office:value="-84.8439461806889" calcext:value-type="float">
            <text:p>-84.8439461806889</text:p>
          </table:table-cell>
          <table:table-cell office:value-type="float" office:value="13.3856823356594" calcext:value-type="float">
            <text:p>13.3856823356594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4.1161298079051" calcext:value-type="float">
            <text:p>-84.1161298079051</text:p>
          </table:table-cell>
          <table:table-cell office:value-type="float" office:value="-84.6411214807122" calcext:value-type="float">
            <text:p>-84.6411214807122</text:p>
          </table:table-cell>
          <table:table-cell office:value-type="float" office:value="14.8094067089356" calcext:value-type="float">
            <text:p>14.8094067089356</text:p>
          </table:table-cell>
          <table:table-cell office:value-type="float" office:value="-85" calcext:value-type="float">
            <text:p>-85</text:p>
          </table:table-cell>
          <table:table-cell office:value-type="float" office:value="-87" calcext:value-type="float">
            <text:p>-87</text:p>
          </table:table-cell>
          <table:table-cell office:value-type="float" office:value="-86.5696165061725" calcext:value-type="float">
            <text:p>-86.5696165061725</text:p>
          </table:table-cell>
          <table:table-cell office:value-type="float" office:value="-84.6411214807122" calcext:value-type="float">
            <text:p>-84.6411214807122</text:p>
          </table:table-cell>
          <table:table-cell office:value-type="float" office:value="17.8780665757972" calcext:value-type="float">
            <text:p>17.8780665757972</text:p>
          </table:table-cell>
          <table:table-cell office:value-type="float" office:value="110.428761766832" calcext:value-type="float">
            <text:p>110.428761766832</text:p>
          </table:table-cell>
          <table:table-cell office:value-type="float" office:value="18.2163797634007" calcext:value-type="float">
            <text:p>18.2163797634007</text:p>
          </table:table-cell>
          <table:table-cell office:value-type="float" office:value="-111.033764191326" calcext:value-type="float">
            <text:p>-111.033764191326</text:p>
          </table:table-cell>
          <table:table-cell table:number-columns-repeated="7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39.228191897966" calcext:value-type="float">
            <text:p>39.228191897966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5594507995593" calcext:value-type="float">
            <text:p>-82.5594507995593</text:p>
          </table:table-cell>
          <table:table-cell office:value-type="float" office:value="-84.55955156262" calcext:value-type="float">
            <text:p>-84.55955156262</text:p>
          </table:table-cell>
          <table:table-cell office:value-type="float" office:value="13.1416035056479" calcext:value-type="float">
            <text:p>13.1416035056479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4.0812908655336" calcext:value-type="float">
            <text:p>-84.0812908655336</text:p>
          </table:table-cell>
          <table:table-cell office:value-type="float" office:value="-84.577009332641" calcext:value-type="float">
            <text:p>-84.577009332641</text:p>
          </table:table-cell>
          <table:table-cell office:value-type="float" office:value="14.7698594363843" calcext:value-type="float">
            <text:p>14.7698594363843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6.6987315543207" calcext:value-type="float">
            <text:p>-86.6987315543207</text:p>
          </table:table-cell>
          <table:table-cell office:value-type="float" office:value="-84.577009332641" calcext:value-type="float">
            <text:p>-84.577009332641</text:p>
          </table:table-cell>
          <table:table-cell office:value-type="float" office:value="18.0561180362533" calcext:value-type="float">
            <text:p>18.0561180362533</text:p>
          </table:table-cell>
          <table:table-cell office:value-type="float" office:value="119.851560980606" calcext:value-type="float">
            <text:p>119.851560980606</text:p>
          </table:table-cell>
          <table:table-cell office:value-type="float" office:value="20.627729577679" calcext:value-type="float">
            <text:p>20.627729577679</text:p>
          </table:table-cell>
          <table:table-cell office:value-type="float" office:value="-120.813971524643" calcext:value-type="float">
            <text:p>-120.813971524643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.1148057726165" calcext:value-type="float">
            <text:p>39.1148057726165</text:p>
          </table:table-cell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office:value-type="float" office:value="-82.6916155596915" calcext:value-type="float">
            <text:p>-82.6916155596915</text:p>
          </table:table-cell>
          <table:table-cell office:value-type="float" office:value="-84.403596406358" calcext:value-type="float">
            <text:p>-84.403596406358</text:p>
          </table:table-cell>
          <table:table-cell office:value-type="float" office:value="13.2755906323993" calcext:value-type="float">
            <text:p>13.2755906323993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3.7569036058735" calcext:value-type="float">
            <text:p>-83.7569036058735</text:p>
          </table:table-cell>
          <table:table-cell office:value-type="float" office:value="-84.4193083993769" calcext:value-type="float">
            <text:p>-84.4193083993769</text:p>
          </table:table-cell>
          <table:table-cell office:value-type="float" office:value="14.4066648654475" calcext:value-type="float">
            <text:p>14.4066648654475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6.7891120880245" calcext:value-type="float">
            <text:p>-86.7891120880245</text:p>
          </table:table-cell>
          <table:table-cell office:value-type="float" office:value="-84.4193083993769" calcext:value-type="float">
            <text:p>-84.4193083993769</text:p>
          </table:table-cell>
          <table:table-cell office:value-type="float" office:value="18.1818080962915" calcext:value-type="float">
            <text:p>18.1818080962915</text:p>
          </table:table-cell>
          <table:table-cell office:value-type="float" office:value="126.849567141482" calcext:value-type="float">
            <text:p>126.849567141482</text:p>
          </table:table-cell>
          <table:table-cell office:value-type="float" office:value="14.2021299573972" calcext:value-type="float">
            <text:p>14.2021299573972</text:p>
          </table:table-cell>
          <table:table-cell office:value-type="float" office:value="-126.892758097196" calcext:value-type="float">
            <text:p>-126.892758097196</text:p>
          </table:table-cell>
          <table:table-cell table:number-columns-repeated="7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39.0421622297406" calcext:value-type="float">
            <text:p>39.0421622297406</text:p>
          </table:table-cell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office:value-type="float" office:value="-82.7841308917841" calcext:value-type="float">
            <text:p>-82.7841308917841</text:p>
          </table:table-cell>
          <table:table-cell office:value-type="float" office:value="-84.2632367657222" calcext:value-type="float">
            <text:p>-84.2632367657222</text:p>
          </table:table-cell>
          <table:table-cell office:value-type="float" office:value="13.370193615833" calcext:value-type="float">
            <text:p>13.370193615833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5298325241114" calcext:value-type="float">
            <text:p>-83.5298325241114</text:p>
          </table:table-cell>
          <table:table-cell office:value-type="float" office:value="-84.2773775594392" calcext:value-type="float">
            <text:p>-84.2773775594392</text:p>
          </table:table-cell>
          <table:table-cell office:value-type="float" office:value="14.1577558110759" calcext:value-type="float">
            <text:p>14.1577558110759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6.5523784616171" calcext:value-type="float">
            <text:p>-86.5523784616171</text:p>
          </table:table-cell>
          <table:table-cell office:value-type="float" office:value="-84.2773775594392" calcext:value-type="float">
            <text:p>-84.2773775594392</text:p>
          </table:table-cell>
          <table:table-cell office:value-type="float" office:value="17.854428304431" calcext:value-type="float">
            <text:p>17.854428304431</text:p>
          </table:table-cell>
          <table:table-cell office:value-type="float" office:value="117.971744167194" calcext:value-type="float">
            <text:p>117.971744167194</text:p>
          </table:table-cell>
          <table:table-cell office:value-type="float" office:value="9.82453285508709" calcext:value-type="float">
            <text:p>9.82453285508709</text:p>
          </table:table-cell>
          <table:table-cell office:value-type="float" office:value="-117.580375387122" calcext:value-type="float">
            <text:p>-117.580375387122</text:p>
          </table:table-cell>
          <table:table-cell table:number-columns-repeated="7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39.0281367447691" calcext:value-type="float">
            <text:p>39.0281367447691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8488916242488" calcext:value-type="float">
            <text:p>-82.8488916242488</text:p>
          </table:table-cell>
          <table:table-cell office:value-type="float" office:value="-84.13691308915" calcext:value-type="float">
            <text:p>-84.13691308915</text:p>
          </table:table-cell>
          <table:table-cell office:value-type="float" office:value="13.4368165376359" calcext:value-type="float">
            <text:p>13.4368165376359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370882766878" calcext:value-type="float">
            <text:p>-83.370882766878</text:p>
          </table:table-cell>
          <table:table-cell office:value-type="float" office:value="-84.1496398034953" calcext:value-type="float">
            <text:p>-84.1496398034953</text:p>
          </table:table-cell>
          <table:table-cell office:value-type="float" office:value="13.9860827104691" calcext:value-type="float">
            <text:p>13.9860827104691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6.386664923132" calcext:value-type="float">
            <text:p>-86.386664923132</text:p>
          </table:table-cell>
          <table:table-cell office:value-type="float" office:value="-84.1496398034953" calcext:value-type="float">
            <text:p>-84.1496398034953</text:p>
          </table:table-cell>
          <table:table-cell office:value-type="float" office:value="17.6287761893126" calcext:value-type="float">
            <text:p>17.6287761893126</text:p>
          </table:table-cell>
          <table:table-cell office:value-type="float" office:value="111.913064062902" calcext:value-type="float">
            <text:p>111.913064062902</text:p>
          </table:table-cell>
          <table:table-cell office:value-type="float" office:value="6.81657768999868" calcext:value-type="float">
            <text:p>6.81657768999868</text:p>
          </table:table-cell>
          <table:table-cell office:value-type="float" office:value="-111.281771912058" calcext:value-type="float">
            <text:p>-111.281771912058</text:p>
          </table:table-cell>
          <table:table-cell table:number-columns-repeated="7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39.0003794323612" calcext:value-type="float">
            <text:p>39.0003794323612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8942241369742" calcext:value-type="float">
            <text:p>-82.8942241369742</text:p>
          </table:table-cell>
          <table:table-cell office:value-type="float" office:value="-84.023221780235" calcext:value-type="float">
            <text:p>-84.023221780235</text:p>
          </table:table-cell>
          <table:table-cell office:value-type="float" office:value="13.4836500116993" calcext:value-type="float">
            <text:p>13.4836500116993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3.2596179368146" calcext:value-type="float">
            <text:p>-83.2596179368146</text:p>
          </table:table-cell>
          <table:table-cell office:value-type="float" office:value="-84.0346758231457" calcext:value-type="float">
            <text:p>-84.0346758231457</text:p>
          </table:table-cell>
          <table:table-cell office:value-type="float" office:value="13.867151636395" calcext:value-type="float">
            <text:p>13.867151636395</text:p>
          </table:table-cell>
          <table:table-cell office:value-type="float" office:value="-86" calcext:value-type="float">
            <text:p>-86</text:p>
          </table:table-cell>
          <table:table-cell office:value-type="float" office:value="-87" calcext:value-type="float">
            <text:p>-87</text:p>
          </table:table-cell>
          <table:table-cell office:value-type="float" office:value="-86.5706654461924" calcext:value-type="float">
            <text:p>-86.5706654461924</text:p>
          </table:table-cell>
          <table:table-cell office:value-type="float" office:value="-84.0346758231457" calcext:value-type="float">
            <text:p>-84.0346758231457</text:p>
          </table:table-cell>
          <table:table-cell office:value-type="float" office:value="17.8795059811781" calcext:value-type="float">
            <text:p>17.8795059811781</text:p>
          </table:table-cell>
          <table:table-cell office:value-type="float" office:value="120.825948901257" calcext:value-type="float">
            <text:p>120.825948901257</text:p>
          </table:table-cell>
          <table:table-cell office:value-type="float" office:value="4.7377622130788" calcext:value-type="float">
            <text:p>4.7377622130788</text:p>
          </table:table-cell>
          <table:table-cell office:value-type="float" office:value="-120.145289663546" calcext:value-type="float">
            <text:p>-120.145289663546</text:p>
          </table:table-cell>
          <table:table-cell table:number-columns-repeated="7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38.9641343902435" calcext:value-type="float">
            <text:p>38.9641343902435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9259568958819" calcext:value-type="float">
            <text:p>-82.9259568958819</text:p>
          </table:table-cell>
          <table:table-cell office:value-type="float" office:value="-83.9208996022115" calcext:value-type="float">
            <text:p>-83.9208996022115</text:p>
          </table:table-cell>
          <table:table-cell office:value-type="float" office:value="13.5165305352427" calcext:value-type="float">
            <text:p>13.5165305352427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1817325557702" calcext:value-type="float">
            <text:p>-83.1817325557702</text:p>
          </table:table-cell>
          <table:table-cell office:value-type="float" office:value="-83.9312082408312" calcext:value-type="float">
            <text:p>-83.9312082408312</text:p>
          </table:table-cell>
          <table:table-cell office:value-type="float" office:value="13.7845021413622" calcext:value-type="float">
            <text:p>13.7845021413622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6.6994658123347" calcext:value-type="float">
            <text:p>-86.6994658123347</text:p>
          </table:table-cell>
          <table:table-cell office:value-type="float" office:value="-83.9312082408312" calcext:value-type="float">
            <text:p>-83.9312082408312</text:p>
          </table:table-cell>
          <table:table-cell office:value-type="float" office:value="18.0571356424713" calcext:value-type="float">
            <text:p>18.0571356424713</text:p>
          </table:table-cell>
          <table:table-cell office:value-type="float" office:value="127.185657910306" calcext:value-type="float">
            <text:p>127.185657910306</text:p>
          </table:table-cell>
          <table:table-cell office:value-type="float" office:value="3.29540980685093" calcext:value-type="float">
            <text:p>3.29540980685093</text:p>
          </table:table-cell>
          <table:table-cell office:value-type="float" office:value="-126.495841354422" calcext:value-type="float">
            <text:p>-126.495841354422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8.8951715212725" calcext:value-type="float">
            <text:p>38.8951715212725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9481698271173" calcext:value-type="float">
            <text:p>-82.9481698271173</text:p>
          </table:table-cell>
          <table:table-cell office:value-type="float" office:value="-83.8288096419903" calcext:value-type="float">
            <text:p>-83.8288096419903</text:p>
          </table:table-cell>
          <table:table-cell office:value-type="float" office:value="13.5395945976297" calcext:value-type="float">
            <text:p>13.5395945976297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office:value-type="float" office:value="-83.1272127890391" calcext:value-type="float">
            <text:p>-83.1272127890391</text:p>
          </table:table-cell>
          <table:table-cell office:value-type="float" office:value="-83.838087416748" calcext:value-type="float">
            <text:p>-83.838087416748</text:p>
          </table:table-cell>
          <table:table-cell office:value-type="float" office:value="13.7269407660141" calcext:value-type="float">
            <text:p>13.7269407660141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6.4896260686343" calcext:value-type="float">
            <text:p>-86.4896260686343</text:p>
          </table:table-cell>
          <table:table-cell office:value-type="float" office:value="-83.838087416748" calcext:value-type="float">
            <text:p>-83.838087416748</text:p>
          </table:table-cell>
          <table:table-cell office:value-type="float" office:value="17.7686405655927" calcext:value-type="float">
            <text:p>17.7686405655927</text:p>
          </table:table-cell>
          <table:table-cell office:value-type="float" office:value="118.171129064389" calcext:value-type="float">
            <text:p>118.171129064389</text:p>
          </table:table-cell>
          <table:table-cell office:value-type="float" office:value="2.29194587522625" calcext:value-type="float">
            <text:p>2.29194587522625</text:p>
          </table:table-cell>
          <table:table-cell office:value-type="float" office:value="-117.406281410617" calcext:value-type="float">
            <text:p>-117.406281410617</text:p>
          </table:table-cell>
          <table:table-cell table:number-columns-repeated="7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38.7720330283127" calcext:value-type="float">
            <text:p>38.7720330283127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3.2637188789821" calcext:value-type="float">
            <text:p>-83.2637188789821</text:p>
          </table:table-cell>
          <table:table-cell office:value-type="float" office:value="-83.8459286777913" calcext:value-type="float">
            <text:p>-83.8459286777913</text:p>
          </table:table-cell>
          <table:table-cell office:value-type="float" office:value="13.8715171333957" calcext:value-type="float">
            <text:p>13.8715171333957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0890489523274" calcext:value-type="float">
            <text:p>-83.0890489523274</text:p>
          </table:table-cell>
          <table:table-cell office:value-type="float" office:value="-83.7542786750732" calcext:value-type="float">
            <text:p>-83.7542786750732</text:p>
          </table:table-cell>
          <table:table-cell office:value-type="float" office:value="13.6867908802511" calcext:value-type="float">
            <text:p>13.6867908802511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6.342738248044" calcext:value-type="float">
            <text:p>-86.342738248044</text:p>
          </table:table-cell>
          <table:table-cell office:value-type="float" office:value="-83.7542786750732" calcext:value-type="float">
            <text:p>-83.7542786750732</text:p>
          </table:table-cell>
          <table:table-cell office:value-type="float" office:value="17.5694409054654" calcext:value-type="float">
            <text:p>17.5694409054654</text:p>
          </table:table-cell>
          <table:table-cell office:value-type="float" office:value="107.883544722509" calcext:value-type="float">
            <text:p>107.883544722509</text:p>
          </table:table-cell>
          <table:table-cell office:value-type="float" office:value="-2.34397408289325" calcext:value-type="float">
            <text:p>-2.34397408289325</text:p>
          </table:table-cell>
          <table:table-cell office:value-type="float" office:value="-107.026363957013" calcext:value-type="float">
            <text:p>-107.026363957013</text:p>
          </table:table-cell>
          <table:table-cell table:number-columns-repeated="7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38.5686333708775" calcext:value-type="float">
            <text:p>38.5686333708775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1846032152875" calcext:value-type="float">
            <text:p>-83.1846032152875</text:p>
          </table:table-cell>
          <table:table-cell office:value-type="float" office:value="-83.7613358100122" calcext:value-type="float">
            <text:p>-83.7613358100122</text:p>
          </table:table-cell>
          <table:table-cell office:value-type="float" office:value="13.7875396327077" calcext:value-type="float">
            <text:p>13.7875396327077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0623342666292" calcext:value-type="float">
            <text:p>-83.0623342666292</text:p>
          </table:table-cell>
          <table:table-cell office:value-type="float" office:value="-83.6788508075659" calcext:value-type="float">
            <text:p>-83.6788508075659</text:p>
          </table:table-cell>
          <table:table-cell office:value-type="float" office:value="13.6587558540669" calcext:value-type="float">
            <text:p>13.6587558540669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6.2399167736308" calcext:value-type="float">
            <text:p>-86.2399167736308</text:p>
          </table:table-cell>
          <table:table-cell office:value-type="float" office:value="-83.6788508075659" calcext:value-type="float">
            <text:p>-83.6788508075659</text:p>
          </table:table-cell>
          <table:table-cell office:value-type="float" office:value="17.431331378266" calcext:value-type="float">
            <text:p>17.431331378266</text:p>
          </table:table-cell>
          <table:table-cell office:value-type="float" office:value="104.93189464386" calcext:value-type="float">
            <text:p>104.93189464386</text:p>
          </table:table-cell>
          <table:table-cell office:value-type="float" office:value="-1.63665347385414" calcext:value-type="float">
            <text:p>-1.63665347385414</text:p>
          </table:table-cell>
          <table:table-cell office:value-type="float" office:value="-104.044497301073" calcext:value-type="float">
            <text:p>-104.044497301073</text:p>
          </table:table-cell>
          <table:table-cell table:number-columns-repeated="7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38.3308511365291" calcext:value-type="float">
            <text:p>38.3308511365291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1292222507013" calcext:value-type="float">
            <text:p>-83.1292222507013</text:p>
          </table:table-cell>
          <table:table-cell office:value-type="float" office:value="-83.685202229011" calcext:value-type="float">
            <text:p>-83.685202229011</text:p>
          </table:table-cell>
          <table:table-cell office:value-type="float" office:value="13.7290580611993" calcext:value-type="float">
            <text:p>13.7290580611993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office:value-type="float" office:value="-83.3436339866404" calcext:value-type="float">
            <text:p>-83.3436339866404</text:p>
          </table:table-cell>
          <table:table-cell office:value-type="float" office:value="-83.7109657268093" calcext:value-type="float">
            <text:p>-83.7109657268093</text:p>
          </table:table-cell>
          <table:table-cell office:value-type="float" office:value="13.9568624875143" calcext:value-type="float">
            <text:p>13.9568624875143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6.1679417415416" calcext:value-type="float">
            <text:p>-86.1679417415416</text:p>
          </table:table-cell>
          <table:table-cell office:value-type="float" office:value="-83.7109657268093" calcext:value-type="float">
            <text:p>-83.7109657268093</text:p>
          </table:table-cell>
          <table:table-cell office:value-type="float" office:value="17.3353011793087" calcext:value-type="float">
            <text:p>17.3353011793087</text:p>
          </table:table-cell>
          <table:table-cell office:value-type="float" office:value="99.1302295650916" calcext:value-type="float">
            <text:p>99.1302295650916</text:p>
          </table:table-cell>
          <table:table-cell office:value-type="float" office:value="2.83680693072836" calcext:value-type="float">
            <text:p>2.83680693072836</text:p>
          </table:table-cell>
          <table:table-cell office:value-type="float" office:value="-98.2022554360859" calcext:value-type="float">
            <text:p>-98.2022554360859</text:p>
          </table:table-cell>
          <table:table-cell table:number-columns-repeated="7"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38.0458039766251" calcext:value-type="float">
            <text:p>38.0458039766251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3.0904555754909" calcext:value-type="float">
            <text:p>-83.0904555754909</text:p>
          </table:table-cell>
          <table:table-cell office:value-type="float" office:value="-83.6166820061099" calcext:value-type="float">
            <text:p>-83.6166820061099</text:p>
          </table:table-cell>
          <table:table-cell office:value-type="float" office:value="13.6882686176834" calcext:value-type="float">
            <text:p>13.6882686176834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office:value-type="float" office:value="-83.5405437906483" calcext:value-type="float">
            <text:p>-83.5405437906483</text:p>
          </table:table-cell>
          <table:table-cell office:value-type="float" office:value="-83.7398691541284" calcext:value-type="float">
            <text:p>-83.7398691541284</text:p>
          </table:table-cell>
          <table:table-cell office:value-type="float" office:value="14.1693999723297" calcext:value-type="float">
            <text:p>14.1693999723297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6.1175592190791" calcext:value-type="float">
            <text:p>-86.1175592190791</text:p>
          </table:table-cell>
          <table:table-cell office:value-type="float" office:value="-83.7398691541284" calcext:value-type="float">
            <text:p>-83.7398691541284</text:p>
          </table:table-cell>
          <table:table-cell office:value-type="float" office:value="17.2683949900892" calcext:value-type="float">
            <text:p>17.2683949900892</text:p>
          </table:table-cell>
          <table:table-cell office:value-type="float" office:value="94.9925551179728" calcext:value-type="float">
            <text:p>94.9925551179728</text:p>
          </table:table-cell>
          <table:table-cell office:value-type="float" office:value="6.06236264818239" calcext:value-type="float">
            <text:p>6.06236264818239</text:p>
          </table:table-cell>
          <table:table-cell office:value-type="float" office:value="-94.164402052024" calcext:value-type="float">
            <text:p>-94.164402052024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.7688481594959" calcext:value-type="float">
            <text:p>37.7688481594959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3.0633189028436" calcext:value-type="float">
            <text:p>-83.0633189028436</text:p>
          </table:table-cell>
          <table:table-cell office:value-type="float" office:value="-83.5550138054989" calcext:value-type="float">
            <text:p>-83.5550138054989</text:p>
          </table:table-cell>
          <table:table-cell office:value-type="float" office:value="13.6597881347291" calcext:value-type="float">
            <text:p>13.6597881347291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3.9783806534538" calcext:value-type="float">
            <text:p>-83.9783806534538</text:p>
          </table:table-cell>
          <table:table-cell office:value-type="float" office:value="-83.8658822387156" calcext:value-type="float">
            <text:p>-83.8658822387156</text:p>
          </table:table-cell>
          <table:table-cell office:value-type="float" office:value="14.6536570015393" calcext:value-type="float">
            <text:p>14.6536570015393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6.0822914533553" calcext:value-type="float">
            <text:p>-86.0822914533553</text:p>
          </table:table-cell>
          <table:table-cell office:value-type="float" office:value="-83.8658822387156" calcext:value-type="float">
            <text:p>-83.8658822387156</text:p>
          </table:table-cell>
          <table:table-cell office:value-type="float" office:value="17.2217143619148" calcext:value-type="float">
            <text:p>17.2217143619148</text:p>
          </table:table-cell>
          <table:table-cell office:value-type="float" office:value="87.9038712365841" calcext:value-type="float">
            <text:p>87.9038712365841</text:p>
          </table:table-cell>
          <table:table-cell office:value-type="float" office:value="12.7608416513971" calcext:value-type="float">
            <text:p>12.7608416513971</text:p>
          </table:table-cell>
          <table:table-cell office:value-type="float" office:value="-87.6945777732401" calcext:value-type="float">
            <text:p>-87.6945777732401</text:p>
          </table:table-cell>
          <table:table-cell table:number-columns-repeated="7"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37.4549460138486" calcext:value-type="float">
            <text:p>37.4549460138486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2.7443232319905" calcext:value-type="float">
            <text:p>-82.7443232319905</text:p>
          </table:table-cell>
          <table:table-cell office:value-type="float" office:value="-83.399512424949" calcext:value-type="float">
            <text:p>-83.399512424949</text:p>
          </table:table-cell>
          <table:table-cell office:value-type="float" office:value="13.3294053270562" calcext:value-type="float">
            <text:p>13.3294053270562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3.9848664574177" calcext:value-type="float">
            <text:p>-83.9848664574177</text:p>
          </table:table-cell>
          <table:table-cell office:value-type="float" office:value="-83.879294014844" calcext:value-type="float">
            <text:p>-83.879294014844</text:p>
          </table:table-cell>
          <table:table-cell office:value-type="float" office:value="14.6609534643755" calcext:value-type="float">
            <text:p>14.6609534643755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5.7576040173487" calcext:value-type="float">
            <text:p>-85.7576040173487</text:p>
          </table:table-cell>
          <table:table-cell office:value-type="float" office:value="-83.879294014844" calcext:value-type="float">
            <text:p>-83.879294014844</text:p>
          </table:table-cell>
          <table:table-cell office:value-type="float" office:value="16.7978410431943" calcext:value-type="float">
            <text:p>16.7978410431943</text:p>
          </table:table-cell>
          <table:table-cell office:value-type="float" office:value="78.9770279465841" calcext:value-type="float">
            <text:p>78.9770279465841</text:p>
          </table:table-cell>
          <table:table-cell office:value-type="float" office:value="16.9111409598318" calcext:value-type="float">
            <text:p>16.9111409598318</text:p>
          </table:table-cell>
          <table:table-cell office:value-type="float" office:value="-79.5510364411906" calcext:value-type="float">
            <text:p>-79.5510364411906</text:p>
          </table:table-cell>
          <table:table-cell table:number-columns-repeated="7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37.1716341503293" calcext:value-type="float">
            <text:p>37.1716341503293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5210262623934" calcext:value-type="float">
            <text:p>-82.5210262623934</text:p>
          </table:table-cell>
          <table:table-cell office:value-type="float" office:value="-83.2595611824541" calcext:value-type="float">
            <text:p>-83.2595611824541</text:p>
          </table:table-cell>
          <table:table-cell office:value-type="float" office:value="13.1029034858306" calcext:value-type="float">
            <text:p>13.1029034858306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3.6894065201924" calcext:value-type="float">
            <text:p>-83.6894065201924</text:p>
          </table:table-cell>
          <table:table-cell office:value-type="float" office:value="-83.7913646133596" calcext:value-type="float">
            <text:p>-83.7913646133596</text:p>
          </table:table-cell>
          <table:table-cell office:value-type="float" office:value="14.3322227950241" calcext:value-type="float">
            <text:p>14.3322227950241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office:value-type="float" office:value="-84.9303228121441" calcext:value-type="float">
            <text:p>-84.9303228121441</text:p>
          </table:table-cell>
          <table:table-cell office:value-type="float" office:value="-83.7913646133596" calcext:value-type="float">
            <text:p>-83.7913646133596</text:p>
          </table:table-cell>
          <table:table-cell office:value-type="float" office:value="15.764399314389" calcext:value-type="float">
            <text:p>15.764399314389</text:p>
          </table:table-cell>
          <table:table-cell office:value-type="float" office:value="55.3507774624928" calcext:value-type="float">
            <text:p>55.3507774624928</text:p>
          </table:table-cell>
          <table:table-cell office:value-type="float" office:value="15.3002411305538" calcext:value-type="float">
            <text:p>15.3002411305538</text:p>
          </table:table-cell>
          <table:table-cell office:value-type="float" office:value="-55.7716595935671" calcext:value-type="float">
            <text:p>-55.7716595935671</text:p>
          </table:table-cell>
          <table:table-cell table:number-columns-repeated="7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36.8705476480193" calcext:value-type="float">
            <text:p>36.8705476480193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3647183836754" calcext:value-type="float">
            <text:p>-82.3647183836754</text:p>
          </table:table-cell>
          <table:table-cell office:value-type="float" office:value="-83.1336050642087" calcext:value-type="float">
            <text:p>-83.1336050642087</text:p>
          </table:table-cell>
          <table:table-cell office:value-type="float" office:value="12.9466461848598" calcext:value-type="float">
            <text:p>12.9466461848598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4825845641347" calcext:value-type="float">
            <text:p>-83.4825845641347</text:p>
          </table:table-cell>
          <table:table-cell office:value-type="float" office:value="-83.7122281520236" calcext:value-type="float">
            <text:p>-83.7122281520236</text:p>
          </table:table-cell>
          <table:table-cell office:value-type="float" office:value="14.1065068949123" calcext:value-type="float">
            <text:p>14.1065068949123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office:value-type="float" office:value="-84.3512259685009" calcext:value-type="float">
            <text:p>-84.3512259685009</text:p>
          </table:table-cell>
          <table:table-cell office:value-type="float" office:value="-83.7122281520236" calcext:value-type="float">
            <text:p>-83.7122281520236</text:p>
          </table:table-cell>
          <table:table-cell office:value-type="float" office:value="15.0790575579719" calcext:value-type="float">
            <text:p>15.0790575579719</text:p>
          </table:table-cell>
          <table:table-cell office:value-type="float" office:value="40.8438594081141" calcext:value-type="float">
            <text:p>40.8438594081141</text:p>
          </table:table-cell>
          <table:table-cell office:value-type="float" office:value="14.232676972847" calcext:value-type="float">
            <text:p>14.232676972847</text:p>
          </table:table-cell>
          <table:table-cell office:value-type="float" office:value="-41.0930981270029" calcext:value-type="float">
            <text:p>-41.0930981270029</text:p>
          </table:table-cell>
          <table:table-cell table:number-columns-repeated="7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36.6025568325465" calcext:value-type="float">
            <text:p>36.6025568325465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2.2553028685728" calcext:value-type="float">
            <text:p>-82.2553028685728</text:p>
          </table:table-cell>
          <table:table-cell office:value-type="float" office:value="-83.0202445577878" calcext:value-type="float">
            <text:p>-83.0202445577878</text:p>
          </table:table-cell>
          <table:table-cell office:value-type="float" office:value="12.8383761424306" calcext:value-type="float">
            <text:p>12.8383761424306</text:p>
          </table:table-cell>
          <table:table-cell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  <table:table-cell office:value-type="float" office:value="-83.0378091948942" calcext:value-type="float">
            <text:p>-83.0378091948942</text:p>
          </table:table-cell>
          <table:table-cell office:value-type="float" office:value="-83.5410053368213" calcext:value-type="float">
            <text:p>-83.5410053368213</text:p>
          </table:table-cell>
          <table:table-cell office:value-type="float" office:value="13.6330692213785" calcext:value-type="float">
            <text:p>13.6330692213785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9458581779506" calcext:value-type="float">
            <text:p>-83.9458581779506</text:p>
          </table:table-cell>
          <table:table-cell office:value-type="float" office:value="-83.5410053368213" calcext:value-type="float">
            <text:p>-83.5410053368213</text:p>
          </table:table-cell>
          <table:table-cell office:value-type="float" office:value="14.6171242719325" calcext:value-type="float">
            <text:p>14.6171242719325</text:p>
          </table:table-cell>
          <table:table-cell office:value-type="float" office:value="35.3553729823614" calcext:value-type="float">
            <text:p>35.3553729823614</text:p>
          </table:table-cell>
          <table:table-cell office:value-type="float" office:value="9.53212473653056" calcext:value-type="float">
            <text:p>9.53212473653056</text:p>
          </table:table-cell>
          <table:table-cell office:value-type="float" office:value="-34.1525531844128" calcext:value-type="float">
            <text:p>-34.1525531844128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.3309990903774" calcext:value-type="float">
            <text:p>36.3309990903774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1787120080009" calcext:value-type="float">
            <text:p>-82.1787120080009</text:p>
          </table:table-cell>
          <table:table-cell office:value-type="float" office:value="-82.9182201020091" calcext:value-type="float">
            <text:p>-82.9182201020091</text:p>
          </table:table-cell>
          <table:table-cell office:value-type="float" office:value="12.7631263008687" calcext:value-type="float">
            <text:p>12.7631263008687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726466436426" calcext:value-type="float">
            <text:p>-82.726466436426</text:p>
          </table:table-cell>
          <table:table-cell office:value-type="float" office:value="-83.3869048031392" calcext:value-type="float">
            <text:p>-83.3869048031392</text:p>
          </table:table-cell>
          <table:table-cell office:value-type="float" office:value="13.3111490946536" calcext:value-type="float">
            <text:p>13.3111490946536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6621007245654" calcext:value-type="float">
            <text:p>-83.6621007245654</text:p>
          </table:table-cell>
          <table:table-cell office:value-type="float" office:value="-83.3869048031392" calcext:value-type="float">
            <text:p>-83.3869048031392</text:p>
          </table:table-cell>
          <table:table-cell office:value-type="float" office:value="14.3022168158904" calcext:value-type="float">
            <text:p>14.3022168158904</text:p>
          </table:table-cell>
          <table:table-cell office:value-type="float" office:value="31.7274294177211" calcext:value-type="float">
            <text:p>31.7274294177211</text:p>
          </table:table-cell>
          <table:table-cell office:value-type="float" office:value="6.4651351128048" calcext:value-type="float">
            <text:p>6.4651351128048</text:p>
          </table:table-cell>
          <table:table-cell office:value-type="float" office:value="-29.6492329748014" calcext:value-type="float">
            <text:p>-29.6492329748014</text:p>
          </table:table-cell>
          <table:table-cell table:number-columns-repeated="7"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36.0137518560364" calcext:value-type="float">
            <text:p>36.0137518560364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1250984056006" calcext:value-type="float">
            <text:p>-82.1250984056006</text:p>
          </table:table-cell>
          <table:table-cell office:value-type="float" office:value="-82.8263980918082" calcext:value-type="float">
            <text:p>-82.8263980918082</text:p>
          </table:table-cell>
          <table:table-cell office:value-type="float" office:value="12.7107139986507" calcext:value-type="float">
            <text:p>12.7107139986507</text:p>
          </table:table-cell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office:value-type="float" office:value="-82.8085265054982" calcext:value-type="float">
            <text:p>-82.8085265054982</text:p>
          </table:table-cell>
          <table:table-cell office:value-type="float" office:value="-83.3482143228252" calcext:value-type="float">
            <text:p>-83.3482143228252</text:p>
          </table:table-cell>
          <table:table-cell office:value-type="float" office:value="13.3952518541562" calcext:value-type="float">
            <text:p>13.3952518541562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4634705071958" calcext:value-type="float">
            <text:p>-83.4634705071958</text:p>
          </table:table-cell>
          <table:table-cell office:value-type="float" office:value="-83.3482143228252" calcext:value-type="float">
            <text:p>-83.3482143228252</text:p>
          </table:table-cell>
          <table:table-cell office:value-type="float" office:value="14.0858270029201" calcext:value-type="float">
            <text:p>14.0858270029201</text:p>
          </table:table-cell>
          <table:table-cell office:value-type="float" office:value="25.8177172088947" calcext:value-type="float">
            <text:p>25.8177172088947</text:p>
          </table:table-cell>
          <table:table-cell office:value-type="float" office:value="8.09296449126379" calcext:value-type="float">
            <text:p>8.09296449126379</text:p>
          </table:table-cell>
          <table:table-cell office:value-type="float" office:value="-23.7137526070612" calcext:value-type="float">
            <text:p>-23.7137526070612</text:p>
          </table:table-cell>
          <table:table-cell table:number-columns-repeated="7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35.7573341359642" calcext:value-type="float">
            <text:p>35.7573341359642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875688839204" calcext:value-type="float">
            <text:p>-82.0875688839204</text:p>
          </table:table-cell>
          <table:table-cell office:value-type="float" office:value="-82.7437582826274" calcext:value-type="float">
            <text:p>-82.7437582826274</text:p>
          </table:table-cell>
          <table:table-cell office:value-type="float" office:value="12.6741535035546" calcext:value-type="float">
            <text:p>12.6741535035546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8659685538487" calcext:value-type="float">
            <text:p>-82.8659685538487</text:p>
          </table:table-cell>
          <table:table-cell office:value-type="float" office:value="-83.3133928905427" calcext:value-type="float">
            <text:p>-83.3133928905427</text:p>
          </table:table-cell>
          <table:table-cell office:value-type="float" office:value="13.4544397573633" calcext:value-type="float">
            <text:p>13.4544397573633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office:value-type="float" office:value="-83.624429355037" calcext:value-type="float">
            <text:p>-83.624429355037</text:p>
          </table:table-cell>
          <table:table-cell office:value-type="float" office:value="-83.3133928905427" calcext:value-type="float">
            <text:p>-83.3133928905427</text:p>
          </table:table-cell>
          <table:table-cell office:value-type="float" office:value="14.2609233348265" calcext:value-type="float">
            <text:p>14.2609233348265</text:p>
          </table:table-cell>
          <table:table-cell office:value-type="float" office:value="30.0918242509607" calcext:value-type="float">
            <text:p>30.0918242509607</text:p>
          </table:table-cell>
          <table:table-cell office:value-type="float" office:value="9.237173705842" calcext:value-type="float">
            <text:p>9.237173705842</text:p>
          </table:table-cell>
          <table:table-cell office:value-type="float" office:value="-28.650878470596" calcext:value-type="float">
            <text:p>-28.650878470596</text:p>
          </table:table-cell>
          <table:table-cell table:number-columns-repeated="7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35.504088966972" calcext:value-type="float">
            <text:p>35.504088966972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1.7612982187443" calcext:value-type="float">
            <text:p>-81.7612982187443</text:p>
          </table:table-cell>
          <table:table-cell office:value-type="float" office:value="-82.5693824543646" calcext:value-type="float">
            <text:p>-82.5693824543646</text:p>
          </table:table-cell>
          <table:table-cell office:value-type="float" office:value="12.3607059181852" calcext:value-type="float">
            <text:p>12.3607059181852</text:p>
          </table:table-cell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office:value-type="float" office:value="-82.9061779876941" calcext:value-type="float">
            <text:p>-82.9061779876941</text:p>
          </table:table-cell>
          <table:table-cell office:value-type="float" office:value="-83.2820536014884" calcext:value-type="float">
            <text:p>-83.2820536014884</text:p>
          </table:table-cell>
          <table:table-cell office:value-type="float" office:value="13.4960268289758" calcext:value-type="float">
            <text:p>13.4960268289758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3.7371005485259" calcext:value-type="float">
            <text:p>-83.7371005485259</text:p>
          </table:table-cell>
          <table:table-cell office:value-type="float" office:value="-83.2820536014884" calcext:value-type="float">
            <text:p>-83.2820536014884</text:p>
          </table:table-cell>
          <table:table-cell office:value-type="float" office:value="14.3847842202726" calcext:value-type="float">
            <text:p>14.3847842202726</text:p>
          </table:table-cell>
          <table:table-cell office:value-type="float" office:value="36.5971193561976" calcext:value-type="float">
            <text:p>36.5971193561976</text:p>
          </table:table-cell>
          <table:table-cell office:value-type="float" office:value="13.313495169352" calcext:value-type="float">
            <text:p>13.313495169352</text:p>
          </table:table-cell>
          <table:table-cell office:value-type="float" office:value="-36.745552289007" calcext:value-type="float">
            <text:p>-36.745552289007</text:p>
          </table:table-cell>
          <table:table-cell table:number-columns-repeated="7"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35.2711018390058" calcext:value-type="float">
            <text:p>35.2711018390058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1.532908753121" calcext:value-type="float">
            <text:p>-81.532908753121</text:p>
          </table:table-cell>
          <table:table-cell office:value-type="float" office:value="-82.4124442089282" calcext:value-type="float">
            <text:p>-82.4124442089282</text:p>
          </table:table-cell>
          <table:table-cell office:value-type="float" office:value="12.1459165177561" calcext:value-type="float">
            <text:p>12.1459165177561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9343245913859" calcext:value-type="float">
            <text:p>-82.9343245913859</text:p>
          </table:table-cell>
          <table:table-cell office:value-type="float" office:value="-83.2538482413396" calcext:value-type="float">
            <text:p>-83.2538482413396</text:p>
          </table:table-cell>
          <table:table-cell office:value-type="float" office:value="13.5252142390358" calcext:value-type="float">
            <text:p>13.5252142390358</text:p>
          </table:table-cell>
          <table:table-cell office:value-type="float" office:value="-80" calcext:value-type="float">
            <text:p>-80</text:p>
          </table:table-cell>
          <table:table-cell office:value-type="float" office:value="-84" calcext:value-type="float">
            <text:p>-84</text:p>
          </table:table-cell>
          <table:table-cell office:value-type="float" office:value="-83.8159703839681" calcext:value-type="float">
            <text:p>-83.8159703839681</text:p>
          </table:table-cell>
          <table:table-cell office:value-type="float" office:value="-83.2538482413396" calcext:value-type="float">
            <text:p>-83.2538482413396</text:p>
          </table:table-cell>
          <table:table-cell office:value-type="float" office:value="14.4721263707588" calcext:value-type="float">
            <text:p>14.4721263707588</text:p>
          </table:table-cell>
          <table:table-cell office:value-type="float" office:value="41.0726035351521" calcext:value-type="float">
            <text:p>41.0726035351521</text:p>
          </table:table-cell>
          <table:table-cell office:value-type="float" office:value="16.0646055252337" calcext:value-type="float">
            <text:p>16.0646055252337</text:p>
          </table:table-cell>
          <table:table-cell office:value-type="float" office:value="-42.2027278032429" calcext:value-type="float">
            <text:p>-42.2027278032429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.1136111873019" calcext:value-type="float">
            <text:p>35.1136111873019</text:p>
          </table:table-cell>
          <table:table-cell office:value-type="float" office:value="-77" calcext:value-type="float">
            <text:p>-77</text:p>
          </table:table-cell>
          <table:table-cell office:value-type="float" office:value="-81" calcext:value-type="float">
            <text:p>-81</text:p>
          </table:table-cell>
          <table:table-cell office:value-type="float" office:value="-81.3730361271847" calcext:value-type="float">
            <text:p>-81.3730361271847</text:p>
          </table:table-cell>
          <table:table-cell office:value-type="float" office:value="-82.2711997880353" calcext:value-type="float">
            <text:p>-82.2711997880353</text:p>
          </table:table-cell>
          <table:table-cell office:value-type="float" office:value="11.9977885669025" calcext:value-type="float">
            <text:p>11.9977885669025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2.6540272139701" calcext:value-type="float">
            <text:p>-82.6540272139701</text:p>
          </table:table-cell>
          <table:table-cell office:value-type="float" office:value="-83.1284634172056" calcext:value-type="float">
            <text:p>-83.1284634172056</text:p>
          </table:table-cell>
          <table:table-cell office:value-type="float" office:value="13.2373455873507" calcext:value-type="float">
            <text:p>13.2373455873507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3.8711792687777" calcext:value-type="float">
            <text:p>-83.8711792687777</text:p>
          </table:table-cell>
          <table:table-cell office:value-type="float" office:value="-83.1284634172056" calcext:value-type="float">
            <text:p>-83.1284634172056</text:p>
          </table:table-cell>
          <table:table-cell office:value-type="float" office:value="14.5335812299349" calcext:value-type="float">
            <text:p>14.5335812299349</text:p>
          </table:table-cell>
          <table:table-cell office:value-type="float" office:value="47.7182368203598" calcext:value-type="float">
            <text:p>47.7182368203598</text:p>
          </table:table-cell>
          <table:table-cell office:value-type="float" office:value="14.1883580467526" calcext:value-type="float">
            <text:p>14.1883580467526</text:p>
          </table:table-cell>
          <table:table-cell office:value-type="float" office:value="-48.1654150448439" calcext:value-type="float">
            <text:p>-48.1654150448439</text:p>
          </table:table-cell>
          <table:table-cell table:number-columns-repeated="7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34.9254790442145" calcext:value-type="float">
            <text:p>34.9254790442145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1.2611252890293" calcext:value-type="float">
            <text:p>-81.2611252890293</text:p>
          </table:table-cell>
          <table:table-cell office:value-type="float" office:value="-82.1440798092318" calcext:value-type="float">
            <text:p>-82.1440798092318</text:p>
          </table:table-cell>
          <table:table-cell office:value-type="float" office:value="11.8951751992102" calcext:value-type="float">
            <text:p>11.8951751992102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4578190497791" calcext:value-type="float">
            <text:p>-82.4578190497791</text:p>
          </table:table-cell>
          <table:table-cell office:value-type="float" office:value="-83.0156170754851" calcext:value-type="float">
            <text:p>-83.0156170754851</text:p>
          </table:table-cell>
          <table:table-cell office:value-type="float" office:value="13.0394908818984" calcext:value-type="float">
            <text:p>13.0394908818984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3.6098254881444" calcext:value-type="float">
            <text:p>-83.6098254881444</text:p>
          </table:table-cell>
          <table:table-cell office:value-type="float" office:value="-83.0156170754851" calcext:value-type="float">
            <text:p>-83.0156170754851</text:p>
          </table:table-cell>
          <table:table-cell office:value-type="float" office:value="14.244947389338" calcext:value-type="float">
            <text:p>14.244947389338</text:p>
          </table:table-cell>
          <table:table-cell office:value-type="float" office:value="43.5764042208474" calcext:value-type="float">
            <text:p>43.5764042208474</text:p>
          </table:table-cell>
          <table:table-cell office:value-type="float" office:value="12.9396042905483" calcext:value-type="float">
            <text:p>12.9396042905483</text:p>
          </table:table-cell>
          <table:table-cell office:value-type="float" office:value="-43.7224699957881" calcext:value-type="float">
            <text:p>-43.7224699957881</text:p>
          </table:table-cell>
          <table:table-cell table:number-columns-repeated="7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34.857545116672" calcext:value-type="float">
            <text:p>34.857545116672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1.4827877023205" calcext:value-type="float">
            <text:p>-81.4827877023205</text:p>
          </table:table-cell>
          <table:table-cell office:value-type="float" office:value="-82.1296718283086" calcext:value-type="float">
            <text:p>-82.1296718283086</text:p>
          </table:table-cell>
          <table:table-cell office:value-type="float" office:value="12.0992817508679" calcext:value-type="float">
            <text:p>12.0992817508679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2.3204733348453" calcext:value-type="float">
            <text:p>-82.3204733348453</text:p>
          </table:table-cell>
          <table:table-cell office:value-type="float" office:value="-82.9140553679366" calcext:value-type="float">
            <text:p>-82.9140553679366</text:p>
          </table:table-cell>
          <table:table-cell office:value-type="float" office:value="12.90275481016" calcext:value-type="float">
            <text:p>12.90275481016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4268778417011" calcext:value-type="float">
            <text:p>-83.4268778417011</text:p>
          </table:table-cell>
          <table:table-cell office:value-type="float" office:value="-82.9140553679366" calcext:value-type="float">
            <text:p>-82.9140553679366</text:p>
          </table:table-cell>
          <table:table-cell office:value-type="float" office:value="14.0463211816258" calcext:value-type="float">
            <text:p>14.0463211816258</text:p>
          </table:table-cell>
          <table:table-cell office:value-type="float" office:value="37.6447778325276" calcext:value-type="float">
            <text:p>37.6447778325276</text:p>
          </table:table-cell>
          <table:table-cell office:value-type="float" office:value="9.10111945646492" calcext:value-type="float">
            <text:p>9.10111945646492</text:p>
          </table:table-cell>
          <table:table-cell office:value-type="float" office:value="-36.6656827333079" calcext:value-type="float">
            <text:p>-36.6656827333079</text:p>
          </table:table-cell>
          <table:table-cell table:number-columns-repeated="7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34.9138398101372" calcext:value-type="float">
            <text:p>34.9138398101372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1.6379513916244" calcext:value-type="float">
            <text:p>-81.6379513916244</text:p>
          </table:table-cell>
          <table:table-cell office:value-type="float" office:value="-82.1167046454778" calcext:value-type="float">
            <text:p>-82.1167046454778</text:p>
          </table:table-cell>
          <table:table-cell office:value-type="float" office:value="12.2442366003315" calcext:value-type="float">
            <text:p>12.2442366003315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2243313343917" calcext:value-type="float">
            <text:p>-82.2243313343917</text:p>
          </table:table-cell>
          <table:table-cell office:value-type="float" office:value="-82.8226498311429" calcext:value-type="float">
            <text:p>-82.8226498311429</text:p>
          </table:table-cell>
          <table:table-cell office:value-type="float" office:value="12.8078936020092" calcext:value-type="float">
            <text:p>12.8078936020092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office:value-type="float" office:value="-83.2988144891908" calcext:value-type="float">
            <text:p>-83.2988144891908</text:p>
          </table:table-cell>
          <table:table-cell office:value-type="float" office:value="-82.8226498311429" calcext:value-type="float">
            <text:p>-82.8226498311429</text:p>
          </table:table-cell>
          <table:table-cell office:value-type="float" office:value="13.9089330382614" calcext:value-type="float">
            <text:p>13.9089330382614</text:p>
          </table:table-cell>
          <table:table-cell office:value-type="float" office:value="33.5099063653559" calcext:value-type="float">
            <text:p>33.5099063653559</text:p>
          </table:table-cell>
          <table:table-cell office:value-type="float" office:value="6.38854936158614" calcext:value-type="float">
            <text:p>6.38854936158614</text:p>
          </table:table-cell>
          <table:table-cell office:value-type="float" office:value="-31.7400750833925" calcext:value-type="float">
            <text:p>-31.7400750833925</text:p>
          </table:table-cell>
          <table:table-cell table:number-columns-repeated="7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34.8456367233414" calcext:value-type="float">
            <text:p>34.8456367233414</text:p>
          </table:table-cell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office:value-type="float" office:value="-82.046565974137" calcext:value-type="float">
            <text:p>-82.046565974137</text:p>
          </table:table-cell>
          <table:table-cell office:value-type="float" office:value="-82.20503418093" calcext:value-type="float">
            <text:p>-82.20503418093</text:p>
          </table:table-cell>
          <table:table-cell office:value-type="float" office:value="12.6343295042375" calcext:value-type="float">
            <text:p>12.6343295042375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1570319340742" calcext:value-type="float">
            <text:p>-82.1570319340742</text:p>
          </table:table-cell>
          <table:table-cell office:value-type="float" office:value="-82.7403848480286" calcext:value-type="float">
            <text:p>-82.7403848480286</text:p>
          </table:table-cell>
          <table:table-cell office:value-type="float" office:value="12.7419060274585" calcext:value-type="float">
            <text:p>12.7419060274585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2091701424335" calcext:value-type="float">
            <text:p>-83.2091701424335</text:p>
          </table:table-cell>
          <table:table-cell office:value-type="float" office:value="-82.7403848480286" calcext:value-type="float">
            <text:p>-82.7403848480286</text:p>
          </table:table-cell>
          <table:table-cell office:value-type="float" office:value="13.813561685815" calcext:value-type="float">
            <text:p>13.813561685815</text:p>
          </table:table-cell>
          <table:table-cell office:value-type="float" office:value="27.1789202723137" calcext:value-type="float">
            <text:p>27.1789202723137</text:p>
          </table:table-cell>
          <table:table-cell office:value-type="float" office:value="1.21085781406224" calcext:value-type="float">
            <text:p>1.21085781406224</text:p>
          </table:table-cell>
          <table:table-cell office:value-type="float" office:value="-24.0737348507951" calcext:value-type="float">
            <text:p>-24.073734850795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.8386826596603" calcext:value-type="float">
            <text:p>34.8386826596603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3325961818959" calcext:value-type="float">
            <text:p>-82.3325961818959</text:p>
          </table:table-cell>
          <table:table-cell office:value-type="float" office:value="-82.284530762837" calcext:value-type="float">
            <text:p>-82.284530762837</text:p>
          </table:table-cell>
          <table:table-cell office:value-type="float" office:value="12.9147659318621" calcext:value-type="float">
            <text:p>12.9147659318621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2.1099223538519" calcext:value-type="float">
            <text:p>-82.1099223538519</text:p>
          </table:table-cell>
          <table:table-cell office:value-type="float" office:value="-82.6663463632258" calcext:value-type="float">
            <text:p>-82.6663463632258</text:p>
          </table:table-cell>
          <table:table-cell office:value-type="float" office:value="12.6959171146235" calcext:value-type="float">
            <text:p>12.6959171146235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1464190997034" calcext:value-type="float">
            <text:p>-83.1464190997034</text:p>
          </table:table-cell>
          <table:table-cell office:value-type="float" office:value="-82.6663463632258" calcext:value-type="float">
            <text:p>-82.6663463632258</text:p>
          </table:table-cell>
          <table:table-cell office:value-type="float" office:value="13.7471911045275" calcext:value-type="float">
            <text:p>13.7471911045275</text:p>
          </table:table-cell>
          <table:table-cell office:value-type="float" office:value="22.5843254620998" calcext:value-type="float">
            <text:p>22.5843254620998</text:p>
          </table:table-cell>
          <table:table-cell office:value-type="float" office:value="-2.57766713336104" calcext:value-type="float">
            <text:p>-2.57766713336104</text:p>
          </table:table-cell>
          <table:table-cell office:value-type="float" office:value="-18.7844648359321" calcext:value-type="float">
            <text:p>-18.7844648359321</text:p>
          </table:table-cell>
          <table:table-cell table:number-columns-repeated="7"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34.8613523439017" calcext:value-type="float">
            <text:p>34.8613523439017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2.2328173273271" calcext:value-type="float">
            <text:p>-82.2328173273271</text:p>
          </table:table-cell>
          <table:table-cell office:value-type="float" office:value="-82.2560776865533" calcext:value-type="float">
            <text:p>-82.2560776865533</text:p>
          </table:table-cell>
          <table:table-cell office:value-type="float" office:value="12.8162384081483" calcext:value-type="float">
            <text:p>12.8162384081483</text:p>
          </table:table-cell>
          <table:table-cell office:value-type="float" office:value="-81" calcext:value-type="float">
            <text:p>-81</text:p>
          </table:table-cell>
          <table:table-cell office:value-type="float" office:value="-83" calcext:value-type="float">
            <text:p>-83</text:p>
          </table:table-cell>
          <table:table-cell office:value-type="float" office:value="-82.3769456476964" calcext:value-type="float">
            <text:p>-82.3769456476964</text:p>
          </table:table-cell>
          <table:table-cell office:value-type="float" office:value="-82.6997117269032" calcext:value-type="float">
            <text:p>-82.6997117269032</text:p>
          </table:table-cell>
          <table:table-cell office:value-type="float" office:value="12.9588020201565" calcext:value-type="float">
            <text:p>12.9588020201565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1024933697924" calcext:value-type="float">
            <text:p>-83.1024933697924</text:p>
          </table:table-cell>
          <table:table-cell office:value-type="float" office:value="-82.6997117269032" calcext:value-type="float">
            <text:p>-82.6997117269032</text:p>
          </table:table-cell>
          <table:table-cell office:value-type="float" office:value="13.7009215305254" calcext:value-type="float">
            <text:p>13.7009215305254</text:p>
          </table:table-cell>
          <table:table-cell office:value-type="float" office:value="19.746643923479" calcext:value-type="float">
            <text:p>19.746643923479</text:p>
          </table:table-cell>
          <table:table-cell office:value-type="float" office:value="1.64026493777964" calcext:value-type="float">
            <text:p>1.64026493777964</text:p>
          </table:table-cell>
          <table:table-cell office:value-type="float" office:value="-15.0641618697156" calcext:value-type="float">
            <text:p>-15.0641618697156</text:p>
          </table:table-cell>
          <table:table-cell table:number-columns-repeated="7"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34.7931536975439" calcext:value-type="float">
            <text:p>34.7931536975439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162972129129" calcext:value-type="float">
            <text:p>-82.162972129129</text:p>
          </table:table-cell>
          <table:table-cell office:value-type="float" office:value="-82.230469917898" calcext:value-type="float">
            <text:p>-82.230469917898</text:p>
          </table:table-cell>
          <table:table-cell office:value-type="float" office:value="12.7477167286736" calcext:value-type="float">
            <text:p>12.7477167286736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5638619533874" calcext:value-type="float">
            <text:p>-82.5638619533874</text:p>
          </table:table-cell>
          <table:table-cell office:value-type="float" office:value="-82.7297405542129" calcext:value-type="float">
            <text:p>-82.7297405542129</text:p>
          </table:table-cell>
          <table:table-cell office:value-type="float" office:value="13.1460535928186" calcext:value-type="float">
            <text:p>13.1460535928186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0717453588547" calcext:value-type="float">
            <text:p>-83.0717453588547</text:p>
          </table:table-cell>
          <table:table-cell office:value-type="float" office:value="-82.7297405542129" calcext:value-type="float">
            <text:p>-82.7297405542129</text:p>
          </table:table-cell>
          <table:table-cell office:value-type="float" office:value="13.6686255203083" calcext:value-type="float">
            <text:p>13.6686255203083</text:p>
          </table:table-cell>
          <table:table-cell office:value-type="float" office:value="17.6820210753047" calcext:value-type="float">
            <text:p>17.6820210753047</text:p>
          </table:table-cell>
          <table:table-cell office:value-type="float" office:value="4.65838330488877" calcext:value-type="float">
            <text:p>4.65838330488877</text:p>
          </table:table-cell>
          <table:table-cell office:value-type="float" office:value="-12.9335147539714" calcext:value-type="float">
            <text:p>-12.9335147539714</text:p>
          </table:table-cell>
          <table:table-cell table:number-columns-repeated="7"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34.722883072963" calcext:value-type="float">
            <text:p>34.722883072963</text:p>
          </table:table-cell>
          <table:table-cell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  <table:table-cell office:value-type="float" office:value="-82.1140804903903" calcext:value-type="float">
            <text:p>-82.1140804903903</text:p>
          </table:table-cell>
          <table:table-cell office:value-type="float" office:value="-82.2074229261082" calcext:value-type="float">
            <text:p>-82.2074229261082</text:p>
          </table:table-cell>
          <table:table-cell office:value-type="float" office:value="12.6999696476464" calcext:value-type="float">
            <text:p>12.6999696476464</text:p>
          </table:table-cell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office:value-type="float" office:value="-82.6947033673712" calcext:value-type="float">
            <text:p>-82.6947033673712</text:p>
          </table:table-cell>
          <table:table-cell office:value-type="float" office:value="-82.7567664987916" calcext:value-type="float">
            <text:p>-82.7567664987916</text:p>
          </table:table-cell>
          <table:table-cell office:value-type="float" office:value="13.2787372936599" calcext:value-type="float">
            <text:p>13.2787372936599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3.3502217511983" calcext:value-type="float">
            <text:p>-83.3502217511983</text:p>
          </table:table-cell>
          <table:table-cell office:value-type="float" office:value="-82.7567664987916" calcext:value-type="float">
            <text:p>-82.7567664987916</text:p>
          </table:table-cell>
          <table:table-cell office:value-type="float" office:value="13.963921274944" calcext:value-type="float">
            <text:p>13.963921274944</text:p>
          </table:table-cell>
          <table:table-cell office:value-type="float" office:value="24.175648695173" calcext:value-type="float">
            <text:p>24.175648695173</text:p>
          </table:table-cell>
          <table:table-cell office:value-type="float" office:value="6.80437957404292" calcext:value-type="float">
            <text:p>6.80437957404292</text:p>
          </table:table-cell>
          <table:table-cell office:value-type="float" office:value="-21.5096765994268" calcext:value-type="float">
            <text:p>-21.5096765994268</text:p>
          </table:table-cell>
          <table:table-cell table:number-columns-repeated="7"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34.5904512796388" calcext:value-type="float">
            <text:p>34.5904512796388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798563432732" calcext:value-type="float">
            <text:p>-82.0798563432732</text:p>
          </table:table-cell>
          <table:table-cell office:value-type="float" office:value="-82.1866806334974" calcext:value-type="float">
            <text:p>-82.1866806334974</text:p>
          </table:table-cell>
          <table:table-cell office:value-type="float" office:value="12.6666531397958" calcext:value-type="float">
            <text:p>12.6666531397958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7862923571598" calcext:value-type="float">
            <text:p>-82.7862923571598</text:p>
          </table:table-cell>
          <table:table-cell office:value-type="float" office:value="-82.7810898489124" calcext:value-type="float">
            <text:p>-82.7810898489124</text:p>
          </table:table-cell>
          <table:table-cell office:value-type="float" office:value="13.3724118962145" calcext:value-type="float">
            <text:p>13.3724118962145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office:value-type="float" office:value="-83.2451552258388" calcext:value-type="float">
            <text:p>-83.2451552258388</text:p>
          </table:table-cell>
          <table:table-cell office:value-type="float" office:value="-82.7810898489124" calcext:value-type="float">
            <text:p>-82.7810898489124</text:p>
          </table:table-cell>
          <table:table-cell office:value-type="float" office:value="13.8517668885366" calcext:value-type="float">
            <text:p>13.8517668885366</text:p>
          </table:table-cell>
          <table:table-cell office:value-type="float" office:value="20.671812847342" calcext:value-type="float">
            <text:p>20.671812847342</text:p>
          </table:table-cell>
          <table:table-cell office:value-type="float" office:value="8.32331734460002" calcext:value-type="float">
            <text:p>8.32331734460002</text:p>
          </table:table-cell>
          <table:table-cell office:value-type="float" office:value="-18.1044609478484" calcext:value-type="float">
            <text:p>-18.1044609478484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.3032153522061" calcext:value-type="float">
            <text:p>34.3032153522061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558994402912" calcext:value-type="float">
            <text:p>-82.0558994402912</text:p>
          </table:table-cell>
          <table:table-cell office:value-type="float" office:value="-82.1680125701476" calcext:value-type="float">
            <text:p>-82.1680125701476</text:p>
          </table:table-cell>
          <table:table-cell office:value-type="float" office:value="12.6433836015329" calcext:value-type="float">
            <text:p>12.6433836015329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8504046500119" calcext:value-type="float">
            <text:p>-82.8504046500119</text:p>
          </table:table-cell>
          <table:table-cell office:value-type="float" office:value="-82.8029808640212" calcext:value-type="float">
            <text:p>-82.8029808640212</text:p>
          </table:table-cell>
          <table:table-cell office:value-type="float" office:value="13.4383770325653" calcext:value-type="float">
            <text:p>13.4383770325653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1716086580871" calcext:value-type="float">
            <text:p>-83.1716086580871</text:p>
          </table:table-cell>
          <table:table-cell office:value-type="float" office:value="-82.8029808640212" calcext:value-type="float">
            <text:p>-82.8029808640212</text:p>
          </table:table-cell>
          <table:table-cell office:value-type="float" office:value="13.7737952216564" calcext:value-type="float">
            <text:p>13.7737952216564</text:p>
          </table:table-cell>
          <table:table-cell office:value-type="float" office:value="18.2358791317891" calcext:value-type="float">
            <text:p>18.2358791317891</text:p>
          </table:table-cell>
          <table:table-cell office:value-type="float" office:value="9.39492198812159" calcext:value-type="float">
            <text:p>9.39492198812159</text:p>
          </table:table-cell>
          <table:table-cell office:value-type="float" office:value="-15.8573761735337" calcext:value-type="float">
            <text:p>-15.8573761735337</text:p>
          </table:table-cell>
          <table:table-cell table:number-columns-repeated="7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34.0354769981923" calcext:value-type="float">
            <text:p>34.0354769981923</text:p>
          </table:table-cell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office:value-type="float" office:value="-82.0391296082039" calcext:value-type="float">
            <text:p>-82.0391296082039</text:p>
          </table:table-cell>
          <table:table-cell office:value-type="float" office:value="-82.1512113131329" calcext:value-type="float">
            <text:p>-82.1512113131329</text:p>
          </table:table-cell>
          <table:table-cell office:value-type="float" office:value="12.6271203643584" calcext:value-type="float">
            <text:p>12.6271203643584</text:p>
          </table:table-cell>
          <table:table-cell office:value-type="float" office:value="-81" calcext:value-type="float">
            <text:p>-81</text:p>
          </table:table-cell>
          <table:table-cell office:value-type="float" office:value="-83" calcext:value-type="float">
            <text:p>-83</text:p>
          </table:table-cell>
          <table:table-cell office:value-type="float" office:value="-82.8952832550083" calcext:value-type="float">
            <text:p>-82.8952832550083</text:p>
          </table:table-cell>
          <table:table-cell office:value-type="float" office:value="-82.8226827776191" calcext:value-type="float">
            <text:p>-82.8226827776191</text:p>
          </table:table-cell>
          <table:table-cell office:value-type="float" office:value="13.4847461463843" calcext:value-type="float">
            <text:p>13.4847461463843</text:p>
          </table:table-cell>
          <table:table-cell office:value-type="float" office:value="-82" calcext:value-type="float">
            <text:p>-82</text:p>
          </table:table-cell>
          <table:table-cell office:value-type="float" office:value="-84" calcext:value-type="float">
            <text:p>-84</text:p>
          </table:table-cell>
          <table:table-cell office:value-type="float" office:value="-83.420126060661" calcext:value-type="float">
            <text:p>-83.420126060661</text:p>
          </table:table-cell>
          <table:table-cell office:value-type="float" office:value="-82.8226827776191" calcext:value-type="float">
            <text:p>-82.8226827776191</text:p>
          </table:table-cell>
          <table:table-cell office:value-type="float" office:value="14.0390440060442" calcext:value-type="float">
            <text:p>14.0390440060442</text:p>
          </table:table-cell>
          <table:table-cell office:value-type="float" office:value="24.6030310177454" calcext:value-type="float">
            <text:p>24.6030310177454</text:p>
          </table:table-cell>
          <table:table-cell office:value-type="float" office:value="10.1491863347413" calcext:value-type="float">
            <text:p>10.1491863347413</text:p>
          </table:table-cell>
          <table:table-cell office:value-type="float" office:value="-23.2074599220448" calcext:value-type="float">
            <text:p>-23.2074599220448</text:p>
          </table:table-cell>
          <table:table-cell table:number-columns-repeated="7"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33.7667125051238" calcext:value-type="float">
            <text:p>33.7667125051238</text:p>
          </table:table-cell>
          <table:table-cell office:value-type="float" office:value="-81" calcext:value-type="float">
            <text:p>-81</text:p>
          </table:table-cell>
          <table:table-cell office:value-type="float" office:value="-83" calcext:value-type="float">
            <text:p>-83</text:p>
          </table:table-cell>
          <table:table-cell office:value-type="float" office:value="-82.3273907257427" calcext:value-type="float">
            <text:p>-82.3273907257427</text:p>
          </table:table-cell>
          <table:table-cell office:value-type="float" office:value="-82.2360901818196" calcext:value-type="float">
            <text:p>-82.2360901818196</text:p>
          </table:table-cell>
          <table:table-cell office:value-type="float" office:value="12.9096070805444" calcext:value-type="float">
            <text:p>12.9096070805444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9266982785058" calcext:value-type="float">
            <text:p>-82.9266982785058</text:p>
          </table:table-cell>
          <table:table-cell office:value-type="float" office:value="-82.8404144998572" calcext:value-type="float">
            <text:p>-82.8404144998572</text:p>
          </table:table-cell>
          <table:table-cell office:value-type="float" office:value="13.517299691227" calcext:value-type="float">
            <text:p>13.517299691227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3.5940882424627" calcext:value-type="float">
            <text:p>-83.5940882424627</text:p>
          </table:table-cell>
          <table:table-cell office:value-type="float" office:value="-82.8404144998572" calcext:value-type="float">
            <text:p>-82.8404144998572</text:p>
          </table:table-cell>
          <table:table-cell office:value-type="float" office:value="14.2277516145954" calcext:value-type="float">
            <text:p>14.2277516145954</text:p>
          </table:table-cell>
          <table:table-cell office:value-type="float" office:value="25.6166615142698" calcext:value-type="float">
            <text:p>25.6166615142698</text:p>
          </table:table-cell>
          <table:table-cell office:value-type="float" office:value="7.26974362200077" calcext:value-type="float">
            <text:p>7.26974362200077</text:p>
          </table:table-cell>
          <table:table-cell office:value-type="float" office:value="-23.1325405246672" calcext:value-type="float">
            <text:p>-23.1325405246672</text:p>
          </table:table-cell>
          <table:table-cell table:number-columns-repeated="7"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33.5343942413303" calcext:value-type="float">
            <text:p>33.5343942413303</text:p>
          </table:table-cell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office:value-type="float" office:value="-82.5291735080199" calcext:value-type="float">
            <text:p>-82.5291735080199</text:p>
          </table:table-cell>
          <table:table-cell office:value-type="float" office:value="-82.3124811636376" calcext:value-type="float">
            <text:p>-82.3124811636376</text:p>
          </table:table-cell>
          <table:table-cell office:value-type="float" office:value="13.1110996109647" calcext:value-type="float">
            <text:p>13.1110996109647</text:p>
          </table:table-cell>
          <table:table-cell office:value-type="float" office:value="-81" calcext:value-type="float">
            <text:p>-81</text:p>
          </table:table-cell>
          <table:table-cell office:value-type="float" office:value="-84" calcext:value-type="float">
            <text:p>-84</text:p>
          </table:table-cell>
          <table:table-cell office:value-type="float" office:value="-83.2486887949541" calcext:value-type="float">
            <text:p>-83.2486887949541</text:p>
          </table:table-cell>
          <table:table-cell office:value-type="float" office:value="-82.9563730498715" calcext:value-type="float">
            <text:p>-82.9563730498715</text:p>
          </table:table-cell>
          <table:table-cell office:value-type="float" office:value="13.8555241558357" calcext:value-type="float">
            <text:p>13.8555241558357</text:p>
          </table:table-cell>
          <table:table-cell office:value-type="float" office:value="-83" calcext:value-type="float">
            <text:p>-83</text:p>
          </table:table-cell>
          <table:table-cell office:value-type="float" office:value="-85" calcext:value-type="float">
            <text:p>-85</text:p>
          </table:table-cell>
          <table:table-cell office:value-type="float" office:value="-84.0158617697239" calcext:value-type="float">
            <text:p>-84.0158617697239</text:p>
          </table:table-cell>
          <table:table-cell office:value-type="float" office:value="-82.9563730498715" calcext:value-type="float">
            <text:p>-82.9563730498715</text:p>
          </table:table-cell>
          <table:table-cell office:value-type="float" office:value="14.6958730721374" calcext:value-type="float">
            <text:p>14.6958730721374</text:p>
          </table:table-cell>
          <table:table-cell office:value-type="float" office:value="31.4336668871647" calcext:value-type="float">
            <text:p>31.4336668871647</text:p>
          </table:table-cell>
          <table:table-cell office:value-type="float" office:value="9.09482573832182" calcext:value-type="float">
            <text:p>9.09482573832182</text:p>
          </table:table-cell>
          <table:table-cell office:value-type="float" office:value="-29.8278748389351" calcext:value-type="float">
            <text:p>-29.8278748389351</text:p>
          </table:table-cell>
          <table:table-cell table:number-columns-repeated="7"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33.3117670565145" calcext:value-type="float">
            <text:p>33.3117670565145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6704214556139" calcext:value-type="float">
            <text:p>-82.6704214556139</text:p>
          </table:table-cell>
          <table:table-cell office:value-type="float" office:value="-82.3812330472738" calcext:value-type="float">
            <text:p>-82.3812330472738</text:p>
          </table:table-cell>
          <table:table-cell office:value-type="float" office:value="13.2540126834401" calcext:value-type="float">
            <text:p>13.2540126834401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3.4740821564678" calcext:value-type="float">
            <text:p>-83.4740821564678</text:p>
          </table:table-cell>
          <table:table-cell office:value-type="float" office:value="-83.0607357448843" calcext:value-type="float">
            <text:p>-83.0607357448843</text:p>
          </table:table-cell>
          <table:table-cell office:value-type="float" office:value="14.0973042186436" calcext:value-type="float">
            <text:p>14.0973042186436</text:p>
          </table:table-cell>
          <table:table-cell office:value-type="float" office:value="-85" calcext:value-type="float">
            <text:p>-85</text:p>
          </table:table-cell>
          <table:table-cell office:value-type="float" office:value="-87" calcext:value-type="float">
            <text:p>-87</text:p>
          </table:table-cell>
          <table:table-cell office:value-type="float" office:value="-84.9111032388067" calcext:value-type="float">
            <text:p>-84.9111032388067</text:p>
          </table:table-cell>
          <table:table-cell office:value-type="float" office:value="-83.0607357448843" calcext:value-type="float">
            <text:p>-83.0607357448843</text:p>
          </table:table-cell>
          <table:table-cell office:value-type="float" office:value="15.7411614979613" calcext:value-type="float">
            <text:p>15.7411614979613</text:p>
          </table:table-cell>
          <table:table-cell office:value-type="float" office:value="55.6462683560464" calcext:value-type="float">
            <text:p>55.6462683560464</text:p>
          </table:table-cell>
          <table:table-cell office:value-type="float" office:value="10.4541518273612" calcext:value-type="float">
            <text:p>10.4541518273612</text:p>
          </table:table-cell>
          <table:table-cell office:value-type="float" office:value="-54.9502111212451" calcext:value-type="float">
            <text:p>-54.950211121245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3.0355446025763" calcext:value-type="float">
            <text:p>33.0355446025763</text:p>
          </table:table-cell>
          <table:table-cell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  <table:table-cell office:value-type="float" office:value="-82.4692950189297" calcext:value-type="float">
            <text:p>-82.4692950189297</text:p>
          </table:table-cell>
          <table:table-cell office:value-type="float" office:value="-82.3431097425465" calcext:value-type="float">
            <text:p>-82.3431097425465</text:p>
          </table:table-cell>
          <table:table-cell office:value-type="float" office:value="13.0509812970802" calcext:value-type="float">
            <text:p>13.0509812970802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3.6318575095275" calcext:value-type="float">
            <text:p>-83.6318575095275</text:p>
          </table:table-cell>
          <table:table-cell office:value-type="float" office:value="-83.1546621703959" calcext:value-type="float">
            <text:p>-83.1546621703959</text:p>
          </table:table-cell>
          <table:table-cell office:value-type="float" office:value="14.2690562607226" calcext:value-type="float">
            <text:p>14.2690562607226</text:p>
          </table:table-cell>
          <table:table-cell office:value-type="float" office:value="-84" calcext:value-type="float">
            <text:p>-84</text:p>
          </table:table-cell>
          <table:table-cell office:value-type="float" office:value="-87" calcext:value-type="float">
            <text:p>-87</text:p>
          </table:table-cell>
          <table:table-cell office:value-type="float" office:value="-85.5377722671647" calcext:value-type="float">
            <text:p>-85.5377722671647</text:p>
          </table:table-cell>
          <table:table-cell office:value-type="float" office:value="-83.1546621703959" calcext:value-type="float">
            <text:p>-83.1546621703959</text:p>
          </table:table-cell>
          <table:table-cell office:value-type="float" office:value="16.5167936199517" calcext:value-type="float">
            <text:p>16.5167936199517</text:p>
          </table:table-cell>
          <table:table-cell office:value-type="float" office:value="78.8582814723235" calcext:value-type="float">
            <text:p>78.8582814723235</text:p>
          </table:table-cell>
          <table:table-cell office:value-type="float" office:value="15.0962971613312" calcext:value-type="float">
            <text:p>15.0962971613312</text:p>
          </table:table-cell>
          <table:table-cell office:value-type="float" office:value="-79.1250205869603" calcext:value-type="float">
            <text:p>-79.1250205869603</text:p>
          </table:table-cell>
          <table:table-cell table:number-columns-repeated="7"/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32.734830083469" calcext:value-type="float">
            <text:p>32.734830083469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2.3285065132508" calcext:value-type="float">
            <text:p>-82.3285065132508</text:p>
          </table:table-cell>
          <table:table-cell office:value-type="float" office:value="-82.3087987682918" calcext:value-type="float">
            <text:p>-82.3087987682918</text:p>
          </table:table-cell>
          <table:table-cell office:value-type="float" office:value="12.9107127047793" calcext:value-type="float">
            <text:p>12.9107127047793</text:p>
          </table:table-cell>
          <table:table-cell office:value-type="float" office:value="-82" calcext:value-type="float">
            <text:p>-82</text:p>
          </table:table-cell>
          <table:table-cell office:value-type="float" office:value="-84" calcext:value-type="float">
            <text:p>-84</text:p>
          </table:table-cell>
          <table:table-cell office:value-type="float" office:value="-83.7423002566692" calcext:value-type="float">
            <text:p>-83.7423002566692</text:p>
          </table:table-cell>
          <table:table-cell office:value-type="float" office:value="-83.2391959533563" calcext:value-type="float">
            <text:p>-83.2391959533563</text:p>
          </table:table-cell>
          <table:table-cell office:value-type="float" office:value="14.39052622331" calcext:value-type="float">
            <text:p>14.39052622331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5.9764405870153" calcext:value-type="float">
            <text:p>-85.9764405870153</text:p>
          </table:table-cell>
          <table:table-cell office:value-type="float" office:value="-83.2391959533563" calcext:value-type="float">
            <text:p>-83.2391959533563</text:p>
          </table:table-cell>
          <table:table-cell office:value-type="float" office:value="17.0823658786771" calcext:value-type="float">
            <text:p>17.0823658786771</text:p>
          </table:table-cell>
          <table:table-cell office:value-type="float" office:value="96.3829897077907" calcext:value-type="float">
            <text:p>96.3829897077907</text:p>
          </table:table-cell>
          <table:table-cell office:value-type="float" office:value="18.3339738356477" calcext:value-type="float">
            <text:p>18.3339738356477</text:p>
          </table:table-cell>
          <table:table-cell office:value-type="float" office:value="-97.1613702367555" calcext:value-type="float">
            <text:p>-97.1613702367555</text:p>
          </table:table-cell>
          <table:table-cell table:number-columns-repeated="7"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32.4614940054724" calcext:value-type="float">
            <text:p>32.4614940054724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2299545592756" calcext:value-type="float">
            <text:p>-82.2299545592756</text:p>
          </table:table-cell>
          <table:table-cell office:value-type="float" office:value="-82.2779188914627" calcext:value-type="float">
            <text:p>-82.2779188914627</text:p>
          </table:table-cell>
          <table:table-cell office:value-type="float" office:value="12.8134226622414" calcext:value-type="float">
            <text:p>12.8134226622414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office:value-type="float" office:value="-83.8196101796685" calcext:value-type="float">
            <text:p>-83.8196101796685</text:p>
          </table:table-cell>
          <table:table-cell office:value-type="float" office:value="-83.3152763580207" calcext:value-type="float">
            <text:p>-83.3152763580207</text:p>
          </table:table-cell>
          <table:table-cell office:value-type="float" office:value="14.4761699359791" calcext:value-type="float">
            <text:p>14.4761699359791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6.2835084109107" calcext:value-type="float">
            <text:p>-86.2835084109107</text:p>
          </table:table-cell>
          <table:table-cell office:value-type="float" office:value="-83.3152763580207" calcext:value-type="float">
            <text:p>-83.3152763580207</text:p>
          </table:table-cell>
          <table:table-cell office:value-type="float" office:value="17.4897504839397" calcext:value-type="float">
            <text:p>17.4897504839397</text:p>
          </table:table-cell>
          <table:table-cell office:value-type="float" office:value="109.323947996046" calcext:value-type="float">
            <text:p>109.323947996046</text:p>
          </table:table-cell>
          <table:table-cell office:value-type="float" office:value="20.5953162245929" calcext:value-type="float">
            <text:p>20.5953162245929</text:p>
          </table:table-cell>
          <table:table-cell office:value-type="float" office:value="-110.410869603669" calcext:value-type="float">
            <text:p>-110.410869603669</text:p>
          </table:table-cell>
          <table:table-cell table:number-columns-repeated="7"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32.1392078496788" calcext:value-type="float">
            <text:p>32.1392078496788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1609681914929" calcext:value-type="float">
            <text:p>-82.1609681914929</text:p>
          </table:table-cell>
          <table:table-cell office:value-type="float" office:value="-82.2501270023164" calcext:value-type="float">
            <text:p>-82.2501270023164</text:p>
          </table:table-cell>
          <table:table-cell office:value-type="float" office:value="12.7457561799421" calcext:value-type="float">
            <text:p>12.7457561799421</text:p>
          </table:table-cell>
          <table:table-cell office:value-type="float" office:value="-82" calcext:value-type="float">
            <text:p>-82</text:p>
          </table:table-cell>
          <table:table-cell office:value-type="float" office:value="-84" calcext:value-type="float">
            <text:p>-84</text:p>
          </table:table-cell>
          <table:table-cell office:value-type="float" office:value="-83.8737271257679" calcext:value-type="float">
            <text:p>-83.8737271257679</text:p>
          </table:table-cell>
          <table:table-cell office:value-type="float" office:value="-83.3837487222186" calcext:value-type="float">
            <text:p>-83.3837487222186</text:p>
          </table:table-cell>
          <table:table-cell office:value-type="float" office:value="14.5364236259713" calcext:value-type="float">
            <text:p>14.5364236259713</text:p>
          </table:table-cell>
          <table:table-cell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  <table:table-cell office:value-type="float" office:value="-85.8984558876375" calcext:value-type="float">
            <text:p>-85.8984558876375</text:p>
          </table:table-cell>
          <table:table-cell office:value-type="float" office:value="-83.3837487222186" calcext:value-type="float">
            <text:p>-83.3837487222186</text:p>
          </table:table-cell>
          <table:table-cell office:value-type="float" office:value="16.980423970353" calcext:value-type="float">
            <text:p>16.980423970353</text:p>
          </table:table-cell>
          <table:table-cell office:value-type="float" office:value="93.441186391372" calcext:value-type="float">
            <text:p>93.441186391372</text:p>
          </table:table-cell>
          <table:table-cell office:value-type="float" office:value="22.1760505614391" calcext:value-type="float">
            <text:p>22.1760505614391</text:p>
          </table:table-cell>
          <table:table-cell office:value-type="float" office:value="-95.067268497355" calcext:value-type="float">
            <text:p>-95.067268497355</text:p>
          </table:table-cell>
          <table:table-cell table:number-columns-repeated="7"/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31.8409895899113" calcext:value-type="float">
            <text:p>31.8409895899113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112677734045" calcext:value-type="float">
            <text:p>-82.112677734045</text:p>
          </table:table-cell>
          <table:table-cell office:value-type="float" office:value="-82.2251143020848" calcext:value-type="float">
            <text:p>-82.2251143020848</text:p>
          </table:table-cell>
          <table:table-cell office:value-type="float" office:value="12.6986023723101" calcext:value-type="float">
            <text:p>12.6986023723101</text:p>
          </table:table-cell>
          <table:table-cell office:value-type="float" office:value="-89" calcext:value-type="float">
            <text:p>-89</text:p>
          </table:table-cell>
          <table:table-cell office:value-type="float" office:value="-84" calcext:value-type="float">
            <text:p>-84</text:p>
          </table:table-cell>
          <table:table-cell office:value-type="float" office:value="-83.9116089880375" calcext:value-type="float">
            <text:p>-83.9116089880375</text:p>
          </table:table-cell>
          <table:table-cell office:value-type="float" office:value="-83.4453738499968" calcext:value-type="float">
            <text:p>-83.4453738499968</text:p>
          </table:table-cell>
          <table:table-cell office:value-type="float" office:value="14.5787503681613" calcext:value-type="float">
            <text:p>14.5787503681613</text:p>
          </table:table-cell>
          <table:table-cell office:value-type="float" office:value="-87" calcext:value-type="float">
            <text:p>-87</text:p>
          </table:table-cell>
          <table:table-cell office:value-type="float" office:value="-85" calcext:value-type="float">
            <text:p>-85</text:p>
          </table:table-cell>
          <table:table-cell office:value-type="float" office:value="-85.6289191213462" calcext:value-type="float">
            <text:p>-85.6289191213462</text:p>
          </table:table-cell>
          <table:table-cell office:value-type="float" office:value="-83.4453738499968" calcext:value-type="float">
            <text:p>-83.4453738499968</text:p>
          </table:table-cell>
          <table:table-cell office:value-type="float" office:value="16.6327465854482" calcext:value-type="float">
            <text:p>16.6327465854482</text:p>
          </table:table-cell>
          <table:table-cell office:value-type="float" office:value="82.8625646255893" calcext:value-type="float">
            <text:p>82.8625646255893</text:p>
          </table:table-cell>
          <table:table-cell office:value-type="float" office:value="23.2815727668742" calcext:value-type="float">
            <text:p>23.2815727668742</text:p>
          </table:table-cell>
          <table:table-cell office:value-type="float" office:value="-84.9884657406029" calcext:value-type="float">
            <text:p>-84.9884657406029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.5903471074425" calcext:value-type="float">
            <text:p>31.5903471074425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788744138315" calcext:value-type="float">
            <text:p>-82.0788744138315</text:p>
          </table:table-cell>
          <table:table-cell office:value-type="float" office:value="-82.2026028718763" calcext:value-type="float">
            <text:p>-82.2026028718763</text:p>
          </table:table-cell>
          <table:table-cell office:value-type="float" office:value="12.6656985424366" calcext:value-type="float">
            <text:p>12.6656985424366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3.9381262916263" calcext:value-type="float">
            <text:p>-83.9381262916263</text:p>
          </table:table-cell>
          <table:table-cell office:value-type="float" office:value="-83.5008364649971" calcext:value-type="float">
            <text:p>-83.5008364649971</text:p>
          </table:table-cell>
          <table:table-cell office:value-type="float" office:value="14.6084523976108" calcext:value-type="float">
            <text:p>14.6084523976108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5.4402433849424" calcext:value-type="float">
            <text:p>-85.4402433849424</text:p>
          </table:table-cell>
          <table:table-cell office:value-type="float" office:value="-83.5008364649971" calcext:value-type="float">
            <text:p>-83.5008364649971</text:p>
          </table:table-cell>
          <table:table-cell office:value-type="float" office:value="16.3936168091103" calcext:value-type="float">
            <text:p>16.3936168091103</text:p>
          </table:table-cell>
          <table:table-cell office:value-type="float" office:value="75.7104277580758" calcext:value-type="float">
            <text:p>75.7104277580758</text:p>
          </table:table-cell>
          <table:table-cell office:value-type="float" office:value="24.0549826751735" calcext:value-type="float">
            <text:p>24.0549826751735</text:p>
          </table:table-cell>
          <table:table-cell office:value-type="float" office:value="-78.2658569317659" calcext:value-type="float">
            <text:p>-78.2658569317659</text:p>
          </table:table-cell>
          <table:table-cell table:number-columns-repeated="7"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31.3480314638989" calcext:value-type="float">
            <text:p>31.3480314638989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2.055212089682" calcext:value-type="float">
            <text:p>-82.055212089682</text:p>
          </table:table-cell>
          <table:table-cell office:value-type="float" office:value="-82.1823425846887" calcext:value-type="float">
            <text:p>-82.1823425846887</text:p>
          </table:table-cell>
          <table:table-cell office:value-type="float" office:value="12.6427166034053" calcext:value-type="float">
            <text:p>12.6427166034053</text:p>
          </table:table-cell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office:value-type="float" office:value="-83.6566884041384" calcext:value-type="float">
            <text:p>-83.6566884041384</text:p>
          </table:table-cell>
          <table:table-cell office:value-type="float" office:value="-83.4507528184974" calcext:value-type="float">
            <text:p>-83.4507528184974</text:p>
          </table:table-cell>
          <table:table-cell office:value-type="float" office:value="14.2962767523641" calcext:value-type="float">
            <text:p>14.2962767523641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5.0081703694596" calcext:value-type="float">
            <text:p>-85.0081703694596</text:p>
          </table:table-cell>
          <table:table-cell office:value-type="float" office:value="-83.4507528184974" calcext:value-type="float">
            <text:p>-83.4507528184974</text:p>
          </table:table-cell>
          <table:table-cell office:value-type="float" office:value="15.8588738914323" calcext:value-type="float">
            <text:p>15.8588738914323</text:p>
          </table:table-cell>
          <table:table-cell office:value-type="float" office:value="64.1881321809589" calcext:value-type="float">
            <text:p>64.1881321809589</text:p>
          </table:table-cell>
          <table:table-cell office:value-type="float" office:value="20.2178390300764" calcext:value-type="float">
            <text:p>20.2178390300764</text:p>
          </table:table-cell>
          <table:table-cell office:value-type="float" office:value="-65.9415111460226" calcext:value-type="float">
            <text:p>-65.9415111460226</text:p>
          </table:table-cell>
          <table:table-cell table:number-columns-repeated="7"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31.0625142060082" calcext:value-type="float">
            <text:p>31.0625142060082</text:p>
          </table:table-cell>
          <table:table-cell office:value-type="float" office:value="-81" calcext:value-type="float">
            <text:p>-81</text:p>
          </table:table-cell>
          <table:table-cell office:value-type="float" office:value="-83" calcext:value-type="float">
            <text:p>-83</text:p>
          </table:table-cell>
          <table:table-cell office:value-type="float" office:value="-82.3386484627774" calcext:value-type="float">
            <text:p>-82.3386484627774</text:p>
          </table:table-cell>
          <table:table-cell office:value-type="float" office:value="-82.2641083262198" calcext:value-type="float">
            <text:p>-82.2641083262198</text:p>
          </table:table-cell>
          <table:table-cell office:value-type="float" office:value="12.9207666181636" calcext:value-type="float">
            <text:p>12.9207666181636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office:value-type="float" office:value="-83.4596818828969" calcext:value-type="float">
            <text:p>-83.4596818828969</text:p>
          </table:table-cell>
          <table:table-cell office:value-type="float" office:value="-83.4056775366477" calcext:value-type="float">
            <text:p>-83.4056775366477</text:p>
          </table:table-cell>
          <table:table-cell office:value-type="float" office:value="14.0817316137041" calcext:value-type="float">
            <text:p>14.0817316137041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4.7057192586218" calcext:value-type="float">
            <text:p>-84.7057192586218</text:p>
          </table:table-cell>
          <table:table-cell office:value-type="float" office:value="-83.4056775366477" calcext:value-type="float">
            <text:p>-83.4056775366477</text:p>
          </table:table-cell>
          <table:table-cell office:value-type="float" office:value="15.4949665113856" calcext:value-type="float">
            <text:p>15.4949665113856</text:p>
          </table:table-cell>
          <table:table-cell office:value-type="float" office:value="53.0248827952407" calcext:value-type="float">
            <text:p>53.0248827952407</text:p>
          </table:table-cell>
          <table:table-cell office:value-type="float" office:value="14.219525108792" calcext:value-type="float">
            <text:p>14.219525108792</text:p>
          </table:table-cell>
          <table:table-cell office:value-type="float" office:value="-53.2200053894622" calcext:value-type="float">
            <text:p>-53.2200053894622</text:p>
          </table:table-cell>
          <table:table-cell table:number-columns-repeated="7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30.8771005979945" calcext:value-type="float">
            <text:p>30.8771005979945</text:p>
          </table:table-cell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office:value-type="float" office:value="-82.5370539239442" calcext:value-type="float">
            <text:p>-82.5370539239442</text:p>
          </table:table-cell>
          <table:table-cell office:value-type="float" office:value="-82.3376974935978" calcext:value-type="float">
            <text:p>-82.3376974935978</text:p>
          </table:table-cell>
          <table:table-cell office:value-type="float" office:value="13.1190321832399" calcext:value-type="float">
            <text:p>13.1190321832399</text:p>
          </table:table-cell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office:value-type="float" office:value="-83.3217773180278" calcext:value-type="float">
            <text:p>-83.3217773180278</text:p>
          </table:table-cell>
          <table:table-cell office:value-type="float" office:value="-83.3651097829829" calcext:value-type="float">
            <text:p>-83.3651097829829</text:p>
          </table:table-cell>
          <table:table-cell office:value-type="float" office:value="13.9334686227898" calcext:value-type="float">
            <text:p>13.9334686227898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4.1940034810352" calcext:value-type="float">
            <text:p>-84.1940034810352</text:p>
          </table:table-cell>
          <table:table-cell office:value-type="float" office:value="-83.3651097829829" calcext:value-type="float">
            <text:p>-83.3651097829829</text:p>
          </table:table-cell>
          <table:table-cell office:value-type="float" office:value="14.8981879670616" calcext:value-type="float">
            <text:p>14.8981879670616</text:p>
          </table:table-cell>
          <table:table-cell office:value-type="float" office:value="35.8461050721297" calcext:value-type="float">
            <text:p>35.8461050721297</text:p>
          </table:table-cell>
          <table:table-cell office:value-type="float" office:value="9.98479201699248" calcext:value-type="float">
            <text:p>9.98479201699248</text:p>
          </table:table-cell>
          <table:table-cell office:value-type="float" office:value="-34.6758782346202" calcext:value-type="float">
            <text:p>-34.6758782346202</text:p>
          </table:table-cell>
          <table:table-cell table:number-columns-repeated="7"/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30.7925636721959" calcext:value-type="float">
            <text:p>30.7925636721959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6759377467609" calcext:value-type="float">
            <text:p>-82.6759377467609</text:p>
          </table:table-cell>
          <table:table-cell office:value-type="float" office:value="-82.403927744238" calcext:value-type="float">
            <text:p>-82.403927744238</text:p>
          </table:table-cell>
          <table:table-cell office:value-type="float" office:value="13.2596255011442" calcext:value-type="float">
            <text:p>13.2596255011442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office:value-type="float" office:value="-83.2252441226195" calcext:value-type="float">
            <text:p>-83.2252441226195</text:p>
          </table:table-cell>
          <table:table-cell office:value-type="float" office:value="-83.3285988046846" calcext:value-type="float">
            <text:p>-83.3285988046846</text:p>
          </table:table-cell>
          <table:table-cell office:value-type="float" office:value="13.8306143194357" calcext:value-type="float">
            <text:p>13.8306143194357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3.8358024367247" calcext:value-type="float">
            <text:p>-83.8358024367247</text:p>
          </table:table-cell>
          <table:table-cell office:value-type="float" office:value="-83.3285988046846" calcext:value-type="float">
            <text:p>-83.3285988046846</text:p>
          </table:table-cell>
          <table:table-cell office:value-type="float" office:value="14.4941721282272" calcext:value-type="float">
            <text:p>14.4941721282272</text:p>
          </table:table-cell>
          <table:table-cell office:value-type="float" office:value="24.5001871782246" calcext:value-type="float">
            <text:p>24.5001871782246</text:p>
          </table:table-cell>
          <table:table-cell office:value-type="float" office:value="7.00101091926718" calcext:value-type="float">
            <text:p>7.00101091926718</text:p>
          </table:table-cell>
          <table:table-cell office:value-type="float" office:value="-21.5973379348731" calcext:value-type="float">
            <text:p>-21.597337934873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.7357941940436" calcext:value-type="float">
            <text:p>30.7357941940436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7731564227327" calcext:value-type="float">
            <text:p>-82.7731564227327</text:p>
          </table:table-cell>
          <table:table-cell office:value-type="float" office:value="-82.4635349698142" calcext:value-type="float">
            <text:p>-82.4635349698142</text:p>
          </table:table-cell>
          <table:table-cell office:value-type="float" office:value="13.3589363543622" calcext:value-type="float">
            <text:p>13.3589363543622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1576708858336" calcext:value-type="float">
            <text:p>-83.1576708858336</text:p>
          </table:table-cell>
          <table:table-cell office:value-type="float" office:value="-83.2957389242161" calcext:value-type="float">
            <text:p>-83.2957389242161</text:p>
          </table:table-cell>
          <table:table-cell office:value-type="float" office:value="13.7590683960429" calcext:value-type="float">
            <text:p>13.7590683960429</text:p>
          </table:table-cell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office:value-type="float" office:value="-83.5850617057072" calcext:value-type="float">
            <text:p>-83.5850617057072</text:p>
          </table:table-cell>
          <table:table-cell office:value-type="float" office:value="-83.2957389242161" calcext:value-type="float">
            <text:p>-83.2957389242161</text:p>
          </table:table-cell>
          <table:table-cell office:value-type="float" office:value="14.2178978670804" calcext:value-type="float">
            <text:p>14.2178978670804</text:p>
          </table:table-cell>
          <table:table-cell office:value-type="float" office:value="16.8700712454774" calcext:value-type="float">
            <text:p>16.8700712454774</text:p>
          </table:table-cell>
          <table:table-cell office:value-type="float" office:value="4.90217391231123" calcext:value-type="float">
            <text:p>4.90217391231123</text:p>
          </table:table-cell>
          <table:table-cell office:value-type="float" office:value="-11.1956050084541" calcext:value-type="float">
            <text:p>-11.1956050084541</text:p>
          </table:table-cell>
          <table:table-cell table:number-columns-repeated="7"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30.7057220798858" calcext:value-type="float">
            <text:p>30.7057220798858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2.5412094959129" calcext:value-type="float">
            <text:p>-82.5412094959129</text:p>
          </table:table-cell>
          <table:table-cell office:value-type="float" office:value="-82.4171814728328" calcext:value-type="float">
            <text:p>-82.4171814728328</text:p>
          </table:table-cell>
          <table:table-cell office:value-type="float" office:value="13.1232171913207" calcext:value-type="float">
            <text:p>13.1232171913207</text:p>
          </table:table-cell>
          <table:table-cell office:value-type="float" office:value="-82" calcext:value-type="float">
            <text:p>-82</text:p>
          </table:table-cell>
          <table:table-cell office:value-type="float" office:value="-85" calcext:value-type="float">
            <text:p>-85</text:p>
          </table:table-cell>
          <table:table-cell office:value-type="float" office:value="-83.7103696200835" calcext:value-type="float">
            <text:p>-83.7103696200835</text:p>
          </table:table-cell>
          <table:table-cell office:value-type="float" office:value="-83.4661650317945" calcext:value-type="float">
            <text:p>-83.4661650317945</text:p>
          </table:table-cell>
          <table:table-cell office:value-type="float" office:value="14.3553015789062" calcext:value-type="float">
            <text:p>14.3553015789062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4095431939951" calcext:value-type="float">
            <text:p>-83.4095431939951</text:p>
          </table:table-cell>
          <table:table-cell office:value-type="float" office:value="-83.4661650317945" calcext:value-type="float">
            <text:p>-83.4661650317945</text:p>
          </table:table-cell>
          <table:table-cell office:value-type="float" office:value="14.0276452115323" calcext:value-type="float">
            <text:p>14.0276452115323</text:p>
          </table:table-cell>
          <table:table-cell office:value-type="float" office:value="7.7731956514493" calcext:value-type="float">
            <text:p>7.7731956514493</text:p>
          </table:table-cell>
          <table:table-cell office:value-type="float" office:value="15.3590245321701" calcext:value-type="float">
            <text:p>15.3590245321701</text:p>
          </table:table-cell>
          <table:table-cell office:value-type="float" office:value="-10.4115508091485" calcext:value-type="float">
            <text:p>-10.4115508091485</text:p>
          </table:table-cell>
          <table:table-cell table:number-columns-repeated="7"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30.6716840357331" calcext:value-type="float">
            <text:p>30.6716840357331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378846647139" calcext:value-type="float">
            <text:p>-82.378846647139</text:p>
          </table:table-cell>
          <table:table-cell office:value-type="float" office:value="-82.3754633255495" calcext:value-type="float">
            <text:p>-82.3754633255495</text:p>
          </table:table-cell>
          <table:table-cell office:value-type="float" office:value="12.9606929393153" calcext:value-type="float">
            <text:p>12.9606929393153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4.0972587340585" calcext:value-type="float">
            <text:p>-84.0972587340585</text:p>
          </table:table-cell>
          <table:table-cell office:value-type="float" office:value="-83.6195485286151" calcext:value-type="float">
            <text:p>-83.6195485286151</text:p>
          </table:table-cell>
          <table:table-cell office:value-type="float" office:value="14.7879721659375" calcext:value-type="float">
            <text:p>14.7879721659375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2866802357965" calcext:value-type="float">
            <text:p>-83.2866802357965</text:p>
          </table:table-cell>
          <table:table-cell office:value-type="float" office:value="-83.6195485286151" calcext:value-type="float">
            <text:p>-83.6195485286151</text:p>
          </table:table-cell>
          <table:table-cell office:value-type="float" office:value="13.8959851456632" calcext:value-type="float">
            <text:p>13.8959851456632</text:p>
          </table:table-cell>
          <table:table-cell office:value-type="float" office:value="1.04410332931579" calcext:value-type="float">
            <text:p>1.04410332931579</text:p>
          </table:table-cell>
          <table:table-cell office:value-type="float" office:value="23.0175269606024" calcext:value-type="float">
            <text:p>23.0175269606024</text:p>
          </table:table-cell>
          <table:table-cell office:value-type="float" office:value="-18.4187217156377" calcext:value-type="float">
            <text:p>-18.4187217156377</text:p>
          </table:table-cell>
          <table:table-cell table:number-columns-repeated="7"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30.6440256756483" calcext:value-type="float">
            <text:p>30.6440256756483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2651926529973" calcext:value-type="float">
            <text:p>-82.2651926529973</text:p>
          </table:table-cell>
          <table:table-cell office:value-type="float" office:value="-82.3379169929946" calcext:value-type="float">
            <text:p>-82.3379169929946</text:p>
          </table:table-cell>
          <table:table-cell office:value-type="float" office:value="12.8481250554322" calcext:value-type="float">
            <text:p>12.8481250554322</text:p>
          </table:table-cell>
          <table:table-cell office:value-type="float" office:value="-80" calcext:value-type="float">
            <text:p>-80</text:p>
          </table:table-cell>
          <table:table-cell office:value-type="float" office:value="-83" calcext:value-type="float">
            <text:p>-83</text:p>
          </table:table-cell>
          <table:table-cell office:value-type="float" office:value="-83.7680811138409" calcext:value-type="float">
            <text:p>-83.7680811138409</text:p>
          </table:table-cell>
          <table:table-cell office:value-type="float" office:value="-83.5575936757536" calcext:value-type="float">
            <text:p>-83.5575936757536</text:p>
          </table:table-cell>
          <table:table-cell office:value-type="float" office:value="14.4190297248004" calcext:value-type="float">
            <text:p>14.4190297248004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3.5006761650576" calcext:value-type="float">
            <text:p>-83.5006761650576</text:p>
          </table:table-cell>
          <table:table-cell office:value-type="float" office:value="-83.5575936757536" calcext:value-type="float">
            <text:p>-83.5575936757536</text:p>
          </table:table-cell>
          <table:table-cell office:value-type="float" office:value="14.1261085381382" calcext:value-type="float">
            <text:p>14.1261085381382</text:p>
          </table:table-cell>
          <table:table-cell office:value-type="float" office:value="12.929888506396" calcext:value-type="float">
            <text:p>12.929888506396</text:p>
          </table:table-cell>
          <table:table-cell office:value-type="float" office:value="19.4400458021147" calcext:value-type="float">
            <text:p>19.4400458021147</text:p>
          </table:table-cell>
          <table:table-cell office:value-type="float" office:value="-18.9756642176742" calcext:value-type="float">
            <text:p>-18.9756642176742</text:p>
          </table:table-cell>
          <table:table-cell table:number-columns-repeated="7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30.6022028490458" calcext:value-type="float">
            <text:p>30.6022028490458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2.1856348570981" calcext:value-type="float">
            <text:p>-82.1856348570981</text:p>
          </table:table-cell>
          <table:table-cell office:value-type="float" office:value="-82.3041252936951" calcext:value-type="float">
            <text:p>-82.3041252936951</text:p>
          </table:table-cell>
          <table:table-cell office:value-type="float" office:value="12.76990976842" calcext:value-type="float">
            <text:p>12.76990976842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4.1376567796886" calcext:value-type="float">
            <text:p>-84.1376567796886</text:p>
          </table:table-cell>
          <table:table-cell office:value-type="float" office:value="-83.7018343081782" calcext:value-type="float">
            <text:p>-83.7018343081782</text:p>
          </table:table-cell>
          <table:table-cell office:value-type="float" office:value="14.8338958677727" calcext:value-type="float">
            <text:p>14.8338958677727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3.3504733155403" calcext:value-type="float">
            <text:p>-83.3504733155403</text:p>
          </table:table-cell>
          <table:table-cell office:value-type="float" office:value="-83.7018343081782" calcext:value-type="float">
            <text:p>-83.7018343081782</text:p>
          </table:table-cell>
          <table:table-cell office:value-type="float" office:value="13.9641908968041" calcext:value-type="float">
            <text:p>13.9641908968041</text:p>
          </table:table-cell>
          <table:table-cell office:value-type="float" office:value="4.54002654220034" calcext:value-type="float">
            <text:p>4.54002654220034</text:p>
          </table:table-cell>
          <table:table-cell office:value-type="float" office:value="25.8672141465165" calcext:value-type="float">
            <text:p>25.8672141465165</text:p>
          </table:table-cell>
          <table:table-cell office:value-type="float" office:value="-22.3611831194072" calcext:value-type="float">
            <text:p>-22.3611831194072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.554382573666" calcext:value-type="float">
            <text:p>30.554382573666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1299443999687" calcext:value-type="float">
            <text:p>-82.1299443999687</text:p>
          </table:table-cell>
          <table:table-cell office:value-type="float" office:value="-82.2737127643256" calcext:value-type="float">
            <text:p>-82.2737127643256</text:p>
          </table:table-cell>
          <table:table-cell office:value-type="float" office:value="12.7154425494055" calcext:value-type="float">
            <text:p>12.7154425494055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office:value-type="float" office:value="-83.796359745782" calcext:value-type="float">
            <text:p>-83.796359745782</text:p>
          </table:table-cell>
          <table:table-cell office:value-type="float" office:value="-83.6316508773604" calcext:value-type="float">
            <text:p>-83.6316508773604</text:p>
          </table:table-cell>
          <table:table-cell office:value-type="float" office:value="14.4503597152356" calcext:value-type="float">
            <text:p>14.4503597152356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2453313208782" calcext:value-type="float">
            <text:p>-83.2453313208782</text:p>
          </table:table-cell>
          <table:table-cell office:value-type="float" office:value="-83.6316508773604" calcext:value-type="float">
            <text:p>-83.6316508773604</text:p>
          </table:table-cell>
          <table:table-cell office:value-type="float" office:value="13.8519541074262" calcext:value-type="float">
            <text:p>13.8519541074262</text:p>
          </table:table-cell>
          <table:table-cell office:value-type="float" office:value="7.19401820993883" calcext:value-type="float">
            <text:p>7.19401820993883</text:p>
          </table:table-cell>
          <table:table-cell office:value-type="float" office:value="21.3929166693062" calcext:value-type="float">
            <text:p>21.3929166693062</text:p>
          </table:table-cell>
          <table:table-cell office:value-type="float" office:value="-18.0485475609951" calcext:value-type="float">
            <text:p>-18.0485475609951</text:p>
          </table:table-cell>
          <table:table-cell table:number-columns-repeated="7"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30.456745371709" calcext:value-type="float">
            <text:p>30.456745371709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1.7909610799781" calcext:value-type="float">
            <text:p>-81.7909610799781</text:p>
          </table:table-cell>
          <table:table-cell office:value-type="float" office:value="-82.146341487893" calcext:value-type="float">
            <text:p>-82.146341487893</text:p>
          </table:table-cell>
          <table:table-cell office:value-type="float" office:value="12.3888797049209" calcext:value-type="float">
            <text:p>12.3888797049209</text:p>
          </table:table-cell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office:value-type="float" office:value="-83.5574518220474" calcext:value-type="float">
            <text:p>-83.5574518220474</text:p>
          </table:table-cell>
          <table:table-cell office:value-type="float" office:value="-83.5684857896244" calcext:value-type="float">
            <text:p>-83.5684857896244</text:p>
          </table:table-cell>
          <table:table-cell office:value-type="float" office:value="14.1878000972011" calcext:value-type="float">
            <text:p>14.1878000972011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1717319246147" calcext:value-type="float">
            <text:p>-83.1717319246147</text:p>
          </table:table-cell>
          <table:table-cell office:value-type="float" office:value="-83.5684857896244" calcext:value-type="float">
            <text:p>-83.5684857896244</text:p>
          </table:table-cell>
          <table:table-cell office:value-type="float" office:value="13.7739255369157" calcext:value-type="float">
            <text:p>13.7739255369157</text:p>
          </table:table-cell>
          <table:table-cell office:value-type="float" office:value="12.3954632530369" calcext:value-type="float">
            <text:p>12.3954632530369</text:p>
          </table:table-cell>
          <table:table-cell office:value-type="float" office:value="21.701514206881" calcext:value-type="float">
            <text:p>21.701514206881</text:p>
          </table:table-cell>
          <table:table-cell office:value-type="float" office:value="-21.1853655387555" calcext:value-type="float">
            <text:p>-21.1853655387555</text:p>
          </table:table-cell>
          <table:table-cell table:number-columns-repeated="7"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30.267608257995" calcext:value-type="float">
            <text:p>30.267608257995</text:p>
          </table:table-cell>
          <table:table-cell office:value-type="float" office:value="-83" calcext:value-type="float">
            <text:p>-83</text:p>
          </table:table-cell>
          <table:table-cell office:value-type="float" office:value="-81" calcext:value-type="float">
            <text:p>-81</text:p>
          </table:table-cell>
          <table:table-cell office:value-type="float" office:value="-81.5536727559846" calcext:value-type="float">
            <text:p>-81.5536727559846</text:p>
          </table:table-cell>
          <table:table-cell office:value-type="float" office:value="-82.0317073391037" calcext:value-type="float">
            <text:p>-82.0317073391037</text:p>
          </table:table-cell>
          <table:table-cell office:value-type="float" office:value="12.1652888504349" calcext:value-type="float">
            <text:p>12.1652888504349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3902162754332" calcext:value-type="float">
            <text:p>-83.3902162754332</text:p>
          </table:table-cell>
          <table:table-cell office:value-type="float" office:value="-83.5116372106619" calcext:value-type="float">
            <text:p>-83.5116372106619</text:p>
          </table:table-cell>
          <table:table-cell office:value-type="float" office:value="14.0068520873028" calcext:value-type="float">
            <text:p>14.0068520873028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office:value-type="float" office:value="-83.1202123472303" calcext:value-type="float">
            <text:p>-83.1202123472303</text:p>
          </table:table-cell>
          <table:table-cell office:value-type="float" office:value="-83.5116372106619" calcext:value-type="float">
            <text:p>-83.5116372106619</text:p>
          </table:table-cell>
          <table:table-cell office:value-type="float" office:value="13.7195672101541" calcext:value-type="float">
            <text:p>13.7195672101541</text:p>
          </table:table-cell>
          <table:table-cell office:value-type="float" office:value="15.8609334208338" calcext:value-type="float">
            <text:p>15.8609334208338</text:p>
          </table:table-cell>
          <table:table-cell office:value-type="float" office:value="21.8780239004834" calcext:value-type="float">
            <text:p>21.8780239004834</text:p>
          </table:table-cell>
          <table:table-cell office:value-type="float" office:value="-23.6588279739134" calcext:value-type="float">
            <text:p>-23.6588279739134</text:p>
          </table:table-cell>
          <table:table-cell table:number-columns-repeated="7"/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30.0369591766369" calcext:value-type="float">
            <text:p>30.0369591766369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1.3875709291892" calcext:value-type="float">
            <text:p>-81.3875709291892</text:p>
          </table:table-cell>
          <table:table-cell office:value-type="float" office:value="-81.9285366051934" calcext:value-type="float">
            <text:p>-81.9285366051934</text:p>
          </table:table-cell>
          <table:table-cell office:value-type="float" office:value="12.0111806158368" calcext:value-type="float">
            <text:p>12.0111806158368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3.8731513928032" calcext:value-type="float">
            <text:p>-83.8731513928032</text:p>
          </table:table-cell>
          <table:table-cell office:value-type="float" office:value="-83.6604734895957" calcext:value-type="float">
            <text:p>-83.6604734895957</text:p>
          </table:table-cell>
          <table:table-cell office:value-type="float" office:value="14.535781288133" calcext:value-type="float">
            <text:p>14.535781288133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0841486430612" calcext:value-type="float">
            <text:p>-83.0841486430612</text:p>
          </table:table-cell>
          <table:table-cell office:value-type="float" office:value="-83.6604734895957" calcext:value-type="float">
            <text:p>-83.6604734895957</text:p>
          </table:table-cell>
          <table:table-cell office:value-type="float" office:value="13.6816440732108" calcext:value-type="float">
            <text:p>13.6816440732108</text:p>
          </table:table-cell>
          <table:table-cell office:value-type="float" office:value="10.2141973084718" calcext:value-type="float">
            <text:p>10.2141973084718</text:p>
          </table:table-cell>
          <table:table-cell office:value-type="float" office:value="30.4338535773567" calcext:value-type="float">
            <text:p>30.4338535773567</text:p>
          </table:table-cell>
          <table:table-cell office:value-type="float" office:value="-29.2386730669789" calcext:value-type="float">
            <text:p>-29.2386730669789</text:p>
          </table:table-cell>
          <table:table-cell table:number-columns-repeated="7"/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29.8227059983174" calcext:value-type="float">
            <text:p>29.8227059983174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office:value-type="float" office:value="-80.9712996504325" calcext:value-type="float">
            <text:p>-80.9712996504325</text:p>
          </table:table-cell>
          <table:table-cell office:value-type="float" office:value="-81.735682944674" calcext:value-type="float">
            <text:p>-81.735682944674</text:p>
          </table:table-cell>
          <table:table-cell office:value-type="float" office:value="11.6334891289551" calcext:value-type="float">
            <text:p>11.6334891289551</text:p>
          </table:table-cell>
          <table:table-cell office:value-type="float" office:value="-80" calcext:value-type="float">
            <text:p>-80</text:p>
          </table:table-cell>
          <table:table-cell office:value-type="float" office:value="-84" calcext:value-type="float">
            <text:p>-84</text:p>
          </table:table-cell>
          <table:table-cell office:value-type="float" office:value="-83.9112059749623" calcext:value-type="float">
            <text:p>-83.9112059749623</text:p>
          </table:table-cell>
          <table:table-cell office:value-type="float" office:value="-83.6944261406362" calcext:value-type="float">
            <text:p>-83.6944261406362</text:p>
          </table:table-cell>
          <table:table-cell office:value-type="float" office:value="14.5782994194468" calcext:value-type="float">
            <text:p>14.5782994194468</text:p>
          </table:table-cell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office:value-type="float" office:value="-83.0589040501429" calcext:value-type="float">
            <text:p>-83.0589040501429</text:p>
          </table:table-cell>
          <table:table-cell office:value-type="float" office:value="-83.6944261406362" calcext:value-type="float">
            <text:p>-83.6944261406362</text:p>
          </table:table-cell>
          <table:table-cell office:value-type="float" office:value="13.6551602659447" calcext:value-type="float">
            <text:p>13.6551602659447</text:p>
          </table:table-cell>
          <table:table-cell office:value-type="float" office:value="13.3047343924597" calcext:value-type="float">
            <text:p>13.3047343924597</text:p>
          </table:table-cell>
          <table:table-cell office:value-type="float" office:value="35.0557930225125" calcext:value-type="float">
            <text:p>35.0557930225125</text:p>
          </table:table-cell>
          <table:table-cell office:value-type="float" office:value="-35.1340132582973" calcext:value-type="float">
            <text:p>-35.1340132582973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.5463154750444" calcext:value-type="float">
            <text:p>29.5463154750444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80.6799097553027" calcext:value-type="float">
            <text:p>-80.6799097553027</text:p>
          </table:table-cell>
          <table:table-cell office:value-type="float" office:value="-81.5621146502066" calcext:value-type="float">
            <text:p>-81.5621146502066</text:p>
          </table:table-cell>
          <table:table-cell office:value-type="float" office:value="11.3761940603381" calcext:value-type="float">
            <text:p>11.3761940603381</text:p>
          </table:table-cell>
          <table:table-cell office:value-type="float" office:value="-87" calcext:value-type="float">
            <text:p>-87</text:p>
          </table:table-cell>
          <table:table-cell office:value-type="float" office:value="-84" calcext:value-type="float">
            <text:p>-84</text:p>
          </table:table-cell>
          <table:table-cell office:value-type="float" office:value="-83.9378441824736" calcext:value-type="float">
            <text:p>-83.9378441824736</text:p>
          </table:table-cell>
          <table:table-cell office:value-type="float" office:value="-83.7249835265726" calcext:value-type="float">
            <text:p>-83.7249835265726</text:p>
          </table:table-cell>
          <table:table-cell office:value-type="float" office:value="14.6081360889245" calcext:value-type="float">
            <text:p>14.6081360889245</text:p>
          </table:table-cell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office:value-type="float" office:value="-83.0412328351" calcext:value-type="float">
            <text:p>-83.0412328351</text:p>
          </table:table-cell>
          <table:table-cell office:value-type="float" office:value="-83.7249835265726" calcext:value-type="float">
            <text:p>-83.7249835265726</text:p>
          </table:table-cell>
          <table:table-cell office:value-type="float" office:value="13.6366521095531" calcext:value-type="float">
            <text:p>13.6366521095531</text:p>
          </table:table-cell>
          <table:table-cell office:value-type="float" office:value="15.3091132921007" calcext:value-type="float">
            <text:p>15.3091132921007</text:p>
          </table:table-cell>
          <table:table-cell office:value-type="float" office:value="38.1426584973031" calcext:value-type="float">
            <text:p>38.1426584973031</text:p>
          </table:table-cell>
          <table:table-cell office:value-type="float" office:value="-38.9925068557613" calcext:value-type="float">
            <text:p>-38.9925068557613</text:p>
          </table:table-cell>
          <table:table-cell table:number-columns-repeated="7"/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29.2925780843346" calcext:value-type="float">
            <text:p>29.2925780843346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7759368287119" calcext:value-type="float">
            <text:p>-80.7759368287119</text:p>
          </table:table-cell>
          <table:table-cell office:value-type="float" office:value="-81.505903185186" calcext:value-type="float">
            <text:p>-81.505903185186</text:p>
          </table:table-cell>
          <table:table-cell office:value-type="float" office:value="11.4603503448569" calcext:value-type="float">
            <text:p>11.4603503448569</text:p>
          </table:table-cell>
          <table:table-cell office:value-type="float" office:value="-81" calcext:value-type="float">
            <text:p>-81</text:p>
          </table:table-cell>
          <table:table-cell office:value-type="float" office:value="-84" calcext:value-type="float">
            <text:p>-84</text:p>
          </table:table-cell>
          <table:table-cell office:value-type="float" office:value="-83.9564909277315" calcext:value-type="float">
            <text:p>-83.9564909277315</text:p>
          </table:table-cell>
          <table:table-cell office:value-type="float" office:value="-83.7524851739153" calcext:value-type="float">
            <text:p>-83.7524851739153</text:p>
          </table:table-cell>
          <table:table-cell office:value-type="float" office:value="14.6290580839248" calcext:value-type="float">
            <text:p>14.6290580839248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02886298457" calcext:value-type="float">
            <text:p>-83.02886298457</text:p>
          </table:table-cell>
          <table:table-cell office:value-type="float" office:value="-83.7524851739153" calcext:value-type="float">
            <text:p>-83.7524851739153</text:p>
          </table:table-cell>
          <table:table-cell office:value-type="float" office:value="13.6237113282077" calcext:value-type="float">
            <text:p>13.6237113282077</text:p>
          </table:table-cell>
          <table:table-cell office:value-type="float" office:value="13.8043214498428" calcext:value-type="float">
            <text:p>13.8043214498428</text:p>
          </table:table-cell>
          <table:table-cell office:value-type="float" office:value="37.5471410890828" calcext:value-type="float">
            <text:p>37.5471410890828</text:p>
          </table:table-cell>
          <table:table-cell office:value-type="float" office:value="-37.8183664096503" calcext:value-type="float">
            <text:p>-37.8183664096503</text:p>
          </table:table-cell>
          <table:table-cell table:number-columns-repeated="7"/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28.9704873075985" calcext:value-type="float">
            <text:p>28.9704873075985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0.8431557800983" calcext:value-type="float">
            <text:p>-80.8431557800983</text:p>
          </table:table-cell>
          <table:table-cell office:value-type="float" office:value="-81.4553128666674" calcext:value-type="float">
            <text:p>-81.4553128666674</text:p>
          </table:table-cell>
          <table:table-cell office:value-type="float" office:value="11.5196298895075" calcext:value-type="float">
            <text:p>11.5196298895075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3.9695436494121" calcext:value-type="float">
            <text:p>-83.9695436494121</text:p>
          </table:table-cell>
          <table:table-cell office:value-type="float" office:value="-83.7772366565238" calcext:value-type="float">
            <text:p>-83.7772366565238</text:p>
          </table:table-cell>
          <table:table-cell office:value-type="float" office:value="14.6437213069285" calcext:value-type="float">
            <text:p>14.6437213069285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office:value-type="float" office:value="-83.320204089199" calcext:value-type="float">
            <text:p>-83.320204089199</text:p>
          </table:table-cell>
          <table:table-cell office:value-type="float" office:value="-83.7772366565238" calcext:value-type="float">
            <text:p>-83.7772366565238</text:p>
          </table:table-cell>
          <table:table-cell office:value-type="float" office:value="13.9317862611635" calcext:value-type="float">
            <text:p>13.9317862611635</text:p>
          </table:table-cell>
          <table:table-cell office:value-type="float" office:value="20.6842981146334" calcext:value-type="float">
            <text:p>20.6842981146334</text:p>
          </table:table-cell>
          <table:table-cell office:value-type="float" office:value="37.123045874436" calcext:value-type="float">
            <text:p>37.123045874436</text:p>
          </table:table-cell>
          <table:table-cell office:value-type="float" office:value="-40.4341598526525" calcext:value-type="float">
            <text:p>-40.4341598526525</text:p>
          </table:table-cell>
          <table:table-cell table:number-columns-repeated="7"/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28.7372604852176" calcext:value-type="float">
            <text:p>28.7372604852176</text:p>
          </table:table-cell>
          <table:table-cell office:value-type="float" office:value="-79" calcext:value-type="float">
            <text:p>-79</text:p>
          </table:table-cell>
          <table:table-cell office:value-type="float" office:value="-82" calcext:value-type="float">
            <text:p>-82</text:p>
          </table:table-cell>
          <table:table-cell office:value-type="float" office:value="-81.1902090460688" calcext:value-type="float">
            <text:p>-81.1902090460688</text:p>
          </table:table-cell>
          <table:table-cell office:value-type="float" office:value="-81.5097815800006" calcext:value-type="float">
            <text:p>-81.5097815800006</text:p>
          </table:table-cell>
          <table:table-cell office:value-type="float" office:value="11.8306053763574" calcext:value-type="float">
            <text:p>11.8306053763574</text:p>
          </table:table-cell>
          <table:table-cell office:value-type="float" office:value="-84" calcext:value-type="float">
            <text:p>-84</text:p>
          </table:table-cell>
          <table:table-cell office:value-type="float" office:value="-81" calcext:value-type="float">
            <text:p>-81</text:p>
          </table:table-cell>
          <table:table-cell office:value-type="float" office:value="-83.0786805545884" calcext:value-type="float">
            <text:p>-83.0786805545884</text:p>
          </table:table-cell>
          <table:table-cell office:value-type="float" office:value="-83.4995129908714" calcext:value-type="float">
            <text:p>-83.4995129908714</text:p>
          </table:table-cell>
          <table:table-cell office:value-type="float" office:value="13.6759032110007" calcext:value-type="float">
            <text:p>13.6759032110007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3.5241428624393" calcext:value-type="float">
            <text:p>-83.5241428624393</text:p>
          </table:table-cell>
          <table:table-cell office:value-type="float" office:value="-83.4995129908714" calcext:value-type="float">
            <text:p>-83.4995129908714</text:p>
          </table:table-cell>
          <table:table-cell office:value-type="float" office:value="14.1515745018568" calcext:value-type="float">
            <text:p>14.1515745018568</text:p>
          </table:table-cell>
          <table:table-cell office:value-type="float" office:value="34.5936664524516" calcext:value-type="float">
            <text:p>34.5936664524516</text:p>
          </table:table-cell>
          <table:table-cell office:value-type="float" office:value="21.364138666165" calcext:value-type="float">
            <text:p>21.364138666165</text:p>
          </table:table-cell>
          <table:table-cell office:value-type="float" office:value="-38.6165333993963" calcext:value-type="float">
            <text:p>-38.6165333993963</text:p>
          </table:table-cell>
          <table:table-cell table:number-columns-repeated="7"/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28.3612003594912" calcext:value-type="float">
            <text:p>28.3612003594912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1.4331463322482" calcext:value-type="float">
            <text:p>-81.4331463322482</text:p>
          </table:table-cell>
          <table:table-cell office:value-type="float" office:value="-81.5588034220006" calcext:value-type="float">
            <text:p>-81.5588034220006</text:p>
          </table:table-cell>
          <table:table-cell office:value-type="float" office:value="12.0532697955005" calcext:value-type="float">
            <text:p>12.0532697955005</text:p>
          </table:table-cell>
          <table:table-cell office:value-type="float" office:value="-79" calcext:value-type="float">
            <text:p>-79</text:p>
          </table:table-cell>
          <table:table-cell office:value-type="float" office:value="-81" calcext:value-type="float">
            <text:p>-81</text:p>
          </table:table-cell>
          <table:table-cell office:value-type="float" office:value="-82.4550763882119" calcext:value-type="float">
            <text:p>-82.4550763882119</text:p>
          </table:table-cell>
          <table:table-cell office:value-type="float" office:value="-83.2495616917843" calcext:value-type="float">
            <text:p>-83.2495616917843</text:p>
          </table:table-cell>
          <table:table-cell office:value-type="float" office:value="13.0367462659693" calcext:value-type="float">
            <text:p>13.0367462659693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office:value-type="float" office:value="-83.6669000037075" calcext:value-type="float">
            <text:p>-83.6669000037075</text:p>
          </table:table-cell>
          <table:table-cell office:value-type="float" office:value="-83.2495616917843" calcext:value-type="float">
            <text:p>-83.2495616917843</text:p>
          </table:table-cell>
          <table:table-cell office:value-type="float" office:value="14.3074861264143" calcext:value-type="float">
            <text:p>14.3074861264143</text:p>
          </table:table-cell>
          <table:table-cell office:value-type="float" office:value="43.4156298470929" calcext:value-type="float">
            <text:p>43.4156298470929</text:p>
          </table:table-cell>
          <table:table-cell office:value-type="float" office:value="11.1861092909729" calcext:value-type="float">
            <text:p>11.1861092909729</text:p>
          </table:table-cell>
          <table:table-cell office:value-type="float" office:value="-43.0511496903816" calcext:value-type="float">
            <text:p>-43.0511496903816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.1219675420066" calcext:value-type="float">
            <text:p>28.1219675420066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1.6032024325737" calcext:value-type="float">
            <text:p>-81.6032024325737</text:p>
          </table:table-cell>
          <table:table-cell office:value-type="float" office:value="-81.6029230798005" calcext:value-type="float">
            <text:p>-81.6029230798005</text:p>
          </table:table-cell>
          <table:table-cell office:value-type="float" office:value="12.2116237373594" calcext:value-type="float">
            <text:p>12.2116237373594</text:p>
          </table:table-cell>
          <table:table-cell office:value-type="float" office:value="-87" calcext:value-type="float">
            <text:p>-87</text:p>
          </table:table-cell>
          <table:table-cell office:value-type="float" office:value="-81" calcext:value-type="float">
            <text:p>-81</text:p>
          </table:table-cell>
          <table:table-cell office:value-type="float" office:value="-82.0185534717483" calcext:value-type="float">
            <text:p>-82.0185534717483</text:p>
          </table:table-cell>
          <table:table-cell office:value-type="float" office:value="-83.0246055226058" calcext:value-type="float">
            <text:p>-83.0246055226058</text:p>
          </table:table-cell>
          <table:table-cell office:value-type="float" office:value="12.6071943841252" calcext:value-type="float">
            <text:p>12.6071943841252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3.7668300025952" calcext:value-type="float">
            <text:p>-83.7668300025952</text:p>
          </table:table-cell>
          <table:table-cell office:value-type="float" office:value="-83.0246055226058" calcext:value-type="float">
            <text:p>-83.0246055226058</text:p>
          </table:table-cell>
          <table:table-cell office:value-type="float" office:value="14.4176451846729" calcext:value-type="float">
            <text:p>14.4176451846729</text:p>
          </table:table-cell>
          <table:table-cell office:value-type="float" office:value="49.1843572878075" calcext:value-type="float">
            <text:p>49.1843572878075</text:p>
          </table:table-cell>
          <table:table-cell office:value-type="float" office:value="4.43254360739891" calcext:value-type="float">
            <text:p>4.43254360739891</text:p>
          </table:table-cell>
          <table:table-cell office:value-type="float" office:value="-47.8046571475171" calcext:value-type="float">
            <text:p>-47.8046571475171</text:p>
          </table:table-cell>
          <table:table-cell table:number-columns-repeated="7"/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27.8182040077466" calcext:value-type="float">
            <text:p>27.8182040077466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1.7222417028016" calcext:value-type="float">
            <text:p>-81.7222417028016</text:p>
          </table:table-cell>
          <table:table-cell office:value-type="float" office:value="-81.6426307718205" calcext:value-type="float">
            <text:p>-81.6426307718205</text:p>
          </table:table-cell>
          <table:table-cell office:value-type="float" office:value="12.3237077324878" calcext:value-type="float">
            <text:p>12.3237077324878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1.7129874302238" calcext:value-type="float">
            <text:p>-81.7129874302238</text:p>
          </table:table-cell>
          <table:table-cell office:value-type="float" office:value="-82.8221449703453" calcext:value-type="float">
            <text:p>-82.8221449703453</text:p>
          </table:table-cell>
          <table:table-cell office:value-type="float" office:value="12.3149574135557" calcext:value-type="float">
            <text:p>12.3149574135557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3.5367810018166" calcext:value-type="float">
            <text:p>-83.5367810018166</text:p>
          </table:table-cell>
          <table:table-cell office:value-type="float" office:value="-82.8221449703453" calcext:value-type="float">
            <text:p>-82.8221449703453</text:p>
          </table:table-cell>
          <table:table-cell office:value-type="float" office:value="14.1653083736637" calcext:value-type="float">
            <text:p>14.1653083736637</text:p>
          </table:table-cell>
          <table:table-cell office:value-type="float" office:value="44.4392793077128" calcext:value-type="float">
            <text:p>44.4392793077128</text:p>
          </table:table-cell>
          <table:table-cell office:value-type="float" office:value="-0.127998262768393" calcext:value-type="float">
            <text:p>-0.127998262768393</text:p>
          </table:table-cell>
          <table:table-cell office:value-type="float" office:value="-42.7012373926293" calcext:value-type="float">
            <text:p>-42.7012373926293</text:p>
          </table:table-cell>
          <table:table-cell table:number-columns-repeated="7"/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27.5549428890312" calcext:value-type="float">
            <text:p>27.5549428890312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1.8055691919611" calcext:value-type="float">
            <text:p>-81.8055691919611</text:p>
          </table:table-cell>
          <table:table-cell office:value-type="float" office:value="-81.6783676946384" calcext:value-type="float">
            <text:p>-81.6783676946384</text:p>
          </table:table-cell>
          <table:table-cell office:value-type="float" office:value="12.4027780807285" calcext:value-type="float">
            <text:p>12.4027780807285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1.4990912011567" calcext:value-type="float">
            <text:p>-81.4990912011567</text:p>
          </table:table-cell>
          <table:table-cell office:value-type="float" office:value="-82.6399304733107" calcext:value-type="float">
            <text:p>-82.6399304733107</text:p>
          </table:table-cell>
          <table:table-cell office:value-type="float" office:value="12.1144315402158" calcext:value-type="float">
            <text:p>12.1144315402158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3757467012716" calcext:value-type="float">
            <text:p>-83.3757467012716</text:p>
          </table:table-cell>
          <table:table-cell office:value-type="float" office:value="-82.6399304733107" calcext:value-type="float">
            <text:p>-82.6399304733107</text:p>
          </table:table-cell>
          <table:table-cell office:value-type="float" office:value="13.9913049802393" calcext:value-type="float">
            <text:p>13.9913049802393</text:p>
          </table:table-cell>
          <table:table-cell office:value-type="float" office:value="41.15339451525" calcext:value-type="float">
            <text:p>41.15339451525</text:p>
          </table:table-cell>
          <table:table-cell office:value-type="float" office:value="-3.24338753510111" calcext:value-type="float">
            <text:p>-3.24338753510111</text:p>
          </table:table-cell>
          <table:table-cell office:value-type="float" office:value="-39.4199957096315" calcext:value-type="float">
            <text:p>-39.4199957096315</text:p>
          </table:table-cell>
          <table:table-cell table:number-columns-repeated="7"/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27.2806896505812" calcext:value-type="float">
            <text:p>27.2806896505812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1.8638984343728" calcext:value-type="float">
            <text:p>-81.8638984343728</text:p>
          </table:table-cell>
          <table:table-cell office:value-type="float" office:value="-81.7105309251746" calcext:value-type="float">
            <text:p>-81.7105309251746</text:p>
          </table:table-cell>
          <table:table-cell office:value-type="float" office:value="12.4584289893548" calcext:value-type="float">
            <text:p>12.4584289893548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2.5493638408097" calcext:value-type="float">
            <text:p>-82.5493638408097</text:p>
          </table:table-cell>
          <table:table-cell office:value-type="float" office:value="-82.8759374259797" calcext:value-type="float">
            <text:p>-82.8759374259797</text:p>
          </table:table-cell>
          <table:table-cell office:value-type="float" office:value="13.1314331782524" calcext:value-type="float">
            <text:p>13.1314331782524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office:value-type="float" office:value="-83.2630226908902" calcext:value-type="float">
            <text:p>-83.2630226908902</text:p>
          </table:table-cell>
          <table:table-cell office:value-type="float" office:value="-82.8759374259797" calcext:value-type="float">
            <text:p>-82.8759374259797</text:p>
          </table:table-cell>
          <table:table-cell office:value-type="float" office:value="13.8707759368543" calcext:value-type="float">
            <text:p>13.8707759368543</text:p>
          </table:table-cell>
          <table:table-cell office:value-type="float" office:value="26.4033847303174" calcext:value-type="float">
            <text:p>26.4033847303174</text:p>
          </table:table-cell>
          <table:table-cell office:value-type="float" office:value="7.79822019641382" calcext:value-type="float">
            <text:p>7.79822019641382</text:p>
          </table:table-cell>
          <table:table-cell office:value-type="float" office:value="-24.3905465613596" calcext:value-type="float">
            <text:p>-24.3905465613596</text:p>
          </table:table-cell>
          <table:table-cell table:number-columns-repeated="7"/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26.989185481215" calcext:value-type="float">
            <text:p>26.989185481215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1.9047289040609" calcext:value-type="float">
            <text:p>-81.9047289040609</text:p>
          </table:table-cell>
          <table:table-cell office:value-type="float" office:value="-81.7394778326571" calcext:value-type="float">
            <text:p>-81.7394778326571</text:p>
          </table:table-cell>
          <table:table-cell office:value-type="float" office:value="12.4975331327216" calcext:value-type="float">
            <text:p>12.4975331327216</text:p>
          </table:table-cell>
          <table:table-cell office:value-type="float" office:value="-78" calcext:value-type="float">
            <text:p>-78</text:p>
          </table:table-cell>
          <table:table-cell office:value-type="float" office:value="-85" calcext:value-type="float">
            <text:p>-85</text:p>
          </table:table-cell>
          <table:table-cell office:value-type="float" office:value="-83.2845546885668" calcext:value-type="float">
            <text:p>-83.2845546885668</text:p>
          </table:table-cell>
          <table:table-cell office:value-type="float" office:value="-83.0883436833817" calcext:value-type="float">
            <text:p>-83.0883436833817</text:p>
          </table:table-cell>
          <table:table-cell office:value-type="float" office:value="13.8937183148399" calcext:value-type="float">
            <text:p>13.8937183148399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1841158836231" calcext:value-type="float">
            <text:p>-83.1841158836231</text:p>
          </table:table-cell>
          <table:table-cell office:value-type="float" office:value="-83.0883436833817" calcext:value-type="float">
            <text:p>-83.0883436833817</text:p>
          </table:table-cell>
          <table:table-cell office:value-type="float" office:value="13.7870239320132" calcext:value-type="float">
            <text:p>13.7870239320132</text:p>
          </table:table-cell>
          <table:table-cell office:value-type="float" office:value="14.9765250907255" calcext:value-type="float">
            <text:p>14.9765250907255</text:p>
          </table:table-cell>
          <table:table-cell office:value-type="float" office:value="16.7186700948382" calcext:value-type="float">
            <text:p>16.7186700948382</text:p>
          </table:table-cell>
          <table:table-cell office:value-type="float" office:value="-18.1797932395026" calcext:value-type="float">
            <text:p>-18.1797932395026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.7063027890877" calcext:value-type="float">
            <text:p>26.7063027890877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1.9333102328426" calcext:value-type="float">
            <text:p>-81.9333102328426</text:p>
          </table:table-cell>
          <table:table-cell office:value-type="float" office:value="-81.7655300493914" calcext:value-type="float">
            <text:p>-81.7655300493914</text:p>
          </table:table-cell>
          <table:table-cell office:value-type="float" office:value="12.5249790398325" calcext:value-type="float">
            <text:p>12.5249790398325</text:p>
          </table:table-cell>
          <table:table-cell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  <table:table-cell office:value-type="float" office:value="-83.7991882819967" calcext:value-type="float">
            <text:p>-83.7991882819967</text:p>
          </table:table-cell>
          <table:table-cell office:value-type="float" office:value="-83.2795093150435" calcext:value-type="float">
            <text:p>-83.2795093150435</text:p>
          </table:table-cell>
          <table:table-cell office:value-type="float" office:value="14.4534972025521" calcext:value-type="float">
            <text:p>14.4534972025521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1288811185362" calcext:value-type="float">
            <text:p>-83.1288811185362</text:p>
          </table:table-cell>
          <table:table-cell office:value-type="float" office:value="-83.2795093150435" calcext:value-type="float">
            <text:p>-83.2795093150435</text:p>
          </table:table-cell>
          <table:table-cell office:value-type="float" office:value="13.7286985998826" calcext:value-type="float">
            <text:p>13.7286985998826</text:p>
          </table:table-cell>
          <table:table-cell office:value-type="float" office:value="6.36898469529496" calcext:value-type="float">
            <text:p>6.36898469529496</text:p>
          </table:table-cell>
          <table:table-cell office:value-type="float" office:value="23.6193097436081" calcext:value-type="float">
            <text:p>23.6193097436081</text:p>
          </table:table-cell>
          <table:table-cell office:value-type="float" office:value="-20.427113764108" calcext:value-type="float">
            <text:p>-20.427113764108</text:p>
          </table:table-cell>
          <table:table-cell table:number-columns-repeated="7"/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26.4677264761801" calcext:value-type="float">
            <text:p>26.4677264761801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1.6533171629899" calcext:value-type="float">
            <text:p>-81.6533171629899</text:p>
          </table:table-cell>
          <table:table-cell office:value-type="float" office:value="-81.6889770444523" calcext:value-type="float">
            <text:p>-81.6889770444523</text:p>
          </table:table-cell>
          <table:table-cell office:value-type="float" office:value="12.2586855618764" calcext:value-type="float">
            <text:p>12.2586855618764</text:p>
          </table:table-cell>
          <table:table-cell office:value-type="float" office:value="-80" calcext:value-type="float">
            <text:p>-80</text:p>
          </table:table-cell>
          <table:table-cell office:value-type="float" office:value="-85" calcext:value-type="float">
            <text:p>-85</text:p>
          </table:table-cell>
          <table:table-cell office:value-type="float" office:value="-84.1594317973977" calcext:value-type="float">
            <text:p>-84.1594317973977</text:p>
          </table:table-cell>
          <table:table-cell office:value-type="float" office:value="-83.4515583835392" calcext:value-type="float">
            <text:p>-83.4515583835392</text:p>
          </table:table-cell>
          <table:table-cell office:value-type="float" office:value="14.8587084032094" calcext:value-type="float">
            <text:p>14.8587084032094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3.0902167829753" calcext:value-type="float">
            <text:p>-83.0902167829753</text:p>
          </table:table-cell>
          <table:table-cell office:value-type="float" office:value="-83.4515583835392" calcext:value-type="float">
            <text:p>-83.4515583835392</text:p>
          </table:table-cell>
          <table:table-cell office:value-type="float" office:value="13.6880177413557" calcext:value-type="float">
            <text:p>13.6880177413557</text:p>
          </table:table-cell>
          <table:table-cell office:value-type="float" office:value="3.41411161448326" calcext:value-type="float">
            <text:p>3.41411161448326</text:p>
          </table:table-cell>
          <table:table-cell office:value-type="float" office:value="32.0181107757496" calcext:value-type="float">
            <text:p>32.0181107757496</text:p>
          </table:table-cell>
          <table:table-cell office:value-type="float" office:value="-29.2149237351834" calcext:value-type="float">
            <text:p>-29.2149237351834</text:p>
          </table:table-cell>
          <table:table-cell table:number-columns-repeated="7"/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26.2294868107365" calcext:value-type="float">
            <text:p>26.2294868107365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office:value-type="float" office:value="-81.1573220140929" calcext:value-type="float">
            <text:p>-81.1573220140929</text:p>
          </table:table-cell>
          <table:table-cell office:value-type="float" office:value="-81.5200793400071" calcext:value-type="float">
            <text:p>-81.5200793400071</text:p>
          </table:table-cell>
          <table:table-cell office:value-type="float" office:value="11.8007805392178" calcext:value-type="float">
            <text:p>11.8007805392178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4.4116022581784" calcext:value-type="float">
            <text:p>-84.4116022581784</text:p>
          </table:table-cell>
          <table:table-cell office:value-type="float" office:value="-83.6064025451853" calcext:value-type="float">
            <text:p>-83.6064025451853</text:p>
          </table:table-cell>
          <table:table-cell office:value-type="float" office:value="15.1490968445491" calcext:value-type="float">
            <text:p>15.1490968445491</text:p>
          </table:table-cell>
          <table:table-cell office:value-type="float" office:value="-81" calcext:value-type="float">
            <text:p>-81</text:p>
          </table:table-cell>
          <table:table-cell office:value-type="float" office:value="-83" calcext:value-type="float">
            <text:p>-83</text:p>
          </table:table-cell>
          <table:table-cell office:value-type="float" office:value="-83.0631517480827" calcext:value-type="float">
            <text:p>-83.0631517480827</text:p>
          </table:table-cell>
          <table:table-cell office:value-type="float" office:value="-83.6064025451853" calcext:value-type="float">
            <text:p>-83.6064025451853</text:p>
          </table:table-cell>
          <table:table-cell office:value-type="float" office:value="13.6596128862079" calcext:value-type="float">
            <text:p>13.6596128862079</text:p>
          </table:table-cell>
          <table:table-cell office:value-type="float" office:value="4.24395201662287" calcext:value-type="float">
            <text:p>4.24395201662287</text:p>
          </table:table-cell>
          <table:table-cell office:value-type="float" office:value="40.9866881230653" calcext:value-type="float">
            <text:p>40.9866881230653</text:p>
          </table:table-cell>
          <table:table-cell office:value-type="float" office:value="-38.9397682971284" calcext:value-type="float">
            <text:p>-38.9397682971284</text:p>
          </table:table-cell>
          <table:table-cell table:number-columns-repeated="7"/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26.0276722090404" calcext:value-type="float">
            <text:p>26.0276722090404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80.810125409865" calcext:value-type="float">
            <text:p>-80.810125409865</text:p>
          </table:table-cell>
          <table:table-cell office:value-type="float" office:value="-81.3680714060063" calcext:value-type="float">
            <text:p>-81.3680714060063</text:p>
          </table:table-cell>
          <table:table-cell office:value-type="float" office:value="11.4904626040683" calcext:value-type="float">
            <text:p>11.4904626040683</text:p>
          </table:table-cell>
          <table:table-cell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  <table:table-cell office:value-type="float" office:value="-83.6881215807249" calcext:value-type="float">
            <text:p>-83.6881215807249</text:p>
          </table:table-cell>
          <table:table-cell office:value-type="float" office:value="-83.4457622906667" calcext:value-type="float">
            <text:p>-83.4457622906667</text:p>
          </table:table-cell>
          <table:table-cell office:value-type="float" office:value="14.3308093815145" calcext:value-type="float">
            <text:p>14.3308093815145</text:p>
          </table:table-cell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office:value-type="float" office:value="-83.0442062236579" calcext:value-type="float">
            <text:p>-83.0442062236579</text:p>
          </table:table-cell>
          <table:table-cell office:value-type="float" office:value="-83.4457622906667" calcext:value-type="float">
            <text:p>-83.4457622906667</text:p>
          </table:table-cell>
          <table:table-cell office:value-type="float" office:value="13.6397645669706" calcext:value-type="float">
            <text:p>13.6397645669706</text:p>
          </table:table-cell>
          <table:table-cell office:value-type="float" office:value="17.5828021282647" calcext:value-type="float">
            <text:p>17.5828021282647</text:p>
          </table:table-cell>
          <table:table-cell office:value-type="float" office:value="33.3069848517327" calcext:value-type="float">
            <text:p>33.3069848517327</text:p>
          </table:table-cell>
          <table:table-cell office:value-type="float" office:value="-35.3851745155223" calcext:value-type="float">
            <text:p>-35.3851745155223</text:p>
          </table:table-cell>
          <table:table-cell table:number-columns-repeated="7"/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25.8574029995333" calcext:value-type="float">
            <text:p>25.8574029995333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80.5670877869055" calcext:value-type="float">
            <text:p>-80.5670877869055</text:p>
          </table:table-cell>
          <table:table-cell office:value-type="float" office:value="-81.2312642654057" calcext:value-type="float">
            <text:p>-81.2312642654057</text:p>
          </table:table-cell>
          <table:table-cell office:value-type="float" office:value="11.2781082715051" calcext:value-type="float">
            <text:p>11.2781082715051</text:p>
          </table:table-cell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office:value-type="float" office:value="-83.1816851065074" calcext:value-type="float">
            <text:p>-83.1816851065074</text:p>
          </table:table-cell>
          <table:table-cell office:value-type="float" office:value="-83.3011860616001" calcext:value-type="float">
            <text:p>-83.3011860616001</text:p>
          </table:table-cell>
          <table:table-cell office:value-type="float" office:value="13.7844519401508" calcext:value-type="float">
            <text:p>13.7844519401508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0309443565605" calcext:value-type="float">
            <text:p>-83.0309443565605</text:p>
          </table:table-cell>
          <table:table-cell office:value-type="float" office:value="-83.3011860616001" calcext:value-type="float">
            <text:p>-83.3011860616001</text:p>
          </table:table-cell>
          <table:table-cell office:value-type="float" office:value="13.6258879063455" calcext:value-type="float">
            <text:p>13.6258879063455</text:p>
          </table:table-cell>
          <table:table-cell office:value-type="float" office:value="26.1578613407867" calcext:value-type="float">
            <text:p>26.1578613407867</text:p>
          </table:table-cell>
          <table:table-cell office:value-type="float" office:value="28.5224495938788" calcext:value-type="float">
            <text:p>28.5224495938788</text:p>
          </table:table-cell>
          <table:table-cell office:value-type="float" office:value="-36.6220584757022" calcext:value-type="float">
            <text:p>-36.6220584757022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.6766636915269" calcext:value-type="float">
            <text:p>25.6766636915269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80.3969614508339" calcext:value-type="float">
            <text:p>-80.3969614508339</text:p>
          </table:table-cell>
          <table:table-cell office:value-type="float" office:value="-81.1081378388652" calcext:value-type="float">
            <text:p>-81.1081378388652</text:p>
          </table:table-cell>
          <table:table-cell office:value-type="float" office:value="11.1317996599741" calcext:value-type="float">
            <text:p>11.1317996599741</text:p>
          </table:table-cell>
          <table:table-cell office:value-type="float" office:value="-88" calcext:value-type="float">
            <text:p>-88</text:p>
          </table:table-cell>
          <table:table-cell office:value-type="float" office:value="-82" calcext:value-type="float">
            <text:p>-82</text:p>
          </table:table-cell>
          <table:table-cell office:value-type="float" office:value="-82.8271795745552" calcext:value-type="float">
            <text:p>-82.8271795745552</text:p>
          </table:table-cell>
          <table:table-cell office:value-type="float" office:value="-83.1710674554401" calcext:value-type="float">
            <text:p>-83.1710674554401</text:p>
          </table:table-cell>
          <table:table-cell office:value-type="float" office:value="13.4144432488424" calcext:value-type="float">
            <text:p>13.4144432488424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3.0216610495924" calcext:value-type="float">
            <text:p>-83.0216610495924</text:p>
          </table:table-cell>
          <table:table-cell office:value-type="float" office:value="-83.1710674554401" calcext:value-type="float">
            <text:p>-83.1710674554401</text:p>
          </table:table-cell>
          <table:table-cell office:value-type="float" office:value="13.6161826447771" calcext:value-type="float">
            <text:p>13.6161826447771</text:p>
          </table:table-cell>
          <table:table-cell office:value-type="float" office:value="31.8140944440522" calcext:value-type="float">
            <text:p>31.8140944440522</text:p>
          </table:table-cell>
          <table:table-cell office:value-type="float" office:value="25.4383290939157" calcext:value-type="float">
            <text:p>25.4383290939157</text:p>
          </table:table-cell>
          <table:table-cell office:value-type="float" office:value="-38.8476867581322" calcext:value-type="float">
            <text:p>-38.8476867581322</text:p>
          </table:table-cell>
          <table:table-cell table:number-columns-repeated="7"/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25.5643336546317" calcext:value-type="float">
            <text:p>25.5643336546317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80.2778730155837" calcext:value-type="float">
            <text:p>-80.2778730155837</text:p>
          </table:table-cell>
          <table:table-cell office:value-type="float" office:value="-80.9973240549786" calcext:value-type="float">
            <text:p>-80.9973240549786</text:p>
          </table:table-cell>
          <table:table-cell office:value-type="float" office:value="11.0305144321808" calcext:value-type="float">
            <text:p>11.0305144321808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5790257021886" calcext:value-type="float">
            <text:p>-82.5790257021886</text:p>
          </table:table-cell>
          <table:table-cell office:value-type="float" office:value="-83.0539607098961" calcext:value-type="float">
            <text:p>-83.0539607098961</text:p>
          </table:table-cell>
          <table:table-cell office:value-type="float" office:value="13.1613626754608" calcext:value-type="float">
            <text:p>13.1613626754608</text:p>
          </table:table-cell>
          <table:table-cell office:value-type="float" office:value="-84" calcext:value-type="float">
            <text:p>-84</text:p>
          </table:table-cell>
          <table:table-cell office:value-type="float" office:value="-82" calcext:value-type="float">
            <text:p>-82</text:p>
          </table:table-cell>
          <table:table-cell office:value-type="float" office:value="-82.7151627347146" calcext:value-type="float">
            <text:p>-82.7151627347146</text:p>
          </table:table-cell>
          <table:table-cell office:value-type="float" office:value="-83.0539607098961" calcext:value-type="float">
            <text:p>-83.0539607098961</text:p>
          </table:table-cell>
          <table:table-cell office:value-type="float" office:value="13.2996054675545" calcext:value-type="float">
            <text:p>13.2996054675545</text:p>
          </table:table-cell>
          <table:table-cell office:value-type="float" office:value="28.0342139293402" calcext:value-type="float">
            <text:p>28.0342139293402</text:p>
          </table:table-cell>
          <table:table-cell office:value-type="float" office:value="23.4014631074836" calcext:value-type="float">
            <text:p>23.4014631074836</text:p>
          </table:table-cell>
          <table:table-cell office:value-type="float" office:value="-34.464565221929" calcext:value-type="float">
            <text:p>-34.464565221929</text:p>
          </table:table-cell>
          <table:table-cell table:number-columns-repeated="7"/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25.5017166210563" calcext:value-type="float">
            <text:p>25.5017166210563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80.1945111109086" calcext:value-type="float">
            <text:p>-80.1945111109086</text:p>
          </table:table-cell>
          <table:table-cell office:value-type="float" office:value="-80.8975916494808" calcext:value-type="float">
            <text:p>-80.8975916494808</text:p>
          </table:table-cell>
          <table:table-cell office:value-type="float" office:value="10.960163605386" calcext:value-type="float">
            <text:p>10.960163605386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405317991532" calcext:value-type="float">
            <text:p>-82.405317991532</text:p>
          </table:table-cell>
          <table:table-cell office:value-type="float" office:value="-82.9485646389065" calcext:value-type="float">
            <text:p>-82.9485646389065</text:p>
          </table:table-cell>
          <table:table-cell office:value-type="float" office:value="12.9870526061963" calcext:value-type="float">
            <text:p>12.9870526061963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2.5006139143003" calcext:value-type="float">
            <text:p>-82.5006139143003</text:p>
          </table:table-cell>
          <table:table-cell office:value-type="float" office:value="-82.9485646389065" calcext:value-type="float">
            <text:p>-82.9485646389065</text:p>
          </table:table-cell>
          <table:table-cell office:value-type="float" office:value="13.0823911659534" calcext:value-type="float">
            <text:p>13.0823911659534</text:p>
          </table:table-cell>
          <table:table-cell office:value-type="float" office:value="25.5249735917182" calcext:value-type="float">
            <text:p>25.5249735917182</text:p>
          </table:table-cell>
          <table:table-cell office:value-type="float" office:value="22.0328859724015" calcext:value-type="float">
            <text:p>22.0328859724015</text:p>
          </table:table-cell>
          <table:table-cell office:value-type="float" office:value="-31.5309903660293" calcext:value-type="float">
            <text:p>-31.5309903660293</text:p>
          </table:table-cell>
          <table:table-cell table:number-columns-repeated="7"/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25.4544026835415" calcext:value-type="float">
            <text:p>25.4544026835415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836157777636" calcext:value-type="float">
            <text:p>-79.836157777636</text:p>
          </table:table-cell>
          <table:table-cell office:value-type="float" office:value="-80.7078324845327" calcext:value-type="float">
            <text:p>-80.7078324845327</text:p>
          </table:table-cell>
          <table:table-cell office:value-type="float" office:value="10.6628162684663" calcext:value-type="float">
            <text:p>10.6628162684663</text:p>
          </table:table-cell>
          <table:table-cell office:value-type="float" office:value="-83" calcext:value-type="float">
            <text:p>-83</text:p>
          </table:table-cell>
          <table:table-cell office:value-type="float" office:value="-79" calcext:value-type="float">
            <text:p>-79</text:p>
          </table:table-cell>
          <table:table-cell office:value-type="float" office:value="-81.3837225940724" calcext:value-type="float">
            <text:p>-81.3837225940724</text:p>
          </table:table-cell>
          <table:table-cell office:value-type="float" office:value="-82.5537081750158" calcext:value-type="float">
            <text:p>-82.5537081750158</text:p>
          </table:table-cell>
          <table:table-cell office:value-type="float" office:value="12.007633389681" calcext:value-type="float">
            <text:p>12.007633389681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-81.7504297400102" calcext:value-type="float">
            <text:p>-81.7504297400102</text:p>
          </table:table-cell>
          <table:table-cell office:value-type="float" office:value="-82.5537081750158" calcext:value-type="float">
            <text:p>-82.5537081750158</text:p>
          </table:table-cell>
          <table:table-cell office:value-type="float" office:value="12.3503990828151" calcext:value-type="float">
            <text:p>12.3503990828151</text:p>
          </table:table-cell>
          <table:table-cell office:value-type="float" office:value="22.2031659527519" calcext:value-type="float">
            <text:p>22.2031659527519</text:p>
          </table:table-cell>
          <table:table-cell office:value-type="float" office:value="13.8280040208698" calcext:value-type="float">
            <text:p>13.8280040208698</text:p>
          </table:table-cell>
          <table:table-cell office:value-type="float" office:value="-23.5878760928121" calcext:value-type="float">
            <text:p>-23.5878760928121</text:p>
          </table:table-cell>
          <table:table-cell table:number-columns-repeated="7"/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25.429318945291" calcext:value-type="float">
            <text:p>25.429318945291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9.5853104443452" calcext:value-type="float">
            <text:p>-79.5853104443452</text:p>
          </table:table-cell>
          <table:table-cell office:value-type="float" office:value="-80.5370492360794" calcext:value-type="float">
            <text:p>-80.5370492360794</text:p>
          </table:table-cell>
          <table:table-cell office:value-type="float" office:value="10.4594861249013" calcext:value-type="float">
            <text:p>10.4594861249013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80.6686058158507" calcext:value-type="float">
            <text:p>-80.6686058158507</text:p>
          </table:table-cell>
          <table:table-cell office:value-type="float" office:value="-82.1983373575143" calcext:value-type="float">
            <text:p>-82.1983373575143</text:p>
          </table:table-cell>
          <table:table-cell office:value-type="float" office:value="11.3663282477101" calcext:value-type="float">
            <text:p>11.3663282477101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-81.2253008180071" calcext:value-type="float">
            <text:p>-81.2253008180071</text:p>
          </table:table-cell>
          <table:table-cell office:value-type="float" office:value="-82.1983373575143" calcext:value-type="float">
            <text:p>-82.1983373575143</text:p>
          </table:table-cell>
          <table:table-cell office:value-type="float" office:value="11.862512796762" calcext:value-type="float">
            <text:p>11.862512796762</text:p>
          </table:table-cell>
          <table:table-cell office:value-type="float" office:value="19.9645211292357" calcext:value-type="float">
            <text:p>19.9645211292357</text:p>
          </table:table-cell>
          <table:table-cell office:value-type="float" office:value="8.96662174440443" calcext:value-type="float">
            <text:p>8.96662174440443</text:p>
          </table:table-cell>
          <table:table-cell office:value-type="float" office:value="-18.9875399358564" calcext:value-type="float">
            <text:p>-18.9875399358564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.4130021941138" calcext:value-type="float">
            <text:p>25.4130021941138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9.4097173110416" calcext:value-type="float">
            <text:p>-79.4097173110416</text:p>
          </table:table-cell>
          <table:table-cell office:value-type="float" office:value="-80.3833443124715" calcext:value-type="float">
            <text:p>-80.3833443124715</text:p>
          </table:table-cell>
          <table:table-cell office:value-type="float" office:value="10.3194664563645" calcext:value-type="float">
            <text:p>10.3194664563645</text:p>
          </table:table-cell>
          <table:table-cell office:value-type="float" office:value="-84" calcext:value-type="float">
            <text:p>-84</text:p>
          </table:table-cell>
          <table:table-cell office:value-type="float" office:value="-80" calcext:value-type="float">
            <text:p>-80</text:p>
          </table:table-cell>
          <table:table-cell office:value-type="float" office:value="-80.4680240710955" calcext:value-type="float">
            <text:p>-80.4680240710955</text:p>
          </table:table-cell>
          <table:table-cell office:value-type="float" office:value="-81.9785036217628" calcext:value-type="float">
            <text:p>-81.9785036217628</text:p>
          </table:table-cell>
          <table:table-cell office:value-type="float" office:value="11.1926812446392" calcext:value-type="float">
            <text:p>11.1926812446392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80.857710572605" calcext:value-type="float">
            <text:p>-80.857710572605</text:p>
          </table:table-cell>
          <table:table-cell office:value-type="float" office:value="-81.9785036217628" calcext:value-type="float">
            <text:p>-81.9785036217628</text:p>
          </table:table-cell>
          <table:table-cell office:value-type="float" office:value="11.5325059076799" calcext:value-type="float">
            <text:p>11.5325059076799</text:p>
          </table:table-cell>
          <table:table-cell office:value-type="float" office:value="16.0239568291473" calcext:value-type="float">
            <text:p>16.0239568291473</text:p>
          </table:table-cell>
          <table:table-cell office:value-type="float" office:value="8.50851159093934" calcext:value-type="float">
            <text:p>8.50851159093934</text:p>
          </table:table-cell>
          <table:table-cell office:value-type="float" office:value="-14.6318871632102" calcext:value-type="float">
            <text:p>-14.6318871632102</text:p>
          </table:table-cell>
          <table:table-cell table:number-columns-repeated="7"/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25.2890191037733" calcext:value-type="float">
            <text:p>25.2890191037733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2868021177291" calcext:value-type="float">
            <text:p>-79.2868021177291</text:p>
          </table:table-cell>
          <table:table-cell office:value-type="float" office:value="-80.2450098812244" calcext:value-type="float">
            <text:p>-80.2450098812244</text:p>
          </table:table-cell>
          <table:table-cell office:value-type="float" office:value="10.2225694699757" calcext:value-type="float">
            <text:p>10.2225694699757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80.3276168497668" calcext:value-type="float">
            <text:p>-80.3276168497668</text:p>
          </table:table-cell>
          <table:table-cell office:value-type="float" office:value="-81.7806532595865" calcext:value-type="float">
            <text:p>-81.7806532595865</text:p>
          </table:table-cell>
          <table:table-cell office:value-type="float" office:value="11.0727092179144" calcext:value-type="float">
            <text:p>11.0727092179144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80.6003974008235" calcext:value-type="float">
            <text:p>-80.6003974008235</text:p>
          </table:table-cell>
          <table:table-cell office:value-type="float" office:value="-81.7806532595865" calcext:value-type="float">
            <text:p>-81.7806532595865</text:p>
          </table:table-cell>
          <table:table-cell office:value-type="float" office:value="11.3069788556398" calcext:value-type="float">
            <text:p>11.3069788556398</text:p>
          </table:table-cell>
          <table:table-cell office:value-type="float" office:value="13.4433702608454" calcext:value-type="float">
            <text:p>13.4433702608454</text:p>
          </table:table-cell>
          <table:table-cell office:value-type="float" office:value="8.19907402545752" calcext:value-type="float">
            <text:p>8.19907402545752</text:p>
          </table:table-cell>
          <table:table-cell office:value-type="float" office:value="-11.6271860435" calcext:value-type="float">
            <text:p>-11.6271860435</text:p>
          </table:table-cell>
          <table:table-cell table:number-columns-repeated="7"/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25.2153926731169" calcext:value-type="float">
            <text:p>25.2153926731169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2007614824104" calcext:value-type="float">
            <text:p>-79.2007614824104</text:p>
          </table:table-cell>
          <table:table-cell office:value-type="float" office:value="-80.1205088931019" calcext:value-type="float">
            <text:p>-80.1205088931019</text:p>
          </table:table-cell>
          <table:table-cell office:value-type="float" office:value="10.1552834420211" calcext:value-type="float">
            <text:p>10.1552834420211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80.2293317948368" calcext:value-type="float">
            <text:p>-80.2293317948368</text:p>
          </table:table-cell>
          <table:table-cell office:value-type="float" office:value="-81.6025879336279" calcext:value-type="float">
            <text:p>-81.6025879336279</text:p>
          </table:table-cell>
          <table:table-cell office:value-type="float" office:value="10.9894947655927" calcext:value-type="float">
            <text:p>10.9894947655927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80.4202781805764" calcext:value-type="float">
            <text:p>-80.4202781805764</text:p>
          </table:table-cell>
          <table:table-cell office:value-type="float" office:value="-81.6025879336279" calcext:value-type="float">
            <text:p>-81.6025879336279</text:p>
          </table:table-cell>
          <table:table-cell office:value-type="float" office:value="11.1517392454144" calcext:value-type="float">
            <text:p>11.1517392454144</text:p>
          </table:table-cell>
          <table:table-cell office:value-type="float" office:value="11.7200628719142" calcext:value-type="float">
            <text:p>11.7200628719142</text:p>
          </table:table-cell>
          <table:table-cell office:value-type="float" office:value="7.98782427963617" calcext:value-type="float">
            <text:p>7.98782427963617</text:p>
          </table:table-cell>
          <table:table-cell office:value-type="float" office:value="-9.48675347025295" calcext:value-type="float">
            <text:p>-9.48675347025295</text:p>
          </table:table-cell>
          <table:table-cell table:number-columns-repeated="7"/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25.1218369863817" calcext:value-type="float">
            <text:p>25.1218369863817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1405330376873" calcext:value-type="float">
            <text:p>-79.1405330376873</text:p>
          </table:table-cell>
          <table:table-cell office:value-type="float" office:value="-80.0084580037917" calcext:value-type="float">
            <text:p>-80.0084580037917</text:p>
          </table:table-cell>
          <table:table-cell office:value-type="float" office:value="10.1084469120852" calcext:value-type="float">
            <text:p>10.1084469120852</text:p>
          </table:table-cell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office:value-type="float" office:value="-80.7605322563857" calcext:value-type="float">
            <text:p>-80.7605322563857</text:p>
          </table:table-cell>
          <table:table-cell office:value-type="float" office:value="-81.6423291402651" calcext:value-type="float">
            <text:p>-81.6423291402651</text:p>
          </table:table-cell>
          <table:table-cell office:value-type="float" office:value="11.4468082685607" calcext:value-type="float">
            <text:p>11.4468082685607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80.2941947264035" calcext:value-type="float">
            <text:p>-80.2941947264035</text:p>
          </table:table-cell>
          <table:table-cell office:value-type="float" office:value="-81.6423291402651" calcext:value-type="float">
            <text:p>-81.6423291402651</text:p>
          </table:table-cell>
          <table:table-cell office:value-type="float" office:value="11.0443414313595" calcext:value-type="float">
            <text:p>11.0443414313595</text:p>
          </table:table-cell>
          <table:table-cell office:value-type="float" office:value="5.59845607700061" calcext:value-type="float">
            <text:p>5.59845607700061</text:p>
          </table:table-cell>
          <table:table-cell office:value-type="float" office:value="13.0830548012469" calcext:value-type="float">
            <text:p>13.0830548012469</text:p>
          </table:table-cell>
          <table:table-cell office:value-type="float" office:value="-9.32696935830664" calcext:value-type="float">
            <text:p>-9.32696935830664</text:p>
          </table:table-cell>
          <table:table-cell table:number-columns-repeated="7"/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24.927855370375" calcext:value-type="float">
            <text:p>24.927855370375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0983731263811" calcext:value-type="float">
            <text:p>-79.0983731263811</text:p>
          </table:table-cell>
          <table:table-cell office:value-type="float" office:value="-79.9076122034126" calcext:value-type="float">
            <text:p>-79.9076122034126</text:p>
          </table:table-cell>
          <table:table-cell office:value-type="float" office:value="10.0757899274868" calcext:value-type="float">
            <text:p>10.0757899274868</text:p>
          </table:table-cell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office:value-type="float" office:value="-81.13237257947" calcext:value-type="float">
            <text:p>-81.13237257947</text:p>
          </table:table-cell>
          <table:table-cell office:value-type="float" office:value="-81.6780962262386" calcext:value-type="float">
            <text:p>-81.6780962262386</text:p>
          </table:table-cell>
          <table:table-cell office:value-type="float" office:value="11.7782043769062" calcext:value-type="float">
            <text:p>11.7782043769062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-80.2059363084824" calcext:value-type="float">
            <text:p>-80.2059363084824</text:p>
          </table:table-cell>
          <table:table-cell office:value-type="float" office:value="-81.6780962262386" calcext:value-type="float">
            <text:p>-81.6780962262386</text:p>
          </table:table-cell>
          <table:table-cell office:value-type="float" office:value="10.9697789670456" calcext:value-type="float">
            <text:p>10.9697789670456</text:p>
          </table:table-cell>
          <table:table-cell office:value-type="float" office:value="1.11454525702489" calcext:value-type="float">
            <text:p>1.11454525702489</text:p>
          </table:table-cell>
          <table:table-cell office:value-type="float" office:value="16.8811616733307" calcext:value-type="float">
            <text:p>16.8811616733307</text:p>
          </table:table-cell>
          <table:table-cell office:value-type="float" office:value="-12.9386351586239" calcext:value-type="float">
            <text:p>-12.9386351586239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.7294992346148" calcext:value-type="float">
            <text:p>24.7294992346148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0688611884668" calcext:value-type="float">
            <text:p>-79.0688611884668</text:p>
          </table:table-cell>
          <table:table-cell office:value-type="float" office:value="-79.8168509830713" calcext:value-type="float">
            <text:p>-79.8168509830713</text:p>
          </table:table-cell>
          <table:table-cell office:value-type="float" office:value="10.0529928332766" calcext:value-type="float">
            <text:p>10.0529928332766</text:p>
          </table:table-cell>
          <table:table-cell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  <table:table-cell office:value-type="float" office:value="-81.392660805629" calcext:value-type="float">
            <text:p>-81.392660805629</text:p>
          </table:table-cell>
          <table:table-cell office:value-type="float" office:value="-81.7102866036147" calcext:value-type="float">
            <text:p>-81.7102866036147</text:p>
          </table:table-cell>
          <table:table-cell office:value-type="float" office:value="12.0158738498052" calcext:value-type="float">
            <text:p>12.0158738498052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9.8441554159377" calcext:value-type="float">
            <text:p>-79.8441554159377</text:p>
          </table:table-cell>
          <table:table-cell office:value-type="float" office:value="-81.7102866036147" calcext:value-type="float">
            <text:p>-81.7102866036147</text:p>
          </table:table-cell>
          <table:table-cell office:value-type="float" office:value="10.6693635560855" calcext:value-type="float">
            <text:p>10.6693635560855</text:p>
          </table:table-cell>
          <table:table-cell office:value-type="float" office:value="-7.00555517274017" calcext:value-type="float">
            <text:p>-7.00555517274017</text:p>
          </table:table-cell>
          <table:table-cell office:value-type="float" office:value="19.6602543038738" calcext:value-type="float">
            <text:p>19.6602543038738</text:p>
          </table:table-cell>
          <table:table-cell office:value-type="float" office:value="-17.7303263700744" calcext:value-type="float">
            <text:p>-17.7303263700744</text:p>
          </table:table-cell>
          <table:table-cell table:number-columns-repeated="7"/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24.4819982899122" calcext:value-type="float">
            <text:p>24.4819982899122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9.0482028319267" calcext:value-type="float">
            <text:p>-79.0482028319267</text:p>
          </table:table-cell>
          <table:table-cell office:value-type="float" office:value="-79.7351658847642" calcext:value-type="float">
            <text:p>-79.7351658847642</text:p>
          </table:table-cell>
          <table:table-cell office:value-type="float" office:value="10.0370655642756" calcext:value-type="float">
            <text:p>10.0370655642756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1.5748625639403" calcext:value-type="float">
            <text:p>-81.5748625639403</text:p>
          </table:table-cell>
          <table:table-cell office:value-type="float" office:value="-81.7392579432533" calcext:value-type="float">
            <text:p>-81.7392579432533</text:p>
          </table:table-cell>
          <table:table-cell office:value-type="float" office:value="12.1850903048902" calcext:value-type="float">
            <text:p>12.1850903048902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5909087911564" calcext:value-type="float">
            <text:p>-79.5909087911564</text:p>
          </table:table-cell>
          <table:table-cell office:value-type="float" office:value="-81.7392579432533" calcext:value-type="float">
            <text:p>-81.7392579432533</text:p>
          </table:table-cell>
          <table:table-cell office:value-type="float" office:value="10.463981416724" calcext:value-type="float">
            <text:p>10.463981416724</text:p>
          </table:table-cell>
          <table:table-cell office:value-type="float" office:value="-12.557926419454" calcext:value-type="float">
            <text:p>-12.557926419454</text:p>
          </table:table-cell>
          <table:table-cell office:value-type="float" office:value="21.6671548167099" calcext:value-type="float">
            <text:p>21.6671548167099</text:p>
          </table:table-cell>
          <table:table-cell office:value-type="float" office:value="-22.4535295144606" calcext:value-type="float">
            <text:p>-22.4535295144606</text:p>
          </table:table-cell>
          <table:table-cell table:number-columns-repeated="7"/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24.1838686603075" calcext:value-type="float">
            <text:p>24.1838686603075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9.0337419823487" calcext:value-type="float">
            <text:p>-79.0337419823487</text:p>
          </table:table-cell>
          <table:table-cell office:value-type="float" office:value="-79.6616492962878" calcext:value-type="float">
            <text:p>-79.6616492962878</text:p>
          </table:table-cell>
          <table:table-cell office:value-type="float" office:value="10.0259314926249" calcext:value-type="float">
            <text:p>10.0259314926249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1.4024037947582" calcext:value-type="float">
            <text:p>-81.4024037947582</text:p>
          </table:table-cell>
          <table:table-cell office:value-type="float" office:value="-81.6653321489279" calcext:value-type="float">
            <text:p>-81.6653321489279</text:p>
          </table:table-cell>
          <table:table-cell office:value-type="float" office:value="12.0248627054381" calcext:value-type="float">
            <text:p>12.0248627054381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9.4136361538095" calcext:value-type="float">
            <text:p>-79.4136361538095</text:p>
          </table:table-cell>
          <table:table-cell office:value-type="float" office:value="-81.6653321489279" calcext:value-type="float">
            <text:p>-81.6653321489279</text:p>
          </table:table-cell>
          <table:table-cell office:value-type="float" office:value="10.3225708360469" calcext:value-type="float">
            <text:p>10.3225708360469</text:p>
          </table:table-cell>
          <table:table-cell office:value-type="float" office:value="-13.4560147134496" calcext:value-type="float">
            <text:p>-13.4560147134496</text:p>
          </table:table-cell>
          <table:table-cell office:value-type="float" office:value="20.0054639953769" calcext:value-type="float">
            <text:p>20.0054639953769</text:p>
          </table:table-cell>
          <table:table-cell office:value-type="float" office:value="-21.4529330579502" calcext:value-type="float">
            <text:p>-21.4529330579502</text:p>
          </table:table-cell>
          <table:table-cell table:number-columns-repeated="7"/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23.9023554875304" calcext:value-type="float">
            <text:p>23.9023554875304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9.0236193876441" calcext:value-type="float">
            <text:p>-79.0236193876441</text:p>
          </table:table-cell>
          <table:table-cell office:value-type="float" office:value="-79.595484366659" calcext:value-type="float">
            <text:p>-79.595484366659</text:p>
          </table:table-cell>
          <table:table-cell office:value-type="float" office:value="10.0181449921154" calcext:value-type="float">
            <text:p>10.0181449921154</text:p>
          </table:table-cell>
          <table:table-cell office:value-type="float" office:value="-83" calcext:value-type="float">
            <text:p>-83</text:p>
          </table:table-cell>
          <table:table-cell office:value-type="float" office:value="-81" calcext:value-type="float">
            <text:p>-81</text:p>
          </table:table-cell>
          <table:table-cell office:value-type="float" office:value="-81.2816826563307" calcext:value-type="float">
            <text:p>-81.2816826563307</text:p>
          </table:table-cell>
          <table:table-cell office:value-type="float" office:value="-81.5987989340351" calcext:value-type="float">
            <text:p>-81.5987989340351</text:p>
          </table:table-cell>
          <table:table-cell office:value-type="float" office:value="11.9139586525493" calcext:value-type="float">
            <text:p>11.9139586525493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2895453076666" calcext:value-type="float">
            <text:p>-79.2895453076666</text:p>
          </table:table-cell>
          <table:table-cell office:value-type="float" office:value="-81.5987989340351" calcext:value-type="float">
            <text:p>-81.5987989340351</text:p>
          </table:table-cell>
          <table:table-cell office:value-type="float" office:value="10.2247220341318" calcext:value-type="float">
            <text:p>10.2247220341318</text:p>
          </table:table-cell>
          <table:table-cell office:value-type="float" office:value="-14.0680014282656" calcext:value-type="float">
            <text:p>-14.0680014282656</text:p>
          </table:table-cell>
          <table:table-cell office:value-type="float" office:value="18.8696280416399" calcext:value-type="float">
            <text:p>18.8696280416399</text:p>
          </table:table-cell>
          <table:table-cell office:value-type="float" office:value="-20.8387687824683" calcext:value-type="float">
            <text:p>-20.8387687824683</text:p>
          </table:table-cell>
          <table:table-cell table:number-columns-repeated="7"/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23.6191995457553" calcext:value-type="float">
            <text:p>23.6191995457553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0165335713509" calcext:value-type="float">
            <text:p>-79.0165335713509</text:p>
          </table:table-cell>
          <table:table-cell office:value-type="float" office:value="-79.5359359299931" calcext:value-type="float">
            <text:p>-79.5359359299931</text:p>
          </table:table-cell>
          <table:table-cell office:value-type="float" office:value="10.0126980401684" calcext:value-type="float">
            <text:p>10.0126980401684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1.1971778594315" calcext:value-type="float">
            <text:p>-81.1971778594315</text:p>
          </table:table-cell>
          <table:table-cell office:value-type="float" office:value="-81.5389190406316" calcext:value-type="float">
            <text:p>-81.5389190406316</text:p>
          </table:table-cell>
          <table:table-cell office:value-type="float" office:value="11.8369349781378" calcext:value-type="float">
            <text:p>11.8369349781378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2026817153666" calcext:value-type="float">
            <text:p>-79.2026817153666</text:p>
          </table:table-cell>
          <table:table-cell office:value-type="float" office:value="-81.5389190406316" calcext:value-type="float">
            <text:p>-81.5389190406316</text:p>
          </table:table-cell>
          <table:table-cell office:value-type="float" office:value="10.1567802717725" calcext:value-type="float">
            <text:p>10.1567802717725</text:p>
          </table:table-cell>
          <table:table-cell office:value-type="float" office:value="-14.4883902307217" calcext:value-type="float">
            <text:p>-14.4883902307217</text:p>
          </table:table-cell>
          <table:table-cell office:value-type="float" office:value="18.0876852877587" calcext:value-type="float">
            <text:p>18.0876852877587</text:p>
          </table:table-cell>
          <table:table-cell office:value-type="float" office:value="-20.4519655731133" calcext:value-type="float">
            <text:p>-20.4519655731133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.3033079700712" calcext:value-type="float">
            <text:p>23.3033079700712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7115734999456" calcext:value-type="float">
            <text:p>-78.7115734999456</text:p>
          </table:table-cell>
          <table:table-cell office:value-type="float" office:value="-79.3823423369938" calcext:value-type="float">
            <text:p>-79.3823423369938</text:p>
          </table:table-cell>
          <table:table-cell office:value-type="float" office:value="9.78105685422339" calcext:value-type="float">
            <text:p>9.78105685422339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  <table:table-cell office:value-type="float" office:value="-80.5380245016021" calcext:value-type="float">
            <text:p>-80.5380245016021</text:p>
          </table:table-cell>
          <table:table-cell office:value-type="float" office:value="-81.2850271365685" calcext:value-type="float">
            <text:p>-81.2850271365685</text:p>
          </table:table-cell>
          <table:table-cell office:value-type="float" office:value="11.2529783518123" calcext:value-type="float">
            <text:p>11.2529783518123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1418772007566" calcext:value-type="float">
            <text:p>-79.1418772007566</text:p>
          </table:table-cell>
          <table:table-cell office:value-type="float" office:value="-81.2850271365685" calcext:value-type="float">
            <text:p>-81.2850271365685</text:p>
          </table:table-cell>
          <table:table-cell office:value-type="float" office:value="10.1094898374514" calcext:value-type="float">
            <text:p>10.1094898374514</text:p>
          </table:table-cell>
          <table:table-cell office:value-type="float" office:value="-7.36730621953555" calcext:value-type="float">
            <text:p>-7.36730621953555</text:p>
          </table:table-cell>
          <table:table-cell office:value-type="float" office:value="14.0429311821843" calcext:value-type="float">
            <text:p>14.0429311821843</text:p>
          </table:table-cell>
          <table:table-cell office:value-type="float" office:value="-11.8944438922108" calcext:value-type="float">
            <text:p>-11.8944438922108</text:p>
          </table:table-cell>
          <table:table-cell table:number-columns-repeated="7"/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23.0434678956182" calcext:value-type="float">
            <text:p>23.0434678956182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4981014499619" calcext:value-type="float">
            <text:p>-78.4981014499619</text:p>
          </table:table-cell>
          <table:table-cell office:value-type="float" office:value="-79.2441081032945" calcext:value-type="float">
            <text:p>-79.2441081032945</text:p>
          </table:table-cell>
          <table:table-cell office:value-type="float" office:value="9.6221040374722" calcext:value-type="float">
            <text:p>9.6221040374722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80.0766171511214" calcext:value-type="float">
            <text:p>-80.0766171511214</text:p>
          </table:table-cell>
          <table:table-cell office:value-type="float" office:value="-81.0565244229116" calcext:value-type="float">
            <text:p>-81.0565244229116</text:p>
          </table:table-cell>
          <table:table-cell office:value-type="float" office:value="10.8614357715821" calcext:value-type="float">
            <text:p>10.8614357715821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7993140405297" calcext:value-type="float">
            <text:p>-78.7993140405297</text:p>
          </table:table-cell>
          <table:table-cell office:value-type="float" office:value="-81.0565244229116" calcext:value-type="float">
            <text:p>-81.0565244229116</text:p>
          </table:table-cell>
          <table:table-cell office:value-type="float" office:value="9.84714806165607" calcext:value-type="float">
            <text:p>9.84714806165607</text:p>
          </table:table-cell>
          <table:table-cell office:value-type="float" office:value="-6.92733533067454" calcext:value-type="float">
            <text:p>-6.92733533067454</text:p>
          </table:table-cell>
          <table:table-cell office:value-type="float" office:value="11.5090458692115" calcext:value-type="float">
            <text:p>11.5090458692115</text:p>
          </table:table-cell>
          <table:table-cell office:value-type="float" office:value="-8.72709675615593" calcext:value-type="float">
            <text:p>-8.72709675615593</text:p>
          </table:table-cell>
          <table:table-cell table:number-columns-repeated="7"/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22.7583961814586" calcext:value-type="float">
            <text:p>22.7583961814586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8.6486710149733" calcext:value-type="float">
            <text:p>-78.6486710149733</text:p>
          </table:table-cell>
          <table:table-cell office:value-type="float" office:value="-79.219697292965" calcext:value-type="float">
            <text:p>-79.219697292965</text:p>
          </table:table-cell>
          <table:table-cell office:value-type="float" office:value="9.73394826841302" calcext:value-type="float">
            <text:p>9.73394826841302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  <table:table-cell office:value-type="float" office:value="-79.753632005785" calcext:value-type="float">
            <text:p>-79.753632005785</text:p>
          </table:table-cell>
          <table:table-cell office:value-type="float" office:value="-80.8508719806205" calcext:value-type="float">
            <text:p>-80.8508719806205</text:p>
          </table:table-cell>
          <table:table-cell office:value-type="float" office:value="10.5954905105299" calcext:value-type="float">
            <text:p>10.5954905105299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5595198283708" calcext:value-type="float">
            <text:p>-78.5595198283708</text:p>
          </table:table-cell>
          <table:table-cell office:value-type="float" office:value="-80.8508719806205" calcext:value-type="float">
            <text:p>-80.8508719806205</text:p>
          </table:table-cell>
          <table:table-cell office:value-type="float" office:value="9.66757005027851" calcext:value-type="float">
            <text:p>9.66757005027851</text:p>
          </table:table-cell>
          <table:table-cell office:value-type="float" office:value="-8.69854592994564" calcext:value-type="float">
            <text:p>-8.69854592994564</text:p>
          </table:table-cell>
          <table:table-cell office:value-type="float" office:value="7.93121375753978" calcext:value-type="float">
            <text:p>7.93121375753978</text:p>
          </table:table-cell>
          <table:table-cell office:value-type="float" office:value="-5.98673882536896" calcext:value-type="float">
            <text:p>-5.98673882536896</text:p>
          </table:table-cell>
          <table:table-cell table:number-columns-repeated="7"/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22.3958756403566" calcext:value-type="float">
            <text:p>22.3958756403566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8.7540697104813" calcext:value-type="float">
            <text:p>-78.7540697104813</text:p>
          </table:table-cell>
          <table:table-cell office:value-type="float" office:value="-79.1977275636685" calcext:value-type="float">
            <text:p>-79.1977275636685</text:p>
          </table:table-cell>
          <table:table-cell office:value-type="float" office:value="9.81301185886369" calcext:value-type="float">
            <text:p>9.81301185886369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5275424040495" calcext:value-type="float">
            <text:p>-79.5275424040495</text:p>
          </table:table-cell>
          <table:table-cell office:value-type="float" office:value="-80.6657847825584" calcext:value-type="float">
            <text:p>-80.6657847825584</text:p>
          </table:table-cell>
          <table:table-cell office:value-type="float" office:value="10.4132128782155" calcext:value-type="float">
            <text:p>10.4132128782155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3916638798595" calcext:value-type="float">
            <text:p>-78.3916638798595</text:p>
          </table:table-cell>
          <table:table-cell office:value-type="float" office:value="-80.6657847825584" calcext:value-type="float">
            <text:p>-80.6657847825584</text:p>
          </table:table-cell>
          <table:table-cell office:value-type="float" office:value="9.54381757269707" calcext:value-type="float">
            <text:p>9.54381757269707</text:p>
          </table:table-cell>
          <table:table-cell office:value-type="float" office:value="-9.95496614538841" calcext:value-type="float">
            <text:p>-9.95496614538841</text:p>
          </table:table-cell>
          <table:table-cell office:value-type="float" office:value="5.48809122947032" calcext:value-type="float">
            <text:p>5.48809122947032</text:p>
          </table:table-cell>
          <table:table-cell office:value-type="float" office:value="-5.24290755954842" calcext:value-type="float">
            <text:p>-5.24290755954842</text:p>
          </table:table-cell>
          <table:table-cell table:number-columns-repeated="7"/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22.1226466258323" calcext:value-type="float">
            <text:p>22.1226466258323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5278487973369" calcext:value-type="float">
            <text:p>-78.5278487973369</text:p>
          </table:table-cell>
          <table:table-cell office:value-type="float" office:value="-79.0779548073017" calcext:value-type="float">
            <text:p>-79.0779548073017</text:p>
          </table:table-cell>
          <table:table-cell office:value-type="float" office:value="9.64409825979694" calcext:value-type="float">
            <text:p>9.64409825979694</text:p>
          </table:table-cell>
          <table:table-cell office:value-type="float" office:value="-79" calcext:value-type="float">
            <text:p>-79</text:p>
          </table:table-cell>
          <table:table-cell office:value-type="float" office:value="-81" calcext:value-type="float">
            <text:p>-81</text:p>
          </table:table-cell>
          <table:table-cell office:value-type="float" office:value="-79.9692796828347" calcext:value-type="float">
            <text:p>-79.9692796828347</text:p>
          </table:table-cell>
          <table:table-cell office:value-type="float" office:value="-80.6992063043026" calcext:value-type="float">
            <text:p>-80.6992063043026</text:p>
          </table:table-cell>
          <table:table-cell office:value-type="float" office:value="10.7723219044778" calcext:value-type="float">
            <text:p>10.7723219044778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2741647159017" calcext:value-type="float">
            <text:p>-78.2741647159017</text:p>
          </table:table-cell>
          <table:table-cell office:value-type="float" office:value="-80.6992063043026" calcext:value-type="float">
            <text:p>-80.6992063043026</text:p>
          </table:table-cell>
          <table:table-cell office:value-type="float" office:value="9.45813460659496" calcext:value-type="float">
            <text:p>9.45813460659496</text:p>
          </table:table-cell>
          <table:table-cell office:value-type="float" office:value="-13.1292337627125" calcext:value-type="float">
            <text:p>-13.1292337627125</text:p>
          </table:table-cell>
          <table:table-cell office:value-type="float" office:value="10.4401308950332" calcext:value-type="float">
            <text:p>10.4401308950332</text:p>
          </table:table-cell>
          <table:table-cell office:value-type="float" office:value="-13.3333096013677" calcext:value-type="float">
            <text:p>-13.3333096013677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.8245728082306" calcext:value-type="float">
            <text:p>21.8245728082306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3694941581358" calcext:value-type="float">
            <text:p>-78.3694941581358</text:p>
          </table:table-cell>
          <table:table-cell office:value-type="float" office:value="-78.9701593265715" calcext:value-type="float">
            <text:p>-78.9701593265715</text:p>
          </table:table-cell>
          <table:table-cell office:value-type="float" office:value="9.52759172623277" calcext:value-type="float">
            <text:p>9.52759172623277</text:p>
          </table:table-cell>
          <table:table-cell office:value-type="float" office:value="-78" calcext:value-type="float">
            <text:p>-78</text:p>
          </table:table-cell>
          <table:table-cell office:value-type="float" office:value="-81" calcext:value-type="float">
            <text:p>-81</text:p>
          </table:table-cell>
          <table:table-cell office:value-type="float" office:value="-80.2784957779843" calcext:value-type="float">
            <text:p>-80.2784957779843</text:p>
          </table:table-cell>
          <table:table-cell office:value-type="float" office:value="-80.7292856738723" calcext:value-type="float">
            <text:p>-80.7292856738723</text:p>
          </table:table-cell>
          <table:table-cell office:value-type="float" office:value="11.0310416899218" calcext:value-type="float">
            <text:p>11.0310416899218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1919153011312" calcext:value-type="float">
            <text:p>-78.1919153011312</text:p>
          </table:table-cell>
          <table:table-cell office:value-type="float" office:value="-80.7292856738723" calcext:value-type="float">
            <text:p>-80.7292856738723</text:p>
          </table:table-cell>
          <table:table-cell office:value-type="float" office:value="9.39861464551138" calcext:value-type="float">
            <text:p>9.39861464551138</text:p>
          </table:table-cell>
          <table:table-cell office:value-type="float" office:value="-15.5031052862988" calcext:value-type="float">
            <text:p>-15.5031052862988</text:p>
          </table:table-cell>
          <table:table-cell office:value-type="float" office:value="14.0194893922794" calcext:value-type="float">
            <text:p>14.0194893922794</text:p>
          </table:table-cell>
          <table:table-cell office:value-type="float" office:value="-18.2155835280825" calcext:value-type="float">
            <text:p>-18.2155835280825</text:p>
          </table:table-cell>
          <table:table-cell table:number-columns-repeated="7"/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21.5842622086046" calcext:value-type="float">
            <text:p>21.5842622086046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78.2586459106951" calcext:value-type="float">
            <text:p>-78.2586459106951</text:p>
          </table:table-cell>
          <table:table-cell office:value-type="float" office:value="-78.8731433939144" calcext:value-type="float">
            <text:p>-78.8731433939144</text:p>
          </table:table-cell>
          <table:table-cell office:value-type="float" office:value="9.4468756126573" calcext:value-type="float">
            <text:p>9.4468756126573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494947044589" calcext:value-type="float">
            <text:p>-80.494947044589</text:p>
          </table:table-cell>
          <table:table-cell office:value-type="float" office:value="-80.7563571064851" calcext:value-type="float">
            <text:p>-80.7563571064851</text:p>
          </table:table-cell>
          <table:table-cell office:value-type="float" office:value="11.2158338775924" calcext:value-type="float">
            <text:p>11.2158338775924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1343407107918" calcext:value-type="float">
            <text:p>-78.1343407107918</text:p>
          </table:table-cell>
          <table:table-cell office:value-type="float" office:value="-80.7563571064851" calcext:value-type="float">
            <text:p>-80.7563571064851</text:p>
          </table:table-cell>
          <table:table-cell office:value-type="float" office:value="9.3571736756616" calcext:value-type="float">
            <text:p>9.3571736756616</text:p>
          </table:table-cell>
          <table:table-cell office:value-type="float" office:value="-17.2423061057165" calcext:value-type="float">
            <text:p>-17.2423061057165</text:p>
          </table:table-cell>
          <table:table-cell office:value-type="float" office:value="16.5843048766957" calcext:value-type="float">
            <text:p>16.5843048766957</text:p>
          </table:table-cell>
          <table:table-cell office:value-type="float" office:value="-21.5897094045668" calcext:value-type="float">
            <text:p>-21.5897094045668</text:p>
          </table:table-cell>
          <table:table-cell table:number-columns-repeated="7"/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21.3623415989281" calcext:value-type="float">
            <text:p>21.3623415989281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1810521374865" calcext:value-type="float">
            <text:p>-78.1810521374865</text:p>
          </table:table-cell>
          <table:table-cell office:value-type="float" office:value="-78.7858290545229" calcext:value-type="float">
            <text:p>-78.7858290545229</text:p>
          </table:table-cell>
          <table:table-cell office:value-type="float" office:value="9.39078154752875" calcext:value-type="float">
            <text:p>9.39078154752875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-80.3464629312123" calcext:value-type="float">
            <text:p>-80.3464629312123</text:p>
          </table:table-cell>
          <table:table-cell office:value-type="float" office:value="-80.6807213958366" calcext:value-type="float">
            <text:p>-80.6807213958366</text:p>
          </table:table-cell>
          <table:table-cell office:value-type="float" office:value="11.0887373728484" calcext:value-type="float">
            <text:p>11.0887373728484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78.0940384975543" calcext:value-type="float">
            <text:p>-78.0940384975543</text:p>
          </table:table-cell>
          <table:table-cell office:value-type="float" office:value="-80.6807213958366" calcext:value-type="float">
            <text:p>-80.6807213958366</text:p>
          </table:table-cell>
          <table:table-cell office:value-type="float" office:value="9.3282737656497" calcext:value-type="float">
            <text:p>9.3282737656497</text:p>
          </table:table-cell>
          <table:table-cell office:value-type="float" office:value="-16.0084387466603" calcext:value-type="float">
            <text:p>-16.0084387466603</text:p>
          </table:table-cell>
          <table:table-cell office:value-type="float" office:value="15.776053841181" calcext:value-type="float">
            <text:p>15.776053841181</text:p>
          </table:table-cell>
          <table:table-cell office:value-type="float" office:value="-20.020752029761" calcext:value-type="float">
            <text:p>-20.020752029761</text:p>
          </table:table-cell>
          <table:table-cell table:number-columns-repeated="7"/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21.1418893170653" calcext:value-type="float">
            <text:p>21.1418893170653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7.8267364962406" calcext:value-type="float">
            <text:p>-77.8267364962406</text:p>
          </table:table-cell>
          <table:table-cell office:value-type="float" office:value="-78.6072461490706" calcext:value-type="float">
            <text:p>-78.6072461490706</text:p>
          </table:table-cell>
          <table:table-cell office:value-type="float" office:value="9.13884300161732" calcext:value-type="float">
            <text:p>9.13884300161732</text:p>
          </table:table-cell>
          <table:table-cell office:value-type="float" office:value="-82" calcext:value-type="float">
            <text:p>-82</text:p>
          </table:table-cell>
          <table:table-cell office:value-type="float" office:value="-79" calcext:value-type="float">
            <text:p>-79</text:p>
          </table:table-cell>
          <table:table-cell office:value-type="float" office:value="-79.9425240518486" calcext:value-type="float">
            <text:p>-79.9425240518486</text:p>
          </table:table-cell>
          <table:table-cell office:value-type="float" office:value="-80.5126492562529" calcext:value-type="float">
            <text:p>-80.5126492562529</text:p>
          </table:table-cell>
          <table:table-cell office:value-type="float" office:value="10.7502228799772" calcext:value-type="float">
            <text:p>10.7502228799772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65826948288" calcext:value-type="float">
            <text:p>-78.065826948288</text:p>
          </table:table-cell>
          <table:table-cell office:value-type="float" office:value="-80.5126492562529" calcext:value-type="float">
            <text:p>-80.5126492562529</text:p>
          </table:table-cell>
          <table:table-cell office:value-type="float" office:value="9.30809695370993" calcext:value-type="float">
            <text:p>9.30809695370993</text:p>
          </table:table-cell>
          <table:table-cell office:value-type="float" office:value="-10.935494091824" calcext:value-type="float">
            <text:p>-10.935494091824</text:p>
          </table:table-cell>
          <table:table-cell office:value-type="float" office:value="14.5376548004429" calcext:value-type="float">
            <text:p>14.5376548004429</text:p>
          </table:table-cell>
          <table:table-cell office:value-type="float" office:value="-15.249958220549" calcext:value-type="float">
            <text:p>-15.249958220549</text:p>
          </table:table-cell>
          <table:table-cell table:number-columns-repeated="7"/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20.9389219509247" calcext:value-type="float">
            <text:p>20.9389219509247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7.5787155473684" calcext:value-type="float">
            <text:p>-77.5787155473684</text:p>
          </table:table-cell>
          <table:table-cell office:value-type="float" office:value="-78.4465215341636" calcext:value-type="float">
            <text:p>-78.4465215341636</text:p>
          </table:table-cell>
          <table:table-cell office:value-type="float" office:value="8.96651855592117" calcext:value-type="float">
            <text:p>8.96651855592117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9.659766836294" calcext:value-type="float">
            <text:p>-79.659766836294</text:p>
          </table:table-cell>
          <table:table-cell office:value-type="float" office:value="-80.3613843306276" calcext:value-type="float">
            <text:p>-80.3613843306276</text:p>
          </table:table-cell>
          <table:table-cell office:value-type="float" office:value="10.5194304810745" calcext:value-type="float">
            <text:p>10.5194304810745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8.0460788638016" calcext:value-type="float">
            <text:p>-78.0460788638016</text:p>
          </table:table-cell>
          <table:table-cell office:value-type="float" office:value="-80.3613843306276" calcext:value-type="float">
            <text:p>-80.3613843306276</text:p>
          </table:table-cell>
          <table:table-cell office:value-type="float" office:value="9.29399915791264" calcext:value-type="float">
            <text:p>9.29399915791264</text:p>
          </table:table-cell>
          <table:table-cell office:value-type="float" office:value="-7.56876752225428" calcext:value-type="float">
            <text:p>-7.56876752225428</text:p>
          </table:table-cell>
          <table:table-cell office:value-type="float" office:value="13.7245284693096" calcext:value-type="float">
            <text:p>13.7245284693096</text:p>
          </table:table-cell>
          <table:table-cell office:value-type="float" office:value="-12.298266499351" calcext:value-type="float">
            <text:p>-12.29826649935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.8589023760899" calcext:value-type="float">
            <text:p>20.8589023760899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7.4051008831579" calcext:value-type="float">
            <text:p>-77.4051008831579</text:p>
          </table:table-cell>
          <table:table-cell office:value-type="float" office:value="-78.3018693807472" calcext:value-type="float">
            <text:p>-78.3018693807472</text:p>
          </table:table-cell>
          <table:table-cell office:value-type="float" office:value="8.84782850239754" calcext:value-type="float">
            <text:p>8.84782850239754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4618367854058" calcext:value-type="float">
            <text:p>-79.4618367854058</text:p>
          </table:table-cell>
          <table:table-cell office:value-type="float" office:value="-80.2252458975649" calcext:value-type="float">
            <text:p>-80.2252458975649</text:p>
          </table:table-cell>
          <table:table-cell office:value-type="float" office:value="10.3608302775744" calcext:value-type="float">
            <text:p>10.3608302775744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322552046611" calcext:value-type="float">
            <text:p>-78.0322552046611</text:p>
          </table:table-cell>
          <table:table-cell office:value-type="float" office:value="-80.2252458975649" calcext:value-type="float">
            <text:p>-80.2252458975649</text:p>
          </table:table-cell>
          <table:table-cell office:value-type="float" office:value="9.28414340730662" calcext:value-type="float">
            <text:p>9.28414340730662</text:p>
          </table:table-cell>
          <table:table-cell office:value-type="float" office:value="-5.29854343267215" calcext:value-type="float">
            <text:p>-5.29854343267215</text:p>
          </table:table-cell>
          <table:table-cell office:value-type="float" office:value="13.1803340149385" calcext:value-type="float">
            <text:p>13.1803340149385</text:p>
          </table:table-cell>
          <table:table-cell office:value-type="float" office:value="-10.4916419434655" calcext:value-type="float">
            <text:p>-10.4916419434655</text:p>
          </table:table-cell>
          <table:table-cell table:number-columns-repeated="7"/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20.7121532452385" calcext:value-type="float">
            <text:p>20.7121532452385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7.2835706182105" calcext:value-type="float">
            <text:p>-77.2835706182105</text:p>
          </table:table-cell>
          <table:table-cell office:value-type="float" office:value="-78.1716824426725" calcext:value-type="float">
            <text:p>-78.1716824426725</text:p>
          </table:table-cell>
          <table:table-cell office:value-type="float" office:value="8.7656815142835" calcext:value-type="float">
            <text:p>8.7656815142835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9.0232857497841" calcext:value-type="float">
            <text:p>-79.0232857497841</text:p>
          </table:table-cell>
          <table:table-cell office:value-type="float" office:value="-80.0027213078084" calcext:value-type="float">
            <text:p>-80.0027213078084</text:p>
          </table:table-cell>
          <table:table-cell office:value-type="float" office:value="10.0178884542285" calcext:value-type="float">
            <text:p>10.0178884542285</text:p>
          </table:table-cell>
          <table:table-cell office:value-type="float" office:value="-78" calcext:value-type="float">
            <text:p>-78</text:p>
          </table:table-cell>
          <table:table-cell office:value-type="float" office:value="-81" calcext:value-type="float">
            <text:p>-81</text:p>
          </table:table-cell>
          <table:table-cell office:value-type="float" office:value="-78.9225786432628" calcext:value-type="float">
            <text:p>-78.9225786432628</text:p>
          </table:table-cell>
          <table:table-cell office:value-type="float" office:value="-80.0027213078084" calcext:value-type="float">
            <text:p>-80.0027213078084</text:p>
          </table:table-cell>
          <table:table-cell office:value-type="float" office:value="9.9407531186682" calcext:value-type="float">
            <text:p>9.9407531186682</text:p>
          </table:table-cell>
          <table:table-cell office:value-type="float" office:value="9.87411033299132" calcext:value-type="float">
            <text:p>9.87411033299132</text:p>
          </table:table-cell>
          <table:table-cell office:value-type="float" office:value="10.6613257597784" calcext:value-type="float">
            <text:p>10.6613257597784</text:p>
          </table:table-cell>
          <table:table-cell office:value-type="float" office:value="-11.1133870005584" calcext:value-type="float">
            <text:p>-11.1133870005584</text:p>
          </table:table-cell>
          <table:table-cell table:number-columns-repeated="7"/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20.6884996994426" calcext:value-type="float">
            <text:p>20.6884996994426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7.1984994327474" calcext:value-type="float">
            <text:p>-77.1984994327474</text:p>
          </table:table-cell>
          <table:table-cell office:value-type="float" office:value="-78.0545141984053" calcext:value-type="float">
            <text:p>-78.0545141984053</text:p>
          </table:table-cell>
          <table:table-cell office:value-type="float" office:value="8.70863284423257" calcext:value-type="float">
            <text:p>8.70863284423257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7163000248488" calcext:value-type="float">
            <text:p>-78.7163000248488</text:p>
          </table:table-cell>
          <table:table-cell office:value-type="float" office:value="-79.8024491770276" calcext:value-type="float">
            <text:p>-79.8024491770276</text:p>
          </table:table-cell>
          <table:table-cell office:value-type="float" office:value="9.78460581292475" calcext:value-type="float">
            <text:p>9.78460581292475</text:p>
          </table:table-cell>
          <table:table-cell office:value-type="float" office:value="-78" calcext:value-type="float">
            <text:p>-78</text:p>
          </table:table-cell>
          <table:table-cell office:value-type="float" office:value="-81" calcext:value-type="float">
            <text:p>-81</text:p>
          </table:table-cell>
          <table:table-cell office:value-type="float" office:value="-79.5458050502839" calcext:value-type="float">
            <text:p>-79.5458050502839</text:p>
          </table:table-cell>
          <table:table-cell office:value-type="float" office:value="-79.8024491770276" calcext:value-type="float">
            <text:p>-79.8024491770276</text:p>
          </table:table-cell>
          <table:table-cell office:value-type="float" office:value="10.4278194164632" calcext:value-type="float">
            <text:p>10.4278194164632</text:p>
          </table:table-cell>
          <table:table-cell office:value-type="float" office:value="21.3561801620511" calcext:value-type="float">
            <text:p>21.3561801620511</text:p>
          </table:table-cell>
          <table:table-cell office:value-type="float" office:value="9.01464768121572" calcext:value-type="float">
            <text:p>9.01464768121572</text:p>
          </table:table-cell>
          <table:table-cell office:value-type="float" office:value="-21.2698186246692" calcext:value-type="float">
            <text:p>-21.2698186246692</text:p>
          </table:table-cell>
          <table:table-cell table:number-columns-repeated="7"/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20.6767052281151" calcext:value-type="float">
            <text:p>20.6767052281151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6.8389496029232" calcext:value-type="float">
            <text:p>-76.8389496029232</text:p>
          </table:table-cell>
          <table:table-cell office:value-type="float" office:value="-77.8490627785647" calcext:value-type="float">
            <text:p>-77.8490627785647</text:p>
          </table:table-cell>
          <table:table-cell office:value-type="float" office:value="8.47159112610646" calcext:value-type="float">
            <text:p>8.47159112610646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5014100173942" calcext:value-type="float">
            <text:p>-78.5014100173942</text:p>
          </table:table-cell>
          <table:table-cell office:value-type="float" office:value="-79.6222042593248" calcext:value-type="float">
            <text:p>-79.6222042593248</text:p>
          </table:table-cell>
          <table:table-cell office:value-type="float" office:value="9.62454780346403" calcext:value-type="float">
            <text:p>9.62454780346403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9.9820635351988" calcext:value-type="float">
            <text:p>-79.9820635351988</text:p>
          </table:table-cell>
          <table:table-cell office:value-type="float" office:value="-79.6222042593248" calcext:value-type="float">
            <text:p>-79.6222042593248</text:p>
          </table:table-cell>
          <table:table-cell office:value-type="float" office:value="10.7828968608628" calcext:value-type="float">
            <text:p>10.7828968608628</text:p>
          </table:table-cell>
          <table:table-cell office:value-type="float" office:value="31.4900875732264" calcext:value-type="float">
            <text:p>31.4900875732264</text:p>
          </table:table-cell>
          <table:table-cell office:value-type="float" office:value="9.45366555147208" calcext:value-type="float">
            <text:p>9.45366555147208</text:p>
          </table:table-cell>
          <table:table-cell office:value-type="float" office:value="-31.6175289886338" calcext:value-type="float">
            <text:p>-31.6175289886338</text:p>
          </table:table-cell>
          <table:table-cell table:number-columns-repeated="7"/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20.6536526829864" calcext:value-type="float">
            <text:p>20.6536526829864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6.5872647220462" calcext:value-type="float">
            <text:p>-76.5872647220462</text:p>
          </table:table-cell>
          <table:table-cell office:value-type="float" office:value="-77.6641565007083" calcext:value-type="float">
            <text:p>-77.6641565007083</text:p>
          </table:table-cell>
          <table:table-cell office:value-type="float" office:value="8.3095114526873" calcext:value-type="float">
            <text:p>8.3095114526873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3509870121759" calcext:value-type="float">
            <text:p>-78.3509870121759</text:p>
          </table:table-cell>
          <table:table-cell office:value-type="float" office:value="-79.4599838333923" calcext:value-type="float">
            <text:p>-79.4599838333923</text:p>
          </table:table-cell>
          <table:table-cell office:value-type="float" office:value="9.51406761896419" calcext:value-type="float">
            <text:p>9.51406761896419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0.2874444746391" calcext:value-type="float">
            <text:p>-80.2874444746391</text:p>
          </table:table-cell>
          <table:table-cell office:value-type="float" office:value="-79.4599838333923" calcext:value-type="float">
            <text:p>-79.4599838333923</text:p>
          </table:table-cell>
          <table:table-cell office:value-type="float" office:value="11.0386208294085" calcext:value-type="float">
            <text:p>11.0386208294085</text:p>
          </table:table-cell>
          <table:table-cell office:value-type="float" office:value="38.7755000636046" calcext:value-type="float">
            <text:p>38.7755000636046</text:p>
          </table:table-cell>
          <table:table-cell office:value-type="float" office:value="9.72886457994616" calcext:value-type="float">
            <text:p>9.72886457994616</text:p>
          </table:table-cell>
          <table:table-cell office:value-type="float" office:value="-38.9781299121962" calcext:value-type="float">
            <text:p>-38.9781299121962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.5947217691168" calcext:value-type="float">
            <text:p>20.5947217691168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6.4110853054323" calcext:value-type="float">
            <text:p>-76.4110853054323</text:p>
          </table:table-cell>
          <table:table-cell office:value-type="float" office:value="-77.4977408506374" calcext:value-type="float">
            <text:p>-77.4977408506374</text:p>
          </table:table-cell>
          <table:table-cell office:value-type="float" office:value="8.19790428743644" calcext:value-type="float">
            <text:p>8.19790428743644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2456909085231" calcext:value-type="float">
            <text:p>-78.2456909085231</text:p>
          </table:table-cell>
          <table:table-cell office:value-type="float" office:value="-79.3139854500531" calcext:value-type="float">
            <text:p>-79.3139854500531</text:p>
          </table:table-cell>
          <table:table-cell office:value-type="float" office:value="9.43748693945988" calcext:value-type="float">
            <text:p>9.43748693945988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0.5012111322474" calcext:value-type="float">
            <text:p>-80.5012111322474</text:p>
          </table:table-cell>
          <table:table-cell office:value-type="float" office:value="-79.3139854500531" calcext:value-type="float">
            <text:p>-79.3139854500531</text:p>
          </table:table-cell>
          <table:table-cell office:value-type="float" office:value="11.2212275955654" calcext:value-type="float">
            <text:p>11.2212275955654</text:p>
          </table:table-cell>
          <table:table-cell office:value-type="float" office:value="43.9775887903121" calcext:value-type="float">
            <text:p>43.9775887903121</text:p>
          </table:table-cell>
          <table:table-cell office:value-type="float" office:value="9.90660228477595" calcext:value-type="float">
            <text:p>9.90660228477595</text:p>
          </table:table-cell>
          <table:table-cell office:value-type="float" office:value="-44.2146014745851" calcext:value-type="float">
            <text:p>-44.2146014745851</text:p>
          </table:table-cell>
          <table:table-cell table:number-columns-repeated="7"/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20.4930067243051" calcext:value-type="float">
            <text:p>20.4930067243051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6.2877597138026" calcext:value-type="float">
            <text:p>-76.2877597138026</text:p>
          </table:table-cell>
          <table:table-cell office:value-type="float" office:value="-77.3479667655737" calcext:value-type="float">
            <text:p>-77.3479667655737</text:p>
          </table:table-cell>
          <table:table-cell office:value-type="float" office:value="8.12067239442275" calcext:value-type="float">
            <text:p>8.12067239442275</text:p>
          </table:table-cell>
          <table:table-cell office:value-type="float" office:value="-76" calcext:value-type="float">
            <text:p>-76</text:p>
          </table:table-cell>
          <table:table-cell office:value-type="float" office:value="-78" calcext:value-type="float">
            <text:p>-78</text:p>
          </table:table-cell>
          <table:table-cell office:value-type="float" office:value="-78.1719836359662" calcext:value-type="float">
            <text:p>-78.1719836359662</text:p>
          </table:table-cell>
          <table:table-cell office:value-type="float" office:value="-79.1825869050478" calcext:value-type="float">
            <text:p>-79.1825869050478</text:p>
          </table:table-cell>
          <table:table-cell office:value-type="float" office:value="9.38424752587916" calcext:value-type="float">
            <text:p>9.38424752587916</text:p>
          </table:table-cell>
          <table:table-cell office:value-type="float" office:value="-81" calcext:value-type="float">
            <text:p>-81</text:p>
          </table:table-cell>
          <table:table-cell office:value-type="float" office:value="-78" calcext:value-type="float">
            <text:p>-78</text:p>
          </table:table-cell>
          <table:table-cell office:value-type="float" office:value="-79.7508477925732" calcext:value-type="float">
            <text:p>-79.7508477925732</text:p>
          </table:table-cell>
          <table:table-cell office:value-type="float" office:value="-79.1825869050478" calcext:value-type="float">
            <text:p>-79.1825869050478</text:p>
          </table:table-cell>
          <table:table-cell office:value-type="float" office:value="10.5932265357318" calcext:value-type="float">
            <text:p>10.5932265357318</text:p>
          </table:table-cell>
          <table:table-cell office:value-type="float" office:value="32.5582518638586" calcext:value-type="float">
            <text:p>32.5582518638586</text:p>
          </table:table-cell>
          <table:table-cell office:value-type="float" office:value="10.0239915861043" calcext:value-type="float">
            <text:p>10.0239915861043</text:p>
          </table:table-cell>
          <table:table-cell office:value-type="float" office:value="-32.9305375049004" calcext:value-type="float">
            <text:p>-32.9305375049004</text:p>
          </table:table-cell>
          <table:table-cell table:number-columns-repeated="7"/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20.3508677561413" calcext:value-type="float">
            <text:p>20.3508677561413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6.2014317996618" calcext:value-type="float">
            <text:p>-76.2014317996618</text:p>
          </table:table-cell>
          <table:table-cell office:value-type="float" office:value="-77.2131700890163" calcext:value-type="float">
            <text:p>-77.2131700890163</text:p>
          </table:table-cell>
          <table:table-cell office:value-type="float" office:value="8.06704339825086" calcext:value-type="float">
            <text:p>8.06704339825086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1203885451763" calcext:value-type="float">
            <text:p>-78.1203885451763</text:p>
          </table:table-cell>
          <table:table-cell office:value-type="float" office:value="-79.064328214543" calcext:value-type="float">
            <text:p>-79.064328214543</text:p>
          </table:table-cell>
          <table:table-cell office:value-type="float" office:value="9.34715873842801" calcext:value-type="float">
            <text:p>9.34715873842801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9.2255934548012" calcext:value-type="float">
            <text:p>-79.2255934548012</text:p>
          </table:table-cell>
          <table:table-cell office:value-type="float" office:value="-79.064328214543" calcext:value-type="float">
            <text:p>-79.064328214543</text:p>
          </table:table-cell>
          <table:table-cell office:value-type="float" office:value="10.1746571001597" calcext:value-type="float">
            <text:p>10.1746571001597</text:p>
          </table:table-cell>
          <table:table-cell office:value-type="float" office:value="25.3703936498579" calcext:value-type="float">
            <text:p>25.3703936498579</text:p>
          </table:table-cell>
          <table:table-cell office:value-type="float" office:value="10.1028124055038" calcext:value-type="float">
            <text:p>10.1028124055038</text:p>
          </table:table-cell>
          <table:table-cell office:value-type="float" office:value="-25.8922764228749" calcext:value-type="float">
            <text:p>-25.8922764228749</text:p>
          </table:table-cell>
          <table:table-cell table:number-columns-repeated="7"/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20.1922236170222" calcext:value-type="float">
            <text:p>20.1922236170222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5.8410022597633" calcext:value-type="float">
            <text:p>-75.8410022597633</text:p>
          </table:table-cell>
          <table:table-cell office:value-type="float" office:value="-76.9918530801147" calcext:value-type="float">
            <text:p>-76.9918530801147</text:p>
          </table:table-cell>
          <table:table-cell office:value-type="float" office:value="7.84693536452468" calcext:value-type="float">
            <text:p>7.84693536452468</text:p>
          </table:table-cell>
          <table:table-cell office:value-type="float" office:value="-78" calcext:value-type="float">
            <text:p>-78</text:p>
          </table:table-cell>
          <table:table-cell office:value-type="float" office:value="-80" calcext:value-type="float">
            <text:p>-80</text:p>
          </table:table-cell>
          <table:table-cell office:value-type="float" office:value="-78.6842719816234" calcext:value-type="float">
            <text:p>-78.6842719816234</text:p>
          </table:table-cell>
          <table:table-cell office:value-type="float" office:value="-79.1578953930887" calcext:value-type="float">
            <text:p>-79.1578953930887</text:p>
          </table:table-cell>
          <table:table-cell office:value-type="float" office:value="9.76058241236073" calcext:value-type="float">
            <text:p>9.76058241236073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9.1579154183608" calcext:value-type="float">
            <text:p>-79.1579154183608</text:p>
          </table:table-cell>
          <table:table-cell office:value-type="float" office:value="-79.1578953930887" calcext:value-type="float">
            <text:p>-79.1578953930887</text:p>
          </table:table-cell>
          <table:table-cell office:value-type="float" office:value="10.1219420666749" calcext:value-type="float">
            <text:p>10.1219420666749</text:p>
          </table:table-cell>
          <table:table-cell office:value-type="float" office:value="22.6818839253769" calcext:value-type="float">
            <text:p>22.6818839253769</text:p>
          </table:table-cell>
          <table:table-cell office:value-type="float" office:value="15.2857156424807" calcext:value-type="float">
            <text:p>15.2857156424807</text:p>
          </table:table-cell>
          <table:table-cell office:value-type="float" office:value="-25.9021200333842" calcext:value-type="float">
            <text:p>-25.9021200333842</text:p>
          </table:table-cell>
          <table:table-cell table:number-columns-repeated="7"/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19.9997941573066" calcext:value-type="float">
            <text:p>19.9997941573066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5.5887015818343" calcext:value-type="float">
            <text:p>-75.5887015818343</text:p>
          </table:table-cell>
          <table:table-cell office:value-type="float" office:value="-76.7926677721032" calcext:value-type="float">
            <text:p>-76.7926677721032</text:p>
          </table:table-cell>
          <table:table-cell office:value-type="float" office:value="7.6964429184419" calcext:value-type="float">
            <text:p>7.6964429184419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.0789903871364" calcext:value-type="float">
            <text:p>-79.0789903871364</text:p>
          </table:table-cell>
          <table:table-cell office:value-type="float" office:value="-79.2421058537798" calcext:value-type="float">
            <text:p>-79.2421058537798</text:p>
          </table:table-cell>
          <table:table-cell office:value-type="float" office:value="10.0608115184664" calcext:value-type="float">
            <text:p>10.0608115184664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  <table:table-cell office:value-type="float" office:value="-79.1105407928526" calcext:value-type="float">
            <text:p>-79.1105407928526</text:p>
          </table:table-cell>
          <table:table-cell office:value-type="float" office:value="-79.2421058537798" calcext:value-type="float">
            <text:p>-79.2421058537798</text:p>
          </table:table-cell>
          <table:table-cell office:value-type="float" office:value="10.085204132358" calcext:value-type="float">
            <text:p>10.085204132358</text:p>
          </table:table-cell>
          <table:table-cell office:value-type="float" office:value="20.5708168355751" calcext:value-type="float">
            <text:p>20.5708168355751</text:p>
          </table:table-cell>
          <table:table-cell office:value-type="float" office:value="19.0539521878504" calcext:value-type="float">
            <text:p>19.0539521878504</text:p>
          </table:table-cell>
          <table:table-cell office:value-type="float" office:value="-26.5975685991684" calcext:value-type="float">
            <text:p>-26.5975685991684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.7040204777104" calcext:value-type="float">
            <text:p>19.7040204777104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712091107284" calcext:value-type="float">
            <text:p>-75.712091107284</text:p>
          </table:table-cell>
          <table:table-cell office:value-type="float" office:value="-76.7134009948929" calcext:value-type="float">
            <text:p>-76.7134009948929</text:p>
          </table:table-cell>
          <table:table-cell office:value-type="float" office:value="7.76967829109077" calcext:value-type="float">
            <text:p>7.76967829109077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7552932709955" calcext:value-type="float">
            <text:p>-78.7552932709955</text:p>
          </table:table-cell>
          <table:table-cell office:value-type="float" office:value="-79.1178952684019" calcext:value-type="float">
            <text:p>-79.1178952684019</text:p>
          </table:table-cell>
          <table:table-cell office:value-type="float" office:value="9.81393345915595" calcext:value-type="float">
            <text:p>9.81393345915595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8.7773785549968" calcext:value-type="float">
            <text:p>-78.7773785549968</text:p>
          </table:table-cell>
          <table:table-cell office:value-type="float" office:value="-79.1178952684019" calcext:value-type="float">
            <text:p>-79.1178952684019</text:p>
          </table:table-cell>
          <table:table-cell office:value-type="float" office:value="9.83058324575194" calcext:value-type="float">
            <text:p>9.83058324575194</text:p>
          </table:table-cell>
          <table:table-cell office:value-type="float" office:value="17.5265458217786" calcext:value-type="float">
            <text:p>17.5265458217786</text:p>
          </table:table-cell>
          <table:table-cell office:value-type="float" office:value="16.3088132698607" calcext:value-type="float">
            <text:p>16.3088132698607</text:p>
          </table:table-cell>
          <table:table-cell office:value-type="float" office:value="-22.2732694539079" calcext:value-type="float">
            <text:p>-22.2732694539079</text:p>
          </table:table-cell>
          <table:table-cell table:number-columns-repeated="7"/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19.4021492154881" calcext:value-type="float">
            <text:p>19.4021492154881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.0984637750988" calcext:value-type="float">
            <text:p>-76.0984637750988</text:p>
          </table:table-cell>
          <table:table-cell office:value-type="float" office:value="-76.7420608954036" calcext:value-type="float">
            <text:p>-76.7420608954036</text:p>
          </table:table-cell>
          <table:table-cell office:value-type="float" office:value="8.0035401113597" calcext:value-type="float">
            <text:p>8.0035401113597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78.5287052896968" calcext:value-type="float">
            <text:p>-78.5287052896968</text:p>
          </table:table-cell>
          <table:table-cell office:value-type="float" office:value="-79.0061057415617" calcext:value-type="float">
            <text:p>-79.0061057415617</text:p>
          </table:table-cell>
          <table:table-cell office:value-type="float" office:value="9.64473226646982" calcext:value-type="float">
            <text:p>9.64473226646982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5441649884978" calcext:value-type="float">
            <text:p>-78.5441649884978</text:p>
          </table:table-cell>
          <table:table-cell office:value-type="float" office:value="-79.0061057415617" calcext:value-type="float">
            <text:p>-79.0061057415617</text:p>
          </table:table-cell>
          <table:table-cell office:value-type="float" office:value="9.65618326412652" calcext:value-type="float">
            <text:p>9.65618326412652</text:p>
          </table:table-cell>
          <table:table-cell office:value-type="float" office:value="14.0837733846724" calcext:value-type="float">
            <text:p>14.0837733846724</text:p>
          </table:table-cell>
          <table:table-cell office:value-type="float" office:value="13.1355482626093" calcext:value-type="float">
            <text:p>13.1355482626093</text:p>
          </table:table-cell>
          <table:table-cell office:value-type="float" office:value="-17.1303262199786" calcext:value-type="float">
            <text:p>-17.1303262199786</text:p>
          </table:table-cell>
          <table:table-cell table:number-columns-repeated="7"/>
        </table:table-row>
        <table:table-row table:style-name="ro1">
          <table:table-cell office:value-type="float" office:value="31.404" calcext:value-type="float">
            <text:p>31.404</text:p>
          </table:table-cell>
          <table:table-cell office:value-type="float" office:value="19.174461660785" calcext:value-type="float">
            <text:p>19.174461660785</text:p>
          </table:table-cell>
          <table:table-cell office:value-type="float" office:value="-75" calcext:value-type="float">
            <text:p>-75</text:p>
          </table:table-cell>
          <table:table-cell office:value-type="float" office:value="-77" calcext:value-type="float">
            <text:p>-77</text:p>
          </table:table-cell>
          <table:table-cell office:value-type="float" office:value="-76.3689246425692" calcext:value-type="float">
            <text:p>-76.3689246425692</text:p>
          </table:table-cell>
          <table:table-cell office:value-type="float" office:value="-76.7678548058633" calcext:value-type="float">
            <text:p>-76.7678548058633</text:p>
          </table:table-cell>
          <table:table-cell office:value-type="float" office:value="8.17141915068769" calcext:value-type="float">
            <text:p>8.17141915068769</text:p>
          </table:table-cell>
          <table:table-cell office:value-type="float" office:value="-81" calcext:value-type="float">
            <text:p>-81</text:p>
          </table:table-cell>
          <table:table-cell office:value-type="float" office:value="-77" calcext:value-type="float">
            <text:p>-77</text:p>
          </table:table-cell>
          <table:table-cell office:value-type="float" office:value="-78.0700937027878" calcext:value-type="float">
            <text:p>-78.0700937027878</text:p>
          </table:table-cell>
          <table:table-cell office:value-type="float" office:value="-78.8054951674055" calcext:value-type="float">
            <text:p>-78.8054951674055</text:p>
          </table:table-cell>
          <table:table-cell office:value-type="float" office:value="9.31114571977612" calcext:value-type="float">
            <text:p>9.31114571977612</text:p>
          </table:table-cell>
          <table:table-cell office:value-type="float" office:value="-80" calcext:value-type="float">
            <text:p>-80</text:p>
          </table:table-cell>
          <table:table-cell office:value-type="float" office:value="-77" calcext:value-type="float">
            <text:p>-77</text:p>
          </table:table-cell>
          <table:table-cell office:value-type="float" office:value="-78.0809154919484" calcext:value-type="float">
            <text:p>-78.0809154919484</text:p>
          </table:table-cell>
          <table:table-cell office:value-type="float" office:value="-78.8054951674055" calcext:value-type="float">
            <text:p>-78.8054951674055</text:p>
          </table:table-cell>
          <table:table-cell office:value-type="float" office:value="9.31888279824434" calcext:value-type="float">
            <text:p>9.31888279824434</text:p>
          </table:table-cell>
          <table:table-cell office:value-type="float" office:value="9.68121117801164" calcext:value-type="float">
            <text:p>9.68121117801164</text:p>
          </table:table-cell>
          <table:table-cell office:value-type="float" office:value="9.02697439939986" calcext:value-type="float">
            <text:p>9.02697439939986</text:p>
          </table:table-cell>
          <table:table-cell office:value-type="float" office:value="-9.96606102575519" calcext:value-type="float">
            <text:p>-9.96606102575519</text:p>
          </table:table-cell>
          <table:table-cell table:number-columns-repeated="7"/>
        </table:table-row>
        <table:table-row table:style-name="ro1">
          <table:table-cell office:value-type="float" office:value="31.604" calcext:value-type="float">
            <text:p>31.604</text:p>
          </table:table-cell>
          <table:table-cell office:value-type="float" office:value="18.8670867201953" calcext:value-type="float">
            <text:p>18.8670867201953</text:p>
          </table:table-cell>
          <table:table-cell office:value-type="float" office:value="-74" calcext:value-type="float">
            <text:p>-74</text:p>
          </table:table-cell>
          <table:table-cell office:value-type="float" office:value="-77" calcext:value-type="float">
            <text:p>-77</text:p>
          </table:table-cell>
          <table:table-cell office:value-type="float" office:value="-76.5582472497984" calcext:value-type="float">
            <text:p>-76.5582472497984</text:p>
          </table:table-cell>
          <table:table-cell office:value-type="float" office:value="-76.7910693252769" calcext:value-type="float">
            <text:p>-76.7910693252769</text:p>
          </table:table-cell>
          <table:table-cell office:value-type="float" office:value="8.29102532418169" calcext:value-type="float">
            <text:p>8.2910253241816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7.7490655919514" calcext:value-type="float">
            <text:p>-77.7490655919514</text:p>
          </table:table-cell>
          <table:table-cell office:value-type="float" office:value="-78.624945650665" calcext:value-type="float">
            <text:p>-78.624945650665</text:p>
          </table:table-cell>
          <table:table-cell office:value-type="float" office:value="9.08452420499349" calcext:value-type="float">
            <text:p>9.0845242049934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7.7566408443639" calcext:value-type="float">
            <text:p>-77.7566408443639</text:p>
          </table:table-cell>
          <table:table-cell office:value-type="float" office:value="-78.624945650665" calcext:value-type="float">
            <text:p>-78.624945650665</text:p>
          </table:table-cell>
          <table:table-cell office:value-type="float" office:value="9.08980768403614" calcext:value-type="float">
            <text:p>9.08980768403614</text:p>
          </table:table-cell>
          <table:table-cell office:value-type="float" office:value="6.69535037409202" calcext:value-type="float">
            <text:p>6.69535037409202</text:p>
          </table:table-cell>
          <table:table-cell office:value-type="float" office:value="6.23703595676839" calcext:value-type="float">
            <text:p>6.23703595676839</text:p>
          </table:table-cell>
          <table:table-cell office:value-type="float" office:value="-2.96160696862609" calcext:value-type="float">
            <text:p>-2.96160696862609</text:p>
          </table:table-cell>
          <table:table-cell table:number-columns-repeated="7"/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18.6151356464679" calcext:value-type="float">
            <text:p>18.6151356464679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.6907730748589" calcext:value-type="float">
            <text:p>-76.6907730748589</text:p>
          </table:table-cell>
          <table:table-cell office:value-type="float" office:value="-76.8119623927493" calcext:value-type="float">
            <text:p>-76.8119623927493</text:p>
          </table:table-cell>
          <table:table-cell office:value-type="float" office:value="8.37578978977603" calcext:value-type="float">
            <text:p>8.37578978977603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77.524345914366" calcext:value-type="float">
            <text:p>-77.524345914366</text:p>
          </table:table-cell>
          <table:table-cell office:value-type="float" office:value="-78.4624510855985" calcext:value-type="float">
            <text:p>-78.4624510855985</text:p>
          </table:table-cell>
          <table:table-cell office:value-type="float" office:value="8.92917902639116" calcext:value-type="float">
            <text:p>8.92917902639116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77.5296485910547" calcext:value-type="float">
            <text:p>-77.5296485910547</text:p>
          </table:table-cell>
          <table:table-cell office:value-type="float" office:value="-78.4624510855985" calcext:value-type="float">
            <text:p>-78.4624510855985</text:p>
          </table:table-cell>
          <table:table-cell office:value-type="float" office:value="8.93281390150287" calcext:value-type="float">
            <text:p>8.93281390150287</text:p>
          </table:table-cell>
          <table:table-cell office:value-type="float" office:value="4.64853813630813" calcext:value-type="float">
            <text:p>4.64853813630813</text:p>
          </table:table-cell>
          <table:table-cell office:value-type="float" office:value="4.3229015831034" calcext:value-type="float">
            <text:p>4.322901583103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.3158926384389" calcext:value-type="float">
            <text:p>18.315892638438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6.7835411524012" calcext:value-type="float">
            <text:p>-76.7835411524012</text:p>
          </table:table-cell>
          <table:table-cell office:value-type="float" office:value="-76.8307661534743" calcext:value-type="float">
            <text:p>-76.8307661534743</text:p>
          </table:table-cell>
          <table:table-cell office:value-type="float" office:value="8.43564001814308" calcext:value-type="float">
            <text:p>8.43564001814308</text:p>
          </table:table-cell>
          <table:table-cell office:value-type="float" office:value="-74" calcext:value-type="float">
            <text:p>-74</text:p>
          </table:table-cell>
          <table:table-cell office:value-type="float" office:value="-77" calcext:value-type="float">
            <text:p>-77</text:p>
          </table:table-cell>
          <table:table-cell office:value-type="float" office:value="-77.3670421400562" calcext:value-type="float">
            <text:p>-77.3670421400562</text:p>
          </table:table-cell>
          <table:table-cell office:value-type="float" office:value="-78.3162059770386" calcext:value-type="float">
            <text:p>-78.3162059770386</text:p>
          </table:table-cell>
          <table:table-cell office:value-type="float" office:value="8.82202067689398" calcext:value-type="float">
            <text:p>8.82202067689398</text:p>
          </table:table-cell>
          <table:table-cell office:value-type="float" office:value="-75" calcext:value-type="float">
            <text:p>-75</text:p>
          </table:table-cell>
          <table:table-cell office:value-type="float" office:value="-77" calcext:value-type="float">
            <text:p>-77</text:p>
          </table:table-cell>
          <table:table-cell office:value-type="float" office:value="-77.3707540137383" calcext:value-type="float">
            <text:p>-77.3707540137383</text:p>
          </table:table-cell>
          <table:table-cell office:value-type="float" office:value="-78.3162059770386" calcext:value-type="float">
            <text:p>-78.3162059770386</text:p>
          </table:table-cell>
          <table:table-cell office:value-type="float" office:value="8.82453440070961" calcext:value-type="float">
            <text:p>8.82453440070961</text:p>
          </table:table-cell>
          <table:table-cell office:value-type="float" office:value="3.23575180238882" calcext:value-type="float">
            <text:p>3.23575180238882</text:p>
          </table:table-cell>
          <table:table-cell office:value-type="float" office:value="3.00092104902188" calcext:value-type="float">
            <text:p>3.0009210490218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18.0158808866222" calcext:value-type="float">
            <text:p>18.0158808866222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6.8484788066808" calcext:value-type="float">
            <text:p>-76.8484788066808</text:p>
          </table:table-cell>
          <table:table-cell office:value-type="float" office:value="-76.8476895381269" calcext:value-type="float">
            <text:p>-76.8476895381269</text:p>
          </table:table-cell>
          <table:table-cell office:value-type="float" office:value="8.47778945852404" calcext:value-type="float">
            <text:p>8.47778945852404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7.2569294980393" calcext:value-type="float">
            <text:p>-77.2569294980393</text:p>
          </table:table-cell>
          <table:table-cell office:value-type="float" office:value="-78.1845853793348" calcext:value-type="float">
            <text:p>-78.1845853793348</text:p>
          </table:table-cell>
          <table:table-cell office:value-type="float" office:value="8.74777592329702" calcext:value-type="float">
            <text:p>8.74777592329702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7.2595278096168" calcext:value-type="float">
            <text:p>-77.2595278096168</text:p>
          </table:table-cell>
          <table:table-cell office:value-type="float" office:value="-78.1845853793348" calcext:value-type="float">
            <text:p>-78.1845853793348</text:p>
          </table:table-cell>
          <table:table-cell office:value-type="float" office:value="8.74952064682742" calcext:value-type="float">
            <text:p>8.74952064682742</text:p>
          </table:table-cell>
          <table:table-cell office:value-type="float" office:value="2.25618103323785" calcext:value-type="float">
            <text:p>2.25618103323785</text:p>
          </table:table-cell>
          <table:table-cell office:value-type="float" office:value="2.08394068234261" calcext:value-type="float">
            <text:p>2.0839406823426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17.7532307329473" calcext:value-type="float">
            <text:p>17.7532307329473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.8939351646766" calcext:value-type="float">
            <text:p>-76.8939351646766</text:p>
          </table:table-cell>
          <table:table-cell office:value-type="float" office:value="-76.8629205843142" calcext:value-type="float">
            <text:p>-76.8629205843142</text:p>
          </table:table-cell>
          <table:table-cell office:value-type="float" office:value="8.50741931336367" calcext:value-type="float">
            <text:p>8.50741931336367</text:p>
          </table:table-cell>
          <table:table-cell office:value-type="float" office:value="-81" calcext:value-type="float">
            <text:p>-81</text:p>
          </table:table-cell>
          <table:table-cell office:value-type="float" office:value="-78" calcext:value-type="float">
            <text:p>-78</text:p>
          </table:table-cell>
          <table:table-cell office:value-type="float" office:value="-77.4798506486275" calcext:value-type="float">
            <text:p>-77.4798506486275</text:p>
          </table:table-cell>
          <table:table-cell office:value-type="float" office:value="-78.1661268414013" calcext:value-type="float">
            <text:p>-78.1661268414013</text:p>
          </table:table-cell>
          <table:table-cell office:value-type="float" office:value="8.89873666112432" calcext:value-type="float">
            <text:p>8.89873666112432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77.4816694667318" calcext:value-type="float">
            <text:p>-77.4816694667318</text:p>
          </table:table-cell>
          <table:table-cell office:value-type="float" office:value="-78.1661268414013" calcext:value-type="float">
            <text:p>-78.1661268414013</text:p>
          </table:table-cell>
          <table:table-cell office:value-type="float" office:value="8.89997900656751" calcext:value-type="float">
            <text:p>8.89997900656751</text:p>
          </table:table-cell>
          <table:table-cell office:value-type="float" office:value="3.28421919604035" calcext:value-type="float">
            <text:p>3.28421919604035</text:p>
          </table:table-cell>
          <table:table-cell office:value-type="float" office:value="3.06605945029307" calcext:value-type="float">
            <text:p>3.0660594502930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17.5823786674716" calcext:value-type="float">
            <text:p>17.5823786674716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6.6257546152736" calcext:value-type="float">
            <text:p>-76.6257546152736</text:p>
          </table:table-cell>
          <table:table-cell office:value-type="float" office:value="-76.7766285258828" calcext:value-type="float">
            <text:p>-76.7766285258828</text:p>
          </table:table-cell>
          <table:table-cell office:value-type="float" office:value="8.33409577760985" calcext:value-type="float">
            <text:p>8.33409577760985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7.0358954540393" calcext:value-type="float">
            <text:p>-77.0358954540393</text:p>
          </table:table-cell>
          <table:table-cell office:value-type="float" office:value="-77.9495141572612" calcext:value-type="float">
            <text:p>-77.9495141572612</text:p>
          </table:table-cell>
          <table:table-cell office:value-type="float" office:value="8.60062175759023" calcext:value-type="float">
            <text:p>8.60062175759023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7.3371686267122" calcext:value-type="float">
            <text:p>-77.3371686267122</text:p>
          </table:table-cell>
          <table:table-cell office:value-type="float" office:value="-77.9495141572612" calcext:value-type="float">
            <text:p>-77.9495141572612</text:p>
          </table:table-cell>
          <table:table-cell office:value-type="float" office:value="8.80181604184141" calcext:value-type="float">
            <text:p>8.80181604184141</text:p>
          </table:table-cell>
          <table:table-cell office:value-type="float" office:value="5.345671559778" calcext:value-type="float">
            <text:p>5.345671559778</text:p>
          </table:table-cell>
          <table:table-cell office:value-type="float" office:value="2.02161008489099" calcext:value-type="float">
            <text:p>2.0216100848909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17.3659550182528" calcext:value-type="float">
            <text:p>17.3659550182528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6.1380282306915" calcext:value-type="float">
            <text:p>-76.1380282306915</text:p>
          </table:table-cell>
          <table:table-cell office:value-type="float" office:value="-76.5989656732945" calcext:value-type="float">
            <text:p>-76.5989656732945</text:p>
          </table:table-cell>
          <table:table-cell office:value-type="float" office:value="8.02788127457696" calcext:value-type="float">
            <text:p>8.02788127457696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6.4251268178275" calcext:value-type="float">
            <text:p>-76.4251268178275</text:p>
          </table:table-cell>
          <table:table-cell office:value-type="float" office:value="-77.6545627415351" calcext:value-type="float">
            <text:p>-77.6545627415351</text:p>
          </table:table-cell>
          <table:table-cell office:value-type="float" office:value="8.20674414386217" calcext:value-type="float">
            <text:p>8.20674414386217</text:p>
          </table:table-cell>
          <table:table-cell office:value-type="float" office:value="-75" calcext:value-type="float">
            <text:p>-75</text:p>
          </table:table-cell>
          <table:table-cell office:value-type="float" office:value="-77" calcext:value-type="float">
            <text:p>-77</text:p>
          </table:table-cell>
          <table:table-cell office:value-type="float" office:value="-77.2360180386985" calcext:value-type="float">
            <text:p>-77.2360180386985</text:p>
          </table:table-cell>
          <table:table-cell office:value-type="float" office:value="-77.6545627415351" calcext:value-type="float">
            <text:p>-77.6545627415351</text:p>
          </table:table-cell>
          <table:table-cell office:value-type="float" office:value="8.73374688347324" calcext:value-type="float">
            <text:p>8.73374688347324</text:p>
          </table:table-cell>
          <table:table-cell office:value-type="float" office:value="9.50714981547436" calcext:value-type="float">
            <text:p>9.50714981547436</text:p>
          </table:table-cell>
          <table:table-cell office:value-type="float" office:value="1.28989622005117" calcext:value-type="float">
            <text:p>1.28989622005117</text:p>
          </table:table-cell>
          <table:table-cell office:value-type="float" office:value="-5.15089895501938" calcext:value-type="float">
            <text:p>-5.15089895501938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.2222161116671" calcext:value-type="float">
            <text:p>17.2222161116671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5.7966197614841" calcext:value-type="float">
            <text:p>-75.7966197614841</text:p>
          </table:table-cell>
          <table:table-cell office:value-type="float" office:value="-76.4390691059651" calcext:value-type="float">
            <text:p>-76.4390691059651</text:p>
          </table:table-cell>
          <table:table-cell office:value-type="float" office:value="7.8202503922514" calcext:value-type="float">
            <text:p>7.8202503922514</text:p>
          </table:table-cell>
          <table:table-cell office:value-type="float" office:value="-73" calcext:value-type="float">
            <text:p>-73</text:p>
          </table:table-cell>
          <table:table-cell office:value-type="float" office:value="-76" calcext:value-type="float">
            <text:p>-76</text:p>
          </table:table-cell>
          <table:table-cell office:value-type="float" office:value="-76.2975887724792" calcext:value-type="float">
            <text:p>-76.2975887724792</text:p>
          </table:table-cell>
          <table:table-cell office:value-type="float" office:value="-77.4891064673815" calcext:value-type="float">
            <text:p>-77.4891064673815</text:p>
          </table:table-cell>
          <table:table-cell office:value-type="float" office:value="8.12680100716868" calcext:value-type="float">
            <text:p>8.12680100716868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7.165212627089" calcext:value-type="float">
            <text:p>-77.165212627089</text:p>
          </table:table-cell>
          <table:table-cell office:value-type="float" office:value="-77.4891064673815" calcext:value-type="float">
            <text:p>-77.4891064673815</text:p>
          </table:table-cell>
          <table:table-cell office:value-type="float" office:value="8.68641193253651" calcext:value-type="float">
            <text:p>8.68641193253651</text:p>
          </table:table-cell>
          <table:table-cell office:value-type="float" office:value="10.895974294271" calcext:value-type="float">
            <text:p>10.895974294271</text:p>
          </table:table-cell>
          <table:table-cell office:value-type="float" office:value="2.19208109664078" calcext:value-type="float">
            <text:p>2.19208109664078</text:p>
          </table:table-cell>
          <table:table-cell office:value-type="float" office:value="-7.76928534793575" calcext:value-type="float">
            <text:p>-7.76928534793575</text:p>
          </table:table-cell>
          <table:table-cell table:number-columns-repeated="7"/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17.1520638439855" calcext:value-type="float">
            <text:p>17.1520638439855</text:p>
          </table:table-cell>
          <table:table-cell office:value-type="float" office:value="-79" calcext:value-type="float">
            <text:p>-79</text:p>
          </table:table-cell>
          <table:table-cell office:value-type="float" office:value="-74" calcext:value-type="float">
            <text:p>-74</text:p>
          </table:table-cell>
          <table:table-cell office:value-type="float" office:value="-75.2576338330388" calcext:value-type="float">
            <text:p>-75.2576338330388</text:p>
          </table:table-cell>
          <table:table-cell office:value-type="float" office:value="-76.1951621953686" calcext:value-type="float">
            <text:p>-76.1951621953686</text:p>
          </table:table-cell>
          <table:table-cell office:value-type="float" office:value="7.50333714846301" calcext:value-type="float">
            <text:p>7.50333714846301</text:p>
          </table:table-cell>
          <table:table-cell office:value-type="float" office:value="-80" calcext:value-type="float">
            <text:p>-80</text:p>
          </table:table-cell>
          <table:table-cell office:value-type="float" office:value="-76" calcext:value-type="float">
            <text:p>-76</text:p>
          </table:table-cell>
          <table:table-cell office:value-type="float" office:value="-76.2083121407355" calcext:value-type="float">
            <text:p>-76.2083121407355</text:p>
          </table:table-cell>
          <table:table-cell office:value-type="float" office:value="-77.3401958206434" calcext:value-type="float">
            <text:p>-77.3401958206434</text:p>
          </table:table-cell>
          <table:table-cell office:value-type="float" office:value="8.07130461349889" calcext:value-type="float">
            <text:p>8.07130461349889</text:p>
          </table:table-cell>
          <table:table-cell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office:value-type="float" office:value="-76.8156488389623" calcext:value-type="float">
            <text:p>-76.8156488389623</text:p>
          </table:table-cell>
          <table:table-cell office:value-type="float" office:value="-77.3401958206434" calcext:value-type="float">
            <text:p>-77.3401958206434</text:p>
          </table:table-cell>
          <table:table-cell office:value-type="float" office:value="8.45645407444975" calcext:value-type="float">
            <text:p>8.45645407444975</text:p>
          </table:table-cell>
          <table:table-cell office:value-type="float" office:value="10.0263216269013" calcext:value-type="float">
            <text:p>10.0263216269013</text:p>
          </table:table-cell>
          <table:table-cell office:value-type="float" office:value="3.99085900017429" calcext:value-type="float">
            <text:p>3.99085900017429</text:p>
          </table:table-cell>
          <table:table-cell office:value-type="float" office:value="-7.50159444396018" calcext:value-type="float">
            <text:p>-7.50159444396018</text:p>
          </table:table-cell>
          <table:table-cell table:number-columns-repeated="7"/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17.0104523070482" calcext:value-type="float">
            <text:p>17.0104523070482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74.5803436831272" calcext:value-type="float">
            <text:p>-74.5803436831272</text:p>
          </table:table-cell>
          <table:table-cell office:value-type="float" office:value="-75.8756459758317" calcext:value-type="float">
            <text:p>-75.8756459758317</text:p>
          </table:table-cell>
          <table:table-cell office:value-type="float" office:value="7.12324895048091" calcext:value-type="float">
            <text:p>7.12324895048091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office:value-type="float" office:value="-75.5458184985148" calcext:value-type="float">
            <text:p>-75.5458184985148</text:p>
          </table:table-cell>
          <table:table-cell office:value-type="float" office:value="-77.006176238579" calcext:value-type="float">
            <text:p>-77.006176238579</text:p>
          </table:table-cell>
          <table:table-cell office:value-type="float" office:value="7.67115250270678" calcext:value-type="float">
            <text:p>7.67115250270678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float" office:value="-76.5709541872736" calcext:value-type="float">
            <text:p>-76.5709541872736</text:p>
          </table:table-cell>
          <table:table-cell office:value-type="float" office:value="-77.006176238579" calcext:value-type="float">
            <text:p>-77.006176238579</text:p>
          </table:table-cell>
          <table:table-cell office:value-type="float" office:value="8.29911545171873" calcext:value-type="float">
            <text:p>8.29911545171873</text:p>
          </table:table-cell>
          <table:table-cell office:value-type="float" office:value="13.0016902319492" calcext:value-type="float">
            <text:p>13.0016902319492</text:p>
          </table:table-cell>
          <table:table-cell office:value-type="float" office:value="3.65450232238967" calcext:value-type="float">
            <text:p>3.65450232238967</text:p>
          </table:table-cell>
          <table:table-cell office:value-type="float" office:value="-11.3193806405696" calcext:value-type="float">
            <text:p>-11.3193806405696</text:p>
          </table:table-cell>
          <table:table-cell table:number-columns-repeated="7"/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16.9655117440128" calcext:value-type="float">
            <text:p>16.9655117440128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office:value-type="float" office:value="-74.106240578189" calcext:value-type="float">
            <text:p>-74.106240578189</text:p>
          </table:table-cell>
          <table:table-cell office:value-type="float" office:value="-75.5880813782485" calcext:value-type="float">
            <text:p>-75.5880813782485</text:p>
          </table:table-cell>
          <table:table-cell office:value-type="float" office:value="6.86870217566268" calcext:value-type="float">
            <text:p>6.86870217566268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5.0820729489604" calcext:value-type="float">
            <text:p>-75.0820729489604</text:p>
          </table:table-cell>
          <table:table-cell office:value-type="float" office:value="-76.7055586147211" calcext:value-type="float">
            <text:p>-76.7055586147211</text:p>
          </table:table-cell>
          <table:table-cell office:value-type="float" office:value="7.40290935398612" calcext:value-type="float">
            <text:p>7.40290935398612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6.3996679310915" calcext:value-type="float">
            <text:p>-76.3996679310915</text:p>
          </table:table-cell>
          <table:table-cell office:value-type="float" office:value="-76.7055586147211" calcext:value-type="float">
            <text:p>-76.7055586147211</text:p>
          </table:table-cell>
          <table:table-cell office:value-type="float" office:value="8.19072348063433" calcext:value-type="float">
            <text:p>8.19072348063433</text:p>
          </table:table-cell>
          <table:table-cell office:value-type="float" office:value="14.8217364503214" calcext:value-type="float">
            <text:p>14.8217364503214</text:p>
          </table:table-cell>
          <table:table-cell office:value-type="float" office:value="3.43545332971911" calcext:value-type="float">
            <text:p>3.43545332971911</text:p>
          </table:table-cell>
          <table:table-cell office:value-type="float" office:value="-13.4537976030042" calcext:value-type="float">
            <text:p>-13.4537976030042</text:p>
          </table:table-cell>
          <table:table-cell table:number-columns-repeated="7"/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16.9744244520753" calcext:value-type="float">
            <text:p>16.9744244520753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3.7743684047323" calcext:value-type="float">
            <text:p>-73.7743684047323</text:p>
          </table:table-cell>
          <table:table-cell office:value-type="float" office:value="-75.3292732404237" calcext:value-type="float">
            <text:p>-75.3292732404237</text:p>
          </table:table-cell>
          <table:table-cell office:value-type="float" office:value="6.69595120452058" calcext:value-type="float">
            <text:p>6.69595120452058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5.6574510642723" calcext:value-type="float">
            <text:p>-75.6574510642723</text:p>
          </table:table-cell>
          <table:table-cell office:value-type="float" office:value="-76.735002753249" calcext:value-type="float">
            <text:p>-76.735002753249</text:p>
          </table:table-cell>
          <table:table-cell office:value-type="float" office:value="7.73716221326771" calcext:value-type="float">
            <text:p>7.73716221326771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6.2797675517641" calcext:value-type="float">
            <text:p>-76.2797675517641</text:p>
          </table:table-cell>
          <table:table-cell office:value-type="float" office:value="-76.735002753249" calcext:value-type="float">
            <text:p>-76.735002753249</text:p>
          </table:table-cell>
          <table:table-cell office:value-type="float" office:value="8.11569253011667" calcext:value-type="float">
            <text:p>8.11569253011667</text:p>
          </table:table-cell>
          <table:table-cell office:value-type="float" office:value="12.6579060817418" calcext:value-type="float">
            <text:p>12.6579060817418</text:p>
          </table:table-cell>
          <table:table-cell office:value-type="float" office:value="6.80087117322602" calcext:value-type="float">
            <text:p>6.80087117322602</text:p>
          </table:table-cell>
          <table:table-cell office:value-type="float" office:value="-12.4433181481282" calcext:value-type="float">
            <text:p>-12.4433181481282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6.9225343935713" calcext:value-type="float">
            <text:p>16.9225343935713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5420578833126" calcext:value-type="float">
            <text:p>-73.5420578833126</text:p>
          </table:table-cell>
          <table:table-cell office:value-type="float" office:value="-75.0963459163813" calcext:value-type="float">
            <text:p>-75.0963459163813</text:p>
          </table:table-cell>
          <table:table-cell office:value-type="float" office:value="6.57761721550229" calcext:value-type="float">
            <text:p>6.57761721550229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float" office:value="-75.7602157449906" calcext:value-type="float">
            <text:p>-75.7602157449906</text:p>
          </table:table-cell>
          <table:table-cell office:value-type="float" office:value="-76.6615024779241" calcext:value-type="float">
            <text:p>-76.6615024779241</text:p>
          </table:table-cell>
          <table:table-cell office:value-type="float" office:value="7.79843023868147" calcext:value-type="float">
            <text:p>7.79843023868147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6.1958372862348" calcext:value-type="float">
            <text:p>-76.1958372862348</text:p>
          </table:table-cell>
          <table:table-cell office:value-type="float" office:value="-76.6615024779241" calcext:value-type="float">
            <text:p>-76.6615024779241</text:p>
          </table:table-cell>
          <table:table-cell office:value-type="float" office:value="8.06358019556792" calcext:value-type="float">
            <text:p>8.06358019556792</text:p>
          </table:table-cell>
          <table:table-cell office:value-type="float" office:value="12.2352667556351" calcext:value-type="float">
            <text:p>12.2352667556351</text:p>
          </table:table-cell>
          <table:table-cell office:value-type="float" office:value="7.94748452450428" calcext:value-type="float">
            <text:p>7.94748452450428</text:p>
          </table:table-cell>
          <table:table-cell office:value-type="float" office:value="-12.7123652681012" calcext:value-type="float">
            <text:p>-12.7123652681012</text:p>
          </table:table-cell>
          <table:table-cell table:number-columns-repeated="7"/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16.8416888630255" calcext:value-type="float">
            <text:p>16.8416888630255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3.6794405183188" calcext:value-type="float">
            <text:p>-73.6794405183188</text:p>
          </table:table-cell>
          <table:table-cell office:value-type="float" office:value="-74.9867113247432" calcext:value-type="float">
            <text:p>-74.9867113247432</text:p>
          </table:table-cell>
          <table:table-cell office:value-type="float" office:value="6.6473419059082" calcext:value-type="float">
            <text:p>6.6473419059082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float" office:value="-75.8321510214934" calcext:value-type="float">
            <text:p>-75.8321510214934</text:p>
          </table:table-cell>
          <table:table-cell office:value-type="float" office:value="-76.5953522301317" calcext:value-type="float">
            <text:p>-76.5953522301317</text:p>
          </table:table-cell>
          <table:table-cell office:value-type="float" office:value="7.84160629938494" calcext:value-type="float">
            <text:p>7.84160629938494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5.8370861003644" calcext:value-type="float">
            <text:p>-75.8370861003644</text:p>
          </table:table-cell>
          <table:table-cell office:value-type="float" office:value="-76.5953522301317" calcext:value-type="float">
            <text:p>-76.5953522301317</text:p>
          </table:table-cell>
          <table:table-cell office:value-type="float" office:value="7.84457711583319" calcext:value-type="float">
            <text:p>7.84457711583319</text:p>
          </table:table-cell>
          <table:table-cell office:value-type="float" office:value="8.33585050774056" calcext:value-type="float">
            <text:p>8.33585050774056</text:p>
          </table:table-cell>
          <table:table-cell office:value-type="float" office:value="7.83528860932288" calcext:value-type="float">
            <text:p>7.83528860932288</text:p>
          </table:table-cell>
          <table:table-cell office:value-type="float" office:value="-8.87765153129162" calcext:value-type="float">
            <text:p>-8.87765153129162</text:p>
          </table:table-cell>
          <table:table-cell table:number-columns-repeated="7"/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16.713763197131" calcext:value-type="float">
            <text:p>16.713763197131</text:p>
          </table:table-cell>
          <table:table-cell office:value-type="float" office:value="-71" calcext:value-type="float">
            <text:p>-71</text:p>
          </table:table-cell>
          <table:table-cell office:value-type="float" office:value="-74" calcext:value-type="float">
            <text:p>-74</text:p>
          </table:table-cell>
          <table:table-cell office:value-type="float" office:value="-73.7756083628232" calcext:value-type="float">
            <text:p>-73.7756083628232</text:p>
          </table:table-cell>
          <table:table-cell office:value-type="float" office:value="-74.8880401922689" calcext:value-type="float">
            <text:p>-74.8880401922689</text:p>
          </table:table-cell>
          <table:table-cell office:value-type="float" office:value="6.69658849053393" calcext:value-type="float">
            <text:p>6.69658849053393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5.8825057150454" calcext:value-type="float">
            <text:p>-75.8825057150454</text:p>
          </table:table-cell>
          <table:table-cell office:value-type="float" office:value="-76.5358170071185" calcext:value-type="float">
            <text:p>-76.5358170071185</text:p>
          </table:table-cell>
          <table:table-cell office:value-type="float" office:value="7.87197169477715" calcext:value-type="float">
            <text:p>7.87197169477715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5.2859602702551" calcext:value-type="float">
            <text:p>-75.2859602702551</text:p>
          </table:table-cell>
          <table:table-cell office:value-type="float" office:value="-76.5358170071185" calcext:value-type="float">
            <text:p>-76.5358170071185</text:p>
          </table:table-cell>
          <table:table-cell office:value-type="float" office:value="7.51966815836258" calcext:value-type="float">
            <text:p>7.51966815836258</text:p>
          </table:table-cell>
          <table:table-cell office:value-type="float" office:value="3.27763610365924" calcext:value-type="float">
            <text:p>3.27763610365924</text:p>
          </table:table-cell>
          <table:table-cell office:value-type="float" office:value="7.75347315991876" calcext:value-type="float">
            <text:p>7.75347315991876</text:p>
          </table:table-cell>
          <table:table-cell office:value-type="float" office:value="-4.26869241943294" calcext:value-type="float">
            <text:p>-4.26869241943294</text:p>
          </table:table-cell>
          <table:table-cell table:number-columns-repeated="7"/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16.5252962740342" calcext:value-type="float">
            <text:p>16.5252962740342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8429258539762" calcext:value-type="float">
            <text:p>-73.8429258539762</text:p>
          </table:table-cell>
          <table:table-cell office:value-type="float" office:value="-74.799236173042" calcext:value-type="float">
            <text:p>-74.799236173042</text:p>
          </table:table-cell>
          <table:table-cell office:value-type="float" office:value="6.73127802001846" calcext:value-type="float">
            <text:p>6.73127802001846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5.9177540005318" calcext:value-type="float">
            <text:p>-75.9177540005318</text:p>
          </table:table-cell>
          <table:table-cell office:value-type="float" office:value="-76.4822353064067" calcext:value-type="float">
            <text:p>-76.4822353064067</text:p>
          </table:table-cell>
          <table:table-cell office:value-type="float" office:value="7.89329740771734" calcext:value-type="float">
            <text:p>7.89329740771734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4.9001721891785" calcext:value-type="float">
            <text:p>-74.9001721891785</text:p>
          </table:table-cell>
          <table:table-cell office:value-type="float" office:value="-76.4822353064067" calcext:value-type="float">
            <text:p>-76.4822353064067</text:p>
          </table:table-cell>
          <table:table-cell office:value-type="float" office:value="7.30027252483028" calcext:value-type="float">
            <text:p>7.30027252483028</text:p>
          </table:table-cell>
          <table:table-cell office:value-type="float" office:value="-0.0459737406740573" calcext:value-type="float">
            <text:p>-0.045973740674057</text:p>
          </table:table-cell>
          <table:table-cell office:value-type="float" office:value="7.69456371995172" calcext:value-type="float">
            <text:p>7.69456371995172</text:p>
          </table:table-cell>
          <table:table-cell office:value-type="float" office:value="-2.48321855133523" calcext:value-type="float">
            <text:p>-2.48321855133523</text:p>
          </table:table-cell>
          <table:table-cell table:number-columns-repeated="7"/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16.3468025102023" calcext:value-type="float">
            <text:p>16.3468025102023</text:p>
          </table:table-cell>
          <table:table-cell office:value-type="float" office:value="-79" calcext:value-type="float">
            <text:p>-79</text:p>
          </table:table-cell>
          <table:table-cell office:value-type="float" office:value="-73" calcext:value-type="float">
            <text:p>-73</text:p>
          </table:table-cell>
          <table:table-cell office:value-type="float" office:value="-73.5900480977834" calcext:value-type="float">
            <text:p>-73.5900480977834</text:p>
          </table:table-cell>
          <table:table-cell office:value-type="float" office:value="-74.6193125557378" calcext:value-type="float">
            <text:p>-74.6193125557378</text:p>
          </table:table-cell>
          <table:table-cell office:value-type="float" office:value="6.60188978779929" calcext:value-type="float">
            <text:p>6.60188978779929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9424278003722" calcext:value-type="float">
            <text:p>-75.9424278003722</text:p>
          </table:table-cell>
          <table:table-cell office:value-type="float" office:value="-76.434011775766" calcext:value-type="float">
            <text:p>-76.434011775766</text:p>
          </table:table-cell>
          <table:table-cell office:value-type="float" office:value="7.90825977230135" calcext:value-type="float">
            <text:p>7.90825977230135</text:p>
          </table:table-cell>
          <table:table-cell office:value-type="float" office:value="-79" calcext:value-type="float">
            <text:p>-79</text:p>
          </table:table-cell>
          <table:table-cell office:value-type="float" office:value="-74" calcext:value-type="float">
            <text:p>-74</text:p>
          </table:table-cell>
          <table:table-cell office:value-type="float" office:value="-74.630120532425" calcext:value-type="float">
            <text:p>-74.630120532425</text:p>
          </table:table-cell>
          <table:table-cell office:value-type="float" office:value="-76.434011775766" calcext:value-type="float">
            <text:p>-76.434011775766</text:p>
          </table:table-cell>
          <table:table-cell office:value-type="float" office:value="7.15051547838872" calcext:value-type="float">
            <text:p>7.15051547838872</text:p>
          </table:table-cell>
          <table:table-cell office:value-type="float" office:value="-1.28801593803621" calcext:value-type="float">
            <text:p>-1.28801593803621</text:p>
          </table:table-cell>
          <table:table-cell office:value-type="float" office:value="8.58619266179603" calcext:value-type="float">
            <text:p>8.58619266179603</text:p>
          </table:table-cell>
          <table:table-cell office:value-type="float" office:value="-4.81014556366009" calcext:value-type="float">
            <text:p>-4.81014556366009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.1001449603514" calcext:value-type="float">
            <text:p>16.1001449603514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3.4130336684484" calcext:value-type="float">
            <text:p>-73.4130336684484</text:p>
          </table:table-cell>
          <table:table-cell office:value-type="float" office:value="-74.457381300164" calcext:value-type="float">
            <text:p>-74.457381300164</text:p>
          </table:table-cell>
          <table:table-cell office:value-type="float" office:value="6.51280070802867" calcext:value-type="float">
            <text:p>6.51280070802867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5.3596994602606" calcext:value-type="float">
            <text:p>-75.3596994602606</text:p>
          </table:table-cell>
          <table:table-cell office:value-type="float" office:value="-76.1906105981894" calcext:value-type="float">
            <text:p>-76.1906105981894</text:p>
          </table:table-cell>
          <table:table-cell office:value-type="float" office:value="7.56234782696257" calcext:value-type="float">
            <text:p>7.56234782696257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4410843726975" calcext:value-type="float">
            <text:p>-74.4410843726975</text:p>
          </table:table-cell>
          <table:table-cell office:value-type="float" office:value="-76.1906105981894" calcext:value-type="float">
            <text:p>-76.1906105981894</text:p>
          </table:table-cell>
          <table:table-cell office:value-type="float" office:value="7.04751722082058" calcext:value-type="float">
            <text:p>7.04751722082058</text:p>
          </table:table-cell>
          <table:table-cell office:value-type="float" office:value="0.242406676188075" calcext:value-type="float">
            <text:p>0.242406676188075</text:p>
          </table:table-cell>
          <table:table-cell office:value-type="float" office:value="6.6847870879395" calcext:value-type="float">
            <text:p>6.684787087939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15.7993995982592" calcext:value-type="float">
            <text:p>15.7993995982592</text:p>
          </table:table-cell>
          <table:table-cell office:value-type="float" office:value="-69" calcext:value-type="float">
            <text:p>-69</text:p>
          </table:table-cell>
          <table:table-cell office:value-type="float" office:value="-71" calcext:value-type="float">
            <text:p>-71</text:p>
          </table:table-cell>
          <table:table-cell office:value-type="float" office:value="-72.6891235679138" calcext:value-type="float">
            <text:p>-72.6891235679138</text:p>
          </table:table-cell>
          <table:table-cell office:value-type="float" office:value="-74.1116431701476" calcext:value-type="float">
            <text:p>-74.1116431701476</text:p>
          </table:table-cell>
          <table:table-cell office:value-type="float" office:value="6.16080484984224" calcext:value-type="float">
            <text:p>6.16080484984224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9517896221824" calcext:value-type="float">
            <text:p>-74.9517896221824</text:p>
          </table:table-cell>
          <table:table-cell office:value-type="float" office:value="-75.9715495383705" calcext:value-type="float">
            <text:p>-75.9715495383705</text:p>
          </table:table-cell>
          <table:table-cell office:value-type="float" office:value="7.32925199788727" calcext:value-type="float">
            <text:p>7.32925199788727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4.3087590608882" calcext:value-type="float">
            <text:p>-74.3087590608882</text:p>
          </table:table-cell>
          <table:table-cell office:value-type="float" office:value="-75.9715495383705" calcext:value-type="float">
            <text:p>-75.9715495383705</text:p>
          </table:table-cell>
          <table:table-cell office:value-type="float" office:value="6.97630247140223" calcext:value-type="float">
            <text:p>6.97630247140223</text:p>
          </table:table-cell>
          <table:table-cell office:value-type="float" office:value="2.96459517170009" calcext:value-type="float">
            <text:p>2.96459517170009</text:p>
          </table:table-cell>
          <table:table-cell office:value-type="float" office:value="7.13473565940672" calcext:value-type="float">
            <text:p>7.13473565940672</text:p>
          </table:table-cell>
          <table:table-cell office:value-type="float" office:value="-3.81942875022623" calcext:value-type="float">
            <text:p>-3.81942875022623</text:p>
          </table:table-cell>
          <table:table-cell table:number-columns-repeated="7"/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15.5033139823053" calcext:value-type="float">
            <text:p>15.5033139823053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2.7823864975397" calcext:value-type="float">
            <text:p>-72.7823864975397</text:p>
          </table:table-cell>
          <table:table-cell office:value-type="float" office:value="-74.0004788531329" calcext:value-type="float">
            <text:p>-74.0004788531329</text:p>
          </table:table-cell>
          <table:table-cell office:value-type="float" office:value="6.20506330484168" calcext:value-type="float">
            <text:p>6.20506330484168</text:p>
          </table:table-cell>
          <table:table-cell office:value-type="float" office:value="-77" calcext:value-type="float">
            <text:p>-77</text:p>
          </table:table-cell>
          <table:table-cell office:value-type="float" office:value="-73" calcext:value-type="float">
            <text:p>-73</text:p>
          </table:table-cell>
          <table:table-cell office:value-type="float" office:value="-74.3662527355277" calcext:value-type="float">
            <text:p>-74.3662527355277</text:p>
          </table:table-cell>
          <table:table-cell office:value-type="float" office:value="-75.6743945845334" calcext:value-type="float">
            <text:p>-75.6743945845334</text:p>
          </table:table-cell>
          <table:table-cell office:value-type="float" office:value="7.00715554131236" calcext:value-type="float">
            <text:p>7.00715554131236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4.5161313426218" calcext:value-type="float">
            <text:p>-74.5161313426218</text:p>
          </table:table-cell>
          <table:table-cell office:value-type="float" office:value="-75.6743945845334" calcext:value-type="float">
            <text:p>-75.6743945845334</text:p>
          </table:table-cell>
          <table:table-cell office:value-type="float" office:value="7.08822853529104" calcext:value-type="float">
            <text:p>7.08822853529104</text:p>
          </table:table-cell>
          <table:table-cell office:value-type="float" office:value="6.11780415022862" calcext:value-type="float">
            <text:p>6.11780415022862</text:p>
          </table:table-cell>
          <table:table-cell office:value-type="float" office:value="4.78700825593266" calcext:value-type="float">
            <text:p>4.78700825593266</text:p>
          </table:table-cell>
          <table:table-cell office:value-type="float" office:value="-4.13909126012694" calcext:value-type="float">
            <text:p>-4.13909126012694</text:p>
          </table:table-cell>
          <table:table-cell table:number-columns-repeated="7"/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15.2408486684292" calcext:value-type="float">
            <text:p>15.2408486684292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2.8476705482778" calcext:value-type="float">
            <text:p>-72.8476705482778</text:p>
          </table:table-cell>
          <table:table-cell office:value-type="float" office:value="-73.9004309678196" calcext:value-type="float">
            <text:p>-73.9004309678196</text:p>
          </table:table-cell>
          <table:table-cell office:value-type="float" office:value="6.23623326635606" calcext:value-type="float">
            <text:p>6.23623326635606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office:value-type="float" office:value="-73.9563769148694" calcext:value-type="float">
            <text:p>-73.9563769148694</text:p>
          </table:table-cell>
          <table:table-cell office:value-type="float" office:value="-75.4069551260801" calcext:value-type="float">
            <text:p>-75.4069551260801</text:p>
          </table:table-cell>
          <table:table-cell office:value-type="float" office:value="6.79014784530435" calcext:value-type="float">
            <text:p>6.79014784530435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4.6612919398352" calcext:value-type="float">
            <text:p>-74.6612919398352</text:p>
          </table:table-cell>
          <table:table-cell office:value-type="float" office:value="-75.4069551260801" calcext:value-type="float">
            <text:p>-75.4069551260801</text:p>
          </table:table-cell>
          <table:table-cell office:value-type="float" office:value="7.16764352450133" calcext:value-type="float">
            <text:p>7.16764352450133</text:p>
          </table:table-cell>
          <table:table-cell office:value-type="float" office:value="8.24785778809539" calcext:value-type="float">
            <text:p>8.24785778809539</text:p>
          </table:table-cell>
          <table:table-cell office:value-type="float" office:value="3.24977382212967" calcext:value-type="float">
            <text:p>3.24977382212967</text:p>
          </table:table-cell>
          <table:table-cell office:value-type="float" office:value="-6.04881954270618" calcext:value-type="float">
            <text:p>-6.04881954270618</text:p>
          </table:table-cell>
          <table:table-cell table:number-columns-repeated="7"/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14.9667627203099" calcext:value-type="float">
            <text:p>14.9667627203099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2.2933693837944" calcext:value-type="float">
            <text:p>-72.2933693837944</text:p>
          </table:table-cell>
          <table:table-cell office:value-type="float" office:value="-73.6103878710376" calcext:value-type="float">
            <text:p>-73.6103878710376</text:p>
          </table:table-cell>
          <table:table-cell office:value-type="float" office:value="5.97648241689432" calcext:value-type="float">
            <text:p>5.97648241689432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6694638404086" calcext:value-type="float">
            <text:p>-73.6694638404086</text:p>
          </table:table-cell>
          <table:table-cell office:value-type="float" office:value="-75.1662596134721" calcext:value-type="float">
            <text:p>-75.1662596134721</text:p>
          </table:table-cell>
          <table:table-cell office:value-type="float" office:value="6.64225372978726" calcext:value-type="float">
            <text:p>6.64225372978726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4.7629043578847" calcext:value-type="float">
            <text:p>-74.7629043578847</text:p>
          </table:table-cell>
          <table:table-cell office:value-type="float" office:value="-75.1662596134721" calcext:value-type="float">
            <text:p>-75.1662596134721</text:p>
          </table:table-cell>
          <table:table-cell office:value-type="float" office:value="7.2237628263095" calcext:value-type="float">
            <text:p>7.2237628263095</text:p>
          </table:table-cell>
          <table:table-cell office:value-type="float" office:value="11.3563949620785" calcext:value-type="float">
            <text:p>11.3563949620785</text:p>
          </table:table-cell>
          <table:table-cell office:value-type="float" office:value="3.78872387792083" calcext:value-type="float">
            <text:p>3.78872387792083</text:p>
          </table:table-cell>
          <table:table-cell office:value-type="float" office:value="-10.1947986858674" calcext:value-type="float">
            <text:p>-10.1947986858674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.725677798462" calcext:value-type="float">
            <text:p>14.725677798462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1.9053585686561" calcext:value-type="float">
            <text:p>-71.9053585686561</text:p>
          </table:table-cell>
          <table:table-cell office:value-type="float" office:value="-73.3493490839338" calcext:value-type="float">
            <text:p>-73.3493490839338</text:p>
          </table:table-cell>
          <table:table-cell office:value-type="float" office:value="5.80112137662791" calcext:value-type="float">
            <text:p>5.80112137662791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468624688286" calcext:value-type="float">
            <text:p>-73.468624688286</text:p>
          </table:table-cell>
          <table:table-cell office:value-type="float" office:value="-74.9496336521249" calcext:value-type="float">
            <text:p>-74.9496336521249</text:p>
          </table:table-cell>
          <table:table-cell office:value-type="float" office:value="6.54064868882327" calcext:value-type="float">
            <text:p>6.54064868882327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4.8340330505193" calcext:value-type="float">
            <text:p>-74.8340330505193</text:p>
          </table:table-cell>
          <table:table-cell office:value-type="float" office:value="-74.9496336521249" calcext:value-type="float">
            <text:p>-74.9496336521249</text:p>
          </table:table-cell>
          <table:table-cell office:value-type="float" office:value="7.26330756921921" calcext:value-type="float">
            <text:p>7.26330756921921</text:p>
          </table:table-cell>
          <table:table-cell office:value-type="float" office:value="13.4428271384924" calcext:value-type="float">
            <text:p>13.4428271384924</text:p>
          </table:table-cell>
          <table:table-cell office:value-type="float" office:value="4.11867092919832" calcext:value-type="float">
            <text:p>4.11867092919832</text:p>
          </table:table-cell>
          <table:table-cell office:value-type="float" office:value="-12.6493883134986" calcext:value-type="float">
            <text:p>-12.6493883134986</text:p>
          </table:table-cell>
          <table:table-cell table:number-columns-repeated="7"/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14.4644321276569" calcext:value-type="float">
            <text:p>14.4644321276569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2.2337509980593" calcext:value-type="float">
            <text:p>-72.2337509980593</text:p>
          </table:table-cell>
          <table:table-cell office:value-type="float" office:value="-73.3144141755405" calcext:value-type="float">
            <text:p>-73.3144141755405</text:p>
          </table:table-cell>
          <table:table-cell office:value-type="float" office:value="5.9491972237822" calcext:value-type="float">
            <text:p>5.9491972237822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73.3280372818002" calcext:value-type="float">
            <text:p>-73.3280372818002</text:p>
          </table:table-cell>
          <table:table-cell office:value-type="float" office:value="-74.7546702869124" calcext:value-type="float">
            <text:p>-74.7546702869124</text:p>
          </table:table-cell>
          <table:table-cell office:value-type="float" office:value="6.47045134816748" calcext:value-type="float">
            <text:p>6.47045134816748</text:p>
          </table:table-cell>
          <table:table-cell office:value-type="float" office:value="-83" calcext:value-type="float">
            <text:p>-83</text:p>
          </table:table-cell>
          <table:table-cell office:value-type="float" office:value="-76" calcext:value-type="float">
            <text:p>-76</text:p>
          </table:table-cell>
          <table:table-cell office:value-type="float" office:value="-75.1838231353635" calcext:value-type="float">
            <text:p>-75.1838231353635</text:p>
          </table:table-cell>
          <table:table-cell office:value-type="float" office:value="-74.7546702869124" calcext:value-type="float">
            <text:p>-74.7546702869124</text:p>
          </table:table-cell>
          <table:table-cell office:value-type="float" office:value="7.46094956987852" calcext:value-type="float">
            <text:p>7.46094956987852</text:p>
          </table:table-cell>
          <table:table-cell office:value-type="float" office:value="15.6468930437113" calcext:value-type="float">
            <text:p>15.6468930437113</text:p>
          </table:table-cell>
          <table:table-cell office:value-type="float" office:value="2.9126332007021" calcext:value-type="float">
            <text:p>2.9126332007021</text:p>
          </table:table-cell>
          <table:table-cell office:value-type="float" office:value="-14.6682312480744" calcext:value-type="float">
            <text:p>-14.6682312480744</text:p>
          </table:table-cell>
          <table:table-cell table:number-columns-repeated="7"/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14.2058199263695" calcext:value-type="float">
            <text:p>14.2058199263695</text:p>
          </table:table-cell>
          <table:table-cell office:value-type="float" office:value="-73" calcext:value-type="float">
            <text:p>-73</text:p>
          </table:table-cell>
          <table:table-cell office:value-type="float" office:value="-71" calcext:value-type="float">
            <text:p>-71</text:p>
          </table:table-cell>
          <table:table-cell office:value-type="float" office:value="-71.8636256986415" calcext:value-type="float">
            <text:p>-71.8636256986415</text:p>
          </table:table-cell>
          <table:table-cell office:value-type="float" office:value="-73.0829727579864" calcext:value-type="float">
            <text:p>-73.0829727579864</text:p>
          </table:table-cell>
          <table:table-cell office:value-type="float" office:value="5.78256943894824" calcext:value-type="float">
            <text:p>5.78256943894824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3.2296260972601" calcext:value-type="float">
            <text:p>-73.2296260972601</text:p>
          </table:table-cell>
          <table:table-cell office:value-type="float" office:value="-74.5792032582211" calcext:value-type="float">
            <text:p>-74.5792032582211</text:p>
          </table:table-cell>
          <table:table-cell office:value-type="float" office:value="6.42176196021288" calcext:value-type="float">
            <text:p>6.42176196021288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1286761947544" calcext:value-type="float">
            <text:p>-75.1286761947544</text:p>
          </table:table-cell>
          <table:table-cell office:value-type="float" office:value="-74.5792032582211" calcext:value-type="float">
            <text:p>-74.5792032582211</text:p>
          </table:table-cell>
          <table:table-cell office:value-type="float" office:value="7.42943646672459" calcext:value-type="float">
            <text:p>7.42943646672459</text:p>
          </table:table-cell>
          <table:table-cell office:value-type="float" office:value="16.4271004633767" calcext:value-type="float">
            <text:p>16.4271004633767</text:p>
          </table:table-cell>
          <table:table-cell office:value-type="float" office:value="3.51587152608137" calcext:value-type="float">
            <text:p>3.51587152608137</text:p>
          </table:table-cell>
          <table:table-cell office:value-type="float" office:value="-15.6648257736368" calcext:value-type="float">
            <text:p>-15.6648257736368</text:p>
          </table:table-cell>
          <table:table-cell table:number-columns-repeated="7"/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13.9145591157047" calcext:value-type="float">
            <text:p>13.9145591157047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1.604537989049" calcext:value-type="float">
            <text:p>-71.604537989049</text:p>
          </table:table-cell>
          <table:table-cell office:value-type="float" office:value="-72.8746754821878" calcext:value-type="float">
            <text:p>-72.8746754821878</text:p>
          </table:table-cell>
          <table:table-cell office:value-type="float" office:value="5.66871469535463" calcext:value-type="float">
            <text:p>5.66871469535463</text:p>
          </table:table-cell>
          <table:table-cell office:value-type="float" office:value="-71" calcext:value-type="float">
            <text:p>-71</text:p>
          </table:table-cell>
          <table:table-cell office:value-type="float" office:value="-73" calcext:value-type="float">
            <text:p>-73</text:p>
          </table:table-cell>
          <table:table-cell office:value-type="float" office:value="-73.1607382680821" calcext:value-type="float">
            <text:p>-73.1607382680821</text:p>
          </table:table-cell>
          <table:table-cell office:value-type="float" office:value="-74.421282932399" calcext:value-type="float">
            <text:p>-74.421282932399</text:p>
          </table:table-cell>
          <table:table-cell office:value-type="float" office:value="6.38789755034023" calcext:value-type="float">
            <text:p>6.38789755034023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float" office:value="-75.3900733363281" calcext:value-type="float">
            <text:p>-75.3900733363281</text:p>
          </table:table-cell>
          <table:table-cell office:value-type="float" office:value="-74.421282932399" calcext:value-type="float">
            <text:p>-74.421282932399</text:p>
          </table:table-cell>
          <table:table-cell office:value-type="float" office:value="7.57999835201225" calcext:value-type="float">
            <text:p>7.57999835201225</text:p>
          </table:table-cell>
          <table:table-cell office:value-type="float" office:value="19.292885129433" calcext:value-type="float">
            <text:p>19.292885129433</text:p>
          </table:table-cell>
          <table:table-cell office:value-type="float" office:value="3.91132218923328" calcext:value-type="float">
            <text:p>3.91132218923328</text:p>
          </table:table-cell>
          <table:table-cell office:value-type="float" office:value="-18.7505241663094" calcext:value-type="float">
            <text:p>-18.7505241663094</text:p>
          </table:table-cell>
          <table:table-cell table:number-columns-repeated="7"/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13.6468757393734" calcext:value-type="float">
            <text:p>13.6468757393734</text:p>
          </table:table-cell>
          <table:table-cell office:value-type="float" office:value="-69" calcext:value-type="float">
            <text:p>-69</text:p>
          </table:table-cell>
          <table:table-cell office:value-type="float" office:value="-71" calcext:value-type="float">
            <text:p>-71</text:p>
          </table:table-cell>
          <table:table-cell office:value-type="float" office:value="-71.4231765923343" calcext:value-type="float">
            <text:p>-71.4231765923343</text:p>
          </table:table-cell>
          <table:table-cell office:value-type="float" office:value="-72.687207933969" calcext:value-type="float">
            <text:p>-72.687207933969</text:p>
          </table:table-cell>
          <table:table-cell office:value-type="float" office:value="5.59035284151395" calcext:value-type="float">
            <text:p>5.59035284151395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3.1125167876575" calcext:value-type="float">
            <text:p>-73.1125167876575</text:p>
          </table:table-cell>
          <table:table-cell office:value-type="float" office:value="-74.2791546391591" calcext:value-type="float">
            <text:p>-74.2791546391591</text:p>
          </table:table-cell>
          <table:table-cell office:value-type="float" office:value="6.36429877465849" calcext:value-type="float">
            <text:p>6.36429877465849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5.5730513354297" calcext:value-type="float">
            <text:p>-75.5730513354297</text:p>
          </table:table-cell>
          <table:table-cell office:value-type="float" office:value="-74.2791546391591" calcext:value-type="float">
            <text:p>-74.2791546391591</text:p>
          </table:table-cell>
          <table:table-cell office:value-type="float" office:value="7.68720349534456" calcext:value-type="float">
            <text:p>7.68720349534456</text:p>
          </table:table-cell>
          <table:table-cell office:value-type="float" office:value="21.3330544417998" calcext:value-type="float">
            <text:p>21.3330544417998</text:p>
          </table:table-cell>
          <table:table-cell office:value-type="float" office:value="4.17557000022569" calcext:value-type="float">
            <text:p>4.17557000022569</text:p>
          </table:table-cell>
          <table:table-cell office:value-type="float" office:value="-20.9095757716584" calcext:value-type="float">
            <text:p>-20.9095757716584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.3442123794875" calcext:value-type="float">
            <text:p>13.3442123794875</text:p>
          </table:table-cell>
          <table:table-cell office:value-type="float" office:value="-74" calcext:value-type="float">
            <text:p>-74</text:p>
          </table:table-cell>
          <table:table-cell office:value-type="float" office:value="-71" calcext:value-type="float">
            <text:p>-71</text:p>
          </table:table-cell>
          <table:table-cell office:value-type="float" office:value="-71.296223614634" calcext:value-type="float">
            <text:p>-71.296223614634</text:p>
          </table:table-cell>
          <table:table-cell office:value-type="float" office:value="-72.5184871405721" calcext:value-type="float">
            <text:p>-72.5184871405721</text:p>
          </table:table-cell>
          <table:table-cell office:value-type="float" office:value="5.53614496679262" calcext:value-type="float">
            <text:p>5.53614496679262</text:p>
          </table:table-cell>
          <table:table-cell office:value-type="float" office:value="-73" calcext:value-type="float">
            <text:p>-73</text:p>
          </table:table-cell>
          <table:table-cell office:value-type="float" office:value="-71" calcext:value-type="float">
            <text:p>-71</text:p>
          </table:table-cell>
          <table:table-cell office:value-type="float" office:value="-72.4787617513602" calcext:value-type="float">
            <text:p>-72.4787617513602</text:p>
          </table:table-cell>
          <table:table-cell office:value-type="float" office:value="-73.9512391752432" calcext:value-type="float">
            <text:p>-73.9512391752432</text:p>
          </table:table-cell>
          <table:table-cell office:value-type="float" office:value="6.06213204221912" calcext:value-type="float">
            <text:p>6.06213204221912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office:value-type="float" office:value="-74.8011359348008" calcext:value-type="float">
            <text:p>-74.8011359348008</text:p>
          </table:table-cell>
          <table:table-cell office:value-type="float" office:value="-73.9512391752432" calcext:value-type="float">
            <text:p>-73.9512391752432</text:p>
          </table:table-cell>
          <table:table-cell office:value-type="float" office:value="7.24499123659961" calcext:value-type="float">
            <text:p>7.24499123659961</text:p>
          </table:table-cell>
          <table:table-cell office:value-type="float" office:value="17.2329122640584" calcext:value-type="float">
            <text:p>17.2329122640584</text:p>
          </table:table-cell>
          <table:table-cell office:value-type="float" office:value="2.74297445634389" calcext:value-type="float">
            <text:p>2.74297445634389</text:p>
          </table:table-cell>
          <table:table-cell office:value-type="float" office:value="-16.4701542020999" calcext:value-type="float">
            <text:p>-16.4701542020999</text:p>
          </table:table-cell>
          <table:table-cell table:number-columns-repeated="7"/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13.0803131525528" calcext:value-type="float">
            <text:p>13.0803131525528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70.9073565302438" calcext:value-type="float">
            <text:p>-70.9073565302438</text:p>
          </table:table-cell>
          <table:table-cell office:value-type="float" office:value="-72.2666384265149" calcext:value-type="float">
            <text:p>-72.2666384265149</text:p>
          </table:table-cell>
          <table:table-cell office:value-type="float" office:value="5.37335108705911" calcext:value-type="float">
            <text:p>5.37335108705911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2.0351332259522" calcext:value-type="float">
            <text:p>-72.0351332259522</text:p>
          </table:table-cell>
          <table:table-cell office:value-type="float" office:value="-73.6561152577189" calcext:value-type="float">
            <text:p>-73.6561152577189</text:p>
          </table:table-cell>
          <table:table-cell office:value-type="float" office:value="5.85919260105918" calcext:value-type="float">
            <text:p>5.85919260105918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74.2607951543605" calcext:value-type="float">
            <text:p>-74.2607951543605</text:p>
          </table:table-cell>
          <table:table-cell office:value-type="float" office:value="-73.6561152577189" calcext:value-type="float">
            <text:p>-73.6561152577189</text:p>
          </table:table-cell>
          <table:table-cell office:value-type="float" office:value="6.95066736462352" calcext:value-type="float">
            <text:p>6.95066736462352</text:p>
          </table:table-cell>
          <table:table-cell office:value-type="float" office:value="15.3256278209451" calcext:value-type="float">
            <text:p>15.3256278209451</text:p>
          </table:table-cell>
          <table:table-cell office:value-type="float" office:value="2.45056183250335" calcext:value-type="float">
            <text:p>2.45056183250335</text:p>
          </table:table-cell>
          <table:table-cell office:value-type="float" office:value="-14.4820245542689" calcext:value-type="float">
            <text:p>-14.4820245542689</text:p>
          </table:table-cell>
          <table:table-cell table:number-columns-repeated="7"/>
        </table:table-row>
        <table:table-row table:style-name="ro1">
          <table:table-cell office:value-type="float" office:value="37.4" calcext:value-type="float">
            <text:p>37.4</text:p>
          </table:table-cell>
          <table:table-cell office:value-type="float" office:value="12.8102627032369" calcext:value-type="float">
            <text:p>12.8102627032369</text:p>
          </table:table-cell>
          <table:table-cell office:value-type="float" office:value="-72" calcext:value-type="float">
            <text:p>-72</text:p>
          </table:table-cell>
          <table:table-cell office:value-type="float" office:value="-70" calcext:value-type="float">
            <text:p>-70</text:p>
          </table:table-cell>
          <table:table-cell office:value-type="float" office:value="-70.6351495711707" calcext:value-type="float">
            <text:p>-70.6351495711707</text:p>
          </table:table-cell>
          <table:table-cell office:value-type="float" office:value="-72.0399745838634" calcext:value-type="float">
            <text:p>-72.0399745838634</text:p>
          </table:table-cell>
          <table:table-cell office:value-type="float" office:value="5.26225212753155" calcext:value-type="float">
            <text:p>5.26225212753155</text:p>
          </table:table-cell>
          <table:table-cell office:value-type="float" office:value="-73" calcext:value-type="float">
            <text:p>-73</text:p>
          </table:table-cell>
          <table:table-cell office:value-type="float" office:value="-70" calcext:value-type="float">
            <text:p>-70</text:p>
          </table:table-cell>
          <table:table-cell office:value-type="float" office:value="-71.4245932581665" calcext:value-type="float">
            <text:p>-71.4245932581665</text:p>
          </table:table-cell>
          <table:table-cell office:value-type="float" office:value="-73.290503731947" calcext:value-type="float">
            <text:p>-73.290503731947</text:p>
          </table:table-cell>
          <table:table-cell office:value-type="float" office:value="5.59096073107359" calcext:value-type="float">
            <text:p>5.59096073107359</text:p>
          </table:table-cell>
          <table:table-cell office:value-type="float" office:value="-78" calcext:value-type="float">
            <text:p>-78</text:p>
          </table:table-cell>
          <table:table-cell office:value-type="float" office:value="-73" calcext:value-type="float">
            <text:p>-73</text:p>
          </table:table-cell>
          <table:table-cell office:value-type="float" office:value="-73.8825566080524" calcext:value-type="float">
            <text:p>-73.8825566080524</text:p>
          </table:table-cell>
          <table:table-cell office:value-type="float" office:value="-73.290503731947" calcext:value-type="float">
            <text:p>-73.290503731947</text:p>
          </table:table-cell>
          <table:table-cell office:value-type="float" office:value="6.75178421008474" calcext:value-type="float">
            <text:p>6.75178421008474</text:p>
          </table:table-cell>
          <table:table-cell office:value-type="float" office:value="14.7344700100999" calcext:value-type="float">
            <text:p>14.7344700100999</text:p>
          </table:table-cell>
          <table:table-cell office:value-type="float" office:value="1.59161111031663" calcext:value-type="float">
            <text:p>1.59161111031663</text:p>
          </table:table-cell>
          <table:table-cell office:value-type="float" office:value="-13.8044072453901" calcext:value-type="float">
            <text:p>-13.8044072453901</text:p>
          </table:table-cell>
          <table:table-cell table:number-columns-repeated="7"/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12.5935579112151" calcext:value-type="float">
            <text:p>12.5935579112151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0.4446046998195" calcext:value-type="float">
            <text:p>-70.4446046998195</text:p>
          </table:table-cell>
          <table:table-cell office:value-type="float" office:value="-71.8359771254771" calcext:value-type="float">
            <text:p>-71.8359771254771</text:p>
          </table:table-cell>
          <table:table-cell office:value-type="float" office:value="5.18585245926827" calcext:value-type="float">
            <text:p>5.18585245926827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70.9972152807165" calcext:value-type="float">
            <text:p>-70.9972152807165</text:p>
          </table:table-cell>
          <table:table-cell office:value-type="float" office:value="-72.9614533587523" calcext:value-type="float">
            <text:p>-72.9614533587523</text:p>
          </table:table-cell>
          <table:table-cell office:value-type="float" office:value="5.41053871981762" calcext:value-type="float">
            <text:p>5.41053871981762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6177896256366" calcext:value-type="float">
            <text:p>-73.6177896256366</text:p>
          </table:table-cell>
          <table:table-cell office:value-type="float" office:value="-72.9614533587523" calcext:value-type="float">
            <text:p>-72.9614533587523</text:p>
          </table:table-cell>
          <table:table-cell office:value-type="float" office:value="6.61596177789337" calcext:value-type="float">
            <text:p>6.61596177789337</text:p>
          </table:table-cell>
          <table:table-cell office:value-type="float" office:value="14.3195321852161" calcext:value-type="float">
            <text:p>14.3195321852161</text:p>
          </table:table-cell>
          <table:table-cell office:value-type="float" office:value="1.05221068606676" calcext:value-type="float">
            <text:p>1.05221068606676</text:p>
          </table:table-cell>
          <table:table-cell office:value-type="float" office:value="-13.3581130586811" calcext:value-type="float">
            <text:p>-13.3581130586811</text:p>
          </table:table-cell>
          <table:table-cell table:number-columns-repeated="7"/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12.4202597850732" calcext:value-type="float">
            <text:p>12.4202597850732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70.3112232898736" calcext:value-type="float">
            <text:p>-70.3112232898736</text:p>
          </table:table-cell>
          <table:table-cell office:value-type="float" office:value="-71.6523794129293" calcext:value-type="float">
            <text:p>-71.6523794129293</text:p>
          </table:table-cell>
          <table:table-cell office:value-type="float" office:value="5.13303363039444" calcext:value-type="float">
            <text:p>5.13303363039444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0.6980506965016" calcext:value-type="float">
            <text:p>-70.6980506965016</text:p>
          </table:table-cell>
          <table:table-cell office:value-type="float" office:value="-72.6653080228771" calcext:value-type="float">
            <text:p>-72.6653080228771</text:p>
          </table:table-cell>
          <table:table-cell office:value-type="float" office:value="5.28771886290035" calcext:value-type="float">
            <text:p>5.28771886290035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3.1324527379456" calcext:value-type="float">
            <text:p>-73.1324527379456</text:p>
          </table:table-cell>
          <table:table-cell office:value-type="float" office:value="-72.6653080228771" calcext:value-type="float">
            <text:p>-72.6653080228771</text:p>
          </table:table-cell>
          <table:table-cell office:value-type="float" office:value="6.37404450170718" calcext:value-type="float">
            <text:p>6.37404450170718</text:p>
          </table:table-cell>
          <table:table-cell office:value-type="float" office:value="12.288638820892" calcext:value-type="float">
            <text:p>12.288638820892</text:p>
          </table:table-cell>
          <table:table-cell office:value-type="float" office:value="0.702698419232656" calcext:value-type="float">
            <text:p>0.702698419232656</text:p>
          </table:table-cell>
          <table:table-cell office:value-type="float" office:value="-11.1667358046998" calcext:value-type="float">
            <text:p>-11.1667358046998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.310936407816" calcext:value-type="float">
            <text:p>12.310936407816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0.2178563029115" calcext:value-type="float">
            <text:p>-70.2178563029115</text:p>
          </table:table-cell>
          <table:table-cell office:value-type="float" office:value="-71.4871414716364" calcext:value-type="float">
            <text:p>-71.4871414716364</text:p>
          </table:table-cell>
          <table:table-cell office:value-type="float" office:value="5.09638086893536" calcext:value-type="float">
            <text:p>5.09638086893536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0.4886354875511" calcext:value-type="float">
            <text:p>-70.4886354875511</text:p>
          </table:table-cell>
          <table:table-cell office:value-type="float" office:value="-72.3987772205894" calcext:value-type="float">
            <text:p>-72.3987772205894</text:p>
          </table:table-cell>
          <table:table-cell office:value-type="float" office:value="5.20340763167786" calcext:value-type="float">
            <text:p>5.20340763167786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092716916562" calcext:value-type="float">
            <text:p>-73.092716916562</text:p>
          </table:table-cell>
          <table:table-cell office:value-type="float" office:value="-72.3987772205894" calcext:value-type="float">
            <text:p>-72.3987772205894</text:p>
          </table:table-cell>
          <table:table-cell office:value-type="float" office:value="6.35463431894344" calcext:value-type="float">
            <text:p>6.35463431894344</text:p>
          </table:table-cell>
          <table:table-cell office:value-type="float" office:value="12.6238791176761" calcext:value-type="float">
            <text:p>12.6238791176761</text:p>
          </table:table-cell>
          <table:table-cell office:value-type="float" office:value="0.471069554615049" calcext:value-type="float">
            <text:p>0.471069554615049</text:p>
          </table:table-cell>
          <table:table-cell office:value-type="float" office:value="-11.5495290035973" calcext:value-type="float">
            <text:p>-11.5495290035973</text:p>
          </table:table-cell>
          <table:table-cell table:number-columns-repeated="7"/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12.1904781617668" calcext:value-type="float">
            <text:p>12.1904781617668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0.1524994120381" calcext:value-type="float">
            <text:p>-70.1524994120381</text:p>
          </table:table-cell>
          <table:table-cell office:value-type="float" office:value="-71.3384273244728" calcext:value-type="float">
            <text:p>-71.3384273244728</text:p>
          </table:table-cell>
          <table:table-cell office:value-type="float" office:value="5.07087977162206" calcext:value-type="float">
            <text:p>5.07087977162206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70.3420448412858" calcext:value-type="float">
            <text:p>-70.3420448412858</text:p>
          </table:table-cell>
          <table:table-cell office:value-type="float" office:value="-72.1588994985304" calcext:value-type="float">
            <text:p>-72.1588994985304</text:p>
          </table:table-cell>
          <table:table-cell office:value-type="float" office:value="5.14519092196846" calcext:value-type="float">
            <text:p>5.14519092196846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2.7649018415934" calcext:value-type="float">
            <text:p>-72.7649018415934</text:p>
          </table:table-cell>
          <table:table-cell office:value-type="float" office:value="-72.1588994985304" calcext:value-type="float">
            <text:p>-72.1588994985304</text:p>
          </table:table-cell>
          <table:table-cell office:value-type="float" office:value="6.19674171391055" calcext:value-type="float">
            <text:p>6.19674171391055</text:p>
          </table:table-cell>
          <table:table-cell office:value-type="float" office:value="11.2054607353759" calcext:value-type="float">
            <text:p>11.2054607353759</text:p>
          </table:table-cell>
          <table:table-cell office:value-type="float" office:value="0.315076347845864" calcext:value-type="float">
            <text:p>0.315076347845864</text:p>
          </table:table-cell>
          <table:table-cell office:value-type="float" office:value="-9.9945246178604" calcext:value-type="float">
            <text:p>-9.9945246178604</text:p>
          </table:table-cell>
          <table:table-cell table:number-columns-repeated="7"/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12.0950486167675" calcext:value-type="float">
            <text:p>12.0950486167675</text:p>
          </table:table-cell>
          <table:table-cell office:value-type="float" office:value="-72" calcext:value-type="float">
            <text:p>-72</text:p>
          </table:table-cell>
          <table:table-cell office:value-type="float" office:value="-70" calcext:value-type="float">
            <text:p>-70</text:p>
          </table:table-cell>
          <table:table-cell office:value-type="float" office:value="-70.1067495884267" calcext:value-type="float">
            <text:p>-70.1067495884267</text:p>
          </table:table-cell>
          <table:table-cell office:value-type="float" office:value="-71.2045845920255" calcext:value-type="float">
            <text:p>-71.2045845920255</text:p>
          </table:table-cell>
          <table:table-cell office:value-type="float" office:value="5.05310496446131" calcext:value-type="float">
            <text:p>5.05310496446131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0.2394313889" calcext:value-type="float">
            <text:p>-70.2394313889</text:p>
          </table:table-cell>
          <table:table-cell office:value-type="float" office:value="-71.9430095486774" calcext:value-type="float">
            <text:p>-71.9430095486774</text:p>
          </table:table-cell>
          <table:table-cell office:value-type="float" office:value="5.1048272073958" calcext:value-type="float">
            <text:p>5.1048272073958</text:p>
          </table:table-cell>
          <table:table-cell office:value-type="float" office:value="-73" calcext:value-type="float">
            <text:p>-73</text:p>
          </table:table-cell>
          <table:table-cell office:value-type="float" office:value="-71" calcext:value-type="float">
            <text:p>-71</text:p>
          </table:table-cell>
          <table:table-cell office:value-type="float" office:value="-72.2354312891154" calcext:value-type="float">
            <text:p>-72.2354312891154</text:p>
          </table:table-cell>
          <table:table-cell office:value-type="float" office:value="-71.9430095486774" calcext:value-type="float">
            <text:p>-71.9430095486774</text:p>
          </table:table-cell>
          <table:table-cell office:value-type="float" office:value="5.94996452399995" calcext:value-type="float">
            <text:p>5.94996452399995</text:p>
          </table:table-cell>
          <table:table-cell office:value-type="float" office:value="8.74449216696805" calcext:value-type="float">
            <text:p>8.74449216696805</text:p>
          </table:table-cell>
          <table:table-cell office:value-type="float" office:value="0.208814107047653" calcext:value-type="float">
            <text:p>0.208814107047653</text:p>
          </table:table-cell>
          <table:table-cell office:value-type="float" office:value="-7.14346625499656" calcext:value-type="float">
            <text:p>-7.14346625499656</text:p>
          </table:table-cell>
          <table:table-cell table:number-columns-repeated="7"/>
        </table:table-row>
        <table:table-row table:style-name="ro1">
          <table:table-cell office:value-type="float" office:value="38.6" calcext:value-type="float">
            <text:p>38.6</text:p>
          </table:table-cell>
          <table:table-cell office:value-type="float" office:value="11.9765744192446" calcext:value-type="float">
            <text:p>11.9765744192446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9.7747247118987" calcext:value-type="float">
            <text:p>-69.7747247118987</text:p>
          </table:table-cell>
          <table:table-cell office:value-type="float" office:value="-70.984126132823" calcext:value-type="float">
            <text:p>-70.984126132823</text:p>
          </table:table-cell>
          <table:table-cell office:value-type="float" office:value="4.92595935109855" calcext:value-type="float">
            <text:p>4.92595935109855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70.46760197223" calcext:value-type="float">
            <text:p>-70.46760197223</text:p>
          </table:table-cell>
          <table:table-cell office:value-type="float" office:value="-71.8487085938097" calcext:value-type="float">
            <text:p>-71.8487085938097</text:p>
          </table:table-cell>
          <table:table-cell office:value-type="float" office:value="5.19501412125014" calcext:value-type="float">
            <text:p>5.19501412125014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71.5648019023807" calcext:value-type="float">
            <text:p>-71.5648019023807</text:p>
          </table:table-cell>
          <table:table-cell office:value-type="float" office:value="-71.8487085938097" calcext:value-type="float">
            <text:p>-71.8487085938097</text:p>
          </table:table-cell>
          <table:table-cell office:value-type="float" office:value="5.65145226147741" calcext:value-type="float">
            <text:p>5.65145226147741</text:p>
          </table:table-cell>
          <table:table-cell office:value-type="float" office:value="5.80514118108127" calcext:value-type="float">
            <text:p>5.80514118108127</text:p>
          </table:table-cell>
          <table:table-cell office:value-type="float" office:value="1.20777099605144" calcext:value-type="float">
            <text:p>1.20777099605144</text:p>
          </table:table-cell>
          <table:table-cell office:value-type="float" office:value="-3.14763681936465" calcext:value-type="float">
            <text:p>-3.14763681936465</text:p>
          </table:table-cell>
          <table:table-cell table:number-columns-repeated="7"/>
        </table:table-row>
        <table:table-row table:style-name="ro1">
          <table:table-cell office:value-type="float" office:value="38.8" calcext:value-type="float">
            <text:p>38.8</text:p>
          </table:table-cell>
          <table:table-cell office:value-type="float" office:value="11.8991555610344" calcext:value-type="float">
            <text:p>11.8991555610344</text:p>
          </table:table-cell>
          <table:table-cell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office:value-type="float" office:value="-68.9423072983291" calcext:value-type="float">
            <text:p>-68.9423072983291</text:p>
          </table:table-cell>
          <table:table-cell office:value-type="float" office:value="-70.5857135195407" calcext:value-type="float">
            <text:p>-70.5857135195407</text:p>
          </table:table-cell>
          <table:table-cell office:value-type="float" office:value="4.62108095268018" calcext:value-type="float">
            <text:p>4.62108095268018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70.627321380561" calcext:value-type="float">
            <text:p>-70.627321380561</text:p>
          </table:table-cell>
          <table:table-cell office:value-type="float" office:value="-71.7638377344287" calcext:value-type="float">
            <text:p>-71.7638377344287</text:p>
          </table:table-cell>
          <table:table-cell office:value-type="float" office:value="5.25909132754482" calcext:value-type="float">
            <text:p>5.25909132754482</text:p>
          </table:table-cell>
          <table:table-cell office:value-type="float" office:value="-74" calcext:value-type="float">
            <text:p>-74</text:p>
          </table:table-cell>
          <table:table-cell office:value-type="float" office:value="-70" calcext:value-type="float">
            <text:p>-70</text:p>
          </table:table-cell>
          <table:table-cell office:value-type="float" office:value="-71.0953613316665" calcext:value-type="float">
            <text:p>-71.0953613316665</text:p>
          </table:table-cell>
          <table:table-cell office:value-type="float" office:value="-71.7638377344287" calcext:value-type="float">
            <text:p>-71.7638377344287</text:p>
          </table:table-cell>
          <table:table-cell office:value-type="float" office:value="5.4514501411149" calcext:value-type="float">
            <text:p>5.4514501411149</text:p>
          </table:table-cell>
          <table:table-cell office:value-type="float" office:value="4.89373732090947" calcext:value-type="float">
            <text:p>4.89373732090947</text:p>
          </table:table-cell>
          <table:table-cell office:value-type="float" office:value="2.83529655465166" calcext:value-type="float">
            <text:p>2.83529655465166</text:p>
          </table:table-cell>
          <table:table-cell office:value-type="float" office:value="-2.82043860610731" calcext:value-type="float">
            <text:p>-2.82043860610731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.8196988819122" calcext:value-type="float">
            <text:p>11.8196988819122</text:p>
          </table:table-cell>
          <table:table-cell office:value-type="float" office:value="-73" calcext:value-type="float">
            <text:p>-73</text:p>
          </table:table-cell>
          <table:table-cell office:value-type="float" office:value="-67" calcext:value-type="float">
            <text:p>-67</text:p>
          </table:table-cell>
          <table:table-cell office:value-type="float" office:value="-68.3596151088303" calcext:value-type="float">
            <text:p>-68.3596151088303</text:p>
          </table:table-cell>
          <table:table-cell office:value-type="float" office:value="-70.2271421675866" calcext:value-type="float">
            <text:p>-70.2271421675866</text:p>
          </table:table-cell>
          <table:table-cell office:value-type="float" office:value="4.41896440822654" calcext:value-type="float">
            <text:p>4.41896440822654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9.8391249663927" calcext:value-type="float">
            <text:p>-69.8391249663927</text:p>
          </table:table-cell>
          <table:table-cell office:value-type="float" office:value="-71.3874539609858" calcext:value-type="float">
            <text:p>-71.3874539609858</text:p>
          </table:table-cell>
          <table:table-cell office:value-type="float" office:value="4.95036816189481" calcext:value-type="float">
            <text:p>4.95036816189481</text:p>
          </table:table-cell>
          <table:table-cell office:value-type="float" office:value="-68" calcext:value-type="float">
            <text:p>-68</text:p>
          </table:table-cell>
          <table:table-cell office:value-type="float" office:value="-70" calcext:value-type="float">
            <text:p>-70</text:p>
          </table:table-cell>
          <table:table-cell office:value-type="float" office:value="-70.7667529321666" calcext:value-type="float">
            <text:p>-70.7667529321666</text:p>
          </table:table-cell>
          <table:table-cell office:value-type="float" office:value="-71.3874539609858" calcext:value-type="float">
            <text:p>-71.3874539609858</text:p>
          </table:table-cell>
          <table:table-cell office:value-type="float" office:value="5.31567513126293" calcext:value-type="float">
            <text:p>5.31567513126293</text:p>
          </table:table-cell>
          <table:table-cell office:value-type="float" office:value="5.79508595656421" calcext:value-type="float">
            <text:p>5.79508595656421</text:p>
          </table:table-cell>
          <table:table-cell office:value-type="float" office:value="2.23313568051313" calcext:value-type="float">
            <text:p>2.23313568051313</text:p>
          </table:table-cell>
          <table:table-cell office:value-type="float" office:value="-4.12196660134966" calcext:value-type="float">
            <text:p>-4.12196660134966</text:p>
          </table:table-cell>
          <table:table-cell table:number-columns-repeated="7"/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11.6955730550665" calcext:value-type="float">
            <text:p>11.6955730550665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9517305761812" calcext:value-type="float">
            <text:p>-67.9517305761812</text:p>
          </table:table-cell>
          <table:table-cell office:value-type="float" office:value="-69.9044279508279" calcext:value-type="float">
            <text:p>-69.9044279508279</text:p>
          </table:table-cell>
          <table:table-cell office:value-type="float" office:value="4.28276606209875" calcext:value-type="float">
            <text:p>4.28276606209875</text:p>
          </table:table-cell>
          <table:table-cell office:value-type="float" office:value="-71" calcext:value-type="float">
            <text:p>-71</text:p>
          </table:table-cell>
          <table:table-cell office:value-type="float" office:value="-68" calcext:value-type="float">
            <text:p>-68</text:p>
          </table:table-cell>
          <table:table-cell office:value-type="float" office:value="-69.2873874764749" calcext:value-type="float">
            <text:p>-69.2873874764749</text:p>
          </table:table-cell>
          <table:table-cell office:value-type="float" office:value="-71.0487085648872" calcext:value-type="float">
            <text:p>-71.0487085648872</text:p>
          </table:table-cell>
          <table:table-cell office:value-type="float" office:value="4.74510961349735" calcext:value-type="float">
            <text:p>4.74510961349735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0.5367270525166" calcext:value-type="float">
            <text:p>-70.5367270525166</text:p>
          </table:table-cell>
          <table:table-cell office:value-type="float" office:value="-71.0487085648872" calcext:value-type="float">
            <text:p>-71.0487085648872</text:p>
          </table:table-cell>
          <table:table-cell office:value-type="float" office:value="5.22264975377431" calcext:value-type="float">
            <text:p>5.22264975377431</text:p>
          </table:table-cell>
          <table:table-cell office:value-type="float" office:value="6.32721007105665" calcext:value-type="float">
            <text:p>6.32721007105665</text:p>
          </table:table-cell>
          <table:table-cell office:value-type="float" office:value="1.8672636824728" calcext:value-type="float">
            <text:p>1.8672636824728</text:p>
          </table:table-cell>
          <table:table-cell office:value-type="float" office:value="-4.84836277218671" calcext:value-type="float">
            <text:p>-4.84836277218671</text:p>
          </table:table-cell>
          <table:table-cell table:number-columns-repeated="7"/>
        </table:table-row>
        <table:table-row table:style-name="ro1">
          <table:table-cell office:value-type="float" office:value="39.4" calcext:value-type="float">
            <text:p>39.4</text:p>
          </table:table-cell>
          <table:table-cell office:value-type="float" office:value="11.5433352399958" calcext:value-type="float">
            <text:p>11.5433352399958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6662114033269" calcext:value-type="float">
            <text:p>-67.6662114033269</text:p>
          </table:table-cell>
          <table:table-cell office:value-type="float" office:value="-69.6139851557451" calcext:value-type="float">
            <text:p>-69.6139851557451</text:p>
          </table:table-cell>
          <table:table-cell office:value-type="float" office:value="4.18993269544688" calcext:value-type="float">
            <text:p>4.18993269544688</text:p>
          </table:table-cell>
          <table:table-cell office:value-type="float" office:value="-72" calcext:value-type="float">
            <text:p>-72</text:p>
          </table:table-cell>
          <table:table-cell office:value-type="float" office:value="-68" calcext:value-type="float">
            <text:p>-68</text:p>
          </table:table-cell>
          <table:table-cell office:value-type="float" office:value="-68.9011712335324" calcext:value-type="float">
            <text:p>-68.9011712335324</text:p>
          </table:table-cell>
          <table:table-cell office:value-type="float" office:value="-70.7438377083985" calcext:value-type="float">
            <text:p>-70.7438377083985</text:p>
          </table:table-cell>
          <table:table-cell office:value-type="float" office:value="4.60651377782382" calcext:value-type="float">
            <text:p>4.60651377782382</text:p>
          </table:table-cell>
          <table:table-cell office:value-type="float" office:value="-68" calcext:value-type="float">
            <text:p>-68</text:p>
          </table:table-cell>
          <table:table-cell office:value-type="float" office:value="-72" calcext:value-type="float">
            <text:p>-72</text:p>
          </table:table-cell>
          <table:table-cell office:value-type="float" office:value="-70.9757089367616" calcext:value-type="float">
            <text:p>-70.9757089367616</text:p>
          </table:table-cell>
          <table:table-cell office:value-type="float" office:value="-70.7438377083985" calcext:value-type="float">
            <text:p>-70.7438377083985</text:p>
          </table:table-cell>
          <table:table-cell office:value-type="float" office:value="5.40161505722945" calcext:value-type="float">
            <text:p>5.40161505722945</text:p>
          </table:table-cell>
          <table:table-cell office:value-type="float" office:value="8.98975611339944" calcext:value-type="float">
            <text:p>8.98975611339944</text:p>
          </table:table-cell>
          <table:table-cell office:value-type="float" office:value="1.63565145132088" calcext:value-type="float">
            <text:p>1.63565145132088</text:p>
          </table:table-cell>
          <table:table-cell office:value-type="float" office:value="-8.03149158916713" calcext:value-type="float">
            <text:p>-8.03149158916713</text:p>
          </table:table-cell>
          <table:table-cell table:number-columns-repeated="7"/>
        </table:table-row>
        <table:table-row table:style-name="ro1">
          <table:table-cell office:value-type="float" office:value="39.6" calcext:value-type="float">
            <text:p>39.6</text:p>
          </table:table-cell>
          <table:table-cell office:value-type="float" office:value="11.3603947642793" calcext:value-type="float">
            <text:p>11.3603947642793</text:p>
          </table:table-cell>
          <table:table-cell office:value-type="float" office:value="-66" calcext:value-type="float">
            <text:p>-66</text:p>
          </table:table-cell>
          <table:table-cell office:value-type="float" office:value="-69" calcext:value-type="float">
            <text:p>-69</text:p>
          </table:table-cell>
          <table:table-cell office:value-type="float" office:value="-68.0663479823288" calcext:value-type="float">
            <text:p>-68.0663479823288</text:p>
          </table:table-cell>
          <table:table-cell office:value-type="float" office:value="-69.5525866401706" calcext:value-type="float">
            <text:p>-69.5525866401706</text:p>
          </table:table-cell>
          <table:table-cell office:value-type="float" office:value="4.32060866956987" calcext:value-type="float">
            <text:p>4.32060866956987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6308198634727" calcext:value-type="float">
            <text:p>-68.6308198634727</text:p>
          </table:table-cell>
          <table:table-cell office:value-type="float" office:value="-70.4694539375587" calcext:value-type="float">
            <text:p>-70.4694539375587</text:p>
          </table:table-cell>
          <table:table-cell office:value-type="float" office:value="4.51191243120341" calcext:value-type="float">
            <text:p>4.51191243120341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1.2829962557331" calcext:value-type="float">
            <text:p>-71.2829962557331</text:p>
          </table:table-cell>
          <table:table-cell office:value-type="float" office:value="-70.4694539375587" calcext:value-type="float">
            <text:p>-70.4694539375587</text:p>
          </table:table-cell>
          <table:table-cell office:value-type="float" office:value="5.53052731795158" calcext:value-type="float">
            <text:p>5.53052731795158</text:p>
          </table:table-cell>
          <table:table-cell office:value-type="float" office:value="10.1085531463492" calcext:value-type="float">
            <text:p>10.1085531463492</text:p>
          </table:table-cell>
          <table:table-cell office:value-type="float" office:value="0.738042959675273" calcext:value-type="float">
            <text:p>0.738042959675273</text:p>
          </table:table-cell>
          <table:table-cell office:value-type="float" office:value="-9.14126523897368" calcext:value-type="float">
            <text:p>-9.14126523897368</text:p>
          </table:table-cell>
          <table:table-cell table:number-columns-repeated="7"/>
        </table:table-row>
        <table:table-row table:style-name="ro1">
          <table:table-cell office:value-type="float" office:value="39.8" calcext:value-type="float">
            <text:p>39.8</text:p>
          </table:table-cell>
          <table:table-cell office:value-type="float" office:value="11.1711414376093" calcext:value-type="float">
            <text:p>11.1711414376093</text:p>
          </table:table-cell>
          <table:table-cell office:value-type="float" office:value="-67" calcext:value-type="float">
            <text:p>-67</text:p>
          </table:table-cell>
          <table:table-cell office:value-type="float" office:value="-69" calcext:value-type="float">
            <text:p>-69</text:p>
          </table:table-cell>
          <table:table-cell office:value-type="float" office:value="-68.3464435876302" calcext:value-type="float">
            <text:p>-68.3464435876302</text:p>
          </table:table-cell>
          <table:table-cell office:value-type="float" office:value="-69.4973279761536" calcext:value-type="float">
            <text:p>-69.4973279761536</text:p>
          </table:table-cell>
          <table:table-cell office:value-type="float" office:value="4.41449930641477" calcext:value-type="float">
            <text:p>4.41449930641477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8.1415739044309" calcext:value-type="float">
            <text:p>-68.1415739044309</text:p>
          </table:table-cell>
          <table:table-cell office:value-type="float" office:value="-70.1225085438028" calcext:value-type="float">
            <text:p>-70.1225085438028</text:p>
          </table:table-cell>
          <table:table-cell office:value-type="float" office:value="4.34562716885157" calcext:value-type="float">
            <text:p>4.34562716885157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71.1980973790132" calcext:value-type="float">
            <text:p>-71.1980973790132</text:p>
          </table:table-cell>
          <table:table-cell office:value-type="float" office:value="-70.1225085438028" calcext:value-type="float">
            <text:p>-70.1225085438028</text:p>
          </table:table-cell>
          <table:table-cell office:value-type="float" office:value="5.49460629407217" calcext:value-type="float">
            <text:p>5.49460629407217</text:p>
          </table:table-cell>
          <table:table-cell office:value-type="float" office:value="9.98836736456558" calcext:value-type="float">
            <text:p>9.98836736456558</text:p>
          </table:table-cell>
          <table:table-cell office:value-type="float" office:value="-0.304240288943448" calcext:value-type="float">
            <text:p>-0.304240288943448</text:p>
          </table:table-cell>
          <table:table-cell office:value-type="float" office:value="-8.997724742239" calcext:value-type="float">
            <text:p>-8.997724742239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.9412060527741" calcext:value-type="float">
            <text:p>10.9412060527741</text:p>
          </table:table-cell>
          <table:table-cell office:value-type="float" office:value="-73" calcext:value-type="float">
            <text:p>-73</text:p>
          </table:table-cell>
          <table:table-cell office:value-type="float" office:value="-69" calcext:value-type="float">
            <text:p>-69</text:p>
          </table:table-cell>
          <table:table-cell office:value-type="float" office:value="-68.5425105113411" calcext:value-type="float">
            <text:p>-68.5425105113411</text:p>
          </table:table-cell>
          <table:table-cell office:value-type="float" office:value="-69.4475951785382" calcext:value-type="float">
            <text:p>-69.4475951785382</text:p>
          </table:table-cell>
          <table:table-cell office:value-type="float" office:value="4.48143412671175" calcext:value-type="float">
            <text:p>4.48143412671175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7991017331016" calcext:value-type="float">
            <text:p>-67.7991017331016</text:p>
          </table:table-cell>
          <table:table-cell office:value-type="float" office:value="-69.8102576894225" calcext:value-type="float">
            <text:p>-69.8102576894225</text:p>
          </table:table-cell>
          <table:table-cell office:value-type="float" office:value="4.23288748357984" calcext:value-type="float">
            <text:p>4.23288748357984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0.8386681653092" calcext:value-type="float">
            <text:p>-70.8386681653092</text:p>
          </table:table-cell>
          <table:table-cell office:value-type="float" office:value="-69.8102576894225" calcext:value-type="float">
            <text:p>-69.8102576894225</text:p>
          </table:table-cell>
          <table:table-cell office:value-type="float" office:value="5.34509717903652" calcext:value-type="float">
            <text:p>5.34509717903652</text:p>
          </table:table-cell>
          <table:table-cell office:value-type="float" office:value="8.64527208494982" calcext:value-type="float">
            <text:p>8.64527208494982</text:p>
          </table:table-cell>
          <table:table-cell office:value-type="float" office:value="-1.01450699245899" calcext:value-type="float">
            <text:p>-1.01450699245899</text:p>
          </table:table-cell>
          <table:table-cell office:value-type="float" office:value="-7.55064164827476" calcext:value-type="float">
            <text:p>-7.55064164827476</text:p>
          </table:table-cell>
          <table:table-cell table:number-columns-repeated="7"/>
        </table:table-row>
        <table:table-row table:style-name="ro1">
          <table:table-cell office:value-type="float" office:value="40.2" calcext:value-type="float">
            <text:p>40.2</text:p>
          </table:table-cell>
          <table:table-cell office:value-type="float" office:value="10.6718077128564" calcext:value-type="float">
            <text:p>10.6718077128564</text:p>
          </table:table-cell>
          <table:table-cell office:value-type="float" office:value="-72" calcext:value-type="float">
            <text:p>-72</text:p>
          </table:table-cell>
          <table:table-cell office:value-type="float" office:value="-69" calcext:value-type="float">
            <text:p>-69</text:p>
          </table:table-cell>
          <table:table-cell office:value-type="float" office:value="-68.6797573579388" calcext:value-type="float">
            <text:p>-68.6797573579388</text:p>
          </table:table-cell>
          <table:table-cell office:value-type="float" office:value="-69.4028356606844" calcext:value-type="float">
            <text:p>-69.4028356606844</text:p>
          </table:table-cell>
          <table:table-cell office:value-type="float" office:value="4.52889145459281" calcext:value-type="float">
            <text:p>4.52889145459281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7.5593712131711" calcext:value-type="float">
            <text:p>-67.5593712131711</text:p>
          </table:table-cell>
          <table:table-cell office:value-type="float" office:value="-69.5292319204803" calcext:value-type="float">
            <text:p>-69.5292319204803</text:p>
          </table:table-cell>
          <table:table-cell office:value-type="float" office:value="4.15571453328913" calcext:value-type="float">
            <text:p>4.15571453328913</text:p>
          </table:table-cell>
          <table:table-cell office:value-type="float" office:value="-74" calcext:value-type="float">
            <text:p>-74</text:p>
          </table:table-cell>
          <table:table-cell office:value-type="float" office:value="-69" calcext:value-type="float">
            <text:p>-69</text:p>
          </table:table-cell>
          <table:table-cell office:value-type="float" office:value="-70.2870677157165" calcext:value-type="float">
            <text:p>-70.2870677157165</text:p>
          </table:table-cell>
          <table:table-cell office:value-type="float" office:value="-69.5292319204803" calcext:value-type="float">
            <text:p>-69.5292319204803</text:p>
          </table:table-cell>
          <table:table-cell office:value-type="float" office:value="5.1235257572714" calcext:value-type="float">
            <text:p>5.1235257572714</text:p>
          </table:table-cell>
          <table:table-cell office:value-type="float" office:value="6.60983418916207" calcext:value-type="float">
            <text:p>6.60983418916207</text:p>
          </table:table-cell>
          <table:table-cell office:value-type="float" office:value="-1.50313387513331" calcext:value-type="float">
            <text:p>-1.50313387513331</text:p>
          </table:table-cell>
          <table:table-cell office:value-type="float" office:value="-5.22227162041997" calcext:value-type="float">
            <text:p>-5.22227162041997</text:p>
          </table:table-cell>
          <table:table-cell table:number-columns-repeated="7"/>
        </table:table-row>
        <table:table-row table:style-name="ro1">
          <table:table-cell office:value-type="float" office:value="40.4" calcext:value-type="float">
            <text:p>40.4</text:p>
          </table:table-cell>
          <table:table-cell office:value-type="float" office:value="10.4173790598681" calcext:value-type="float">
            <text:p>10.4173790598681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.7758301505571" calcext:value-type="float">
            <text:p>-68.7758301505571</text:p>
          </table:table-cell>
          <table:table-cell office:value-type="float" office:value="-69.362552094616" calcext:value-type="float">
            <text:p>-69.362552094616</text:p>
          </table:table-cell>
          <table:table-cell office:value-type="float" office:value="4.56241029285434" calcext:value-type="float">
            <text:p>4.56241029285434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7.3915598492198" calcext:value-type="float">
            <text:p>-67.3915598492198</text:p>
          </table:table-cell>
          <table:table-cell office:value-type="float" office:value="-69.2763087284322" calcext:value-type="float">
            <text:p>-69.2763087284322</text:p>
          </table:table-cell>
          <table:table-cell office:value-type="float" office:value="4.10253216731689" calcext:value-type="float">
            <text:p>4.10253216731689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office:value-type="float" office:value="-69.9009474010015" calcext:value-type="float">
            <text:p>-69.9009474010015</text:p>
          </table:table-cell>
          <table:table-cell office:value-type="float" office:value="-69.2763087284322" calcext:value-type="float">
            <text:p>-69.2763087284322</text:p>
          </table:table-cell>
          <table:table-cell office:value-type="float" office:value="4.97391371072912" calcext:value-type="float">
            <text:p>4.97391371072912</text:p>
          </table:table-cell>
          <table:table-cell office:value-type="float" office:value="5.27914711714517" calcext:value-type="float">
            <text:p>5.27914711714517</text:p>
          </table:table-cell>
          <table:table-cell office:value-type="float" office:value="-1.84128068021518" calcext:value-type="float">
            <text:p>-1.84128068021518</text:p>
          </table:table-cell>
          <table:table-cell office:value-type="float" office:value="-3.55379417733729" calcext:value-type="float">
            <text:p>-3.55379417733729</text:p>
          </table:table-cell>
          <table:table-cell table:number-columns-repeated="7"/>
        </table:table-row>
        <table:table-row table:style-name="ro1">
          <table:table-cell office:value-type="float" office:value="40.6" calcext:value-type="float">
            <text:p>40.6</text:p>
          </table:table-cell>
          <table:table-cell office:value-type="float" office:value="10.1960852927342" calcext:value-type="float">
            <text:p>10.1960852927342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54308110539" calcext:value-type="float">
            <text:p>-68.54308110539</text:p>
          </table:table-cell>
          <table:table-cell office:value-type="float" office:value="-69.2262968851544" calcext:value-type="float">
            <text:p>-69.2262968851544</text:p>
          </table:table-cell>
          <table:table-cell office:value-type="float" office:value="4.48163039412505" calcext:value-type="float">
            <text:p>4.48163039412505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2740918944538" calcext:value-type="float">
            <text:p>-67.2740918944538</text:p>
          </table:table-cell>
          <table:table-cell office:value-type="float" office:value="-69.048677855589" calcext:value-type="float">
            <text:p>-69.048677855589</text:p>
          </table:table-cell>
          <table:table-cell office:value-type="float" office:value="4.06570998635664" calcext:value-type="float">
            <text:p>4.06570998635664</text:p>
          </table:table-cell>
          <table:table-cell office:value-type="float" office:value="-67" calcext:value-type="float">
            <text:p>-67</text:p>
          </table:table-cell>
          <table:table-cell office:value-type="float" office:value="-69" calcext:value-type="float">
            <text:p>-69</text:p>
          </table:table-cell>
          <table:table-cell office:value-type="float" office:value="-69.6306631807011" calcext:value-type="float">
            <text:p>-69.6306631807011</text:p>
          </table:table-cell>
          <table:table-cell office:value-type="float" office:value="-69.048677855589" calcext:value-type="float">
            <text:p>-69.048677855589</text:p>
          </table:table-cell>
          <table:table-cell office:value-type="float" office:value="4.8717923900282" calcext:value-type="float">
            <text:p>4.8717923900282</text:p>
          </table:table-cell>
          <table:table-cell office:value-type="float" office:value="4.84454712918243" calcext:value-type="float">
            <text:p>4.84454712918243</text:p>
          </table:table-cell>
          <table:table-cell office:value-type="float" office:value="-1.64591513472062" calcext:value-type="float">
            <text:p>-1.64591513472062</text:p>
          </table:table-cell>
          <table:table-cell office:value-type="float" office:value="-2.84179771766677" calcext:value-type="float">
            <text:p>-2.84179771766677</text:p>
          </table:table-cell>
          <table:table-cell table:number-columns-repeated="7"/>
        </table:table-row>
        <table:table-row table:style-name="ro1">
          <table:table-cell office:value-type="float" office:value="40.8" calcext:value-type="float">
            <text:p>40.8</text:p>
          </table:table-cell>
          <table:table-cell office:value-type="float" office:value="9.96513145176413" calcext:value-type="float">
            <text:p>9.96513145176413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7.780156773773" calcext:value-type="float">
            <text:p>-67.780156773773</text:p>
          </table:table-cell>
          <table:table-cell office:value-type="float" office:value="-68.9036671966389" calcext:value-type="float">
            <text:p>-68.9036671966389</text:p>
          </table:table-cell>
          <table:table-cell office:value-type="float" office:value="4.22673700196526" calcext:value-type="float">
            <text:p>4.22673700196526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1918643261177" calcext:value-type="float">
            <text:p>-67.1918643261177</text:p>
          </table:table-cell>
          <table:table-cell office:value-type="float" office:value="-68.8438100700301" calcext:value-type="float">
            <text:p>-68.8438100700301</text:p>
          </table:table-cell>
          <table:table-cell office:value-type="float" office:value="4.04013128218846" calcext:value-type="float">
            <text:p>4.04013128218846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9.4414642264907" calcext:value-type="float">
            <text:p>-69.4414642264907</text:p>
          </table:table-cell>
          <table:table-cell office:value-type="float" office:value="-68.8438100700301" calcext:value-type="float">
            <text:p>-68.8438100700301</text:p>
          </table:table-cell>
          <table:table-cell office:value-type="float" office:value="4.80155757577381" calcext:value-type="float">
            <text:p>4.80155757577381</text:p>
          </table:table-cell>
          <table:table-cell office:value-type="float" office:value="5.37999980828012" calcext:value-type="float">
            <text:p>5.37999980828012</text:p>
          </table:table-cell>
          <table:table-cell office:value-type="float" office:value="-0.731202230211131" calcext:value-type="float">
            <text:p>-0.731202230211131</text:p>
          </table:table-cell>
          <table:table-cell office:value-type="float" office:value="-3.55592453156661" calcext:value-type="float">
            <text:p>-3.55592453156661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.74465778619586" calcext:value-type="float">
            <text:p>9.74465778619586</text:p>
          </table:table-cell>
          <table:table-cell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67.2461097416411" calcext:value-type="float">
            <text:p>-67.2461097416411</text:p>
          </table:table-cell>
          <table:table-cell office:value-type="float" office:value="-68.613300476975" calcext:value-type="float">
            <text:p>-68.613300476975</text:p>
          </table:table-cell>
          <table:table-cell office:value-type="float" office:value="4.05698739214924" calcext:value-type="float">
            <text:p>4.05698739214924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office:value-type="float" office:value="-66.5343050282824" calcext:value-type="float">
            <text:p>-66.5343050282824</text:p>
          </table:table-cell>
          <table:table-cell office:value-type="float" office:value="-68.4594290630271" calcext:value-type="float">
            <text:p>-68.4594290630271</text:p>
          </table:table-cell>
          <table:table-cell office:value-type="float" office:value="3.84128768800193" calcext:value-type="float">
            <text:p>3.84128768800193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8.4090249585435" calcext:value-type="float">
            <text:p>-68.4090249585435</text:p>
          </table:table-cell>
          <table:table-cell office:value-type="float" office:value="-68.4594290630271" calcext:value-type="float">
            <text:p>-68.4594290630271</text:p>
          </table:table-cell>
          <table:table-cell office:value-type="float" office:value="4.43575446745975" calcext:value-type="float">
            <text:p>4.43575446745975</text:p>
          </table:table-cell>
          <table:table-cell office:value-type="float" office:value="3.65566860006354" calcext:value-type="float">
            <text:p>3.65566860006354</text:p>
          </table:table-cell>
          <table:table-cell office:value-type="float" office:value="-0.804388908210295" calcext:value-type="float">
            <text:p>-0.80438890821029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1.2" calcext:value-type="float">
            <text:p>41.2</text:p>
          </table:table-cell>
          <table:table-cell office:value-type="float" office:value="9.45838941758388" calcext:value-type="float">
            <text:p>9.45838941758388</text:p>
          </table:table-cell>
          <table:table-cell office:value-type="float" office:value="-70" calcext:value-type="float">
            <text:p>-70</text:p>
          </table:table-cell>
          <table:table-cell office:value-type="float" office:value="-65" calcext:value-type="float">
            <text:p>-65</text:p>
          </table:table-cell>
          <table:table-cell office:value-type="float" office:value="-66.5722768191488" calcext:value-type="float">
            <text:p>-66.5722768191488</text:p>
          </table:table-cell>
          <table:table-cell office:value-type="float" office:value="-68.2519704292776" calcext:value-type="float">
            <text:p>-68.2519704292776</text:p>
          </table:table-cell>
          <table:table-cell office:value-type="float" office:value="3.85249923044686" calcext:value-type="float">
            <text:p>3.85249923044686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6.0740135197977" calcext:value-type="float">
            <text:p>-66.0740135197977</text:p>
          </table:table-cell>
          <table:table-cell office:value-type="float" office:value="-68.1134861567244" calcext:value-type="float">
            <text:p>-68.1134861567244</text:p>
          </table:table-cell>
          <table:table-cell office:value-type="float" office:value="3.70794927208356" calcext:value-type="float">
            <text:p>3.70794927208356</text:p>
          </table:table-cell>
          <table:table-cell office:value-type="float" office:value="-74" calcext:value-type="float">
            <text:p>-74</text:p>
          </table:table-cell>
          <table:table-cell office:value-type="float" office:value="-66" calcext:value-type="float">
            <text:p>-66</text:p>
          </table:table-cell>
          <table:table-cell office:value-type="float" office:value="-67.6863174709805" calcext:value-type="float">
            <text:p>-67.6863174709805</text:p>
          </table:table-cell>
          <table:table-cell office:value-type="float" office:value="-68.1134861567244" calcext:value-type="float">
            <text:p>-68.1134861567244</text:p>
          </table:table-cell>
          <table:table-cell office:value-type="float" office:value="4.1964035816818" calcext:value-type="float">
            <text:p>4.1964035816818</text:p>
          </table:table-cell>
          <table:table-cell office:value-type="float" office:value="2.98525328775481" calcext:value-type="float">
            <text:p>2.98525328775481</text:p>
          </table:table-cell>
          <table:table-cell office:value-type="float" office:value="-0.526755689203926" calcext:value-type="float">
            <text:p>-0.52675568920392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1.4" calcext:value-type="float">
            <text:p>41.4</text:p>
          </table:table-cell>
          <table:table-cell office:value-type="float" office:value="9.24376102779647" calcext:value-type="float">
            <text:p>9.24376102779647</text:p>
          </table:table-cell>
          <table:table-cell office:value-type="float" office:value="-55" calcext:value-type="float">
            <text:p>-55</text:p>
          </table:table-cell>
          <table:table-cell office:value-type="float" office:value="-64" calcext:value-type="float">
            <text:p>-64</text:p>
          </table:table-cell>
          <table:table-cell office:value-type="float" office:value="-65.8005937734041" calcext:value-type="float">
            <text:p>-65.8005937734041</text:p>
          </table:table-cell>
          <table:table-cell office:value-type="float" office:value="-67.8267733863498" calcext:value-type="float">
            <text:p>-67.8267733863498</text:p>
          </table:table-cell>
          <table:table-cell office:value-type="float" office:value="3.63094601991257" calcext:value-type="float">
            <text:p>3.63094601991257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5.7518094638584" calcext:value-type="float">
            <text:p>-65.7518094638584</text:p>
          </table:table-cell>
          <table:table-cell office:value-type="float" office:value="-67.802137541052" calcext:value-type="float">
            <text:p>-67.802137541052</text:p>
          </table:table-cell>
          <table:table-cell office:value-type="float" office:value="3.61737596606442" calcext:value-type="float">
            <text:p>3.61737596606442</text:p>
          </table:table-cell>
          <table:table-cell office:value-type="float" office:value="-71" calcext:value-type="float">
            <text:p>-71</text:p>
          </table:table-cell>
          <table:table-cell office:value-type="float" office:value="-65" calcext:value-type="float">
            <text:p>-65</text:p>
          </table:table-cell>
          <table:table-cell office:value-type="float" office:value="-66.8804222296863" calcext:value-type="float">
            <text:p>-66.8804222296863</text:p>
          </table:table-cell>
          <table:table-cell office:value-type="float" office:value="-67.802137541052" calcext:value-type="float">
            <text:p>-67.802137541052</text:p>
          </table:table-cell>
          <table:table-cell office:value-type="float" office:value="3.94470085588819" calcext:value-type="float">
            <text:p>3.94470085588819</text:p>
          </table:table-cell>
          <table:table-cell office:value-type="float" office:value="2.20226668548849" calcext:value-type="float">
            <text:p>2.20226668548849</text:p>
          </table:table-cell>
          <table:table-cell office:value-type="float" office:value="-0.074709145299289" calcext:value-type="float">
            <text:p>-0.07470914529928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1.6" calcext:value-type="float">
            <text:p>41.6</text:p>
          </table:table-cell>
          <table:table-cell office:value-type="float" office:value="9.03466398106717" calcext:value-type="float">
            <text:p>9.03466398106717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office:value-type="float" office:value="-65.2604156413829" calcext:value-type="float">
            <text:p>-65.2604156413829</text:p>
          </table:table-cell>
          <table:table-cell office:value-type="float" office:value="-67.4440960477148" calcext:value-type="float">
            <text:p>-67.4440960477148</text:p>
          </table:table-cell>
          <table:table-cell office:value-type="float" office:value="3.48348427750142" calcext:value-type="float">
            <text:p>3.48348427750142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5.2262666247009" calcext:value-type="float">
            <text:p>-65.2262666247009</text:p>
          </table:table-cell>
          <table:table-cell office:value-type="float" office:value="-67.4219237869468" calcext:value-type="float">
            <text:p>-67.4219237869468</text:p>
          </table:table-cell>
          <table:table-cell office:value-type="float" office:value="3.47436590215426" calcext:value-type="float">
            <text:p>3.47436590215426</text:p>
          </table:table-cell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office:value-type="float" office:value="-66.3162955607804" calcext:value-type="float">
            <text:p>-66.3162955607804</text:p>
          </table:table-cell>
          <table:table-cell office:value-type="float" office:value="-67.4219237869468" calcext:value-type="float">
            <text:p>-67.4219237869468</text:p>
          </table:table-cell>
          <table:table-cell office:value-type="float" office:value="3.77754678704349" calcext:value-type="float">
            <text:p>3.77754678704349</text:p>
          </table:table-cell>
          <table:table-cell office:value-type="float" office:value="1.96753532970076" calcext:value-type="float">
            <text:p>1.96753532970076</text:p>
          </table:table-cell>
          <table:table-cell office:value-type="float" office:value="-0.0588383134306425" calcext:value-type="float">
            <text:p>-0.05883831343064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1.8" calcext:value-type="float">
            <text:p>41.8</text:p>
          </table:table-cell>
          <table:table-cell office:value-type="float" office:value="8.78641483444831" calcext:value-type="float">
            <text:p>8.78641483444831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4.882290948968" calcext:value-type="float">
            <text:p>-64.882290948968</text:p>
          </table:table-cell>
          <table:table-cell office:value-type="float" office:value="-67.0996864429433" calcext:value-type="float">
            <text:p>-67.0996864429433</text:p>
          </table:table-cell>
          <table:table-cell office:value-type="float" office:value="3.38383905282033" calcext:value-type="float">
            <text:p>3.38383905282033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4.8583866372906" calcext:value-type="float">
            <text:p>-64.8583866372906</text:p>
          </table:table-cell>
          <table:table-cell office:value-type="float" office:value="-67.0797314082521" calcext:value-type="float">
            <text:p>-67.0797314082521</text:p>
          </table:table-cell>
          <table:table-cell office:value-type="float" office:value="3.37763633490799" calcext:value-type="float">
            <text:p>3.37763633490799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5.9214068925463" calcext:value-type="float">
            <text:p>-65.9214068925463</text:p>
          </table:table-cell>
          <table:table-cell office:value-type="float" office:value="-67.0797314082521" calcext:value-type="float">
            <text:p>-67.0797314082521</text:p>
          </table:table-cell>
          <table:table-cell office:value-type="float" office:value="3.66477145810537" calcext:value-type="float">
            <text:p>3.66477145810537</text:p>
          </table:table-cell>
          <table:table-cell office:value-type="float" office:value="1.81737187435336" calcext:value-type="float">
            <text:p>1.81737187435336</text:p>
          </table:table-cell>
          <table:table-cell office:value-type="float" office:value="-0.0490634202278657" calcext:value-type="float">
            <text:p>-0.04906342022786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.51677608572416" calcext:value-type="float">
            <text:p>8.51677608572416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4.3176036642776" calcext:value-type="float">
            <text:p>-64.3176036642776</text:p>
          </table:table-cell>
          <table:table-cell office:value-type="float" office:value="-66.689717798649" calcext:value-type="float">
            <text:p>-66.689717798649</text:p>
          </table:table-cell>
          <table:table-cell office:value-type="float" office:value="3.24031169906428" calcext:value-type="float">
            <text:p>3.24031169906428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4.6008706461034" calcext:value-type="float">
            <text:p>-64.6008706461034</text:p>
          </table:table-cell>
          <table:table-cell office:value-type="float" office:value="-66.7717582674269" calcext:value-type="float">
            <text:p>-66.7717582674269</text:p>
          </table:table-cell>
          <table:table-cell office:value-type="float" office:value="3.31153249912766" calcext:value-type="float">
            <text:p>3.31153249912766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5.3449848247824" calcext:value-type="float">
            <text:p>-65.3449848247824</text:p>
          </table:table-cell>
          <table:table-cell office:value-type="float" office:value="-66.7717582674269" calcext:value-type="float">
            <text:p>-66.7717582674269</text:p>
          </table:table-cell>
          <table:table-cell office:value-type="float" office:value="3.50616885393598" calcext:value-type="float">
            <text:p>3.50616885393598</text:p>
          </table:table-cell>
          <table:table-cell office:value-type="float" office:value="1.42919321750666" calcext:value-type="float">
            <text:p>1.42919321750666</text:p>
          </table:table-cell>
          <table:table-cell office:value-type="float" office:value="0.182103448039036" calcext:value-type="float">
            <text:p>0.18210344803903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2.2" calcext:value-type="float">
            <text:p>42.2</text:p>
          </table:table-cell>
          <table:table-cell office:value-type="float" office:value="8.25627278447961" calcext:value-type="float">
            <text:p>8.25627278447961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3.9223225649943" calcext:value-type="float">
            <text:p>-63.9223225649943</text:p>
          </table:table-cell>
          <table:table-cell office:value-type="float" office:value="-66.3207460187841" calcext:value-type="float">
            <text:p>-66.3207460187841</text:p>
          </table:table-cell>
          <table:table-cell office:value-type="float" office:value="3.14348036636546" calcext:value-type="float">
            <text:p>3.14348036636546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4.4206094522724" calcext:value-type="float">
            <text:p>-64.4206094522724</text:p>
          </table:table-cell>
          <table:table-cell office:value-type="float" office:value="-66.4945824406842" calcext:value-type="float">
            <text:p>-66.4945824406842</text:p>
          </table:table-cell>
          <table:table-cell office:value-type="float" office:value="3.26603109390911" calcext:value-type="float">
            <text:p>3.26603109390911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4.9414893773477" calcext:value-type="float">
            <text:p>-64.9414893773477</text:p>
          </table:table-cell>
          <table:table-cell office:value-type="float" office:value="-66.4945824406842" calcext:value-type="float">
            <text:p>-66.4945824406842</text:p>
          </table:table-cell>
          <table:table-cell office:value-type="float" office:value="3.39924900614941" calcext:value-type="float">
            <text:p>3.39924900614941</text:p>
          </table:table-cell>
          <table:table-cell office:value-type="float" office:value="1.18291118934687" calcext:value-type="float">
            <text:p>1.18291118934687</text:p>
          </table:table-cell>
          <table:table-cell office:value-type="float" office:value="0.327041042116366" calcext:value-type="float">
            <text:p>0.32704104211636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2.4" calcext:value-type="float">
            <text:p>42.4</text:p>
          </table:table-cell>
          <table:table-cell office:value-type="float" office:value="7.94650941543639" calcext:value-type="float">
            <text:p>7.94650941543639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3.645625795496" calcext:value-type="float">
            <text:p>-63.645625795496</text:p>
          </table:table-cell>
          <table:table-cell office:value-type="float" office:value="-65.9886714169057" calcext:value-type="float">
            <text:p>-65.9886714169057</text:p>
          </table:table-cell>
          <table:table-cell office:value-type="float" office:value="3.077425347114" calcext:value-type="float">
            <text:p>3.077425347114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4.2944266165907" calcext:value-type="float">
            <text:p>-64.2944266165907</text:p>
          </table:table-cell>
          <table:table-cell office:value-type="float" office:value="-66.2451241966158" calcext:value-type="float">
            <text:p>-66.2451241966158</text:p>
          </table:table-cell>
          <table:table-cell office:value-type="float" office:value="3.23455261907949" calcext:value-type="float">
            <text:p>3.23455261907949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4.9590425641434" calcext:value-type="float">
            <text:p>-64.9590425641434</text:p>
          </table:table-cell>
          <table:table-cell office:value-type="float" office:value="-66.2451241966158" calcext:value-type="float">
            <text:p>-66.2451241966158</text:p>
          </table:table-cell>
          <table:table-cell office:value-type="float" office:value="3.40383175411899" calcext:value-type="float">
            <text:p>3.40383175411899</text:p>
          </table:table-cell>
          <table:table-cell office:value-type="float" office:value="1.49616414114058" calcext:value-type="float">
            <text:p>1.49616414114058</text:p>
          </table:table-cell>
          <table:table-cell office:value-type="float" office:value="0.420810853879229" calcext:value-type="float">
            <text:p>0.42081085387922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2.6" calcext:value-type="float">
            <text:p>42.6</text:p>
          </table:table-cell>
          <table:table-cell office:value-type="float" office:value="7.68938588268491" calcext:value-type="float">
            <text:p>7.68938588268491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3.4519380568472" calcext:value-type="float">
            <text:p>-63.4519380568472</text:p>
          </table:table-cell>
          <table:table-cell office:value-type="float" office:value="-65.6898042752151" calcext:value-type="float">
            <text:p>-65.6898042752151</text:p>
          </table:table-cell>
          <table:table-cell office:value-type="float" office:value="3.03201446279233" calcext:value-type="float">
            <text:p>3.03201446279233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3.9060986316135" calcext:value-type="float">
            <text:p>-63.9060986316135</text:p>
          </table:table-cell>
          <table:table-cell office:value-type="float" office:value="-65.9206117769542" calcext:value-type="float">
            <text:p>-65.9206117769542</text:p>
          </table:table-cell>
          <table:table-cell office:value-type="float" office:value="3.13956843731366" calcext:value-type="float">
            <text:p>3.13956843731366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4.6713297949004" calcext:value-type="float">
            <text:p>-64.6713297949004</text:p>
          </table:table-cell>
          <table:table-cell office:value-type="float" office:value="-65.9206117769542" calcext:value-type="float">
            <text:p>-65.9206117769542</text:p>
          </table:table-cell>
          <table:table-cell office:value-type="float" office:value="3.32948957824568" calcext:value-type="float">
            <text:p>3.32948957824568</text:p>
          </table:table-cell>
          <table:table-cell office:value-type="float" office:value="1.43427550708608" calcext:value-type="float">
            <text:p>1.43427550708608</text:p>
          </table:table-cell>
          <table:table-cell office:value-type="float" office:value="0.271717395451932" calcext:value-type="float">
            <text:p>0.27171739545193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2.8" calcext:value-type="float">
            <text:p>42.8</text:p>
          </table:table-cell>
          <table:table-cell office:value-type="float" office:value="7.43317955337207" calcext:value-type="float">
            <text:p>7.43317955337207</text:p>
          </table:table-cell>
          <table:table-cell office:value-type="float" office:value="-60" calcext:value-type="float">
            <text:p>-60</text:p>
          </table:table-cell>
          <table:table-cell office:value-type="float" office:value="-63" calcext:value-type="float">
            <text:p>-63</text:p>
          </table:table-cell>
          <table:table-cell office:value-type="float" office:value="-63.316356639793" calcext:value-type="float">
            <text:p>-63.316356639793</text:p>
          </table:table-cell>
          <table:table-cell office:value-type="float" office:value="-65.4208238476936" calcext:value-type="float">
            <text:p>-65.4208238476936</text:p>
          </table:table-cell>
          <table:table-cell office:value-type="float" office:value="3.00062613780538" calcext:value-type="float">
            <text:p>3.00062613780538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63.6342690421294" calcext:value-type="float">
            <text:p>-63.6342690421294</text:p>
          </table:table-cell>
          <table:table-cell office:value-type="float" office:value="-65.6285505992588" calcext:value-type="float">
            <text:p>-65.6285505992588</text:p>
          </table:table-cell>
          <table:table-cell office:value-type="float" office:value="3.07474403796919" calcext:value-type="float">
            <text:p>3.07474403796919</text:p>
          </table:table-cell>
          <table:table-cell office:value-type="float" office:value="-60" calcext:value-type="float">
            <text:p>-60</text:p>
          </table:table-cell>
          <table:table-cell office:value-type="float" office:value="-65" calcext:value-type="float">
            <text:p>-65</text:p>
          </table:table-cell>
          <table:table-cell office:value-type="float" office:value="-64.7699308564303" calcext:value-type="float">
            <text:p>-64.7699308564303</text:p>
          </table:table-cell>
          <table:table-cell office:value-type="float" office:value="-65.6285505992588" calcext:value-type="float">
            <text:p>-65.6285505992588</text:p>
          </table:table-cell>
          <table:table-cell office:value-type="float" office:value="3.35478244591174" calcext:value-type="float">
            <text:p>3.35478244591174</text:p>
          </table:table-cell>
          <table:table-cell office:value-type="float" office:value="1.85185630652257" calcext:value-type="float">
            <text:p>1.85185630652257</text:p>
          </table:table-cell>
          <table:table-cell office:value-type="float" office:value="0.174678945521003" calcext:value-type="float">
            <text:p>0.17467894552100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.18043671315371" calcext:value-type="float">
            <text:p>7.18043671315371</text:p>
          </table:table-cell>
          <table:table-cell office:value-type="float" office:value="-15" calcext:value-type="float">
            <text:p>-15</text:p>
          </table:table-cell>
          <table:table-cell office:value-type="float" office:value="-64" calcext:value-type="float">
            <text:p>-64</text:p>
          </table:table-cell>
          <table:table-cell office:value-type="float" office:value="-63.5214496478551" calcext:value-type="float">
            <text:p>-63.5214496478551</text:p>
          </table:table-cell>
          <table:table-cell office:value-type="float" office:value="-65.2787414629243" calcext:value-type="float">
            <text:p>-65.2787414629243</text:p>
          </table:table-cell>
          <table:table-cell office:value-type="float" office:value="3.04823413126512" calcext:value-type="float">
            <text:p>3.04823413126512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3.4439883294906" calcext:value-type="float">
            <text:p>-63.4439883294906</text:p>
          </table:table-cell>
          <table:table-cell office:value-type="float" office:value="-65.3656955393329" calcext:value-type="float">
            <text:p>-65.3656955393329</text:p>
          </table:table-cell>
          <table:table-cell office:value-type="float" office:value="3.03016500064034" calcext:value-type="float">
            <text:p>3.03016500064034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1389515995012" calcext:value-type="float">
            <text:p>-65.1389515995012</text:p>
          </table:table-cell>
          <table:table-cell office:value-type="float" office:value="-65.3656955393329" calcext:value-type="float">
            <text:p>-65.3656955393329</text:p>
          </table:table-cell>
          <table:table-cell office:value-type="float" office:value="3.45115967526222" calcext:value-type="float">
            <text:p>3.45115967526222</text:p>
          </table:table-cell>
          <table:table-cell office:value-type="float" office:value="2.42708370691824" calcext:value-type="float">
            <text:p>2.42708370691824</text:p>
          </table:table-cell>
          <table:table-cell office:value-type="float" office:value="-0.0799233581381542" calcext:value-type="float">
            <text:p>-0.07992335813815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6.98675918159415" calcext:value-type="float">
            <text:p>6.98675918159415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3.6650147534986" calcext:value-type="float">
            <text:p>-63.6650147534986</text:p>
          </table:table-cell>
          <table:table-cell office:value-type="float" office:value="-65.1508673166318" calcext:value-type="float">
            <text:p>-65.1508673166318</text:p>
          </table:table-cell>
          <table:table-cell office:value-type="float" office:value="3.08200845013705" calcext:value-type="float">
            <text:p>3.08200845013705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3.6107918306434" calcext:value-type="float">
            <text:p>-63.6107918306434</text:p>
          </table:table-cell>
          <table:table-cell office:value-type="float" office:value="-65.2291259853996" calcext:value-type="float">
            <text:p>-65.2291259853996</text:p>
          </table:table-cell>
          <table:table-cell office:value-type="float" office:value="3.06920851463121" calcext:value-type="float">
            <text:p>3.06920851463121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5.0972661196508" calcext:value-type="float">
            <text:p>-65.0972661196508</text:p>
          </table:table-cell>
          <table:table-cell office:value-type="float" office:value="-65.2291259853996" calcext:value-type="float">
            <text:p>-65.2291259853996</text:p>
          </table:table-cell>
          <table:table-cell office:value-type="float" office:value="3.44013540834708" calcext:value-type="float">
            <text:p>3.44013540834708</text:p>
          </table:table-cell>
          <table:table-cell office:value-type="float" office:value="2.15643255287291" calcext:value-type="float">
            <text:p>2.15643255287291</text:p>
          </table:table-cell>
          <table:table-cell office:value-type="float" office:value="-0.0657887183779437" calcext:value-type="float">
            <text:p>-0.06578871837794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6.75053546414198" calcext:value-type="float">
            <text:p>6.75053546414198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3.765510327449" calcext:value-type="float">
            <text:p>-63.765510327449</text:p>
          </table:table-cell>
          <table:table-cell office:value-type="float" office:value="-65.0357805849687" calcext:value-type="float">
            <text:p>-65.0357805849687</text:p>
          </table:table-cell>
          <table:table-cell office:value-type="float" office:value="3.10587288733951" calcext:value-type="float">
            <text:p>3.10587288733951</text:p>
          </table:table-cell>
          <table:table-cell office:value-type="float" office:value="-61" calcext:value-type="float">
            <text:p>-61</text:p>
          </table:table-cell>
          <table:table-cell office:value-type="float" office:value="-64" calcext:value-type="float">
            <text:p>-64</text:p>
          </table:table-cell>
          <table:table-cell office:value-type="float" office:value="-63.7275542814504" calcext:value-type="float">
            <text:p>-63.7275542814504</text:p>
          </table:table-cell>
          <table:table-cell office:value-type="float" office:value="-65.1062133868597" calcext:value-type="float">
            <text:p>-65.1062133868597</text:p>
          </table:table-cell>
          <table:table-cell office:value-type="float" office:value="3.09683791913283" calcext:value-type="float">
            <text:p>3.09683791913283</text:p>
          </table:table-cell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office:value-type="float" office:value="-65.0680862837556" calcext:value-type="float">
            <text:p>-65.0680862837556</text:p>
          </table:table-cell>
          <table:table-cell office:value-type="float" office:value="-65.1062133868597" calcext:value-type="float">
            <text:p>-65.1062133868597</text:p>
          </table:table-cell>
          <table:table-cell office:value-type="float" office:value="3.43243938145461" calcext:value-type="float">
            <text:p>3.43243938145461</text:p>
          </table:table-cell>
          <table:table-cell office:value-type="float" office:value="1.96435087596631" calcext:value-type="float">
            <text:p>1.96435087596631</text:p>
          </table:table-cell>
          <table:table-cell office:value-type="float" office:value="-0.055473315878046" calcext:value-type="float">
            <text:p>-0.05547331587804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6.50523997869465" calcext:value-type="float">
            <text:p>6.50523997869465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3.8358572292143" calcext:value-type="float">
            <text:p>-63.8358572292143</text:p>
          </table:table-cell>
          <table:table-cell office:value-type="float" office:value="-64.9322025264718" calcext:value-type="float">
            <text:p>-64.9322025264718</text:p>
          </table:table-cell>
          <table:table-cell office:value-type="float" office:value="3.12268785600517" calcext:value-type="float">
            <text:p>3.12268785600517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3.8092879970153" calcext:value-type="float">
            <text:p>-63.8092879970153</text:p>
          </table:table-cell>
          <table:table-cell office:value-type="float" office:value="-64.9955920481737" calcext:value-type="float">
            <text:p>-64.9955920481737</text:p>
          </table:table-cell>
          <table:table-cell office:value-type="float" office:value="3.11632635987539" calcext:value-type="float">
            <text:p>3.11632635987539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5.0476603986289" calcext:value-type="float">
            <text:p>-65.0476603986289</text:p>
          </table:table-cell>
          <table:table-cell office:value-type="float" office:value="-64.9955920481737" calcext:value-type="float">
            <text:p>-64.9955920481737</text:p>
          </table:table-cell>
          <table:table-cell office:value-type="float" office:value="3.4270624090415" calcext:value-type="float">
            <text:p>3.4270624090415</text:p>
          </table:table-cell>
          <table:table-cell office:value-type="float" office:value="1.82858145624401" calcext:value-type="float">
            <text:p>1.82858145624401</text:p>
          </table:table-cell>
          <table:table-cell office:value-type="float" office:value="-0.0480406658127088" calcext:value-type="float">
            <text:p>-0.04804066581270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3.8" calcext:value-type="float">
            <text:p>43.8</text:p>
          </table:table-cell>
          <table:table-cell office:value-type="float" office:value="6.31092852388795" calcext:value-type="float">
            <text:p>6.31092852388795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3.88510006045" calcext:value-type="float">
            <text:p>-63.88510006045</text:p>
          </table:table-cell>
          <table:table-cell office:value-type="float" office:value="-64.8389822738246" calcext:value-type="float">
            <text:p>-64.8389822738246</text:p>
          </table:table-cell>
          <table:table-cell office:value-type="float" office:value="3.13451247062891" calcext:value-type="float">
            <text:p>3.13451247062891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3.8665015979107" calcext:value-type="float">
            <text:p>-63.8665015979107</text:p>
          </table:table-cell>
          <table:table-cell office:value-type="float" office:value="-64.8960328433563" calcext:value-type="float">
            <text:p>-64.8960328433563</text:p>
          </table:table-cell>
          <table:table-cell office:value-type="float" office:value="3.13004119396731" calcext:value-type="float">
            <text:p>3.13004119396731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office:value-type="float" office:value="-64.7333622790402" calcext:value-type="float">
            <text:p>-64.7333622790402</text:p>
          </table:table-cell>
          <table:table-cell office:value-type="float" office:value="-64.8960328433563" calcext:value-type="float">
            <text:p>-64.8960328433563</text:p>
          </table:table-cell>
          <table:table-cell office:value-type="float" office:value="3.34537963878887" calcext:value-type="float">
            <text:p>3.34537963878887</text:p>
          </table:table-cell>
          <table:table-cell office:value-type="float" office:value="1.25339804657381" calcext:value-type="float">
            <text:p>1.25339804657381</text:p>
          </table:table-cell>
          <table:table-cell office:value-type="float" office:value="-0.0427320693617603" calcext:value-type="float">
            <text:p>-0.0427320693617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.04747110234375" calcext:value-type="float">
            <text:p>6.04747110234375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3.619570042315" calcext:value-type="float">
            <text:p>-63.619570042315</text:p>
          </table:table-cell>
          <table:table-cell office:value-type="float" office:value="-64.6550840464422" calcext:value-type="float">
            <text:p>-64.6550840464422</text:p>
          </table:table-cell>
          <table:table-cell office:value-type="float" office:value="3.07127709876355" calcext:value-type="float">
            <text:p>3.07127709876355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3.9065511185375" calcext:value-type="float">
            <text:p>-63.9065511185375</text:p>
          </table:table-cell>
          <table:table-cell office:value-type="float" office:value="-64.8064295590207" calcext:value-type="float">
            <text:p>-64.8064295590207</text:p>
          </table:table-cell>
          <table:table-cell office:value-type="float" office:value="3.13967747533533" calcext:value-type="float">
            <text:p>3.13967747533533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4.5133535953282" calcext:value-type="float">
            <text:p>-64.5133535953282</text:p>
          </table:table-cell>
          <table:table-cell office:value-type="float" office:value="-64.8064295590207" calcext:value-type="float">
            <text:p>-64.8064295590207</text:p>
          </table:table-cell>
          <table:table-cell office:value-type="float" office:value="3.28936287507591" calcext:value-type="float">
            <text:p>3.28936287507591</text:p>
          </table:table-cell>
          <table:table-cell office:value-type="float" office:value="1.07766873445284" calcext:value-type="float">
            <text:p>1.07766873445284</text:p>
          </table:table-cell>
          <table:table-cell office:value-type="float" office:value="0.163105287153914" calcext:value-type="float">
            <text:p>0.16310528715391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4.2" calcext:value-type="float">
            <text:p>44.2</text:p>
          </table:table-cell>
          <table:table-cell office:value-type="float" office:value="5.84405301575752" calcext:value-type="float">
            <text:p>5.84405301575752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3.7336990296205" calcext:value-type="float">
            <text:p>-63.7336990296205</text:p>
          </table:table-cell>
          <table:table-cell office:value-type="float" office:value="-64.589575641798" calcext:value-type="float">
            <text:p>-64.589575641798</text:p>
          </table:table-cell>
          <table:table-cell office:value-type="float" office:value="3.09829881552129" calcext:value-type="float">
            <text:p>3.09829881552129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3.9345857829762" calcext:value-type="float">
            <text:p>-63.9345857829762</text:p>
          </table:table-cell>
          <table:table-cell office:value-type="float" office:value="-64.7257866031187" calcext:value-type="float">
            <text:p>-64.7257866031187</text:p>
          </table:table-cell>
          <table:table-cell office:value-type="float" office:value="3.1464405185364" calcext:value-type="float">
            <text:p>3.1464405185364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4.3593475167297" calcext:value-type="float">
            <text:p>-64.3593475167297</text:p>
          </table:table-cell>
          <table:table-cell office:value-type="float" office:value="-64.7257866031187" calcext:value-type="float">
            <text:p>-64.7257866031187</text:p>
          </table:table-cell>
          <table:table-cell office:value-type="float" office:value="3.2507101744018" calcext:value-type="float">
            <text:p>3.2507101744018</text:p>
          </table:table-cell>
          <table:table-cell office:value-type="float" office:value="0.74967632688149" calcext:value-type="float">
            <text:p>0.74967632688149</text:p>
          </table:table-cell>
          <table:table-cell office:value-type="float" office:value="0.106651084739539" calcext:value-type="float">
            <text:p>0.10665108473953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4.4" calcext:value-type="float">
            <text:p>44.4</text:p>
          </table:table-cell>
          <table:table-cell office:value-type="float" office:value="5.67161540833889" calcext:value-type="float">
            <text:p>5.67161540833889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3.8135893207343" calcext:value-type="float">
            <text:p>-63.8135893207343</text:p>
          </table:table-cell>
          <table:table-cell office:value-type="float" office:value="-64.5306180776182" calcext:value-type="float">
            <text:p>-64.5306180776182</text:p>
          </table:table-cell>
          <table:table-cell office:value-type="float" office:value="3.11735534995276" calcext:value-type="float">
            <text:p>3.11735534995276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3.9542100480834" calcext:value-type="float">
            <text:p>-63.9542100480834</text:p>
          </table:table-cell>
          <table:table-cell office:value-type="float" office:value="-64.6532079428068" calcext:value-type="float">
            <text:p>-64.6532079428068</text:p>
          </table:table-cell>
          <table:table-cell office:value-type="float" office:value="3.15118331485841" calcext:value-type="float">
            <text:p>3.15118331485841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4.2515432617108" calcext:value-type="float">
            <text:p>-64.2515432617108</text:p>
          </table:table-cell>
          <table:table-cell office:value-type="float" office:value="-64.6532079428068" calcext:value-type="float">
            <text:p>-64.6532079428068</text:p>
          </table:table-cell>
          <table:table-cell office:value-type="float" office:value="3.22392385219415" calcext:value-type="float">
            <text:p>3.22392385219415</text:p>
          </table:table-cell>
          <table:table-cell office:value-type="float" office:value="0.522398097895245" calcext:value-type="float">
            <text:p>0.522398097895245</text:p>
          </table:table-cell>
          <table:table-cell office:value-type="float" office:value="0.0663872299831768" calcext:value-type="float">
            <text:p>0.06638722998317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4.6" calcext:value-type="float">
            <text:p>44.6</text:p>
          </table:table-cell>
          <table:table-cell office:value-type="float" office:value="5.50531115393098" calcext:value-type="float">
            <text:p>5.50531115393098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3.569512524514" calcext:value-type="float">
            <text:p>-63.569512524514</text:p>
          </table:table-cell>
          <table:table-cell office:value-type="float" office:value="-64.3775562698563" calcext:value-type="float">
            <text:p>-64.3775562698563</text:p>
          </table:table-cell>
          <table:table-cell office:value-type="float" office:value="3.0594997178654" calcext:value-type="float">
            <text:p>3.0594997178654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3.9679470336584" calcext:value-type="float">
            <text:p>-63.9679470336584</text:p>
          </table:table-cell>
          <table:table-cell office:value-type="float" office:value="-64.5878871485261" calcext:value-type="float">
            <text:p>-64.5878871485261</text:p>
          </table:table-cell>
          <table:table-cell office:value-type="float" office:value="3.15450752533837" calcext:value-type="float">
            <text:p>3.15450752533837</text:p>
          </table:table-cell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office:value-type="float" office:value="-64.4760802831975" calcext:value-type="float">
            <text:p>-64.4760802831975</text:p>
          </table:table-cell>
          <table:table-cell office:value-type="float" office:value="-64.5878871485261" calcext:value-type="float">
            <text:p>-64.5878871485261</text:p>
          </table:table-cell>
          <table:table-cell office:value-type="float" office:value="3.27996600693272" calcext:value-type="float">
            <text:p>3.27996600693272</text:p>
          </table:table-cell>
          <table:table-cell office:value-type="float" office:value="1.01604557466313" calcext:value-type="float">
            <text:p>1.01604557466313</text:p>
          </table:table-cell>
          <table:table-cell office:value-type="float" office:value="0.238354183544524" calcext:value-type="float">
            <text:p>0.23835418354452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5.29791111780715" calcext:value-type="float">
            <text:p>5.29791111780715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3.6986587671598" calcext:value-type="float">
            <text:p>-63.6986587671598</text:p>
          </table:table-cell>
          <table:table-cell office:value-type="float" office:value="-64.3398006428707" calcext:value-type="float">
            <text:p>-64.3398006428707</text:p>
          </table:table-cell>
          <table:table-cell office:value-type="float" office:value="3.08997732329203" calcext:value-type="float">
            <text:p>3.08997732329203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3.9775629235608" calcext:value-type="float">
            <text:p>-63.9775629235608</text:p>
          </table:table-cell>
          <table:table-cell office:value-type="float" office:value="-64.5290984336735" calcext:value-type="float">
            <text:p>-64.5290984336735</text:p>
          </table:table-cell>
          <table:table-cell office:value-type="float" office:value="3.15683655896361" calcext:value-type="float">
            <text:p>3.15683655896361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4.6332561982383" calcext:value-type="float">
            <text:p>-64.6332561982383</text:p>
          </table:table-cell>
          <table:table-cell office:value-type="float" office:value="-64.5290984336735" calcext:value-type="float">
            <text:p>-64.5290984336735</text:p>
          </table:table-cell>
          <table:table-cell office:value-type="float" office:value="3.31977415794973" calcext:value-type="float">
            <text:p>3.31977415794973</text:p>
          </table:table-cell>
          <table:table-cell office:value-type="float" office:value="1.15872968318921" calcext:value-type="float">
            <text:p>1.15872968318921</text:p>
          </table:table-cell>
          <table:table-cell office:value-type="float" office:value="0.159844182522838" calcext:value-type="float">
            <text:p>0.15984418252283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.16345346259" calcext:value-type="float">
            <text:p>5.16345346259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3.7890611370119" calcext:value-type="float">
            <text:p>-63.7890611370119</text:p>
          </table:table-cell>
          <table:table-cell office:value-type="float" office:value="-64.3058205785836" calcext:value-type="float">
            <text:p>-64.3058205785836</text:p>
          </table:table-cell>
          <table:table-cell office:value-type="float" office:value="3.1114921136692" calcext:value-type="float">
            <text:p>3.1114921136692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3.9842940464926" calcext:value-type="float">
            <text:p>-63.9842940464926</text:p>
          </table:table-cell>
          <table:table-cell office:value-type="float" office:value="-64.4761885903062" calcext:value-type="float">
            <text:p>-64.4761885903062</text:p>
          </table:table-cell>
          <table:table-cell office:value-type="float" office:value="3.15846790557011" calcext:value-type="float">
            <text:p>3.15846790557011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4.7432793387668" calcext:value-type="float">
            <text:p>-64.7432793387668</text:p>
          </table:table-cell>
          <table:table-cell office:value-type="float" office:value="-64.4761885903062" calcext:value-type="float">
            <text:p>-64.4761885903062</text:p>
          </table:table-cell>
          <table:table-cell office:value-type="float" office:value="3.34792698554408" calcext:value-type="float">
            <text:p>3.34792698554408</text:p>
          </table:table-cell>
          <table:table-cell office:value-type="float" office:value="1.26099687977875" calcext:value-type="float">
            <text:p>1.26099687977875</text:p>
          </table:table-cell>
          <table:table-cell office:value-type="float" office:value="0.103880153223099" calcext:value-type="float">
            <text:p>0.10388015322309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5.2" calcext:value-type="float">
            <text:p>45.2</text:p>
          </table:table-cell>
          <table:table-cell office:value-type="float" office:value="4.97531329786429" calcext:value-type="float">
            <text:p>4.97531329786429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3.8523427959083" calcext:value-type="float">
            <text:p>-63.8523427959083</text:p>
          </table:table-cell>
          <table:table-cell office:value-type="float" office:value="-64.2752385207253" calcext:value-type="float">
            <text:p>-64.2752385207253</text:p>
          </table:table-cell>
          <table:table-cell office:value-type="float" office:value="3.12664153747618" calcext:value-type="float">
            <text:p>3.12664153747618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3.6890058325448" calcext:value-type="float">
            <text:p>-63.6890058325448</text:p>
          </table:table-cell>
          <table:table-cell office:value-type="float" office:value="-64.3285697312755" calcext:value-type="float">
            <text:p>-64.3285697312755</text:p>
          </table:table-cell>
          <table:table-cell office:value-type="float" office:value="3.08768883751104" calcext:value-type="float">
            <text:p>3.08768883751104</text:p>
          </table:table-cell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office:value-type="float" office:value="-64.8202955371368" calcext:value-type="float">
            <text:p>-64.8202955371368</text:p>
          </table:table-cell>
          <table:table-cell office:value-type="float" office:value="-64.3285697312755" calcext:value-type="float">
            <text:p>-64.3285697312755</text:p>
          </table:table-cell>
          <table:table-cell office:value-type="float" office:value="3.36777589839739" calcext:value-type="float">
            <text:p>3.36777589839739</text:p>
          </table:table-cell>
          <table:table-cell office:value-type="float" office:value="1.52687081815917" calcext:value-type="float">
            <text:p>1.52687081815917</text:p>
          </table:table-cell>
          <table:table-cell office:value-type="float" office:value="-0.140029521173233" calcext:value-type="float">
            <text:p>-0.14002952117323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29T22:31:46.118132431</dc:date>
    <meta:editing-duration>PT4H51M24S</meta:editing-duration>
    <meta:editing-cycles>1</meta:editing-cycles>
    <meta:document-statistic meta:table-count="1" meta:cell-count="4547" meta:object-count="0"/>
    <meta:generator>LibreOffice/6.4.7.2$Linux_X86_64 LibreOffice_project/40$Build-2</meta:generator>
  </office:meta>
</office:document-meta>
</file>